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3.35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temperature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Temp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  <table:table-cell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" calcext:value-type="float">
            <text:p>0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  <table:table-cell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  <table:table-cell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  <table:table-cell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  <table:table-cell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" calcext:value-type="float">
            <text:p>0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  <table:table-cell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0" calcext:value-type="float">
            <text:p>0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" calcext:value-type="float">
            <text:p>0</text:p>
          </table:table-cell>
          <table:table-cell office:value-type="float" office:value="-0.66" calcext:value-type="float">
            <text:p>-0.6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" calcext:value-type="float">
            <text:p>0</text:p>
          </table:table-cell>
          <table:table-cell office:value-type="float" office:value="-0.51" calcext:value-type="float">
            <text:p>-0.51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  <table:table-cell office:value-type="float" office:value="-0.54" calcext:value-type="float">
            <text:p>-0.5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0" calcext:value-type="float">
            <text:p>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  <table:table-cell office:value-type="float" office:value="-0.41" calcext:value-type="float">
            <text:p>-0.41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" calcext:value-type="float">
            <text:p>0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0" calcext:value-type="float">
            <text:p>0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" calcext:value-type="float">
            <text:p>0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office:value-type="float" office:value="-0.41" calcext:value-type="float">
            <text:p>-0.41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0" calcext:value-type="float">
            <text:p>0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0" calcext:value-type="float">
            <text:p>0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0" calcext:value-type="float">
            <text:p>0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" calcext:value-type="float">
            <text:p>0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0" calcext:value-type="float">
            <text:p>0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0" calcext:value-type="float">
            <text:p>0</text:p>
          </table:table-cell>
          <table:table-cell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0" calcext:value-type="float">
            <text:p>0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0" calcext:value-type="float">
            <text:p>0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0" calcext:value-type="float">
            <text:p>0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0" calcext:value-type="float">
            <text:p>0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" calcext:value-type="float">
            <text:p>0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" calcext:value-type="float">
            <text:p>0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  <table:table-cell office:value-type="float" office:value="-0.54" calcext:value-type="float">
            <text:p>-0.54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  <table:table-cell office:value-type="float" office:value="-0.61" calcext:value-type="float">
            <text:p>-0.6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0" calcext:value-type="float">
            <text:p>0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  <table:table-cell office:value-type="float" office:value="-0.74" calcext:value-type="float">
            <text:p>-0.74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  <table:table-cell office:value-type="float" office:value="-0.71" calcext:value-type="float">
            <text:p>-0.71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office:value-type="float" office:value="-0.51" calcext:value-type="float">
            <text:p>-0.51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  <table:table-cell office:value-type="float" office:value="-0.61" calcext:value-type="float">
            <text:p>-0.61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 office:value-type="float" office:value="-0.61" calcext:value-type="float">
            <text:p>-0.61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" calcext:value-type="float">
            <text:p>0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  <table:table-cell office:value-type="float" office:value="-0.51" calcext:value-type="float">
            <text:p>-0.51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0" calcext:value-type="float">
            <text:p>0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0" calcext:value-type="float">
            <text:p>0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" calcext:value-type="float">
            <text:p>0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0" calcext:value-type="float">
            <text:p>0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office:value-type="float" office:value="-0.62" calcext:value-type="float">
            <text:p>-0.62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0" calcext:value-type="float">
            <text:p>0</text:p>
          </table:table-cell>
          <table:table-cell office:value-type="float" office:value="-0.68" calcext:value-type="float">
            <text:p>-0.68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" calcext:value-type="float">
            <text:p>0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0.59" calcext:value-type="float">
            <text:p>-0.59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0" calcext:value-type="float">
            <text:p>0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  <table:table-cell office:value-type="float" office:value="-0.41" calcext:value-type="float">
            <text:p>-0.41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" calcext:value-type="float">
            <text:p>0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  <table:table-cell office:value-type="float" office:value="-0.84" calcext:value-type="float">
            <text:p>-0.84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  <table:table-cell office:value-type="float" office:value="-0.87" calcext:value-type="float">
            <text:p>-0.87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-0.69" calcext:value-type="float">
            <text:p>-0.69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  <table:table-cell office:value-type="float" office:value="-0.54" calcext:value-type="float">
            <text:p>-0.54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  <table:table-cell office:value-type="float" office:value="-0.57" calcext:value-type="float">
            <text:p>-0.57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  <table:table-cell office:value-type="float" office:value="-0.76" calcext:value-type="float">
            <text:p>-0.76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  <table:table-cell office:value-type="float" office:value="-0.84" calcext:value-type="float">
            <text:p>-0.84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float" office:value="-0.79" calcext:value-type="float">
            <text:p>-0.79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office:value-type="float" office:value="-0.73" calcext:value-type="float">
            <text:p>-0.73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  <table:table-cell office:value-type="float" office:value="-0.69" calcext:value-type="float">
            <text:p>-0.69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float" office:value="-0.57" calcext:value-type="float">
            <text:p>-0.57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  <table:table-cell office:value-type="float" office:value="-0.84" calcext:value-type="float">
            <text:p>-0.84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  <table:table-cell office:value-type="float" office:value="-0.98" calcext:value-type="float">
            <text:p>-0.98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" calcext:value-type="float">
            <text:p>0</text:p>
          </table:table-cell>
          <table:table-cell office:value-type="float" office:value="-0.88" calcext:value-type="float">
            <text:p>-0.88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" calcext:value-type="float">
            <text:p>0</text:p>
          </table:table-cell>
          <table:table-cell office:value-type="float" office:value="-0.87" calcext:value-type="float">
            <text:p>-0.87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  <table:table-cell office:value-type="float" office:value="-0.88" calcext:value-type="float">
            <text:p>-0.88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" calcext:value-type="float">
            <text:p>0</text:p>
          </table:table-cell>
          <table:table-cell office:value-type="float" office:value="-0.82" calcext:value-type="float">
            <text:p>-0.82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  <table:table-cell office:value-type="float" office:value="-0.76" calcext:value-type="float">
            <text:p>-0.76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" calcext:value-type="float">
            <text:p>0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0" calcext:value-type="float">
            <text:p>0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0" calcext:value-type="float">
            <text:p>0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  <table:table-cell office:value-type="float" office:value="-0.41" calcext:value-type="float">
            <text:p>-0.41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0" calcext:value-type="float">
            <text:p>0</text:p>
          </table:table-cell>
          <table:table-cell office:value-type="float" office:value="-0.41" calcext:value-type="float">
            <text:p>-0.41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0" calcext:value-type="float">
            <text:p>0</text:p>
          </table:table-cell>
          <table:table-cell office:value-type="float" office:value="-0.54" calcext:value-type="float">
            <text:p>-0.54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0" calcext:value-type="float">
            <text:p>0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0" calcext:value-type="float">
            <text:p>0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  <table:table-cell office:value-type="float" office:value="-0.41" calcext:value-type="float">
            <text:p>-0.41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0" calcext:value-type="float">
            <text:p>0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0" calcext:value-type="float">
            <text:p>0</text:p>
          </table:table-cell>
          <table:table-cell office:value-type="float" office:value="-0.64" calcext:value-type="float">
            <text:p>-0.64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" calcext:value-type="float">
            <text:p>0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0" calcext:value-type="float">
            <text:p>0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  <table:table-cell office:value-type="float" office:value="-0.66" calcext:value-type="float">
            <text:p>-0.66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0" calcext:value-type="float">
            <text:p>0</text:p>
          </table:table-cell>
          <table:table-cell office:value-type="float" office:value="-0.73" calcext:value-type="float">
            <text:p>-0.73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" calcext:value-type="float">
            <text:p>0</text:p>
          </table:table-cell>
          <table:table-cell office:value-type="float" office:value="-0.74" calcext:value-type="float">
            <text:p>-0.74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office:value-type="float" office:value="-0.89" calcext:value-type="float">
            <text:p>-0.89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0" calcext:value-type="float">
            <text:p>0</text:p>
          </table:table-cell>
          <table:table-cell office:value-type="float" office:value="-1.16" calcext:value-type="float">
            <text:p>-1.16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" calcext:value-type="float">
            <text:p>0</text:p>
          </table:table-cell>
          <table:table-cell office:value-type="float" office:value="-1.13" calcext:value-type="float">
            <text:p>-1.13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0" calcext:value-type="float">
            <text:p>0</text:p>
          </table:table-cell>
          <table:table-cell office:value-type="float" office:value="-0.76" calcext:value-type="float">
            <text:p>-0.76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  <table:table-cell office:value-type="float" office:value="-0.74" calcext:value-type="float">
            <text:p>-0.74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0" calcext:value-type="float">
            <text:p>0</text:p>
          </table:table-cell>
          <table:table-cell office:value-type="float" office:value="-0.68" calcext:value-type="float">
            <text:p>-0.68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  <table:table-cell office:value-type="float" office:value="-0.57" calcext:value-type="float">
            <text:p>-0.57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" calcext:value-type="float">
            <text:p>0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0" calcext:value-type="float">
            <text:p>0</text:p>
          </table:table-cell>
          <table:table-cell office:value-type="float" office:value="-0.73" calcext:value-type="float">
            <text:p>-0.73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" calcext:value-type="float">
            <text:p>0</text:p>
          </table:table-cell>
          <table:table-cell office:value-type="float" office:value="-0.86" calcext:value-type="float">
            <text:p>-0.86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  <table:table-cell office:value-type="float" office:value="-0.84" calcext:value-type="float">
            <text:p>-0.84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" calcext:value-type="float">
            <text:p>0</text:p>
          </table:table-cell>
          <table:table-cell office:value-type="float" office:value="-0.82" calcext:value-type="float">
            <text:p>-0.82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" calcext:value-type="float">
            <text:p>0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  <table:table-cell office:value-type="float" office:value="-0.51" calcext:value-type="float">
            <text:p>-0.51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0" calcext:value-type="float">
            <text:p>0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" calcext:value-type="float">
            <text:p>0</text:p>
          </table:table-cell>
          <table:table-cell office:value-type="float" office:value="-0.61" calcext:value-type="float">
            <text:p>-0.6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0.77" calcext:value-type="float">
            <text:p>-0.77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  <table:table-cell office:value-type="float" office:value="-0.68" calcext:value-type="float">
            <text:p>-0.68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0" calcext:value-type="float">
            <text:p>0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  <table:table-cell office:value-type="float" office:value="-0.54" calcext:value-type="float">
            <text:p>-0.54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  <table:table-cell office:value-type="float" office:value="-0.54" calcext:value-type="float">
            <text:p>-0.54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  <table:table-cell office:value-type="float" office:value="-0.66" calcext:value-type="float">
            <text:p>-0.66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0" calcext:value-type="float">
            <text:p>0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0" calcext:value-type="float">
            <text:p>0</text:p>
          </table:table-cell>
          <table:table-cell office:value-type="float" office:value="-0.61" calcext:value-type="float">
            <text:p>-0.61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0" calcext:value-type="float">
            <text:p>0</text:p>
          </table:table-cell>
          <table:table-cell office:value-type="float" office:value="-0.54" calcext:value-type="float">
            <text:p>-0.54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0" calcext:value-type="float">
            <text:p>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0" calcext:value-type="float">
            <text:p>0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0" calcext:value-type="float">
            <text:p>0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" calcext:value-type="float">
            <text:p>0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0" calcext:value-type="float">
            <text:p>0</text:p>
          </table:table-cell>
          <table:table-cell office:value-type="float" office:value="-0.51" calcext:value-type="float">
            <text:p>-0.51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0" calcext:value-type="float">
            <text:p>0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" calcext:value-type="float">
            <text:p>0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0" calcext:value-type="float">
            <text:p>0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  <table:table-cell office:value-type="float" office:value="-0.51" calcext:value-type="float">
            <text:p>-0.51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0" calcext:value-type="float">
            <text:p>0</text:p>
          </table:table-cell>
          <table:table-cell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  <table:table-cell office:value-type="float" office:value="-0.57" calcext:value-type="float">
            <text:p>-0.57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  <table:table-cell office:value-type="float" office:value="-0.77" calcext:value-type="float">
            <text:p>-0.77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0" calcext:value-type="float">
            <text:p>0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0" calcext:value-type="float">
            <text:p>0</text:p>
          </table:table-cell>
          <table:table-cell office:value-type="float" office:value="-0.61" calcext:value-type="float">
            <text:p>-0.61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0" calcext:value-type="float">
            <text:p>0</text:p>
          </table:table-cell>
          <table:table-cell office:value-type="float" office:value="-0.74" calcext:value-type="float">
            <text:p>-0.74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  <table:table-cell office:value-type="float" office:value="-0.64" calcext:value-type="float">
            <text:p>-0.64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0" calcext:value-type="float">
            <text:p>0</text:p>
          </table:table-cell>
          <table:table-cell office:value-type="float" office:value="-0.62" calcext:value-type="float">
            <text:p>-0.62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0" calcext:value-type="float">
            <text:p>0</text:p>
          </table:table-cell>
          <table:table-cell office:value-type="float" office:value="-0.64" calcext:value-type="float">
            <text:p>-0.64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0" calcext:value-type="float">
            <text:p>0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0" calcext:value-type="float">
            <text:p>0</text:p>
          </table:table-cell>
          <table:table-cell office:value-type="float" office:value="-0.62" calcext:value-type="float">
            <text:p>-0.62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0" calcext:value-type="float">
            <text:p>0</text:p>
          </table:table-cell>
          <table:table-cell office:value-type="float" office:value="-0.69" calcext:value-type="float">
            <text:p>-0.69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0" calcext:value-type="float">
            <text:p>0</text:p>
          </table:table-cell>
          <table:table-cell office:value-type="float" office:value="-0.71" calcext:value-type="float">
            <text:p>-0.71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0" calcext:value-type="float">
            <text:p>0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  <table:table-cell office:value-type="float" office:value="-0.41" calcext:value-type="float">
            <text:p>-0.41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0" calcext:value-type="float">
            <text:p>0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0" calcext:value-type="float">
            <text:p>0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0" calcext:value-type="float">
            <text:p>0</text:p>
          </table:table-cell>
          <table:table-cell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0" calcext:value-type="float">
            <text:p>0</text:p>
          </table:table-cell>
          <table:table-cell office:value-type="float" office:value="-0.51" calcext:value-type="float">
            <text:p>-0.51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0" calcext:value-type="float">
            <text:p>0</text:p>
          </table:table-cell>
          <table:table-cell office:value-type="float" office:value="-0.72" calcext:value-type="float">
            <text:p>-0.72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" calcext:value-type="float">
            <text:p>0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0" calcext:value-type="float">
            <text:p>0</text:p>
          </table:table-cell>
          <table:table-cell office:value-type="float" office:value="-0.41" calcext:value-type="float">
            <text:p>-0.41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0" calcext:value-type="float">
            <text:p>0</text:p>
          </table:table-cell>
          <table:table-cell office:value-type="float" office:value="-0.51" calcext:value-type="float">
            <text:p>-0.51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0" calcext:value-type="float">
            <text:p>0</text:p>
          </table:table-cell>
          <table:table-cell office:value-type="float" office:value="-0.61" calcext:value-type="float">
            <text:p>-0.61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0" calcext:value-type="float">
            <text:p>0</text:p>
          </table:table-cell>
          <table:table-cell office:value-type="float" office:value="-0.64" calcext:value-type="float">
            <text:p>-0.64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  <table:table-cell office:value-type="float" office:value="-0.59" calcext:value-type="float">
            <text:p>-0.59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0" calcext:value-type="float">
            <text:p>0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0" calcext:value-type="float">
            <text:p>0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0" calcext:value-type="float">
            <text:p>0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0" calcext:value-type="float">
            <text:p>0</text:p>
          </table:table-cell>
          <table:table-cell office:value-type="float" office:value="-0.76" calcext:value-type="float">
            <text:p>-0.76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0" calcext:value-type="float">
            <text:p>0</text:p>
          </table:table-cell>
          <table:table-cell office:value-type="float" office:value="-0.74" calcext:value-type="float">
            <text:p>-0.74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0" calcext:value-type="float">
            <text:p>0</text:p>
          </table:table-cell>
          <table:table-cell office:value-type="float" office:value="-0.59" calcext:value-type="float">
            <text:p>-0.59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0" calcext:value-type="float">
            <text:p>0</text:p>
          </table:table-cell>
          <table:table-cell office:value-type="float" office:value="-0.66" calcext:value-type="float">
            <text:p>-0.66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  <table:table-cell office:value-type="float" office:value="-0.74" calcext:value-type="float">
            <text:p>-0.74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0" calcext:value-type="float">
            <text:p>0</text:p>
          </table:table-cell>
          <table:table-cell office:value-type="float" office:value="-0.54" calcext:value-type="float">
            <text:p>-0.54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  <table:table-cell office:value-type="float" office:value="-0.61" calcext:value-type="float">
            <text:p>-0.61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  <table:table-cell office:value-type="float" office:value="-0.69" calcext:value-type="float">
            <text:p>-0.69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  <table:table-cell office:value-type="float" office:value="-0.73" calcext:value-type="float">
            <text:p>-0.73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0.57" calcext:value-type="float">
            <text:p>-0.57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0" calcext:value-type="float">
            <text:p>0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0" calcext:value-type="float">
            <text:p>0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  <table:table-cell office:value-type="float" office:value="-0.72" calcext:value-type="float">
            <text:p>-0.72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-0.78" calcext:value-type="float">
            <text:p>-0.78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 office:value-type="float" office:value="-0.62" calcext:value-type="float">
            <text:p>-0.62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0" calcext:value-type="float">
            <text:p>0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0" calcext:value-type="float">
            <text:p>0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0" calcext:value-type="float">
            <text:p>0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  <table:table-cell office:value-type="float" office:value="-0.54" calcext:value-type="float">
            <text:p>-0.54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 office:value-type="float" office:value="-0.57" calcext:value-type="float">
            <text:p>-0.57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  <table:table-cell office:value-type="float" office:value="-0.51" calcext:value-type="float">
            <text:p>-0.51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" calcext:value-type="float">
            <text:p>0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  <table:table-cell office:value-type="float" office:value="-0.67" calcext:value-type="float">
            <text:p>-0.67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  <table:table-cell office:value-type="float" office:value="-0.74" calcext:value-type="float">
            <text:p>-0.74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  <table:table-cell office:value-type="float" office:value="-0.64" calcext:value-type="float">
            <text:p>-0.64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office:value-type="float" office:value="-0.66" calcext:value-type="float">
            <text:p>-0.66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  <table:table-cell office:value-type="float" office:value="-0.68" calcext:value-type="float">
            <text:p>-0.68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0" calcext:value-type="float">
            <text:p>0</text:p>
          </table:table-cell>
          <table:table-cell office:value-type="float" office:value="-0.51" calcext:value-type="float">
            <text:p>-0.51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0" calcext:value-type="float">
            <text:p>0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0" calcext:value-type="float">
            <text:p>0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0" calcext:value-type="float">
            <text:p>0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0" calcext:value-type="float">
            <text:p>0</text:p>
          </table:table-cell>
          <table:table-cell office:value-type="float" office:value="-0.69" calcext:value-type="float">
            <text:p>-0.69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0" calcext:value-type="float">
            <text:p>0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0" calcext:value-type="float">
            <text:p>0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0" calcext:value-type="float">
            <text:p>0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0" calcext:value-type="float">
            <text:p>0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0" calcext:value-type="float">
            <text:p>0</text:p>
          </table:table-cell>
          <table:table-cell office:value-type="float" office:value="-0.54" calcext:value-type="float">
            <text:p>-0.54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0" calcext:value-type="float">
            <text:p>0</text:p>
          </table:table-cell>
          <table:table-cell office:value-type="float" office:value="-0.71" calcext:value-type="float">
            <text:p>-0.71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0" calcext:value-type="float">
            <text:p>0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0" calcext:value-type="float">
            <text:p>0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0" calcext:value-type="float">
            <text:p>0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0" calcext:value-type="float">
            <text:p>0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0" calcext:value-type="float">
            <text:p>0</text:p>
          </table:table-cell>
          <table:table-cell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0" calcext:value-type="float">
            <text:p>0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0" calcext:value-type="float">
            <text:p>0</text:p>
          </table:table-cell>
          <table:table-cell office:value-type="float" office:value="-0.74" calcext:value-type="float">
            <text:p>-0.74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  <table:table-cell office:value-type="float" office:value="-0.88" calcext:value-type="float">
            <text:p>-0.88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0" calcext:value-type="float">
            <text:p>0</text:p>
          </table:table-cell>
          <table:table-cell office:value-type="float" office:value="-0.76" calcext:value-type="float">
            <text:p>-0.76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0" calcext:value-type="float">
            <text:p>0</text:p>
          </table:table-cell>
          <table:table-cell office:value-type="float" office:value="-0.64" calcext:value-type="float">
            <text:p>-0.64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0" calcext:value-type="float">
            <text:p>0</text:p>
          </table:table-cell>
          <table:table-cell office:value-type="float" office:value="-0.57" calcext:value-type="float">
            <text:p>-0.57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0" calcext:value-type="float">
            <text:p>0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0" calcext:value-type="float">
            <text:p>0</text:p>
          </table:table-cell>
          <table:table-cell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0" calcext:value-type="float">
            <text:p>0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0" calcext:value-type="float">
            <text:p>0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0" calcext:value-type="float">
            <text:p>0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0" calcext:value-type="float">
            <text:p>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0" calcext:value-type="float">
            <text:p>0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0" calcext:value-type="float">
            <text:p>0</text:p>
          </table:table-cell>
          <table:table-cell office:value-type="float" office:value="-0.68" calcext:value-type="float">
            <text:p>-0.68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0" calcext:value-type="float">
            <text:p>0</text:p>
          </table:table-cell>
          <table:table-cell office:value-type="float" office:value="-0.57" calcext:value-type="float">
            <text:p>-0.57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" calcext:value-type="float">
            <text:p>0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0" calcext:value-type="float">
            <text:p>0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0" calcext:value-type="float">
            <text:p>0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0" calcext:value-type="float">
            <text:p>0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0" calcext:value-type="float">
            <text:p>0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0" calcext:value-type="float">
            <text:p>0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0" calcext:value-type="float">
            <text:p>0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0" calcext:value-type="float">
            <text:p>0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" calcext:value-type="float">
            <text:p>1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2" calcext:value-type="float">
            <text:p>2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" calcext:value-type="float">
            <text:p>3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4" calcext:value-type="float">
            <text:p>4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5" calcext:value-type="float">
            <text:p>5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" calcext:value-type="float">
            <text:p>6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7" calcext:value-type="float">
            <text:p>7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8" calcext:value-type="float">
            <text:p>8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9" calcext:value-type="float">
            <text:p>9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0" calcext:value-type="float">
            <text:p>10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1" calcext:value-type="float">
            <text:p>11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" calcext:value-type="float">
            <text:p>1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5" calcext:value-type="float">
            <text:p>5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7" calcext:value-type="float">
            <text:p>7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8" calcext:value-type="float">
            <text:p>8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9" calcext:value-type="float">
            <text:p>9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0" calcext:value-type="float">
            <text:p>10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1" calcext:value-type="float">
            <text:p>11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3" calcext:value-type="float">
            <text:p>3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4" calcext:value-type="float">
            <text:p>4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5" calcext:value-type="float">
            <text:p>5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6" calcext:value-type="float">
            <text:p>6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7" calcext:value-type="float">
            <text:p>7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8" calcext:value-type="float">
            <text:p>8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9" calcext:value-type="float">
            <text:p>9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10" calcext:value-type="float">
            <text:p>10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11" calcext:value-type="float">
            <text:p>11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" calcext:value-type="float">
            <text:p>1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2" calcext:value-type="float">
            <text:p>2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3" calcext:value-type="float">
            <text:p>3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4" calcext:value-type="float">
            <text:p>4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5" calcext:value-type="float">
            <text:p>5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6" calcext:value-type="float">
            <text:p>6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7" calcext:value-type="float">
            <text:p>7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8" calcext:value-type="float">
            <text:p>8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9" calcext:value-type="float">
            <text:p>9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0" calcext:value-type="float">
            <text:p>1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1" calcext:value-type="float">
            <text:p>11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" calcext:value-type="float">
            <text:p>1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2" calcext:value-type="float">
            <text:p>2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4" calcext:value-type="float">
            <text:p>4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5" calcext:value-type="float">
            <text:p>5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6" calcext:value-type="float">
            <text:p>6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7" calcext:value-type="float">
            <text:p>7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8" calcext:value-type="float">
            <text:p>8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9" calcext:value-type="float">
            <text:p>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0" calcext:value-type="float">
            <text:p>10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1" calcext:value-type="float">
            <text:p>11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" calcext:value-type="float">
            <text:p>1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2" calcext:value-type="float">
            <text:p>2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3" calcext:value-type="float">
            <text:p>3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4" calcext:value-type="float">
            <text:p>4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5" calcext:value-type="float">
            <text:p>5</text:p>
          </table:table-cell>
          <table:table-cell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6" calcext:value-type="float">
            <text:p>6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7" calcext:value-type="float">
            <text:p>7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8" calcext:value-type="float">
            <text:p>8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9" calcext:value-type="float">
            <text:p>9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0" calcext:value-type="float">
            <text:p>10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1" calcext:value-type="float">
            <text:p>11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0" calcext:value-type="float">
            <text:p>0</text:p>
          </table:table-cell>
          <table:table-cell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2" calcext:value-type="float">
            <text:p>2</text:p>
          </table:table-cell>
          <table:table-cell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3" calcext:value-type="float">
            <text:p>3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4" calcext:value-type="float">
            <text:p>4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5" calcext:value-type="float">
            <text:p>5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6" calcext:value-type="float">
            <text:p>6</text:p>
          </table:table-cell>
          <table:table-cell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7" calcext:value-type="float">
            <text:p>7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8" calcext:value-type="float">
            <text:p>8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9" calcext:value-type="float">
            <text:p>9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0" calcext:value-type="float">
            <text:p>10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1" calcext:value-type="float">
            <text:p>1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0" calcext:value-type="float">
            <text:p>0</text:p>
          </table:table-cell>
          <table:table-cell office:value-type="float" office:value="-0.71" calcext:value-type="float">
            <text:p>-0.71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" calcext:value-type="float">
            <text:p>1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2" calcext:value-type="float">
            <text:p>2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3" calcext:value-type="float">
            <text:p>3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5" calcext:value-type="float">
            <text:p>5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6" calcext:value-type="float">
            <text:p>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7" calcext:value-type="float">
            <text:p>7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8" calcext:value-type="float">
            <text:p>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9" calcext:value-type="float">
            <text:p>9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0" calcext:value-type="float">
            <text:p>10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1" calcext:value-type="float">
            <text:p>11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" calcext:value-type="float">
            <text:p>1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2" calcext:value-type="float">
            <text:p>2</text:p>
          </table:table-cell>
          <table:table-cell office:value-type="float" office:value="-0.41" calcext:value-type="float">
            <text:p>-0.41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4" calcext:value-type="float">
            <text:p>4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5" calcext:value-type="float">
            <text:p>5</text:p>
          </table:table-cell>
          <table:table-cell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6" calcext:value-type="float">
            <text:p>6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7" calcext:value-type="float">
            <text:p>7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8" calcext:value-type="float">
            <text:p>8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1" calcext:value-type="float">
            <text:p>11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4" calcext:value-type="float">
            <text:p>4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5" calcext:value-type="float">
            <text:p>5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6" calcext:value-type="float">
            <text:p>6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7" calcext:value-type="float">
            <text:p>7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8" calcext:value-type="float">
            <text:p>8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9" calcext:value-type="float">
            <text:p>9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0" calcext:value-type="float">
            <text:p>10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1" calcext:value-type="float">
            <text:p>11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" calcext:value-type="float">
            <text:p>1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2" calcext:value-type="float">
            <text:p>2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4" calcext:value-type="float">
            <text:p>4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5" calcext:value-type="float">
            <text:p>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6" calcext:value-type="float">
            <text:p>6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7" calcext:value-type="float">
            <text:p>7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8" calcext:value-type="float">
            <text:p>8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9" calcext:value-type="float">
            <text:p>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0" calcext:value-type="float">
            <text:p>10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1" calcext:value-type="float">
            <text:p>11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" calcext:value-type="float">
            <text:p>1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2" calcext:value-type="float">
            <text:p>2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3" calcext:value-type="float">
            <text:p>3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4" calcext:value-type="float">
            <text:p>4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5" calcext:value-type="float">
            <text:p>5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6" calcext:value-type="float">
            <text:p>6</text:p>
          </table:table-cell>
          <table:table-cell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7" calcext:value-type="float">
            <text:p>7</text:p>
          </table:table-cell>
          <table:table-cell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8" calcext:value-type="float">
            <text:p>8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9" calcext:value-type="float">
            <text:p>9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0" calcext:value-type="float">
            <text:p>10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1" calcext:value-type="float">
            <text:p>11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2" calcext:value-type="float">
            <text:p>2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3" calcext:value-type="float">
            <text:p>3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4" calcext:value-type="float">
            <text:p>4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5" calcext:value-type="float">
            <text:p>5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6" calcext:value-type="float">
            <text:p>6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7" calcext:value-type="float">
            <text:p>7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8" calcext:value-type="float">
            <text:p>8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9" calcext:value-type="float">
            <text:p>9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10" calcext:value-type="float">
            <text:p>10</text:p>
          </table:table-cell>
          <table:table-cell office:value-type="float" office:value="-0.41" calcext:value-type="float">
            <text:p>-0.41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11" calcext:value-type="float">
            <text:p>1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" calcext:value-type="float">
            <text:p>1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2" calcext:value-type="float">
            <text:p>2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3" calcext:value-type="float">
            <text:p>3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4" calcext:value-type="float">
            <text:p>4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5" calcext:value-type="float">
            <text:p>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6" calcext:value-type="float">
            <text:p>6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7" calcext:value-type="float">
            <text:p>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8" calcext:value-type="float">
            <text:p>8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9" calcext:value-type="float">
            <text:p>9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0" calcext:value-type="float">
            <text:p>10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1" calcext:value-type="float">
            <text:p>11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" calcext:value-type="float">
            <text:p>1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2" calcext:value-type="float">
            <text:p>2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3" calcext:value-type="float">
            <text:p>3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5" calcext:value-type="float">
            <text:p>5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6" calcext:value-type="float">
            <text:p>6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7" calcext:value-type="float">
            <text:p>7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8" calcext:value-type="float">
            <text:p>8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9" calcext:value-type="float">
            <text:p>9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0" calcext:value-type="float">
            <text:p>10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1" calcext:value-type="float">
            <text:p>11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" calcext:value-type="float">
            <text:p>1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2" calcext:value-type="float">
            <text:p>2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3" calcext:value-type="float">
            <text:p>3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4" calcext:value-type="float">
            <text:p>4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5" calcext:value-type="float">
            <text:p>5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6" calcext:value-type="float">
            <text:p>6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7" calcext:value-type="float">
            <text:p>7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8" calcext:value-type="float">
            <text:p>8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9" calcext:value-type="float">
            <text:p>9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0" calcext:value-type="float">
            <text:p>10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1" calcext:value-type="float">
            <text:p>11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" calcext:value-type="float">
            <text:p>1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2" calcext:value-type="float">
            <text:p>2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4" calcext:value-type="float">
            <text:p>4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5" calcext:value-type="float">
            <text:p>5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6" calcext:value-type="float">
            <text:p>6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7" calcext:value-type="float">
            <text:p>7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8" calcext:value-type="float">
            <text:p>8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9" calcext:value-type="float">
            <text:p>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0" calcext:value-type="float">
            <text:p>10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1" calcext:value-type="float">
            <text:p>11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" calcext:value-type="float">
            <text:p>1</text:p>
          </table:table-cell>
          <table:table-cell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2" calcext:value-type="float">
            <text:p>2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3" calcext:value-type="float">
            <text:p>3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4" calcext:value-type="float">
            <text:p>4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5" calcext:value-type="float">
            <text:p>5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6" calcext:value-type="float">
            <text:p>6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7" calcext:value-type="float">
            <text:p>7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8" calcext:value-type="float">
            <text:p>8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9" calcext:value-type="float">
            <text:p>9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0" calcext:value-type="float">
            <text:p>10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1" calcext:value-type="float">
            <text:p>11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" calcext:value-type="float">
            <text:p>1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3" calcext:value-type="float">
            <text:p>3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5" calcext:value-type="float">
            <text:p>5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6" calcext:value-type="float">
            <text:p>6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7" calcext:value-type="float">
            <text:p>7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8" calcext:value-type="float">
            <text:p>8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9" calcext:value-type="float">
            <text:p>9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0" calcext:value-type="float">
            <text:p>10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1" calcext:value-type="float">
            <text:p>11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" calcext:value-type="float">
            <text:p>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2" calcext:value-type="float">
            <text:p>2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3" calcext:value-type="float">
            <text:p>3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4" calcext:value-type="float">
            <text:p>4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5" calcext:value-type="float">
            <text:p>5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6" calcext:value-type="float">
            <text:p>6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7" calcext:value-type="float">
            <text:p>7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8" calcext:value-type="float">
            <text:p>8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9" calcext:value-type="float">
            <text:p>9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0" calcext:value-type="float">
            <text:p>1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1" calcext:value-type="float">
            <text:p>11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" calcext:value-type="float">
            <text:p>3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" calcext:value-type="float">
            <text:p>4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" calcext:value-type="float">
            <text:p>5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" calcext:value-type="float">
            <text:p>6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" calcext:value-type="float">
            <text:p>7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" calcext:value-type="float">
            <text:p>8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" calcext:value-type="float">
            <text:p>10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1" calcext:value-type="float">
            <text:p>11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" calcext:value-type="float">
            <text:p>1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3" calcext:value-type="float">
            <text:p>3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4" calcext:value-type="float">
            <text:p>4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5" calcext:value-type="float">
            <text:p>5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6" calcext:value-type="float">
            <text:p>6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7" calcext:value-type="float">
            <text:p>7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8" calcext:value-type="float">
            <text:p>8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9" calcext:value-type="float">
            <text:p>9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0" calcext:value-type="float">
            <text:p>10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1" calcext:value-type="float">
            <text:p>11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" calcext:value-type="float">
            <text:p>1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2" calcext:value-type="float">
            <text:p>2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3" calcext:value-type="float">
            <text:p>3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4" calcext:value-type="float">
            <text:p>4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5" calcext:value-type="float">
            <text:p>5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6" calcext:value-type="float">
            <text:p>6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7" calcext:value-type="float">
            <text:p>7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8" calcext:value-type="float">
            <text:p>8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9" calcext:value-type="float">
            <text:p>9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0" calcext:value-type="float">
            <text:p>10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1" calcext:value-type="float">
            <text:p>11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1" calcext:value-type="float">
            <text:p>1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2" calcext:value-type="float">
            <text:p>2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3" calcext:value-type="float">
            <text:p>3</text:p>
          </table:table-cell>
          <table:table-cell office:value-type="float" office:value="-0.41" calcext:value-type="float">
            <text:p>-0.41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4" calcext:value-type="float">
            <text:p>4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5" calcext:value-type="float">
            <text:p>5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6" calcext:value-type="float">
            <text:p>6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7" calcext:value-type="float">
            <text:p>7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8" calcext:value-type="float">
            <text:p>8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9" calcext:value-type="float">
            <text:p>9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10" calcext:value-type="float">
            <text:p>10</text:p>
          </table:table-cell>
          <table:table-cell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11" calcext:value-type="float">
            <text:p>11</text:p>
          </table:table-cell>
          <table:table-cell office:value-type="float" office:value="-0.51" calcext:value-type="float">
            <text:p>-0.51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0" calcext:value-type="float">
            <text:p>0</text:p>
          </table:table-cell>
          <table:table-cell office:value-type="float" office:value="-0.64" calcext:value-type="float">
            <text:p>-0.64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" calcext:value-type="float">
            <text:p>1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2" calcext:value-type="float">
            <text:p>2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4" calcext:value-type="float">
            <text:p>4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5" calcext:value-type="float">
            <text:p>5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6" calcext:value-type="float">
            <text:p>6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7" calcext:value-type="float">
            <text:p>7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8" calcext:value-type="float">
            <text:p>8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9" calcext:value-type="float">
            <text:p>9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0" calcext:value-type="float">
            <text:p>10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1" calcext:value-type="float">
            <text:p>11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0" calcext:value-type="float">
            <text:p>0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" calcext:value-type="float">
            <text:p>1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2" calcext:value-type="float">
            <text:p>2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3" calcext:value-type="float">
            <text:p>3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5" calcext:value-type="float">
            <text:p>5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6" calcext:value-type="float">
            <text:p>6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7" calcext:value-type="float">
            <text:p>7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8" calcext:value-type="float">
            <text:p>8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9" calcext:value-type="float">
            <text:p>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0" calcext:value-type="float">
            <text:p>10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1" calcext:value-type="float">
            <text:p>11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" calcext:value-type="float">
            <text:p>1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2" calcext:value-type="float">
            <text:p>2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3" calcext:value-type="float">
            <text:p>3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4" calcext:value-type="float">
            <text:p>4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5" calcext:value-type="float">
            <text:p>5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6" calcext:value-type="float">
            <text:p>6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7" calcext:value-type="float">
            <text:p>7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8" calcext:value-type="float">
            <text:p>8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9" calcext:value-type="float">
            <text:p>9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0" calcext:value-type="float">
            <text:p>1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1" calcext:value-type="float">
            <text:p>11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0" calcext:value-type="float">
            <text:p>0</text:p>
          </table:table-cell>
          <table:table-cell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" calcext:value-type="float">
            <text:p>1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2" calcext:value-type="float">
            <text:p>2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3" calcext:value-type="float">
            <text:p>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4" calcext:value-type="float">
            <text:p>4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5" calcext:value-type="float">
            <text:p>5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6" calcext:value-type="float">
            <text:p>6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7" calcext:value-type="float">
            <text:p>7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8" calcext:value-type="float">
            <text:p>8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9" calcext:value-type="float">
            <text:p>9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0" calcext:value-type="float">
            <text:p>10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1" calcext:value-type="float">
            <text:p>11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" calcext:value-type="float">
            <text:p>1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2" calcext:value-type="float">
            <text:p>2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3" calcext:value-type="float">
            <text:p>3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4" calcext:value-type="float">
            <text:p>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5" calcext:value-type="float">
            <text:p>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6" calcext:value-type="float">
            <text:p>6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7" calcext:value-type="float">
            <text:p>7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8" calcext:value-type="float">
            <text:p>8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9" calcext:value-type="float">
            <text:p>9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0" calcext:value-type="float">
            <text:p>10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1" calcext:value-type="float">
            <text:p>11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0" calcext:value-type="float">
            <text:p>0</text:p>
          </table:table-cell>
          <table:table-cell office:value-type="float" office:value="-0.73" calcext:value-type="float">
            <text:p>-0.73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2" calcext:value-type="float">
            <text:p>2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3" calcext:value-type="float">
            <text:p>3</text:p>
          </table:table-cell>
          <table:table-cell office:value-type="float" office:value="-0.59" calcext:value-type="float">
            <text:p>-0.59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4" calcext:value-type="float">
            <text:p>4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5" calcext:value-type="float">
            <text:p>5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6" calcext:value-type="float">
            <text:p>6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7" calcext:value-type="float">
            <text:p>7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8" calcext:value-type="float">
            <text:p>8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9" calcext:value-type="float">
            <text:p>9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0" calcext:value-type="float">
            <text:p>10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1" calcext:value-type="float">
            <text:p>11</text:p>
          </table:table-cell>
          <table:table-cell office:value-type="float" office:value="-0.57" calcext:value-type="float">
            <text:p>-0.57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" calcext:value-type="float">
            <text:p>1</text:p>
          </table:table-cell>
          <table:table-cell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2" calcext:value-type="float">
            <text:p>2</text:p>
          </table:table-cell>
          <table:table-cell office:value-type="float" office:value="-0.51" calcext:value-type="float">
            <text:p>-0.51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3" calcext:value-type="float">
            <text:p>3</text:p>
          </table:table-cell>
          <table:table-cell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4" calcext:value-type="float">
            <text:p>4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5" calcext:value-type="float">
            <text:p>5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" calcext:value-type="float">
            <text:p>6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7" calcext:value-type="float">
            <text:p>7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8" calcext:value-type="float">
            <text:p>8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0" calcext:value-type="float">
            <text:p>10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1" calcext:value-type="float">
            <text:p>11</text:p>
          </table:table-cell>
          <table:table-cell office:value-type="float" office:value="-0.68" calcext:value-type="float">
            <text:p>-0.68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" calcext:value-type="float">
            <text:p>1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2" calcext:value-type="float">
            <text:p>2</text:p>
          </table:table-cell>
          <table:table-cell office:value-type="float" office:value="-0.62" calcext:value-type="float">
            <text:p>-0.62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3" calcext:value-type="float">
            <text:p>3</text:p>
          </table:table-cell>
          <table:table-cell office:value-type="float" office:value="-0.54" calcext:value-type="float">
            <text:p>-0.54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4" calcext:value-type="float">
            <text:p>4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5" calcext:value-type="float">
            <text:p>5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6" calcext:value-type="float">
            <text:p>6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7" calcext:value-type="float">
            <text:p>7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8" calcext:value-type="float">
            <text:p>8</text:p>
          </table:table-cell>
          <table:table-cell office:value-type="float" office:value="-0.41" calcext:value-type="float">
            <text:p>-0.41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9" calcext:value-type="float">
            <text:p>9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0" calcext:value-type="float">
            <text:p>10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1" calcext:value-type="float">
            <text:p>11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" calcext:value-type="float">
            <text:p>1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2" calcext:value-type="float">
            <text:p>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3" calcext:value-type="float">
            <text:p>3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4" calcext:value-type="float">
            <text:p>4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5" calcext:value-type="float">
            <text:p>5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6" calcext:value-type="float">
            <text:p>6</text:p>
          </table:table-cell>
          <table:table-cell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7" calcext:value-type="float">
            <text:p>7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8" calcext:value-type="float">
            <text:p>8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9" calcext:value-type="float">
            <text:p>9</text:p>
          </table:table-cell>
          <table:table-cell office:value-type="float" office:value="-0.59" calcext:value-type="float">
            <text:p>-0.59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0" calcext:value-type="float">
            <text:p>10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1" calcext:value-type="float">
            <text:p>11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" calcext:value-type="float">
            <text:p>1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2" calcext:value-type="float">
            <text:p>2</text:p>
          </table:table-cell>
          <table:table-cell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4" calcext:value-type="float">
            <text:p>4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5" calcext:value-type="float">
            <text:p>5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6" calcext:value-type="float">
            <text:p>6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7" calcext:value-type="float">
            <text:p>7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8" calcext:value-type="float">
            <text:p>8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9" calcext:value-type="float">
            <text:p>9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0" calcext:value-type="float">
            <text:p>10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1" calcext:value-type="float">
            <text:p>11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2" calcext:value-type="float">
            <text:p>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4" calcext:value-type="float">
            <text:p>4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5" calcext:value-type="float">
            <text:p>5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6" calcext:value-type="float">
            <text:p>6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7" calcext:value-type="float">
            <text:p>7</text:p>
          </table:table-cell>
          <table:table-cell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8" calcext:value-type="float">
            <text:p>8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9" calcext:value-type="float">
            <text:p>9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0" calcext:value-type="float">
            <text:p>10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1" calcext:value-type="float">
            <text:p>1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2" calcext:value-type="float">
            <text:p>2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4" calcext:value-type="float">
            <text:p>4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5" calcext:value-type="float">
            <text:p>5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6" calcext:value-type="float">
            <text:p>6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7" calcext:value-type="float">
            <text:p>7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8" calcext:value-type="float">
            <text:p>8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9" calcext:value-type="float">
            <text:p>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0" calcext:value-type="float">
            <text:p>10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1" calcext:value-type="float">
            <text:p>11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" calcext:value-type="float">
            <text:p>1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2" calcext:value-type="float">
            <text:p>2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3" calcext:value-type="float">
            <text:p>3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4" calcext:value-type="float">
            <text:p>4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5" calcext:value-type="float">
            <text:p>5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6" calcext:value-type="float">
            <text:p>6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7" calcext:value-type="float">
            <text:p>7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8" calcext:value-type="float">
            <text:p>8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9" calcext:value-type="float">
            <text:p>9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0" calcext:value-type="float">
            <text:p>10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1" calcext:value-type="float">
            <text:p>11</text:p>
          </table:table-cell>
          <table:table-cell office:value-type="float" office:value="-0.82" calcext:value-type="float">
            <text:p>-0.82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0" calcext:value-type="float">
            <text:p>0</text:p>
          </table:table-cell>
          <table:table-cell office:value-type="float" office:value="-0.57" calcext:value-type="float">
            <text:p>-0.57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0.63" calcext:value-type="float">
            <text:p>-0.63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2" calcext:value-type="float">
            <text:p>2</text:p>
          </table:table-cell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3" calcext:value-type="float">
            <text:p>3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4" calcext:value-type="float">
            <text:p>4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5" calcext:value-type="float">
            <text:p>5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6" calcext:value-type="float">
            <text:p>6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7" calcext:value-type="float">
            <text:p>7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8" calcext:value-type="float">
            <text:p>8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9" calcext:value-type="float">
            <text:p>9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0" calcext:value-type="float">
            <text:p>10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1" calcext:value-type="float">
            <text:p>11</text:p>
          </table:table-cell>
          <table:table-cell office:value-type="float" office:value="-0.68" calcext:value-type="float">
            <text:p>-0.68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0" calcext:value-type="float">
            <text:p>0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" calcext:value-type="float">
            <text:p>1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2" calcext:value-type="float">
            <text:p>2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3" calcext:value-type="float">
            <text:p>3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4" calcext:value-type="float">
            <text:p>4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5" calcext:value-type="float">
            <text:p>5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6" calcext:value-type="float">
            <text:p>6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7" calcext:value-type="float">
            <text:p>7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8" calcext:value-type="float">
            <text:p>8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9" calcext:value-type="float">
            <text:p>9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0" calcext:value-type="float">
            <text:p>10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1" calcext:value-type="float">
            <text:p>11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" calcext:value-type="float">
            <text:p>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2" calcext:value-type="float">
            <text:p>2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3" calcext:value-type="float">
            <text:p>3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4" calcext:value-type="float">
            <text:p>4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5" calcext:value-type="float">
            <text:p>5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6" calcext:value-type="float">
            <text:p>6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7" calcext:value-type="float">
            <text:p>7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8" calcext:value-type="float">
            <text:p>8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9" calcext:value-type="float">
            <text:p>9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0" calcext:value-type="float">
            <text:p>10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1" calcext:value-type="float">
            <text:p>11</text:p>
          </table:table-cell>
          <table:table-cell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" calcext:value-type="float">
            <text:p>1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" calcext:value-type="float">
            <text:p>2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3" calcext:value-type="float">
            <text:p>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4" calcext:value-type="float">
            <text:p>4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5" calcext:value-type="float">
            <text:p>5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" calcext:value-type="float">
            <text:p>6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7" calcext:value-type="float">
            <text:p>7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8" calcext:value-type="float">
            <text:p>8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9" calcext:value-type="float">
            <text:p>9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0" calcext:value-type="float">
            <text:p>10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1" calcext:value-type="float">
            <text:p>11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2" calcext:value-type="float">
            <text:p>2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3" calcext:value-type="float">
            <text:p>3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4" calcext:value-type="float">
            <text:p>4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5" calcext:value-type="float">
            <text:p>5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6" calcext:value-type="float">
            <text:p>6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7" calcext:value-type="float">
            <text:p>7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8" calcext:value-type="float">
            <text:p>8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9" calcext:value-type="float">
            <text:p>9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0" calcext:value-type="float">
            <text:p>10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1" calcext:value-type="float">
            <text:p>11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1" calcext:value-type="float">
            <text:p>1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" calcext:value-type="float">
            <text:p>2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3" calcext:value-type="float">
            <text:p>3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4" calcext:value-type="float">
            <text:p>4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5" calcext:value-type="float">
            <text:p>5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6" calcext:value-type="float">
            <text:p>6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7" calcext:value-type="float">
            <text:p>7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8" calcext:value-type="float">
            <text:p>8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9" calcext:value-type="float">
            <text:p>9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10" calcext:value-type="float">
            <text:p>10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11" calcext:value-type="float">
            <text:p>11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" calcext:value-type="float">
            <text:p>1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2" calcext:value-type="float">
            <text:p>2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3" calcext:value-type="float">
            <text:p>3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4" calcext:value-type="float">
            <text:p>4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5" calcext:value-type="float">
            <text:p>5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6" calcext:value-type="float">
            <text:p>6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7" calcext:value-type="float">
            <text:p>7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8" calcext:value-type="float">
            <text:p>8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9" calcext:value-type="float">
            <text:p>9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0" calcext:value-type="float">
            <text:p>10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1" calcext:value-type="float">
            <text:p>1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" calcext:value-type="float">
            <text:p>1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2" calcext:value-type="float">
            <text:p>2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3" calcext:value-type="float">
            <text:p>3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4" calcext:value-type="float">
            <text:p>4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5" calcext:value-type="float">
            <text:p>5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6" calcext:value-type="float">
            <text:p>6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7" calcext:value-type="float">
            <text:p>7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8" calcext:value-type="float">
            <text:p>8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9" calcext:value-type="float">
            <text:p>9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0" calcext:value-type="float">
            <text:p>10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1" calcext:value-type="float">
            <text:p>11</text:p>
          </table:table-cell>
          <table:table-cell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0" calcext:value-type="float">
            <text:p>0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" calcext:value-type="float">
            <text:p>1</text:p>
          </table:table-cell>
          <table:table-cell office:value-type="float" office:value="-0.41" calcext:value-type="float">
            <text:p>-0.41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2" calcext:value-type="float">
            <text:p>2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3" calcext:value-type="float">
            <text:p>3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5" calcext:value-type="float">
            <text:p>5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6" calcext:value-type="float">
            <text:p>6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7" calcext:value-type="float">
            <text:p>7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8" calcext:value-type="float">
            <text:p>8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9" calcext:value-type="float">
            <text:p>9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1" calcext:value-type="float">
            <text:p>1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3" calcext:value-type="float">
            <text:p>3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4" calcext:value-type="float">
            <text:p>4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5" calcext:value-type="float">
            <text:p>5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6" calcext:value-type="float">
            <text:p>6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7" calcext:value-type="float">
            <text:p>7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8" calcext:value-type="float">
            <text:p>8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9" calcext:value-type="float">
            <text:p>9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0" calcext:value-type="float">
            <text:p>10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1" calcext:value-type="float">
            <text:p>11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1" calcext:value-type="float">
            <text:p>1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2" calcext:value-type="float">
            <text:p>2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3" calcext:value-type="float">
            <text:p>3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4" calcext:value-type="float">
            <text:p>4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5" calcext:value-type="float">
            <text:p>5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6" calcext:value-type="float">
            <text:p>6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7" calcext:value-type="float">
            <text:p>7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8" calcext:value-type="float">
            <text:p>8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9" calcext:value-type="float">
            <text:p>9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10" calcext:value-type="float">
            <text:p>10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11" calcext:value-type="float">
            <text:p>11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" calcext:value-type="float">
            <text:p>1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2" calcext:value-type="float">
            <text:p>2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3" calcext:value-type="float">
            <text:p>3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5" calcext:value-type="float">
            <text:p>5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6" calcext:value-type="float">
            <text:p>6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7" calcext:value-type="float">
            <text:p>7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8" calcext:value-type="float">
            <text:p>8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9" calcext:value-type="float">
            <text:p>9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0" calcext:value-type="float">
            <text:p>10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1" calcext:value-type="float">
            <text:p>11</text:p>
          </table:table-cell>
          <table:table-cell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" calcext:value-type="float">
            <text:p>1</text:p>
          </table:table-cell>
          <table:table-cell office:value-type="float" office:value="-0.59" calcext:value-type="float">
            <text:p>-0.59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2" calcext:value-type="float">
            <text:p>2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3" calcext:value-type="float">
            <text:p>3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4" calcext:value-type="float">
            <text:p>4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5" calcext:value-type="float">
            <text:p>5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6" calcext:value-type="float">
            <text:p>6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7" calcext:value-type="float">
            <text:p>7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8" calcext:value-type="float">
            <text:p>8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9" calcext:value-type="float">
            <text:p>9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0" calcext:value-type="float">
            <text:p>10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1" calcext:value-type="float">
            <text:p>11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" calcext:value-type="float">
            <text:p>1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2" calcext:value-type="float">
            <text:p>2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3" calcext:value-type="float">
            <text:p>3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4" calcext:value-type="float">
            <text:p>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5" calcext:value-type="float">
            <text:p>5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" calcext:value-type="float">
            <text:p>6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7" calcext:value-type="float">
            <text:p>7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8" calcext:value-type="float">
            <text:p>8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9" calcext:value-type="float">
            <text:p>9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0" calcext:value-type="float">
            <text:p>10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1" calcext:value-type="float">
            <text:p>11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" calcext:value-type="float">
            <text:p>1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2" calcext:value-type="float">
            <text:p>2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3" calcext:value-type="float">
            <text:p>3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4" calcext:value-type="float">
            <text:p>4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5" calcext:value-type="float">
            <text:p>5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6" calcext:value-type="float">
            <text:p>6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7" calcext:value-type="float">
            <text:p>7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8" calcext:value-type="float">
            <text:p>8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9" calcext:value-type="float">
            <text:p>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0" calcext:value-type="float">
            <text:p>10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1" calcext:value-type="float">
            <text:p>11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" calcext:value-type="float">
            <text:p>1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2" calcext:value-type="float">
            <text:p>2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3" calcext:value-type="float">
            <text:p>3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4" calcext:value-type="float">
            <text:p>4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5" calcext:value-type="float">
            <text:p>5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6" calcext:value-type="float">
            <text:p>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7" calcext:value-type="float">
            <text:p>7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8" calcext:value-type="float">
            <text:p>8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9" calcext:value-type="float">
            <text:p>9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0" calcext:value-type="float">
            <text:p>10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1" calcext:value-type="float">
            <text:p>11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3" calcext:value-type="float">
            <text:p>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5" calcext:value-type="float">
            <text:p>5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6" calcext:value-type="float">
            <text:p>6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7" calcext:value-type="float">
            <text:p>7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8" calcext:value-type="float">
            <text:p>8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9" calcext:value-type="float">
            <text:p>9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0" calcext:value-type="float">
            <text:p>10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1" calcext:value-type="float">
            <text:p>11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3" calcext:value-type="float">
            <text:p>3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4" calcext:value-type="float">
            <text:p>4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5" calcext:value-type="float">
            <text:p>5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6" calcext:value-type="float">
            <text:p>6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7" calcext:value-type="float">
            <text:p>7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8" calcext:value-type="float">
            <text:p>8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9" calcext:value-type="float">
            <text:p>9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1" calcext:value-type="float">
            <text:p>11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2" calcext:value-type="float">
            <text:p>2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3" calcext:value-type="float">
            <text:p>3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5" calcext:value-type="float">
            <text:p>5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6" calcext:value-type="float">
            <text:p>6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7" calcext:value-type="float">
            <text:p>7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8" calcext:value-type="float">
            <text:p>8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9" calcext:value-type="float">
            <text:p>9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0" calcext:value-type="float">
            <text:p>10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1" calcext:value-type="float">
            <text:p>11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" calcext:value-type="float">
            <text:p>1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" calcext:value-type="float">
            <text:p>2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4" calcext:value-type="float">
            <text:p>4</text:p>
          </table:table-cell>
          <table:table-cell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5" calcext:value-type="float">
            <text:p>5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6" calcext:value-type="float">
            <text:p>6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7" calcext:value-type="float">
            <text:p>7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8" calcext:value-type="float">
            <text:p>8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9" calcext:value-type="float">
            <text:p>9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1" calcext:value-type="float">
            <text:p>11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2" calcext:value-type="float">
            <text:p>2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3" calcext:value-type="float">
            <text:p>3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4" calcext:value-type="float">
            <text:p>4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5" calcext:value-type="float">
            <text:p>5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6" calcext:value-type="float">
            <text:p>6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1" calcext:value-type="float">
            <text:p>11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4" calcext:value-type="float">
            <text:p>4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5" calcext:value-type="float">
            <text:p>5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6" calcext:value-type="float">
            <text:p>6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7" calcext:value-type="float">
            <text:p>7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9" calcext:value-type="float">
            <text:p>9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1" calcext:value-type="float">
            <text:p>11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" calcext:value-type="float">
            <text:p>1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2" calcext:value-type="float">
            <text:p>2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3" calcext:value-type="float">
            <text:p>3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4" calcext:value-type="float">
            <text:p>4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5" calcext:value-type="float">
            <text:p>5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6" calcext:value-type="float">
            <text:p>6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7" calcext:value-type="float">
            <text:p>7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8" calcext:value-type="float">
            <text:p>8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9" calcext:value-type="float">
            <text:p>9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1" calcext:value-type="float">
            <text:p>11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" calcext:value-type="float">
            <text:p>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9" calcext:value-type="float">
            <text:p>9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0" calcext:value-type="float">
            <text:p>10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1" calcext:value-type="float">
            <text:p>11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3" calcext:value-type="float">
            <text:p>3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5" calcext:value-type="float">
            <text:p>5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6" calcext:value-type="float">
            <text:p>6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9" calcext:value-type="float">
            <text:p>9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0" calcext:value-type="float">
            <text:p>10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1" calcext:value-type="float">
            <text:p>11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3" calcext:value-type="float">
            <text:p>3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7" calcext:value-type="float">
            <text:p>7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8" calcext:value-type="float">
            <text:p>8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1" calcext:value-type="float">
            <text:p>11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2" calcext:value-type="float">
            <text:p>2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5" calcext:value-type="float">
            <text:p>5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6" calcext:value-type="float">
            <text:p>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9" calcext:value-type="float">
            <text:p>9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0" calcext:value-type="float">
            <text:p>1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1" calcext:value-type="float">
            <text:p>11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3" calcext:value-type="float">
            <text:p>3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6" calcext:value-type="float">
            <text:p>6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9" calcext:value-type="float">
            <text:p>9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3" calcext:value-type="float">
            <text:p>3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7" calcext:value-type="float">
            <text:p>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9" calcext:value-type="float">
            <text:p>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1" calcext:value-type="float">
            <text:p>11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4" calcext:value-type="float">
            <text:p>4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5" calcext:value-type="float">
            <text:p>5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6" calcext:value-type="float">
            <text:p>6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7" calcext:value-type="float">
            <text:p>7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8" calcext:value-type="float">
            <text:p>8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9" calcext:value-type="float">
            <text:p>9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0" calcext:value-type="float">
            <text:p>10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1" calcext:value-type="float">
            <text:p>11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" calcext:value-type="float">
            <text:p>1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4" calcext:value-type="float">
            <text:p>4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5" calcext:value-type="float">
            <text:p>5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6" calcext:value-type="float">
            <text:p>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7" calcext:value-type="float">
            <text:p>7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8" calcext:value-type="float">
            <text:p>8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9" calcext:value-type="float">
            <text:p>9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1" calcext:value-type="float">
            <text:p>11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" calcext:value-type="float">
            <text:p>1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3" calcext:value-type="float">
            <text:p>3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4" calcext:value-type="float">
            <text:p>4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5" calcext:value-type="float">
            <text:p>5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6" calcext:value-type="float">
            <text:p>6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7" calcext:value-type="float">
            <text:p>7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8" calcext:value-type="float">
            <text:p>8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9" calcext:value-type="float">
            <text:p>9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0" calcext:value-type="float">
            <text:p>10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1" calcext:value-type="float">
            <text:p>11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" calcext:value-type="float">
            <text:p>1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2" calcext:value-type="float">
            <text:p>2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3" calcext:value-type="float">
            <text:p>3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4" calcext:value-type="float">
            <text:p>4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5" calcext:value-type="float">
            <text:p>5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6" calcext:value-type="float">
            <text:p>6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7" calcext:value-type="float">
            <text:p>7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8" calcext:value-type="float">
            <text:p>8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9" calcext:value-type="float">
            <text:p>9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0" calcext:value-type="float">
            <text:p>10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1" calcext:value-type="float">
            <text:p>11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" calcext:value-type="float">
            <text:p>1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3" calcext:value-type="float">
            <text:p>3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4" calcext:value-type="float">
            <text:p>4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5" calcext:value-type="float">
            <text:p>5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" calcext:value-type="float">
            <text:p>6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7" calcext:value-type="float">
            <text:p>7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8" calcext:value-type="float">
            <text:p>8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0" calcext:value-type="float">
            <text:p>10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1" calcext:value-type="float">
            <text:p>11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" calcext:value-type="float">
            <text:p>1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" calcext:value-type="float">
            <text:p>2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3" calcext:value-type="float">
            <text:p>3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4" calcext:value-type="float">
            <text:p>4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5" calcext:value-type="float">
            <text:p>5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6" calcext:value-type="float">
            <text:p>6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9" calcext:value-type="float">
            <text:p>9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0" calcext:value-type="float">
            <text:p>1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4" calcext:value-type="float">
            <text:p>4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5" calcext:value-type="float">
            <text:p>5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8" calcext:value-type="float">
            <text:p>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9" calcext:value-type="float">
            <text:p>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0" calcext:value-type="float">
            <text:p>10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1" calcext:value-type="float">
            <text:p>11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3" calcext:value-type="float">
            <text:p>3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4" calcext:value-type="float">
            <text:p>4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9" calcext:value-type="float">
            <text:p>9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0" calcext:value-type="float">
            <text:p>10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1" calcext:value-type="float">
            <text:p>1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2" calcext:value-type="float">
            <text:p>2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3" calcext:value-type="float">
            <text:p>3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4" calcext:value-type="float">
            <text:p>4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5" calcext:value-type="float">
            <text:p>5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6" calcext:value-type="float">
            <text:p>6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7" calcext:value-type="float">
            <text:p>7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8" calcext:value-type="float">
            <text:p>8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9" calcext:value-type="float">
            <text:p>9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1" calcext:value-type="float">
            <text:p>11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" calcext:value-type="float">
            <text:p>1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2" calcext:value-type="float">
            <text:p>2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3" calcext:value-type="float">
            <text:p>3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4" calcext:value-type="float">
            <text:p>4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5" calcext:value-type="float">
            <text:p>5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6" calcext:value-type="float">
            <text:p>6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8" calcext:value-type="float">
            <text:p>8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9" calcext:value-type="float">
            <text:p>9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0" calcext:value-type="float">
            <text:p>10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1" calcext:value-type="float">
            <text:p>11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" calcext:value-type="float">
            <text:p>1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2" calcext:value-type="float">
            <text:p>2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3" calcext:value-type="float">
            <text:p>3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4" calcext:value-type="float">
            <text:p>4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5" calcext:value-type="float">
            <text:p>5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6" calcext:value-type="float">
            <text:p>6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7" calcext:value-type="float">
            <text:p>7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8" calcext:value-type="float">
            <text:p>8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9" calcext:value-type="float">
            <text:p>9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0" calcext:value-type="float">
            <text:p>10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1" calcext:value-type="float">
            <text:p>11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2" calcext:value-type="float">
            <text:p>2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5" calcext:value-type="float">
            <text:p>5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7" calcext:value-type="float">
            <text:p>7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1" calcext:value-type="float">
            <text:p>1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5" calcext:value-type="float">
            <text:p>5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6" calcext:value-type="float">
            <text:p>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7" calcext:value-type="float">
            <text:p>7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8" calcext:value-type="float">
            <text:p>8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9" calcext:value-type="float">
            <text:p>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3" calcext:value-type="float">
            <text:p>3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8" calcext:value-type="float">
            <text:p>8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9" calcext:value-type="float">
            <text:p>9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0" calcext:value-type="float">
            <text:p>10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1" calcext:value-type="float">
            <text:p>11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" calcext:value-type="float">
            <text:p>2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" calcext:value-type="float">
            <text:p>3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4" calcext:value-type="float">
            <text:p>4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5" calcext:value-type="float">
            <text:p>5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" calcext:value-type="float">
            <text:p>6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8" calcext:value-type="float">
            <text:p>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0" calcext:value-type="float">
            <text:p>10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1" calcext:value-type="float">
            <text:p>1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3" calcext:value-type="float">
            <text:p>3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1" calcext:value-type="float">
            <text:p>11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4" calcext:value-type="float">
            <text:p>4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7" calcext:value-type="float">
            <text:p>7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1" calcext:value-type="float">
            <text:p>11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2" calcext:value-type="float">
            <text:p>2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3" calcext:value-type="float">
            <text:p>3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4" calcext:value-type="float">
            <text:p>4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6" calcext:value-type="float">
            <text:p>6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7" calcext:value-type="float">
            <text:p>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8" calcext:value-type="float">
            <text:p>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9" calcext:value-type="float">
            <text:p>9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0" calcext:value-type="float">
            <text:p>1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1" calcext:value-type="float">
            <text:p>11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2" calcext:value-type="float">
            <text:p>2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3" calcext:value-type="float">
            <text:p>3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4" calcext:value-type="float">
            <text:p>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5" calcext:value-type="float">
            <text:p>5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6" calcext:value-type="float">
            <text:p>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7" calcext:value-type="float">
            <text:p>7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8" calcext:value-type="float">
            <text:p>8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9" calcext:value-type="float">
            <text:p>9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0" calcext:value-type="float">
            <text:p>10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1" calcext:value-type="float">
            <text:p>11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" calcext:value-type="float">
            <text:p>1</text:p>
          </table:table-cell>
          <table:table-cell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" calcext:value-type="float">
            <text:p>2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4" calcext:value-type="float">
            <text:p>4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5" calcext:value-type="float">
            <text:p>5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6" calcext:value-type="float">
            <text:p>6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7" calcext:value-type="float">
            <text:p>7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8" calcext:value-type="float">
            <text:p>8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9" calcext:value-type="float">
            <text:p>9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0" calcext:value-type="float">
            <text:p>10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1" calcext:value-type="float">
            <text:p>11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3" calcext:value-type="float">
            <text:p>3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4" calcext:value-type="float">
            <text:p>4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5" calcext:value-type="float">
            <text:p>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6" calcext:value-type="float">
            <text:p>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7" calcext:value-type="float">
            <text:p>7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8" calcext:value-type="float">
            <text:p>8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9" calcext:value-type="float">
            <text:p>9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0" calcext:value-type="float">
            <text:p>1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1" calcext:value-type="float">
            <text:p>11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3" calcext:value-type="float">
            <text:p>3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4" calcext:value-type="float">
            <text:p>4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5" calcext:value-type="float">
            <text:p>5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7" calcext:value-type="float">
            <text:p>7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8" calcext:value-type="float">
            <text:p>8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0" calcext:value-type="float">
            <text:p>10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1" calcext:value-type="float">
            <text:p>1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" calcext:value-type="float">
            <text:p>1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3" calcext:value-type="float">
            <text:p>3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4" calcext:value-type="float">
            <text:p>4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5" calcext:value-type="float">
            <text:p>5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6" calcext:value-type="float">
            <text:p>6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7" calcext:value-type="float">
            <text:p>7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8" calcext:value-type="float">
            <text:p>8</text:p>
          </table:table-cell>
          <table:table-cell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9" calcext:value-type="float">
            <text:p>9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0" calcext:value-type="float">
            <text:p>1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1" calcext:value-type="float">
            <text:p>11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" calcext:value-type="float">
            <text:p>1</text:p>
          </table:table-cell>
          <table:table-cell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6" calcext:value-type="float">
            <text:p>6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7" calcext:value-type="float">
            <text:p>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0" calcext:value-type="float">
            <text:p>1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1" calcext:value-type="float">
            <text:p>11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4" calcext:value-type="float">
            <text:p>4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5" calcext:value-type="float">
            <text:p>5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7" calcext:value-type="float">
            <text:p>7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8" calcext:value-type="float">
            <text:p>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9" calcext:value-type="float">
            <text:p>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1" calcext:value-type="float">
            <text:p>11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" calcext:value-type="float">
            <text:p>1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" calcext:value-type="float">
            <text:p>2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3" calcext:value-type="float">
            <text:p>3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4" calcext:value-type="float">
            <text:p>4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5" calcext:value-type="float">
            <text:p>5</text:p>
          </table:table-cell>
          <table:table-cell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" calcext:value-type="float">
            <text:p>6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7" calcext:value-type="float">
            <text:p>7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8" calcext:value-type="float">
            <text:p>8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9" calcext:value-type="float">
            <text:p>9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0" calcext:value-type="float">
            <text:p>10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1" calcext:value-type="float">
            <text:p>11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4" calcext:value-type="float">
            <text:p>4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7" calcext:value-type="float">
            <text:p>7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1" calcext:value-type="float">
            <text:p>11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4" calcext:value-type="float">
            <text:p>4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5" calcext:value-type="float">
            <text:p>5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6" calcext:value-type="float">
            <text:p>6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8" calcext:value-type="float">
            <text:p>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1" calcext:value-type="float">
            <text:p>11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" calcext:value-type="float">
            <text:p>1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3" calcext:value-type="float">
            <text:p>3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4" calcext:value-type="float">
            <text:p>4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5" calcext:value-type="float">
            <text:p>5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6" calcext:value-type="float">
            <text:p>6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7" calcext:value-type="float">
            <text:p>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8" calcext:value-type="float">
            <text:p>8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9" calcext:value-type="float">
            <text:p>9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0" calcext:value-type="float">
            <text:p>10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1" calcext:value-type="float">
            <text:p>11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" calcext:value-type="float">
            <text:p>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6" calcext:value-type="float">
            <text:p>6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7" calcext:value-type="float">
            <text:p>7</text:p>
          </table:table-cell>
          <table:table-cell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8" calcext:value-type="float">
            <text:p>8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9" calcext:value-type="float">
            <text:p>9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0" calcext:value-type="float">
            <text:p>10</text:p>
          </table:table-cell>
          <table:table-cell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1" calcext:value-type="float">
            <text:p>11</text:p>
          </table:table-cell>
          <table:table-cell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" calcext:value-type="float">
            <text:p>2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3" calcext:value-type="float">
            <text:p>3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4" calcext:value-type="float">
            <text:p>4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5" calcext:value-type="float">
            <text:p>5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" calcext:value-type="float">
            <text:p>6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7" calcext:value-type="float">
            <text:p>7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8" calcext:value-type="float">
            <text:p>8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9" calcext:value-type="float">
            <text:p>9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0" calcext:value-type="float">
            <text:p>10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1" calcext:value-type="float">
            <text:p>1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5" calcext:value-type="float">
            <text:p>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7" calcext:value-type="float">
            <text:p>7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9" calcext:value-type="float">
            <text:p>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0" calcext:value-type="float">
            <text:p>10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5" calcext:value-type="float">
            <text:p>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7" calcext:value-type="float">
            <text:p>7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0" calcext:value-type="float">
            <text:p>1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1" calcext:value-type="float">
            <text:p>1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5" calcext:value-type="float">
            <text:p>5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7" calcext:value-type="float">
            <text:p>7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9" calcext:value-type="float">
            <text:p>9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1" calcext:value-type="float">
            <text:p>11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" calcext:value-type="float">
            <text:p>3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" calcext:value-type="float">
            <text:p>6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8" calcext:value-type="float">
            <text:p>8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9" calcext:value-type="float">
            <text:p>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1" calcext:value-type="float">
            <text:p>11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5" calcext:value-type="float">
            <text:p>5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" calcext:value-type="float">
            <text:p>6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9" calcext:value-type="float">
            <text:p>9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0" calcext:value-type="float">
            <text:p>10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1" calcext:value-type="float">
            <text:p>11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5" calcext:value-type="float">
            <text:p>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7" calcext:value-type="float">
            <text:p>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8" calcext:value-type="float">
            <text:p>8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9" calcext:value-type="float">
            <text:p>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1" calcext:value-type="float">
            <text:p>1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5" calcext:value-type="float">
            <text:p>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6" calcext:value-type="float">
            <text:p>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8" calcext:value-type="float">
            <text:p>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9" calcext:value-type="float">
            <text:p>9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1" calcext:value-type="float">
            <text:p>11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" calcext:value-type="float">
            <text:p>6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7" calcext:value-type="float">
            <text:p>7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8" calcext:value-type="float">
            <text:p>8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9" calcext:value-type="float">
            <text:p>9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1" calcext:value-type="float">
            <text:p>11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" calcext:value-type="float">
            <text:p>3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7" calcext:value-type="float">
            <text:p>7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8" calcext:value-type="float">
            <text:p>8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9" calcext:value-type="float">
            <text:p>9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1" calcext:value-type="float">
            <text:p>11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3" calcext:value-type="float">
            <text:p>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4" calcext:value-type="float">
            <text:p>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5" calcext:value-type="float">
            <text:p>5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7" calcext:value-type="float">
            <text:p>7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0" calcext:value-type="float">
            <text:p>1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1" calcext:value-type="float">
            <text:p>1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9" calcext:value-type="float">
            <text:p>9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1" calcext:value-type="float">
            <text:p>11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" calcext:value-type="float">
            <text:p>6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8" calcext:value-type="float">
            <text:p>8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9" calcext:value-type="float">
            <text:p>9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0" calcext:value-type="float">
            <text:p>1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1" calcext:value-type="float">
            <text:p>11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3" calcext:value-type="float">
            <text:p>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4" calcext:value-type="float">
            <text:p>4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5" calcext:value-type="float">
            <text:p>5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7" calcext:value-type="float">
            <text:p>7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9" calcext:value-type="float">
            <text:p>9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1" calcext:value-type="float">
            <text:p>11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4" calcext:value-type="float">
            <text:p>4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5" calcext:value-type="float">
            <text:p>5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8" calcext:value-type="float">
            <text:p>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0" calcext:value-type="float">
            <text:p>10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1" calcext:value-type="float">
            <text:p>11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4" calcext:value-type="float">
            <text:p>4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" calcext:value-type="float">
            <text:p>6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8" calcext:value-type="float">
            <text:p>8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9" calcext:value-type="float">
            <text:p>9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1" calcext:value-type="float">
            <text:p>1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5" calcext:value-type="float">
            <text:p>5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" calcext:value-type="float">
            <text:p>6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7" calcext:value-type="float">
            <text:p>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9" calcext:value-type="float">
            <text:p>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1" calcext:value-type="float">
            <text:p>11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5" calcext:value-type="float">
            <text:p>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7" calcext:value-type="float">
            <text:p>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8" calcext:value-type="float">
            <text:p>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9" calcext:value-type="float">
            <text:p>9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1" calcext:value-type="float">
            <text:p>1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3" calcext:value-type="float">
            <text:p>3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4" calcext:value-type="float">
            <text:p>4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7" calcext:value-type="float">
            <text:p>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9" calcext:value-type="float">
            <text:p>9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1" calcext:value-type="float">
            <text:p>11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5" calcext:value-type="float">
            <text:p>5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7" calcext:value-type="float">
            <text:p>7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8" calcext:value-type="float">
            <text:p>8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9" calcext:value-type="float">
            <text:p>9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1" calcext:value-type="float">
            <text:p>11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4" calcext:value-type="float">
            <text:p>4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5" calcext:value-type="float">
            <text:p>5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" calcext:value-type="float">
            <text:p>6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" calcext:value-type="float">
            <text:p>7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8" calcext:value-type="float">
            <text:p>8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0" calcext:value-type="float">
            <text:p>10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1" calcext:value-type="float">
            <text:p>11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4" calcext:value-type="float">
            <text:p>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5" calcext:value-type="float">
            <text:p>5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" calcext:value-type="float">
            <text:p>7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" calcext:value-type="float">
            <text:p>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0" calcext:value-type="float">
            <text:p>10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1" calcext:value-type="float">
            <text:p>11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" calcext:value-type="float">
            <text:p>4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5" calcext:value-type="float">
            <text:p>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" calcext:value-type="float">
            <text:p>6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" calcext:value-type="float">
            <text:p>7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8" calcext:value-type="float">
            <text:p>8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9" calcext:value-type="float">
            <text:p>9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1" calcext:value-type="float">
            <text:p>11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" calcext:value-type="float">
            <text:p>4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" calcext:value-type="float">
            <text:p>5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" calcext:value-type="float">
            <text:p>6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" calcext:value-type="float">
            <text:p>7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" calcext:value-type="float">
            <text:p>8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" calcext:value-type="float">
            <text:p>10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" calcext:value-type="float">
            <text:p>11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" calcext:value-type="float">
            <text:p>4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" calcext:value-type="float">
            <text:p>5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" calcext:value-type="float">
            <text:p>7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" calcext:value-type="float">
            <text:p>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9" calcext:value-type="float">
            <text:p>9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1" calcext:value-type="float">
            <text:p>11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" calcext:value-type="float">
            <text:p>4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" calcext:value-type="float">
            <text:p>6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7" calcext:value-type="float">
            <text:p>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8" calcext:value-type="float">
            <text:p>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" calcext:value-type="float">
            <text:p>10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1" calcext:value-type="float">
            <text:p>11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" calcext:value-type="float">
            <text:p>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" calcext:value-type="float">
            <text:p>5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" calcext:value-type="float">
            <text:p>6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" calcext:value-type="float">
            <text:p>7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8" calcext:value-type="float">
            <text:p>8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9" calcext:value-type="float">
            <text:p>9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" calcext:value-type="float">
            <text:p>10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" calcext:value-type="float">
            <text:p>6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" calcext:value-type="float">
            <text:p>7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8" calcext:value-type="float">
            <text:p>8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" calcext:value-type="float">
            <text:p>9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1" calcext:value-type="float">
            <text:p>11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" calcext:value-type="float">
            <text:p>6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" calcext:value-type="float">
            <text:p>7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8" calcext:value-type="float">
            <text:p>8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1" calcext:value-type="float">
            <text:p>11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9" calcext:value-type="float">
            <text:p>9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8" calcext:value-type="float">
            <text:p>8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" calcext:value-type="float">
            <text:p>7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9" calcext:value-type="float">
            <text:p>9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" calcext:value-type="float">
            <text:p>11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" calcext:value-type="float">
            <text:p>9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float" office:value="1.02" calcext:value-type="float">
            <text:p>1.02</text:p>
          </table:table-cell>
        </table:table-row>
      </table:table>
      <table:table table:name="Pivot Table_temperature_data_1" table:style-name="ta1">
        <table:table-column table:style-name="co4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Year</text:p>
          </table:table-cell>
          <table:table-cell table:style-name="ce5" office:value-type="string" calcext:value-type="string">
            <text:p>Average - Temp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6"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0.66" calcext:value-type="float">
            <text:p>-0.6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0.51" calcext:value-type="float">
            <text:p>-0.51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0.54" calcext:value-type="float">
            <text:p>-0.5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0.41" calcext:value-type="float">
            <text:p>-0.41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0.41" calcext:value-type="float">
            <text:p>-0.41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-0.54" calcext:value-type="float">
            <text:p>-0.54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0.61" calcext:value-type="float">
            <text:p>-0.6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-0.63" calcext:value-type="float">
            <text:p>-0.63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-0.74" calcext:value-type="float">
            <text:p>-0.74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0.71" calcext:value-type="float">
            <text:p>-0.71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-0.51" calcext:value-type="float">
            <text:p>-0.51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-0.61" calcext:value-type="float">
            <text:p>-0.61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0.61" calcext:value-type="float">
            <text:p>-0.61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-0.51" calcext:value-type="float">
            <text:p>-0.51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-0.62" calcext:value-type="float">
            <text:p>-0.62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0.68" calcext:value-type="float">
            <text:p>-0.68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0.59" calcext:value-type="float">
            <text:p>-0.59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-0.41" calcext:value-type="float">
            <text:p>-0.41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-0.84" calcext:value-type="float">
            <text:p>-0.84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0.87" calcext:value-type="float">
            <text:p>-0.87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-0.69" calcext:value-type="float">
            <text:p>-0.69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0.54" calcext:value-type="float">
            <text:p>-0.54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0.57" calcext:value-type="float">
            <text:p>-0.57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-0.76" calcext:value-type="float">
            <text:p>-0.76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0.84" calcext:value-type="float">
            <text:p>-0.84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-0.79" calcext:value-type="float">
            <text:p>-0.79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0.73" calcext:value-type="float">
            <text:p>-0.73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0.69" calcext:value-type="float">
            <text:p>-0.69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-0.57" calcext:value-type="float">
            <text:p>-0.57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0.84" calcext:value-type="float">
            <text:p>-0.84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-0.98" calcext:value-type="float">
            <text:p>-0.98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0.88" calcext:value-type="float">
            <text:p>-0.88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-0.87" calcext:value-type="float">
            <text:p>-0.87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0.88" calcext:value-type="float">
            <text:p>-0.88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-0.82" calcext:value-type="float">
            <text:p>-0.82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0.76" calcext:value-type="float">
            <text:p>-0.76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0.41" calcext:value-type="float">
            <text:p>-0.41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0.41" calcext:value-type="float">
            <text:p>-0.41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-0.54" calcext:value-type="float">
            <text:p>-0.54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-0.41" calcext:value-type="float">
            <text:p>-0.41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-0.64" calcext:value-type="float">
            <text:p>-0.64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0.66" calcext:value-type="float">
            <text:p>-0.66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-0.73" calcext:value-type="float">
            <text:p>-0.73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0.74" calcext:value-type="float">
            <text:p>-0.74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-0.89" calcext:value-type="float">
            <text:p>-0.89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.16" calcext:value-type="float">
            <text:p>-1.16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-1.13" calcext:value-type="float">
            <text:p>-1.13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0.76" calcext:value-type="float">
            <text:p>-0.76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0.74" calcext:value-type="float">
            <text:p>-0.74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-0.68" calcext:value-type="float">
            <text:p>-0.68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0.57" calcext:value-type="float">
            <text:p>-0.57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0.73" calcext:value-type="float">
            <text:p>-0.73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-0.86" calcext:value-type="float">
            <text:p>-0.86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0.84" calcext:value-type="float">
            <text:p>-0.84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-0.82" calcext:value-type="float">
            <text:p>-0.82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0.51" calcext:value-type="float">
            <text:p>-0.51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0.61" calcext:value-type="float">
            <text:p>-0.6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-0.77" calcext:value-type="float">
            <text:p>-0.77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0.68" calcext:value-type="float">
            <text:p>-0.68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0.54" calcext:value-type="float">
            <text:p>-0.54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-0.54" calcext:value-type="float">
            <text:p>-0.54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0.66" calcext:value-type="float">
            <text:p>-0.66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0.61" calcext:value-type="float">
            <text:p>-0.61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-0.54" calcext:value-type="float">
            <text:p>-0.54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-0.51" calcext:value-type="float">
            <text:p>-0.51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0.51" calcext:value-type="float">
            <text:p>-0.51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-0.57" calcext:value-type="float">
            <text:p>-0.57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-0.77" calcext:value-type="float">
            <text:p>-0.77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0.61" calcext:value-type="float">
            <text:p>-0.61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0.74" calcext:value-type="float">
            <text:p>-0.74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-0.64" calcext:value-type="float">
            <text:p>-0.64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0.62" calcext:value-type="float">
            <text:p>-0.62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-0.64" calcext:value-type="float">
            <text:p>-0.64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0.62" calcext:value-type="float">
            <text:p>-0.62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-0.69" calcext:value-type="float">
            <text:p>-0.69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0.71" calcext:value-type="float">
            <text:p>-0.71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-0.41" calcext:value-type="float">
            <text:p>-0.41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0.51" calcext:value-type="float">
            <text:p>-0.51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-0.72" calcext:value-type="float">
            <text:p>-0.72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0.41" calcext:value-type="float">
            <text:p>-0.41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-0.51" calcext:value-type="float">
            <text:p>-0.51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0.61" calcext:value-type="float">
            <text:p>-0.61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-0.64" calcext:value-type="float">
            <text:p>-0.64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-0.59" calcext:value-type="float">
            <text:p>-0.59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-0.63" calcext:value-type="float">
            <text:p>-0.63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0.76" calcext:value-type="float">
            <text:p>-0.76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-0.74" calcext:value-type="float">
            <text:p>-0.74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0.59" calcext:value-type="float">
            <text:p>-0.59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0.66" calcext:value-type="float">
            <text:p>-0.66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-0.74" calcext:value-type="float">
            <text:p>-0.74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0.63" calcext:value-type="float">
            <text:p>-0.63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-0.54" calcext:value-type="float">
            <text:p>-0.54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-0.61" calcext:value-type="float">
            <text:p>-0.61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0.69" calcext:value-type="float">
            <text:p>-0.69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-0.73" calcext:value-type="float">
            <text:p>-0.73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-0.57" calcext:value-type="float">
            <text:p>-0.57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0.72" calcext:value-type="float">
            <text:p>-0.72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-0.78" calcext:value-type="float">
            <text:p>-0.78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0.62" calcext:value-type="float">
            <text:p>-0.62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0.54" calcext:value-type="float">
            <text:p>-0.54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-0.57" calcext:value-type="float">
            <text:p>-0.57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0.51" calcext:value-type="float">
            <text:p>-0.51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-0.67" calcext:value-type="float">
            <text:p>-0.67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0.74" calcext:value-type="float">
            <text:p>-0.74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-0.64" calcext:value-type="float">
            <text:p>-0.64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-0.66" calcext:value-type="float">
            <text:p>-0.66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0.68" calcext:value-type="float">
            <text:p>-0.68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0.51" calcext:value-type="float">
            <text:p>-0.51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0.69" calcext:value-type="float">
            <text:p>-0.69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0.54" calcext:value-type="float">
            <text:p>-0.54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-0.71" calcext:value-type="float">
            <text:p>-0.71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-0.74" calcext:value-type="float">
            <text:p>-0.74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0.88" calcext:value-type="float">
            <text:p>-0.88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-0.76" calcext:value-type="float">
            <text:p>-0.76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0.64" calcext:value-type="float">
            <text:p>-0.64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-0.57" calcext:value-type="float">
            <text:p>-0.57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0.63" calcext:value-type="float">
            <text:p>-0.63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-0.68" calcext:value-type="float">
            <text:p>-0.68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0.57" calcext:value-type="float">
            <text:p>-0.57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-0.170833333333333" calcext:value-type="float">
            <text:p>-0.170833333333333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0.0858333333333333" calcext:value-type="float">
            <text:p>-0.085833333333333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-0.1075" calcext:value-type="float">
            <text:p>-0.1075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0.174166666666667" calcext:value-type="float">
            <text:p>-0.174166666666667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-0.285833333333333" calcext:value-type="float">
            <text:p>-0.285833333333333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0.3275" calcext:value-type="float">
            <text:p>-0.3275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-0.309166666666667" calcext:value-type="float">
            <text:p>-0.309166666666667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0.356666666666667" calcext:value-type="float">
            <text:p>-0.356666666666667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-0.169166666666667" calcext:value-type="float">
            <text:p>-0.169166666666667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0.103333333333333" calcext:value-type="float">
            <text:p>-0.103333333333333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-0.355" calcext:value-type="float">
            <text:p>-0.355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0.2225" calcext:value-type="float">
            <text:p>-0.2225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-0.269166666666667" calcext:value-type="float">
            <text:p>-0.269166666666667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0.313333333333333" calcext:value-type="float">
            <text:p>-0.313333333333333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-0.299166666666667" calcext:value-type="float">
            <text:p>-0.299166666666667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0.221666666666667" calcext:value-type="float">
            <text:p>-0.221666666666667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0.109166666666667" calcext:value-type="float">
            <text:p>-0.109166666666667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-0.2675" calcext:value-type="float">
            <text:p>-0.2675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0.178333333333333" calcext:value-type="float">
            <text:p>-0.17833333333333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0.159166666666667" calcext:value-type="float">
            <text:p>-0.159166666666667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-0.285" calcext:value-type="float">
            <text:p>-0.285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0.375" calcext:value-type="float">
            <text:p>-0.375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-0.475833333333333" calcext:value-type="float">
            <text:p>-0.475833333333333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0.268333333333333" calcext:value-type="float">
            <text:p>-0.268333333333333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0.395" calcext:value-type="float">
            <text:p>-0.395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-0.433333333333333" calcext:value-type="float">
            <text:p>-0.433333333333333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0.490833333333333" calcext:value-type="float">
            <text:p>-0.490833333333333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-0.4425" calcext:value-type="float">
            <text:p>-0.4425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0.446666666666667" calcext:value-type="float">
            <text:p>-0.446666666666667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-0.366666666666667" calcext:value-type="float">
            <text:p>-0.366666666666667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0.3525" calcext:value-type="float">
            <text:p>-0.3525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-0.160833333333333" calcext:value-type="float">
            <text:p>-0.160833333333333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0.145" calcext:value-type="float">
            <text:p>-0.145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-0.363333333333333" calcext:value-type="float">
            <text:p>-0.363333333333333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0.4675" calcext:value-type="float">
            <text:p>-0.4675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-0.305833333333333" calcext:value-type="float">
            <text:p>-0.305833333333333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0.285833333333333" calcext:value-type="float">
            <text:p>-0.285833333333333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-0.2825" calcext:value-type="float">
            <text:p>-0.2825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0.195" calcext:value-type="float">
            <text:p>-0.195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-0.288333333333333" calcext:value-type="float">
            <text:p>-0.288333333333333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0.2725" calcext:value-type="float">
            <text:p>-0.2725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-0.279166666666667" calcext:value-type="float">
            <text:p>-0.279166666666667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0.226666666666667" calcext:value-type="float">
            <text:p>-0.226666666666667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-0.115" calcext:value-type="float">
            <text:p>-0.115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0.225" calcext:value-type="float">
            <text:p>-0.225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-0.205833333333333" calcext:value-type="float">
            <text:p>-0.205833333333333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0.3675" calcext:value-type="float">
            <text:p>-0.3675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-0.164166666666667" calcext:value-type="float">
            <text:p>-0.164166666666667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0.0966666666666667" calcext:value-type="float">
            <text:p>-0.096666666666667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-0.163333333333333" calcext:value-type="float">
            <text:p>-0.163333333333333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0.2925" calcext:value-type="float">
            <text:p>-0.2925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-0.1325" calcext:value-type="float">
            <text:p>-0.1325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0.205" calcext:value-type="float">
            <text:p>-0.205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-0.155" calcext:value-type="float">
            <text:p>-0.155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0.0333333333333333" calcext:value-type="float">
            <text:p>-0.033333333333333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-0.00916666666666666" calcext:value-type="float">
            <text:p>-0.009166666666667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0.0233333333333333" calcext:value-type="float">
            <text:p>-0.023333333333333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.121666666666667" calcext:value-type="float">
            <text:p>0.121666666666667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0.180833333333333" calcext:value-type="float">
            <text:p>0.180833333333333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0.0608333333333333" calcext:value-type="float">
            <text:p>0.060833333333333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0.199166666666667" calcext:value-type="float">
            <text:p>0.199166666666667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.0866666666666667" calcext:value-type="float">
            <text:p>0.086666666666667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-0.0791666666666667" calcext:value-type="float">
            <text:p>-0.079166666666667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0.0308333333333333" calcext:value-type="float">
            <text:p>-0.030833333333333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-0.111666666666667" calcext:value-type="float">
            <text:p>-0.111666666666667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0.115833333333333" calcext:value-type="float">
            <text:p>-0.115833333333333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-0.1775" calcext:value-type="float">
            <text:p>-0.1775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0.0733333333333333" calcext:value-type="float">
            <text:p>-0.073333333333333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0.0741666666666667" calcext:value-type="float">
            <text:p>0.074166666666667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-0.134166666666667" calcext:value-type="float">
            <text:p>-0.134166666666667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0.1425" calcext:value-type="float">
            <text:p>-0.1425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-0.190833333333333" calcext:value-type="float">
            <text:p>-0.190833333333333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0.0633333333333333" calcext:value-type="float">
            <text:p>0.063333333333333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.0591666666666667" calcext:value-type="float">
            <text:p>0.059166666666667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.0366666666666667" calcext:value-type="float">
            <text:p>0.036666666666667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0.0541666666666667" calcext:value-type="float">
            <text:p>0.054166666666667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-0.201666666666667" calcext:value-type="float">
            <text:p>-0.201666666666667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0.108333333333333" calcext:value-type="float">
            <text:p>-0.108333333333333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-0.0591666666666667" calcext:value-type="float">
            <text:p>-0.059166666666667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0.0225" calcext:value-type="float">
            <text:p>-0.0225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-0.0783333333333334" calcext:value-type="float">
            <text:p>-0.078333333333333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.0241666666666667" calcext:value-type="float">
            <text:p>0.024166666666667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0.0833333333333334" calcext:value-type="float">
            <text:p>-0.083333333333333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.164166666666667" calcext:value-type="float">
            <text:p>0.164166666666667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-0.0675" calcext:value-type="float">
            <text:p>-0.0675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0.0125" calcext:value-type="float">
            <text:p>-0.012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-0.0966666666666667" calcext:value-type="float">
            <text:p>-0.09666666666666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.179166666666667" calcext:value-type="float">
            <text:p>0.17916666666666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0691666666666667" calcext:value-type="float">
            <text:p>0.069166666666667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260833333333333" calcext:value-type="float">
            <text:p>0.260833333333333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323333333333333" calcext:value-type="float">
            <text:p>0.32333333333333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140833333333333" calcext:value-type="float">
            <text:p>0.140833333333333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156666666666667" calcext:value-type="float">
            <text:p>0.156666666666667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1175" calcext:value-type="float">
            <text:p>0.1175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.184166666666667" calcext:value-type="float">
            <text:p>0.184166666666667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3225" calcext:value-type="float">
            <text:p>0.322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388333333333333" calcext:value-type="float">
            <text:p>0.388333333333333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.274166666666667" calcext:value-type="float">
            <text:p>0.27416666666666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455" calcext:value-type="float">
            <text:p>0.455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405833333333333" calcext:value-type="float">
            <text:p>0.405833333333333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221666666666667" calcext:value-type="float">
            <text:p>0.221666666666667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233333333333333" calcext:value-type="float">
            <text:p>0.23333333333333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315833333333333" calcext:value-type="float">
            <text:p>0.31583333333333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450833333333333" calcext:value-type="float">
            <text:p>0.45083333333333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329166666666667" calcext:value-type="float">
            <text:p>0.32916666666666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4675" calcext:value-type="float">
            <text:p>0.467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.614166666666667" calcext:value-type="float">
            <text:p>0.61416666666666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390833333333333" calcext:value-type="float">
            <text:p>0.3908333333333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00833333333333" calcext:value-type="float">
            <text:p>0.40083333333333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544166666666667" calcext:value-type="float">
            <text:p>0.54416666666666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628333333333333" calcext:value-type="float">
            <text:p>0.62833333333333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625833333333333" calcext:value-type="float">
            <text:p>0.62583333333333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545833333333333" calcext:value-type="float">
            <text:p>0.54583333333333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6825" calcext:value-type="float">
            <text:p>0.682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.6425" calcext:value-type="float">
            <text:p>0.642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6675" calcext:value-type="float">
            <text:p>0.667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548333333333333" calcext:value-type="float">
            <text:p>0.54833333333333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661666666666667" calcext:value-type="float">
            <text:p>0.66166666666666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609166666666667" calcext:value-type="float">
            <text:p>0.60916666666666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6475" calcext:value-type="float">
            <text:p>0.647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748333333333333" calcext:value-type="float">
            <text:p>0.74833333333333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9025" calcext:value-type="float">
            <text:p>0.902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920833333333333" calcext:value-type="float">
            <text:p>0.92083333333333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.8475" calcext:value-type="float">
            <text:p>0.847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8" office:value-type="float" office:value="0.971818181818182" calcext:value-type="float">
            <text:p>0.971818181818182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-0.0719265338022662" calcext:value-type="float">
            <text:p>-0.071926533802266</text:p>
          </table:table-cell>
        </table:table-row>
      </table:table>
      <table:table table:name="Sheet2" table:style-name="ta1">
        <table:table-column table:style-name="co4" table:default-cell-style-name="ce3"/>
        <table:table-column table:style-name="co4" table:default-cell-style-name="ce7"/>
        <table:table-column table:style-name="co4" table:default-cell-style-name="Default"/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6" office:value-type="float" office:value="0.07" calcext:value-type="float">
            <text:p>0.07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0.01" calcext:value-type="float">
            <text:p>-0.01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-0.01" calcext:value-type="float">
            <text:p>-0.01</text:p>
          </table:table-cell>
          <table:table-cell table:formula="of:=AVERAGE([.B1:.B5])"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.03" calcext:value-type="float">
            <text:p>0.03</text:p>
          </table:table-cell>
          <table:table-cell table:formula="of:=AVERAGE([.B2:.B6])" office:value-type="float" office:value="-0.036" calcext:value-type="float">
            <text:p>-0.036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-0.04" calcext:value-type="float">
            <text:p>-0.04</text:p>
          </table:table-cell>
          <table:table-cell table:formula="of:=AVERAGE([.B3:.B7])"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0.15" calcext:value-type="float">
            <text:p>-0.15</text:p>
          </table:table-cell>
          <table:table-cell table:formula="of:=AVERAGE([.B4:.B8])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-0.02" calcext:value-type="float">
            <text:p>-0.02</text:p>
          </table:table-cell>
          <table:table-cell table:formula="of:=AVERAGE([.B5:.B9])"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.2" calcext:value-type="float">
            <text:p>0.2</text:p>
          </table:table-cell>
          <table:table-cell table:formula="of:=AVERAGE([.B6:.B10])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.19" calcext:value-type="float">
            <text:p>0.19</text:p>
          </table:table-cell>
          <table:table-cell table:formula="of:=AVERAGE([.B7:.B11])"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08" calcext:value-type="float">
            <text:p>0.08</text:p>
          </table:table-cell>
          <table:table-cell table:formula="of:=AVERAGE([.B8:.B12])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07" calcext:value-type="float">
            <text:p>0.07</text:p>
          </table:table-cell>
          <table:table-cell table:formula="of:=AVERAGE([.B9:.B13])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.11" calcext:value-type="float">
            <text:p>0.11</text:p>
          </table:table-cell>
          <table:table-cell table:formula="of:=AVERAGE([.B10:.B14])" office:value-type="float" office:value="0.076" calcext:value-type="float">
            <text:p>0.076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.1" calcext:value-type="float">
            <text:p>0.1</text:p>
          </table:table-cell>
          <table:table-cell table:formula="of:=AVERAGE([.B11:.B15])"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.02" calcext:value-type="float">
            <text:p>0.02</text:p>
          </table:table-cell>
          <table:table-cell table:formula="of:=AVERAGE([.B12:.B16])"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.02" calcext:value-type="float">
            <text:p>0.02</text:p>
          </table:table-cell>
          <table:table-cell table:formula="of:=AVERAGE([.B13:.B17])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.19" calcext:value-type="float">
            <text:p>0.19</text:p>
          </table:table-cell>
          <table:table-cell table:formula="of:=AVERAGE([.B14:.B18]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.37" calcext:value-type="float">
            <text:p>0.37</text:p>
          </table:table-cell>
          <table:table-cell table:formula="of:=AVERAGE([.B15:.B19])" office:value-type="float" office:value="0.254" calcext:value-type="float">
            <text:p>0.254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.4" calcext:value-type="float">
            <text:p>0.4</text:p>
          </table:table-cell>
          <table:table-cell table:formula="of:=AVERAGE([.B16:.B20])"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.29" calcext:value-type="float">
            <text:p>0.29</text:p>
          </table:table-cell>
          <table:table-cell table:formula="of:=AVERAGE([.B17:.B21])" office:value-type="float" office:value="0.288" calcext:value-type="float">
            <text:p>0.288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.21" calcext:value-type="float">
            <text:p>0.21</text:p>
          </table:table-cell>
          <table:table-cell table:formula="of:=AVERAGE([.B18:.B22])" office:value-type="float" office:value="0.222" calcext:value-type="float">
            <text:p>0.22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17" calcext:value-type="float">
            <text:p>0.17</text:p>
          </table:table-cell>
          <table:table-cell table:formula="of:=AVERAGE([.B19:.B23])" office:value-type="float" office:value="0.146" calcext:value-type="float">
            <text:p>0.146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04" calcext:value-type="float">
            <text:p>0.04</text:p>
          </table:table-cell>
          <table:table-cell table:formula="of:=AVERAGE([.B20:.B24])"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.02" calcext:value-type="float">
            <text:p>0.02</text:p>
          </table:table-cell>
          <table:table-cell table:formula="of:=AVERAGE([.B21:.B25])"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.18" calcext:value-type="float">
            <text:p>0.18</text:p>
          </table:table-cell>
          <table:table-cell table:formula="of:=AVERAGE([.B22:.B26])"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1" calcext:value-type="float">
            <text:p>0.21</text:p>
          </table:table-cell>
          <table:table-cell table:formula="of:=AVERAGE([.B23:.B27])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.07" calcext:value-type="float">
            <text:p>0.07</text:p>
          </table:table-cell>
          <table:table-cell table:formula="of:=AVERAGE([.B24:.B28])"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.01" calcext:value-type="float">
            <text:p>0.01</text:p>
          </table:table-cell>
          <table:table-cell table:formula="of:=AVERAGE([.B25:.B29])"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.1" calcext:value-type="float">
            <text:p>0.1</text:p>
          </table:table-cell>
          <table:table-cell table:formula="of:=AVERAGE([.B26:.B30])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.18" calcext:value-type="float">
            <text:p>0.18</text:p>
          </table:table-cell>
          <table:table-cell table:formula="of:=AVERAGE([.B27:.B31])"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19" calcext:value-type="float">
            <text:p>0.19</text:p>
          </table:table-cell>
          <table:table-cell table:formula="of:=AVERAGE([.B28:.B32])" office:value-type="float" office:value="0.166" calcext:value-type="float">
            <text:p>0.166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.2" calcext:value-type="float">
            <text:p>0.2</text:p>
          </table:table-cell>
          <table:table-cell table:formula="of:=AVERAGE([.B29:.B33])" office:value-type="float" office:value="0.156" calcext:value-type="float">
            <text:p>0.156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.16" calcext:value-type="float">
            <text:p>0.16</text:p>
          </table:table-cell>
          <table:table-cell table:formula="of:=AVERAGE([.B30:.B34])"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.05" calcext:value-type="float">
            <text:p>0.05</text:p>
          </table:table-cell>
          <table:table-cell table:formula="of:=AVERAGE([.B31:.B35])"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0.03" calcext:value-type="float">
            <text:p>-0.03</text:p>
          </table:table-cell>
          <table:table-cell table:formula="of:=AVERAGE([.B32:.B36])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-0.06" calcext:value-type="float">
            <text:p>-0.06</text:p>
          </table:table-cell>
          <table:table-cell table:formula="of:=AVERAGE([.B33:.B37])"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0.1" calcext:value-type="float">
            <text:p>-0.1</text:p>
          </table:table-cell>
          <table:table-cell table:formula="of:=AVERAGE([.B34:.B38])"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-0.07" calcext:value-type="float">
            <text:p>-0.07</text:p>
          </table:table-cell>
          <table:table-cell table:formula="of:=AVERAGE([.B35:.B39])"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.02" calcext:value-type="float">
            <text:p>0.02</text:p>
          </table:table-cell>
          <table:table-cell table:formula="of:=AVERAGE([.B36:.B40])" office:value-type="float" office:value="-0.006" calcext:value-type="float">
            <text:p>-0.006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.06" calcext:value-type="float">
            <text:p>0.06</text:p>
          </table:table-cell>
          <table:table-cell table:formula="of:=AVERAGE([.B37:.B41])"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.06" calcext:value-type="float">
            <text:p>0.06</text:p>
          </table:table-cell>
          <table:table-cell table:formula="of:=AVERAGE([.B38:.B42])"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11" calcext:value-type="float">
            <text:p>0.11</text:p>
          </table:table-cell>
          <table:table-cell table:formula="of:=AVERAGE([.B39:.B43])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.18" calcext:value-type="float">
            <text:p>0.18</text:p>
          </table:table-cell>
          <table:table-cell table:formula="of:=AVERAGE([.B40:.B44])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.08" calcext:value-type="float">
            <text:p>0.08</text:p>
          </table:table-cell>
          <table:table-cell table:formula="of:=AVERAGE([.B41:.B45])"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0.13" calcext:value-type="float">
            <text:p>-0.13</text:p>
          </table:table-cell>
          <table:table-cell table:formula="of:=AVERAGE([.B42:.B46])" office:value-type="float" office:value="-0.022" calcext:value-type="float">
            <text:p>-0.02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-0.18" calcext:value-type="float">
            <text:p>-0.18</text:p>
          </table:table-cell>
          <table:table-cell table:formula="of:=AVERAGE([.B43:.B47])"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0.06" calcext:value-type="float">
            <text:p>-0.06</text:p>
          </table:table-cell>
          <table:table-cell table:formula="of:=AVERAGE([.B44:.B48])"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.03" calcext:value-type="float">
            <text:p>0.03</text:p>
          </table:table-cell>
          <table:table-cell table:formula="of:=AVERAGE([.B45:.B49])" office:value-type="float" office:value="-0.102" calcext:value-type="float">
            <text:p>-0.102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0.06" calcext:value-type="float">
            <text:p>-0.06</text:p>
          </table:table-cell>
          <table:table-cell table:formula="of:=AVERAGE([.B46:.B50])"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-0.24" calcext:value-type="float">
            <text:p>-0.24</text:p>
          </table:table-cell>
          <table:table-cell table:formula="of:=AVERAGE([.B47:.B51])" office:value-type="float" office:value="-0.114" calcext:value-type="float">
            <text:p>-0.114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0.22" calcext:value-type="float">
            <text:p>-0.22</text:p>
          </table:table-cell>
          <table:table-cell table:formula="of:=AVERAGE([.B48:.B52])" office:value-type="float" office:value="-0.126" calcext:value-type="float">
            <text:p>-0.12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.08" calcext:value-type="float">
            <text:p>-0.08</text:p>
          </table:table-cell>
          <table:table-cell table:formula="of:=AVERAGE([.B49:.B53])" office:value-type="float" office:value="-0.128" calcext:value-type="float">
            <text:p>-0.128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0.03" calcext:value-type="float">
            <text:p>-0.03</text:p>
          </table:table-cell>
          <table:table-cell table:formula="of:=AVERAGE([.B50:.B54])"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-0.07" calcext:value-type="float">
            <text:p>-0.07</text:p>
          </table:table-cell>
          <table:table-cell table:formula="of:=AVERAGE([.B51:.B55])"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0.1" calcext:value-type="float">
            <text:p>-0.1</text:p>
          </table:table-cell>
          <table:table-cell table:formula="of:=AVERAGE([.B52:.B56])"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-0.12" calcext:value-type="float">
            <text:p>-0.12</text:p>
          </table:table-cell>
          <table:table-cell table:formula="of:=AVERAGE([.B53:.B57])" office:value-type="float" office:value="-0.124" calcext:value-type="float">
            <text:p>-0.124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0.18" calcext:value-type="float">
            <text:p>-0.18</text:p>
          </table:table-cell>
          <table:table-cell table:formula="of:=AVERAGE([.B54:.B58])" office:value-type="float" office:value="-0.126" calcext:value-type="float">
            <text:p>-0.126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-0.15" calcext:value-type="float">
            <text:p>-0.15</text:p>
          </table:table-cell>
          <table:table-cell table:formula="of:=AVERAGE([.B55:.B59])" office:value-type="float" office:value="-0.126" calcext:value-type="float">
            <text:p>-0.126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0.08" calcext:value-type="float">
            <text:p>-0.08</text:p>
          </table:table-cell>
          <table:table-cell table:formula="of:=AVERAGE([.B56:.B60])" office:value-type="float" office:value="-0.122" calcext:value-type="float">
            <text:p>-0.122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-0.1" calcext:value-type="float">
            <text:p>-0.1</text:p>
          </table:table-cell>
          <table:table-cell table:formula="of:=AVERAGE([.B57:.B61])"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0.1" calcext:value-type="float">
            <text:p>-0.1</text:p>
          </table:table-cell>
          <table:table-cell table:formula="of:=AVERAGE([.B58:.B62])"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.08" calcext:value-type="float">
            <text:p>0.08</text:p>
          </table:table-cell>
          <table:table-cell table:formula="of:=AVERAGE([.B59:.B63])"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23" calcext:value-type="float">
            <text:p>0.23</text:p>
          </table:table-cell>
          <table:table-cell table:formula="of:=AVERAGE([.B60:.B64])"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.1" calcext:value-type="float">
            <text:p>0.1</text:p>
          </table:table-cell>
          <table:table-cell table:formula="of:=AVERAGE([.B61:.B65])"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0.03" calcext:value-type="float">
            <text:p>-0.03</text:p>
          </table:table-cell>
          <table:table-cell table:formula="of:=AVERAGE([.B62:.B66])"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.09" calcext:value-type="float">
            <text:p>0.09</text:p>
          </table:table-cell>
          <table:table-cell table:formula="of:=AVERAGE([.B63:.B67])"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.17" calcext:value-type="float">
            <text:p>0.17</text:p>
          </table:table-cell>
          <table:table-cell table:formula="of:=AVERAGE([.B64:.B68])" office:value-type="float" office:value="-0.006" calcext:value-type="float">
            <text:p>-0.006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-0.02" calcext:value-type="float">
            <text:p>-0.02</text:p>
          </table:table-cell>
          <table:table-cell table:formula="of:=AVERAGE([.B65:.B69])"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0.24" calcext:value-type="float">
            <text:p>-0.24</text:p>
          </table:table-cell>
          <table:table-cell table:formula="of:=AVERAGE([.B66:.B70])" office:value-type="float" office:value="-0.142" calcext:value-type="float">
            <text:p>-0.142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-0.3" calcext:value-type="float">
            <text:p>-0.3</text:p>
          </table:table-cell>
          <table:table-cell table:formula="of:=AVERAGE([.B67:.B71])" office:value-type="float" office:value="-0.238" calcext:value-type="float">
            <text:p>-0.238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0.32" calcext:value-type="float">
            <text:p>-0.32</text:p>
          </table:table-cell>
          <table:table-cell table:formula="of:=AVERAGE([.B68:.B72])" office:value-type="float" office:value="-0.278" calcext:value-type="float">
            <text:p>-0.27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-0.31" calcext:value-type="float">
            <text:p>-0.31</text:p>
          </table:table-cell>
          <table:table-cell table:formula="of:=AVERAGE([.B69:.B73])" office:value-type="float" office:value="-0.262" calcext:value-type="float">
            <text:p>-0.262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0.22" calcext:value-type="float">
            <text:p>-0.22</text:p>
          </table:table-cell>
          <table:table-cell table:formula="of:=AVERAGE([.B70:.B74])" office:value-type="float" office:value="-0.236" calcext:value-type="float">
            <text:p>-0.236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-0.16" calcext:value-type="float">
            <text:p>-0.16</text:p>
          </table:table-cell>
          <table:table-cell table:formula="of:=AVERAGE([.B71:.B75])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0.17" calcext:value-type="float">
            <text:p>-0.17</text:p>
          </table:table-cell>
          <table:table-cell table:formula="of:=AVERAGE([.B72:.B76])"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-0.14" calcext:value-type="float">
            <text:p>-0.14</text:p>
          </table:table-cell>
          <table:table-cell table:formula="of:=AVERAGE([.B73:.B77])" office:value-type="float" office:value="-0.116" calcext:value-type="float">
            <text:p>-0.116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0.06" calcext:value-type="float">
            <text:p>-0.06</text:p>
          </table:table-cell>
          <table:table-cell table:formula="of:=AVERAGE([.B74:.B78])" office:value-type="float" office:value="-0.106" calcext:value-type="float">
            <text:p>-0.106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-0.05" calcext:value-type="float">
            <text:p>-0.05</text:p>
          </table:table-cell>
          <table:table-cell table:formula="of:=AVERAGE([.B75:.B79])" office:value-type="float" office:value="-0.098" calcext:value-type="float">
            <text:p>-0.098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0.11" calcext:value-type="float">
            <text:p>-0.11</text:p>
          </table:table-cell>
          <table:table-cell table:formula="of:=AVERAGE([.B76:.B80])" office:value-type="float" office:value="-0.074" calcext:value-type="float">
            <text:p>-0.074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-0.13" calcext:value-type="float">
            <text:p>-0.13</text:p>
          </table:table-cell>
          <table:table-cell table:formula="of:=AVERAGE([.B77:.B81])" office:value-type="float" office:value="-0.044" calcext:value-type="float">
            <text:p>-0.044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0.02" calcext:value-type="float">
            <text:p>-0.02</text:p>
          </table:table-cell>
          <table:table-cell table:formula="of:=AVERAGE([.B78:.B82])" office:value-type="float" office:value="-0.006" calcext:value-type="float">
            <text:p>-0.00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.09" calcext:value-type="float">
            <text:p>0.09</text:p>
          </table:table-cell>
          <table:table-cell table:formula="of:=AVERAGE([.B79:.B83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14" calcext:value-type="float">
            <text:p>0.14</text:p>
          </table:table-cell>
          <table:table-cell table:formula="of:=AVERAGE([.B80:.B84])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.12" calcext:value-type="float">
            <text:p>0.12</text:p>
          </table:table-cell>
          <table:table-cell table:formula="of:=AVERAGE([.B81:.B85])"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.07" calcext:value-type="float">
            <text:p>0.07</text:p>
          </table:table-cell>
          <table:table-cell table:formula="of:=AVERAGE([.B82:.B86])"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.09" calcext:value-type="float">
            <text:p>0.09</text:p>
          </table:table-cell>
          <table:table-cell table:formula="of:=AVERAGE([.B83:.B87])" office:value-type="float" office:value="0.126" calcext:value-type="float">
            <text:p>0.126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.14" calcext:value-type="float">
            <text:p>0.14</text:p>
          </table:table-cell>
          <table:table-cell table:formula="of:=AVERAGE([.B84:.B88])"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.21" calcext:value-type="float">
            <text:p>0.21</text:p>
          </table:table-cell>
          <table:table-cell table:formula="of:=AVERAGE([.B85:.B89])"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.23" calcext:value-type="float">
            <text:p>0.23</text:p>
          </table:table-cell>
          <table:table-cell table:formula="of:=AVERAGE([.B86:.B90])" office:value-type="float" office:value="0.184" calcext:value-type="float">
            <text:p>0.184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.18" calcext:value-type="float">
            <text:p>0.18</text:p>
          </table:table-cell>
          <table:table-cell table:formula="of:=AVERAGE([.B87:.B91])" office:value-type="float" office:value="0.202" calcext:value-type="float">
            <text:p>0.202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.16" calcext:value-type="float">
            <text:p>0.16</text:p>
          </table:table-cell>
          <table:table-cell table:formula="of:=AVERAGE([.B88:.B92])" office:value-type="float" office:value="0.216" calcext:value-type="float">
            <text:p>0.216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.23" calcext:value-type="float">
            <text:p>0.23</text:p>
          </table:table-cell>
          <table:table-cell table:formula="of:=AVERAGE([.B89:.B93])" office:value-type="float" office:value="0.212" calcext:value-type="float">
            <text:p>0.21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.28" calcext:value-type="float">
            <text:p>0.28</text:p>
          </table:table-cell>
          <table:table-cell table:formula="of:=AVERAGE([.B90:.B94])" office:value-type="float" office:value="0.196" calcext:value-type="float">
            <text:p>0.196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.21" calcext:value-type="float">
            <text:p>0.21</text:p>
          </table:table-cell>
          <table:table-cell table:formula="of:=AVERAGE([.B91:.B95])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.1" calcext:value-type="float">
            <text:p>0.1</text:p>
          </table:table-cell>
          <table:table-cell table:formula="of:=AVERAGE([.B92:.B96])" office:value-type="float" office:value="0.146" calcext:value-type="float">
            <text:p>0.146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.08" calcext:value-type="float">
            <text:p>0.08</text:p>
          </table:table-cell>
          <table:table-cell table:formula="of:=AVERAGE([.B93:.B97])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.06" calcext:value-type="float">
            <text:p>0.06</text:p>
          </table:table-cell>
          <table:table-cell table:formula="of:=AVERAGE([.B94:.B98])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table:formula="of:=AVERAGE([.B95:.B99])"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0.14" calcext:value-type="float">
            <text:p>-0.14</text:p>
          </table:table-cell>
          <table:table-cell table:formula="of:=AVERAGE([.B96:.B100])"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-0.24" calcext:value-type="float">
            <text:p>-0.24</text:p>
          </table:table-cell>
          <table:table-cell table:formula="of:=AVERAGE([.B97:.B101])"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0.08" calcext:value-type="float">
            <text:p>-0.08</text:p>
          </table:table-cell>
          <table:table-cell table:formula="of:=AVERAGE([.B98:.B102])" office:value-type="float" office:value="-0.076" calcext:value-type="float">
            <text:p>-0.07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6" calcext:value-type="float">
            <text:p>0.06</text:p>
          </table:table-cell>
          <table:table-cell table:formula="of:=AVERAGE([.B99:.B103])" office:value-type="float" office:value="-0.068" calcext:value-type="float">
            <text:p>-0.06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02" calcext:value-type="float">
            <text:p>0.02</text:p>
          </table:table-cell>
          <table:table-cell table:formula="of:=AVERAGE([.B100:.B104])"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-0.1" calcext:value-type="float">
            <text:p>-0.1</text:p>
          </table:table-cell>
          <table:table-cell table:formula="of:=AVERAGE([.B101:.B105])"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0.11" calcext:value-type="float">
            <text:p>-0.11</text:p>
          </table:table-cell>
          <table:table-cell table:formula="of:=AVERAGE([.B102:.B106])"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.19" calcext:value-type="float">
            <text:p>0.19</text:p>
          </table:table-cell>
          <table:table-cell table:formula="of:=AVERAGE([.B103:.B107])" office:value-type="float" office:value="0.176" calcext:value-type="float">
            <text:p>0.176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.47" calcext:value-type="float">
            <text:p>0.47</text:p>
          </table:table-cell>
          <table:table-cell table:formula="of:=AVERAGE([.B104:.B108])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.43" calcext:value-type="float">
            <text:p>0.43</text:p>
          </table:table-cell>
          <table:table-cell table:formula="of:=AVERAGE([.B105:.B109])" office:value-type="float" office:value="0.286" calcext:value-type="float">
            <text:p>0.286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.22" calcext:value-type="float">
            <text:p>0.22</text:p>
          </table:table-cell>
          <table:table-cell table:formula="of:=AVERAGE([.B106:.B110])" office:value-type="float" office:value="0.276" calcext:value-type="float">
            <text:p>0.276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.12" calcext:value-type="float">
            <text:p>0.12</text:p>
          </table:table-cell>
          <table:table-cell table:formula="of:=AVERAGE([.B107:.B111])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.14" calcext:value-type="float">
            <text:p>0.14</text:p>
          </table:table-cell>
          <table:table-cell table:formula="of:=AVERAGE([.B108:.B112])" office:value-type="float" office:value="0.158" calcext:value-type="float">
            <text:p>0.158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.14" calcext:value-type="float">
            <text:p>0.14</text:p>
          </table:table-cell>
          <table:table-cell table:formula="of:=AVERAGE([.B109:.B113])"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17" calcext:value-type="float">
            <text:p>0.17</text:p>
          </table:table-cell>
          <table:table-cell table:formula="of:=AVERAGE([.B110:.B114])" office:value-type="float" office:value="0.154" calcext:value-type="float">
            <text:p>0.154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.19" calcext:value-type="float">
            <text:p>0.19</text:p>
          </table:table-cell>
          <table:table-cell table:formula="of:=AVERAGE([.B111:.B115])" office:value-type="float" office:value="0.154" calcext:value-type="float">
            <text:p>0.154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.13" calcext:value-type="float">
            <text:p>0.13</text:p>
          </table:table-cell>
          <table:table-cell table:formula="of:=AVERAGE([.B112:.B116])" office:value-type="float" office:value="0.174" calcext:value-type="float">
            <text:p>0.174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.14" calcext:value-type="float">
            <text:p>0.14</text:p>
          </table:table-cell>
          <table:table-cell table:formula="of:=AVERAGE([.B113:.B117])" office:value-type="float" office:value="0.194" calcext:value-type="float">
            <text:p>0.194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.24" calcext:value-type="float">
            <text:p>0.24</text:p>
          </table:table-cell>
          <table:table-cell table:formula="of:=AVERAGE([.B114:.B118])" office:value-type="float" office:value="0.198" calcext:value-type="float">
            <text:p>0.198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.27" calcext:value-type="float">
            <text:p>0.27</text:p>
          </table:table-cell>
          <table:table-cell table:formula="of:=AVERAGE([.B115:.B119])" office:value-type="float" office:value="0.202" calcext:value-type="float">
            <text:p>0.202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.21" calcext:value-type="float">
            <text:p>0.21</text:p>
          </table:table-cell>
          <table:table-cell table:formula="of:=AVERAGE([.B116:.B120]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.15" calcext:value-type="float">
            <text:p>0.15</text:p>
          </table:table-cell>
          <table:table-cell table:formula="of:=AVERAGE([.B117:.B121])"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.13" calcext:value-type="float">
            <text:p>0.13</text:p>
          </table:table-cell>
          <table:table-cell table:formula="of:=AVERAGE([.B118:.B122]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05" calcext:value-type="float">
            <text:p>0.05</text:p>
          </table:table-cell>
          <table:table-cell table:formula="of:=AVERAGE([.B119:.B123])"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0.04" calcext:value-type="float">
            <text:p>-0.04</text:p>
          </table:table-cell>
          <table:table-cell table:formula="of:=AVERAGE([.B120:.B124])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-0.05" calcext:value-type="float">
            <text:p>-0.05</text:p>
          </table:table-cell>
          <table:table-cell table:formula="of:=AVERAGE([.B121:.B125])"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0.08" calcext:value-type="float">
            <text:p>-0.08</text:p>
          </table:table-cell>
          <table:table-cell table:formula="of:=AVERAGE([.B122:.B126])" office:value-type="float" office:value="-0.066" calcext:value-type="float">
            <text:p>-0.066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-0.07" calcext:value-type="float">
            <text:p>-0.07</text:p>
          </table:table-cell>
          <table:table-cell table:formula="of:=AVERAGE([.B123:.B127])"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0.09" calcext:value-type="float">
            <text:p>-0.09</text:p>
          </table:table-cell>
          <table:table-cell table:formula="of:=AVERAGE([.B124:.B128])" office:value-type="float" office:value="-0.162" calcext:value-type="float">
            <text:p>-0.162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-0.26" calcext:value-type="float">
            <text:p>-0.26</text:p>
          </table:table-cell>
          <table:table-cell table:formula="of:=AVERAGE([.B125:.B129])" office:value-type="float" office:value="-0.174" calcext:value-type="float">
            <text:p>-0.174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0.31" calcext:value-type="float">
            <text:p>-0.31</text:p>
          </table:table-cell>
          <table:table-cell table:formula="of:=AVERAGE([.B126:.B130])"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-0.14" calcext:value-type="float">
            <text:p>-0.14</text:p>
          </table:table-cell>
          <table:table-cell table:formula="of:=AVERAGE([.B127:.B131])"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  <table:table-cell table:formula="of:=AVERAGE([.B128:.B132])" office:value-type="float" office:value="-0.074" calcext:value-type="float">
            <text:p>-0.074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.06" calcext:value-type="float">
            <text:p>0.06</text:p>
          </table:table-cell>
          <table:table-cell table:formula="of:=AVERAGE([.B129:.B133])"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.02" calcext:value-type="float">
            <text:p>0.02</text:p>
          </table:table-cell>
          <table:table-cell table:formula="of:=AVERAGE([.B130:.B134])" office:value-type="float" office:value="-0.086" calcext:value-type="float">
            <text:p>-0.086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-0.18" calcext:value-type="float">
            <text:p>-0.18</text:p>
          </table:table-cell>
          <table:table-cell table:formula="of:=AVERAGE([.B131:.B135])" office:value-type="float" office:value="-0.134" calcext:value-type="float">
            <text:p>-0.134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0.33" calcext:value-type="float">
            <text:p>-0.33</text:p>
          </table:table-cell>
          <table:table-cell table:formula="of:=AVERAGE([.B132:.B136])" office:value-type="float" office:value="-0.168" calcext:value-type="float">
            <text:p>-0.168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-0.24" calcext:value-type="float">
            <text:p>-0.24</text:p>
          </table:table-cell>
          <table:table-cell table:formula="of:=AVERAGE([.B133:.B137])" office:value-type="float" office:value="-0.182" calcext:value-type="float">
            <text:p>-0.182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0.11" calcext:value-type="float">
            <text:p>-0.11</text:p>
          </table:table-cell>
          <table:table-cell table:formula="of:=AVERAGE([.B134:.B138])" office:value-type="float" office:value="-0.146" calcext:value-type="float">
            <text:p>-0.146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-0.05" calcext:value-type="float">
            <text:p>-0.05</text:p>
          </table:table-cell>
          <table:table-cell table:formula="of:=AVERAGE([.B135:.B139])" office:value-type="float" office:value="-0.088" calcext:value-type="float">
            <text:p>-0.088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table:formula="of:=AVERAGE([.B136:.B140])" office:value-type="float" office:value="-0.068" calcext:value-type="float">
            <text:p>-0.068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-0.04" calcext:value-type="float">
            <text:p>-0.04</text:p>
          </table:table-cell>
          <table:table-cell table:formula="of:=AVERAGE([.B137:.B141])" office:value-type="float" office:value="-0.078" calcext:value-type="float">
            <text:p>-0.078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0.14" calcext:value-type="float">
            <text:p>-0.14</text:p>
          </table:table-cell>
          <table:table-cell table:formula="of:=AVERAGE([.B138:.B142])"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-0.16" calcext:value-type="float">
            <text:p>-0.16</text:p>
          </table:table-cell>
          <table:table-cell table:formula="of:=AVERAGE([.B139:.B143])" office:value-type="float" office:value="-0.094" calcext:value-type="float">
            <text:p>-0.094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0.11" calcext:value-type="float">
            <text:p>-0.11</text:p>
          </table:table-cell>
          <table:table-cell table:formula="of:=AVERAGE([.B140:.B144])" office:value-type="float" office:value="-0.066" calcext:value-type="float">
            <text:p>-0.066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-0.02" calcext:value-type="float">
            <text:p>-0.02</text:p>
          </table:table-cell>
          <table:table-cell table:formula="of:=AVERAGE([.B141:.B145])" office:value-type="float" office:value="-0.008" calcext:value-type="float">
            <text:p>-0.008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.1" calcext:value-type="float">
            <text:p>0.1</text:p>
          </table:table-cell>
          <table:table-cell table:formula="of:=AVERAGE([.B142:.B146])"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.15" calcext:value-type="float">
            <text:p>0.15</text:p>
          </table:table-cell>
          <table:table-cell table:formula="of:=AVERAGE([.B143:.B147]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.06" calcext:value-type="float">
            <text:p>0.06</text:p>
          </table:table-cell>
          <table:table-cell table:formula="of:=AVERAGE([.B144:.B148])"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-0.04" calcext:value-type="float">
            <text:p>-0.04</text:p>
          </table:table-cell>
          <table:table-cell table:formula="of:=AVERAGE([.B145:.B149])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0.11" calcext:value-type="float">
            <text:p>-0.11</text:p>
          </table:table-cell>
          <table:table-cell table:formula="of:=AVERAGE([.B146:.B150])" office:value-type="float" office:value="-0.068" calcext:value-type="float">
            <text:p>-0.068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-0.12" calcext:value-type="float">
            <text:p>-0.12</text:p>
          </table:table-cell>
          <table:table-cell table:formula="of:=AVERAGE([.B147:.B151])" office:value-type="float" office:value="-0.134" calcext:value-type="float">
            <text:p>-0.134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0.13" calcext:value-type="float">
            <text:p>-0.13</text:p>
          </table:table-cell>
          <table:table-cell table:formula="of:=AVERAGE([.B148:.B152])" office:value-type="float" office:value="-0.194" calcext:value-type="float">
            <text:p>-0.194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-0.27" calcext:value-type="float">
            <text:p>-0.27</text:p>
          </table:table-cell>
          <table:table-cell table:formula="of:=AVERAGE([.B149:.B153])" office:value-type="float" office:value="-0.212" calcext:value-type="float">
            <text:p>-0.21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0.34" calcext:value-type="float">
            <text:p>-0.34</text:p>
          </table:table-cell>
          <table:table-cell table:formula="of:=AVERAGE([.B150:.B154])" office:value-type="float" office:value="-0.206" calcext:value-type="float">
            <text:p>-0.206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-0.2" calcext:value-type="float">
            <text:p>-0.2</text:p>
          </table:table-cell>
          <table:table-cell table:formula="of:=AVERAGE([.B151:.B155])"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0.09" calcext:value-type="float">
            <text:p>-0.09</text:p>
          </table:table-cell>
          <table:table-cell table:formula="of:=AVERAGE([.B152:.B156])" office:value-type="float" office:value="-0.138" calcext:value-type="float">
            <text:p>-0.138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-0.05" calcext:value-type="float">
            <text:p>-0.05</text:p>
          </table:table-cell>
          <table:table-cell table:formula="of:=AVERAGE([.B153:.B157])" office:value-type="float" office:value="-0.078" calcext:value-type="float">
            <text:p>-0.078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0.01" calcext:value-type="float">
            <text:p>-0.01</text:p>
          </table:table-cell>
          <table:table-cell table:formula="of:=AVERAGE([.B154:.B158]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-0.04" calcext:value-type="float">
            <text:p>-0.04</text:p>
          </table:table-cell>
          <table:table-cell table:formula="of:=AVERAGE([.B155:.B159])" office:value-type="float" office:value="-0.028" calcext:value-type="float">
            <text:p>-0.028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0.06" calcext:value-type="float">
            <text:p>-0.06</text:p>
          </table:table-cell>
          <table:table-cell table:formula="of:=AVERAGE([.B156:.B1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.02" calcext:value-type="float">
            <text:p>0.02</text:p>
          </table:table-cell>
          <table:table-cell table:formula="of:=AVERAGE([.B157:.B161])"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.09" calcext:value-type="float">
            <text:p>0.09</text:p>
          </table:table-cell>
          <table:table-cell table:formula="of:=AVERAGE([.B158:.B162])"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.07" calcext:value-type="float">
            <text:p>0.07</text:p>
          </table:table-cell>
          <table:table-cell table:formula="of:=AVERAGE([.B159:.B163])" office:value-type="float" office:value="-0.002" calcext:value-type="float">
            <text:p>-0.002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0.05" calcext:value-type="float">
            <text:p>-0.05</text:p>
          </table:table-cell>
          <table:table-cell table:formula="of:=AVERAGE([.B160:.B164])"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-0.14" calcext:value-type="float">
            <text:p>-0.14</text:p>
          </table:table-cell>
          <table:table-cell table:formula="of:=AVERAGE([.B161:.B165])" office:value-type="float" office:value="-0.062" calcext:value-type="float">
            <text:p>-0.062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0.12" calcext:value-type="float">
            <text:p>-0.12</text:p>
          </table:table-cell>
          <table:table-cell table:formula="of:=AVERAGE([.B162:.B166])" office:value-type="float" office:value="-0.076" calcext:value-type="float">
            <text:p>-0.076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-0.07" calcext:value-type="float">
            <text:p>-0.07</text:p>
          </table:table-cell>
          <table:table-cell table:formula="of:=AVERAGE([.B163:.B167])" office:value-type="float" office:value="-0.056" calcext:value-type="float">
            <text:p>-0.056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AVERAGE([.B164:.B168])" office:value-type="float" office:value="-0.026" calcext:value-type="float">
            <text:p>-0.026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.05" calcext:value-type="float">
            <text:p>0.05</text:p>
          </table:table-cell>
          <table:table-cell table:formula="of:=AVERAGE([.B165:.B169])" office:value-type="float" office:value="-0.008" calcext:value-type="float">
            <text:p>-0.008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.01" calcext:value-type="float">
            <text:p>0.01</text:p>
          </table:table-cell>
          <table:table-cell table:formula="of:=AVERAGE([.B166:.B1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-0.03" calcext:value-type="float">
            <text:p>-0.03</text:p>
          </table:table-cell>
          <table:table-cell table:formula="of:=AVERAGE([.B167:.B171])" office:value-type="float" office:value="-0.028" calcext:value-type="float">
            <text:p>-0.028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0.03" calcext:value-type="float">
            <text:p>-0.03</text:p>
          </table:table-cell>
          <table:table-cell table:formula="of:=AVERAGE([.B168:.B172])" office:value-type="float" office:value="-0.088" calcext:value-type="float">
            <text:p>-0.088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-0.14" calcext:value-type="float">
            <text:p>-0.14</text:p>
          </table:table-cell>
          <table:table-cell table:formula="of:=AVERAGE([.B169:.B173])" office:value-type="float" office:value="-0.128" calcext:value-type="float">
            <text:p>-0.128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0.25" calcext:value-type="float">
            <text:p>-0.25</text:p>
          </table:table-cell>
          <table:table-cell table:formula="of:=AVERAGE([.B170:.B174])" office:value-type="float" office:value="-0.132" calcext:value-type="float">
            <text:p>-0.132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-0.19" calcext:value-type="float">
            <text:p>-0.19</text:p>
          </table:table-cell>
          <table:table-cell table:formula="of:=AVERAGE([.B171:.B175])"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0.05" calcext:value-type="float">
            <text:p>-0.05</text:p>
          </table:table-cell>
          <table:table-cell table:formula="of:=AVERAGE([.B172:.B176])"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-0.02" calcext:value-type="float">
            <text:p>-0.02</text:p>
          </table:table-cell>
          <table:table-cell table:formula="of:=AVERAGE([.B173:.B177])" office:value-type="float" office:value="-0.088" calcext:value-type="float">
            <text:p>-0.088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0.09" calcext:value-type="float">
            <text:p>-0.09</text:p>
          </table:table-cell>
          <table:table-cell table:formula="of:=AVERAGE([.B174:.B178])"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-0.09" calcext:value-type="float">
            <text:p>-0.09</text:p>
          </table:table-cell>
          <table:table-cell table:formula="of:=AVERAGE([.B175:.B179])" office:value-type="float" office:value="-0.018" calcext:value-type="float">
            <text:p>-0.018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.01" calcext:value-type="float">
            <text:p>0.01</text:p>
          </table:table-cell>
          <table:table-cell table:formula="of:=AVERAGE([.B176:.B180])" office:value-type="float" office:value="-0.008" calcext:value-type="float">
            <text:p>-0.008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.1" calcext:value-type="float">
            <text:p>0.1</text:p>
          </table:table-cell>
          <table:table-cell table:formula="of:=AVERAGE([.B177:.B1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.03" calcext:value-type="float">
            <text:p>0.03</text:p>
          </table:table-cell>
          <table:table-cell table:formula="of:=AVERAGE([.B178:.B182])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-0.05" calcext:value-type="float">
            <text:p>-0.05</text:p>
          </table:table-cell>
          <table:table-cell table:formula="of:=AVERAGE([.B179:.B183])"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.01" calcext:value-type="float">
            <text:p>0.01</text:p>
          </table:table-cell>
          <table:table-cell table:formula="of:=AVERAGE([.B180:.B184])"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.08" calcext:value-type="float">
            <text:p>0.08</text:p>
          </table:table-cell>
          <table:table-cell table:formula="of:=AVERAGE([.B181:.B185])"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.06" calcext:value-type="float">
            <text:p>0.06</text:p>
          </table:table-cell>
          <table:table-cell table:formula="of:=AVERAGE([.B182:.B186])"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.02" calcext:value-type="float">
            <text:p>0.02</text:p>
          </table:table-cell>
          <table:table-cell table:formula="of:=AVERAGE([.B183:.B187])" office:value-type="float" office:value="-0.006" calcext:value-type="float">
            <text:p>-0.006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0.05" calcext:value-type="float">
            <text:p>-0.05</text:p>
          </table:table-cell>
          <table:table-cell table:formula="of:=AVERAGE([.B184:.B188]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-0.14" calcext:value-type="float">
            <text:p>-0.14</text:p>
          </table:table-cell>
          <table:table-cell table:formula="of:=AVERAGE([.B185:.B189])" office:value-type="float" office:value="-0.082" calcext:value-type="float">
            <text:p>-0.082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0.14" calcext:value-type="float">
            <text:p>-0.14</text:p>
          </table:table-cell>
          <table:table-cell table:formula="of:=AVERAGE([.B186:.B190])" office:value-type="float" office:value="-0.102" calcext:value-type="float">
            <text:p>-0.102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-0.1" calcext:value-type="float">
            <text:p>-0.1</text:p>
          </table:table-cell>
          <table:table-cell table:formula="of:=AVERAGE([.B187:.B191])" office:value-type="float" office:value="-0.108" calcext:value-type="float">
            <text:p>-0.108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0.08" calcext:value-type="float">
            <text:p>-0.08</text:p>
          </table:table-cell>
          <table:table-cell table:formula="of:=AVERAGE([.B188:.B192])"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-0.08" calcext:value-type="float">
            <text:p>-0.08</text:p>
          </table:table-cell>
          <table:table-cell table:formula="of:=AVERAGE([.B189:.B193])" office:value-type="float" office:value="-0.098" calcext:value-type="float">
            <text:p>-0.098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0.1" calcext:value-type="float">
            <text:p>-0.1</text:p>
          </table:table-cell>
          <table:table-cell table:formula="of:=AVERAGE([.B190:.B194])" office:value-type="float" office:value="-0.114" calcext:value-type="float">
            <text:p>-0.114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-0.13" calcext:value-type="float">
            <text:p>-0.13</text:p>
          </table:table-cell>
          <table:table-cell table:formula="of:=AVERAGE([.B191:.B195])" office:value-type="float" office:value="-0.138" calcext:value-type="float">
            <text:p>-0.138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0.18" calcext:value-type="float">
            <text:p>-0.18</text:p>
          </table:table-cell>
          <table:table-cell table:formula="of:=AVERAGE([.B192:.B196])" office:value-type="float" office:value="-0.164" calcext:value-type="float">
            <text:p>-0.164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-0.2" calcext:value-type="float">
            <text:p>-0.2</text:p>
          </table:table-cell>
          <table:table-cell table:formula="of:=AVERAGE([.B193:.B197])" office:value-type="float" office:value="-0.198" calcext:value-type="float">
            <text:p>-0.198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0.21" calcext:value-type="float">
            <text:p>-0.21</text:p>
          </table:table-cell>
          <table:table-cell table:formula="of:=AVERAGE([.B194:.B198])"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-0.27" calcext:value-type="float">
            <text:p>-0.27</text:p>
          </table:table-cell>
          <table:table-cell table:formula="of:=AVERAGE([.B195:.B199])"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0.24" calcext:value-type="float">
            <text:p>-0.24</text:p>
          </table:table-cell>
          <table:table-cell table:formula="of:=AVERAGE([.B196:.B200])" office:value-type="float" office:value="-0.246" calcext:value-type="float">
            <text:p>-0.246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-0.23" calcext:value-type="float">
            <text:p>-0.23</text:p>
          </table:table-cell>
          <table:table-cell table:formula="of:=AVERAGE([.B197:.B201])" office:value-type="float" office:value="-0.246" calcext:value-type="float">
            <text:p>-0.246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0.28" calcext:value-type="float">
            <text:p>-0.28</text:p>
          </table:table-cell>
          <table:table-cell table:formula="of:=AVERAGE([.B198:.B202])"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0.21" calcext:value-type="float">
            <text:p>-0.21</text:p>
          </table:table-cell>
          <table:table-cell table:formula="of:=AVERAGE([.B199:.B203])" office:value-type="float" office:value="-0.164" calcext:value-type="float">
            <text:p>-0.164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0.09" calcext:value-type="float">
            <text:p>-0.09</text:p>
          </table:table-cell>
          <table:table-cell table:formula="of:=AVERAGE([.B200:.B204])" office:value-type="float" office:value="-0.112" calcext:value-type="float">
            <text:p>-0.112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-0.01" calcext:value-type="float">
            <text:p>-0.01</text:p>
          </table:table-cell>
          <table:table-cell table:formula="of:=AVERAGE([.B201:.B205])"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.03" calcext:value-type="float">
            <text:p>0.03</text:p>
          </table:table-cell>
          <table:table-cell table:formula="of:=AVERAGE([.B202:.B206])"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.02" calcext:value-type="float">
            <text:p>0.02</text:p>
          </table:table-cell>
          <table:table-cell table:formula="of:=AVERAGE([.B203:.B207])" office:value-type="float" office:value="-0.068" calcext:value-type="float">
            <text:p>-0.068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0.11" calcext:value-type="float">
            <text:p>-0.11</text:p>
          </table:table-cell>
          <table:table-cell table:formula="of:=AVERAGE([.B204:.B208])" office:value-type="float" office:value="-0.136" calcext:value-type="float">
            <text:p>-0.136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-0.27" calcext:value-type="float">
            <text:p>-0.27</text:p>
          </table:table-cell>
          <table:table-cell table:formula="of:=AVERAGE([.B205:.B209])"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0.35" calcext:value-type="float">
            <text:p>-0.35</text:p>
          </table:table-cell>
          <table:table-cell table:formula="of:=AVERAGE([.B206:.B210])"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-0.34" calcext:value-type="float">
            <text:p>-0.34</text:p>
          </table:table-cell>
          <table:table-cell table:formula="of:=AVERAGE([.B207:.B211])" office:value-type="float" office:value="-0.258" calcext:value-type="float">
            <text:p>-0.258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0.23" calcext:value-type="float">
            <text:p>-0.23</text:p>
          </table:table-cell>
          <table:table-cell table:formula="of:=AVERAGE([.B208:.B212])" office:value-type="float" office:value="-0.208" calcext:value-type="float">
            <text:p>-0.208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-0.1" calcext:value-type="float">
            <text:p>-0.1</text:p>
          </table:table-cell>
          <table:table-cell table:formula="of:=AVERAGE([.B209:.B213])" office:value-type="float" office:value="-0.138" calcext:value-type="float">
            <text:p>-0.138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0.02" calcext:value-type="float">
            <text:p>-0.02</text:p>
          </table:table-cell>
          <table:table-cell table:formula="of:=AVERAGE([.B210:.B214])" office:value-type="float" office:value="-0.076" calcext:value-type="float">
            <text:p>-0.076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  <table:table-cell table:formula="of:=AVERAGE([.B211:.B215])"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0.03" calcext:value-type="float">
            <text:p>-0.03</text:p>
          </table:table-cell>
          <table:table-cell table:formula="of:=AVERAGE([.B212:.B216])"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-0.11" calcext:value-type="float">
            <text:p>-0.11</text:p>
          </table:table-cell>
          <table:table-cell table:formula="of:=AVERAGE([.B213:.B217])" office:value-type="float" office:value="-0.124" calcext:value-type="float">
            <text:p>-0.124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0.19" calcext:value-type="float">
            <text:p>-0.19</text:p>
          </table:table-cell>
          <table:table-cell table:formula="of:=AVERAGE([.B214:.B218])"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-0.29" calcext:value-type="float">
            <text:p>-0.29</text:p>
          </table:table-cell>
          <table:table-cell table:formula="of:=AVERAGE([.B215:.B219])" office:value-type="float" office:value="-0.308" calcext:value-type="float">
            <text:p>-0.308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0.48" calcext:value-type="float">
            <text:p>-0.48</text:p>
          </table:table-cell>
          <table:table-cell table:formula="of:=AVERAGE([.B216:.B220])" office:value-type="float" office:value="-0.328" calcext:value-type="float">
            <text:p>-0.328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-0.47" calcext:value-type="float">
            <text:p>-0.47</text:p>
          </table:table-cell>
          <table:table-cell table:formula="of:=AVERAGE([.B217:.B221])" office:value-type="float" office:value="-0.304" calcext:value-type="float">
            <text:p>-0.304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0.21" calcext:value-type="float">
            <text:p>-0.21</text:p>
          </table:table-cell>
          <table:table-cell table:formula="of:=AVERAGE([.B218:.B222])"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-0.07" calcext:value-type="float">
            <text:p>-0.07</text:p>
          </table:table-cell>
          <table:table-cell table:formula="of:=AVERAGE([.B219:.B223])" office:value-type="float" office:value="-0.168" calcext:value-type="float">
            <text:p>-0.168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0.07" calcext:value-type="float">
            <text:p>-0.07</text:p>
          </table:table-cell>
          <table:table-cell table:formula="of:=AVERAGE([.B220:.B224])" office:value-type="float" office:value="-0.074" calcext:value-type="float">
            <text:p>-0.074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-0.02" calcext:value-type="float">
            <text:p>-0.02</text:p>
          </table:table-cell>
          <table:table-cell table:formula="of:=AVERAGE([.B221:.B225])" office:value-type="float" office:value="-0.034" calcext:value-type="float">
            <text:p>-0.034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  <table:table-cell table:formula="of:=AVERAGE([.B222:.B226])"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-0.01" calcext:value-type="float">
            <text:p>-0.01</text:p>
          </table:table-cell>
          <table:table-cell table:formula="of:=AVERAGE([.B223:.B227])"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table:formula="of:=AVERAGE([.B224:.B228])" office:value-type="float" office:value="-0.046" calcext:value-type="float">
            <text:p>-0.046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-0.07" calcext:value-type="float">
            <text:p>-0.07</text:p>
          </table:table-cell>
          <table:table-cell table:formula="of:=AVERAGE([.B225:.B229])"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0.15" calcext:value-type="float">
            <text:p>-0.15</text:p>
          </table:table-cell>
          <table:table-cell table:formula="of:=AVERAGE([.B226:.B230])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.03" calcext:value-type="float">
            <text:p>0.03</text:p>
          </table:table-cell>
          <table:table-cell table:formula="of:=AVERAGE([.B227:.B231])"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.2" calcext:value-type="float">
            <text:p>0.2</text:p>
          </table:table-cell>
          <table:table-cell table:formula="of:=AVERAGE([.B228:.B232])"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.17" calcext:value-type="float">
            <text:p>0.17</text:p>
          </table:table-cell>
          <table:table-cell table:formula="of:=AVERAGE([.B229:.B233])"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.08" calcext:value-type="float">
            <text:p>0.08</text:p>
          </table:table-cell>
          <table:table-cell table:formula="of:=AVERAGE([.B230:.B234])"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-0.06" calcext:value-type="float">
            <text:p>-0.06</text:p>
          </table:table-cell>
          <table:table-cell table:formula="of:=AVERAGE([.B231:.B235])" office:value-type="float" office:value="-0.068" calcext:value-type="float">
            <text:p>-0.068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0.23" calcext:value-type="float">
            <text:p>-0.23</text:p>
          </table:table-cell>
          <table:table-cell table:formula="of:=AVERAGE([.B232:.B236])" office:value-type="float" office:value="-0.168" calcext:value-type="float">
            <text:p>-0.168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-0.3" calcext:value-type="float">
            <text:p>-0.3</text:p>
          </table:table-cell>
          <table:table-cell table:formula="of:=AVERAGE([.B233:.B237])" office:value-type="float" office:value="-0.256" calcext:value-type="float">
            <text:p>-0.256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0.33" calcext:value-type="float">
            <text:p>-0.33</text:p>
          </table:table-cell>
          <table:table-cell table:formula="of:=AVERAGE([.B234:.B238])" office:value-type="float" office:value="-0.302" calcext:value-type="float">
            <text:p>-0.302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-0.36" calcext:value-type="float">
            <text:p>-0.36</text:p>
          </table:table-cell>
          <table:table-cell table:formula="of:=AVERAGE([.B235:.B239])"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0.29" calcext:value-type="float">
            <text:p>-0.29</text:p>
          </table:table-cell>
          <table:table-cell table:formula="of:=AVERAGE([.B236:.B240])" office:value-type="float" office:value="-0.252" calcext:value-type="float">
            <text:p>-0.252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-0.17" calcext:value-type="float">
            <text:p>-0.17</text:p>
          </table:table-cell>
          <table:table-cell table:formula="of:=AVERAGE([.B237:.B241])" office:value-type="float" office:value="-0.198" calcext:value-type="float">
            <text:p>-0.198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0.11" calcext:value-type="float">
            <text:p>-0.11</text:p>
          </table:table-cell>
          <table:table-cell table:formula="of:=AVERAGE([.B238:.B242])" office:value-type="float" office:value="-0.132" calcext:value-type="float">
            <text:p>-0.13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-0.06" calcext:value-type="float">
            <text:p>-0.06</text:p>
          </table:table-cell>
          <table:table-cell table:formula="of:=AVERAGE([.B239:.B243])" office:value-type="float" office:value="-0.092" calcext:value-type="float">
            <text:p>-0.092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0.03" calcext:value-type="float">
            <text:p>-0.03</text:p>
          </table:table-cell>
          <table:table-cell table:formula="of:=AVERAGE([.B240:.B244])" office:value-type="float" office:value="-0.092" calcext:value-type="float">
            <text:p>-0.092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-0.09" calcext:value-type="float">
            <text:p>-0.09</text:p>
          </table:table-cell>
          <table:table-cell table:formula="of:=AVERAGE([.B241:.B245])" office:value-type="float" office:value="-0.104" calcext:value-type="float">
            <text:p>-0.104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0.17" calcext:value-type="float">
            <text:p>-0.17</text:p>
          </table:table-cell>
          <table:table-cell table:formula="of:=AVERAGE([.B242:.B246])" office:value-type="float" office:value="-0.128" calcext:value-type="float">
            <text:p>-0.128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-0.17" calcext:value-type="float">
            <text:p>-0.17</text:p>
          </table:table-cell>
          <table:table-cell table:formula="of:=AVERAGE([.B243:.B247])"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0.18" calcext:value-type="float">
            <text:p>-0.18</text:p>
          </table:table-cell>
          <table:table-cell table:formula="of:=AVERAGE([.B244:.B248])" office:value-type="float" office:value="-0.186" calcext:value-type="float">
            <text:p>-0.186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-0.24" calcext:value-type="float">
            <text:p>-0.24</text:p>
          </table:table-cell>
          <table:table-cell table:formula="of:=AVERAGE([.B245:.B249])" office:value-type="float" office:value="-0.148" calcext:value-type="float">
            <text:p>-0.148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0.17" calcext:value-type="float">
            <text:p>-0.17</text:p>
          </table:table-cell>
          <table:table-cell table:formula="of:=AVERAGE([.B246:.B250])" office:value-type="float" office:value="-0.094" calcext:value-type="float">
            <text:p>-0.094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.02" calcext:value-type="float">
            <text:p>0.02</text:p>
          </table:table-cell>
          <table:table-cell table:formula="of:=AVERAGE([.B247:.B251])"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.1" calcext:value-type="float">
            <text:p>0.1</text:p>
          </table:table-cell>
          <table:table-cell table:formula="of:=AVERAGE([.B248:.B252])" office:value-type="float" office:value="-0.044" calcext:value-type="float">
            <text:p>-0.04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0.01" calcext:value-type="float">
            <text:p>-0.01</text:p>
          </table:table-cell>
          <table:table-cell table:formula="of:=AVERAGE([.B249:.B253])" office:value-type="float" office:value="-0.058" calcext:value-type="float">
            <text:p>-0.058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0.16" calcext:value-type="float">
            <text:p>-0.16</text:p>
          </table:table-cell>
          <table:table-cell table:formula="of:=AVERAGE([.B250:.B254])" office:value-type="float" office:value="-0.134" calcext:value-type="float">
            <text:p>-0.134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-0.24" calcext:value-type="float">
            <text:p>-0.24</text:p>
          </table:table-cell>
          <table:table-cell table:formula="of:=AVERAGE([.B251:.B255])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0.36" calcext:value-type="float">
            <text:p>-0.36</text:p>
          </table:table-cell>
          <table:table-cell table:formula="of:=AVERAGE([.B252:.B256])" office:value-type="float" office:value="-0.332" calcext:value-type="float">
            <text:p>-0.332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-0.48" calcext:value-type="float">
            <text:p>-0.48</text:p>
          </table:table-cell>
          <table:table-cell table:formula="of:=AVERAGE([.B253:.B257])"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0.42" calcext:value-type="float">
            <text:p>-0.42</text:p>
          </table:table-cell>
          <table:table-cell table:formula="of:=AVERAGE([.B254:.B258])"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-0.3" calcext:value-type="float">
            <text:p>-0.3</text:p>
          </table:table-cell>
          <table:table-cell table:formula="of:=AVERAGE([.B255:.B259])" office:value-type="float" office:value="-0.394" calcext:value-type="float">
            <text:p>-0.394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0.34" calcext:value-type="float">
            <text:p>-0.34</text:p>
          </table:table-cell>
          <table:table-cell table:formula="of:=AVERAGE([.B256:.B260])" office:value-type="float" office:value="-0.358" calcext:value-type="float">
            <text:p>-0.358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-0.43" calcext:value-type="float">
            <text:p>-0.43</text:p>
          </table:table-cell>
          <table:table-cell table:formula="of:=AVERAGE([.B257:.B261])" office:value-type="float" office:value="-0.296" calcext:value-type="float">
            <text:p>-0.296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0.3" calcext:value-type="float">
            <text:p>-0.3</text:p>
          </table:table-cell>
          <table:table-cell table:formula="of:=AVERAGE([.B258:.B262])" office:value-type="float" office:value="-0.246" calcext:value-type="float">
            <text:p>-0.246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-0.11" calcext:value-type="float">
            <text:p>-0.11</text:p>
          </table:table-cell>
          <table:table-cell table:formula="of:=AVERAGE([.B259:.B263])" office:value-type="float" office:value="-0.198" calcext:value-type="float">
            <text:p>-0.198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0.05" calcext:value-type="float">
            <text:p>-0.05</text:p>
          </table:table-cell>
          <table:table-cell table:formula="of:=AVERAGE([.B260:.B264])" office:value-type="float" office:value="-0.166" calcext:value-type="float">
            <text:p>-0.166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-0.1" calcext:value-type="float">
            <text:p>-0.1</text:p>
          </table:table-cell>
          <table:table-cell table:formula="of:=AVERAGE([.B261:.B265])" office:value-type="float" office:value="-0.198" calcext:value-type="float">
            <text:p>-0.198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0.27" calcext:value-type="float">
            <text:p>-0.27</text:p>
          </table:table-cell>
          <table:table-cell table:formula="of:=AVERAGE([.B262:.B266])" office:value-type="float" office:value="-0.248" calcext:value-type="float">
            <text:p>-0.248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-0.46" calcext:value-type="float">
            <text:p>-0.46</text:p>
          </table:table-cell>
          <table:table-cell table:formula="of:=AVERAGE([.B263:.B267])" office:value-type="float" office:value="-0.258" calcext:value-type="float">
            <text:p>-0.258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0.36" calcext:value-type="float">
            <text:p>-0.36</text:p>
          </table:table-cell>
          <table:table-cell table:formula="of:=AVERAGE([.B264:.B268])" office:value-type="float" office:value="-0.236" calcext:value-type="float">
            <text:p>-0.236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-0.1" calcext:value-type="float">
            <text:p>-0.1</text:p>
          </table:table-cell>
          <table:table-cell table:formula="of:=AVERAGE([.B265:.B269])" office:value-type="float" office:value="-0.204" calcext:value-type="float">
            <text:p>-0.204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.01" calcext:value-type="float">
            <text:p>0.01</text:p>
          </table:table-cell>
          <table:table-cell table:formula="of:=AVERAGE([.B266:.B270])" office:value-type="float" office:value="-0.168" calcext:value-type="float">
            <text:p>-0.168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-0.11" calcext:value-type="float">
            <text:p>-0.11</text:p>
          </table:table-cell>
          <table:table-cell table:formula="of:=AVERAGE([.B267:.B271])" office:value-type="float" office:value="-0.152" calcext:value-type="float">
            <text:p>-0.152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0.28" calcext:value-type="float">
            <text:p>-0.28</text:p>
          </table:table-cell>
          <table:table-cell table:formula="of:=AVERAGE([.B268:.B272])"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-0.28" calcext:value-type="float">
            <text:p>-0.28</text:p>
          </table:table-cell>
          <table:table-cell table:formula="of:=AVERAGE([.B269:.B273])" office:value-type="float" office:value="-0.218" calcext:value-type="float">
            <text:p>-0.218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0.19" calcext:value-type="float">
            <text:p>-0.19</text:p>
          </table:table-cell>
          <table:table-cell table:formula="of:=AVERAGE([.B270:.B274])" office:value-type="float" office:value="-0.264" calcext:value-type="float">
            <text:p>-0.264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-0.23" calcext:value-type="float">
            <text:p>-0.23</text:p>
          </table:table-cell>
          <table:table-cell table:formula="of:=AVERAGE([.B271:.B275])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0.34" calcext:value-type="float">
            <text:p>-0.34</text:p>
          </table:table-cell>
          <table:table-cell table:formula="of:=AVERAGE([.B272:.B276])" office:value-type="float" office:value="-0.214" calcext:value-type="float">
            <text:p>-0.214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-0.21" calcext:value-type="float">
            <text:p>-0.21</text:p>
          </table:table-cell>
          <table:table-cell table:formula="of:=AVERAGE([.B273:.B277])" office:value-type="float" office:value="-0.222" calcext:value-type="float">
            <text:p>-0.222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0.1" calcext:value-type="float">
            <text:p>-0.1</text:p>
          </table:table-cell>
          <table:table-cell table:formula="of:=AVERAGE([.B274:.B278])" office:value-type="float" office:value="-0.244" calcext:value-type="float">
            <text:p>-0.244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-0.23" calcext:value-type="float">
            <text:p>-0.23</text:p>
          </table:table-cell>
          <table:table-cell table:formula="of:=AVERAGE([.B275:.B279])" office:value-type="float" office:value="-0.228" calcext:value-type="float">
            <text:p>-0.228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0.34" calcext:value-type="float">
            <text:p>-0.34</text:p>
          </table:table-cell>
          <table:table-cell table:formula="of:=AVERAGE([.B276:.B280])"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-0.26" calcext:value-type="float">
            <text:p>-0.26</text:p>
          </table:table-cell>
          <table:table-cell table:formula="of:=AVERAGE([.B277:.B281])" office:value-type="float" office:value="-0.214" calcext:value-type="float">
            <text:p>-0.214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0.12" calcext:value-type="float">
            <text:p>-0.12</text:p>
          </table:table-cell>
          <table:table-cell table:formula="of:=AVERAGE([.B278:.B282])" office:value-type="float" office:value="-0.216" calcext:value-type="float">
            <text:p>-0.21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-0.12" calcext:value-type="float">
            <text:p>-0.12</text:p>
          </table:table-cell>
          <table:table-cell table:formula="of:=AVERAGE([.B279:.B283])" office:value-type="float" office:value="-0.206" calcext:value-type="float">
            <text:p>-0.206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0.24" calcext:value-type="float">
            <text:p>-0.24</text:p>
          </table:table-cell>
          <table:table-cell table:formula="of:=AVERAGE([.B280:.B284])" office:value-type="float" office:value="-0.218" calcext:value-type="float">
            <text:p>-0.218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-0.29" calcext:value-type="float">
            <text:p>-0.29</text:p>
          </table:table-cell>
          <table:table-cell table:formula="of:=AVERAGE([.B281:.B285])" office:value-type="float" office:value="-0.298" calcext:value-type="float">
            <text:p>-0.298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0.32" calcext:value-type="float">
            <text:p>-0.32</text:p>
          </table:table-cell>
          <table:table-cell table:formula="of:=AVERAGE([.B282:.B286])" office:value-type="float" office:value="-0.406" calcext:value-type="float">
            <text:p>-0.406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-0.52" calcext:value-type="float">
            <text:p>-0.52</text:p>
          </table:table-cell>
          <table:table-cell table:formula="of:=AVERAGE([.B283:.B287])" office:value-type="float" office:value="-0.452" calcext:value-type="float">
            <text:p>-0.452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0.66" calcext:value-type="float">
            <text:p>-0.66</text:p>
          </table:table-cell>
          <table:table-cell table:formula="of:=AVERAGE([.B284:.B288])"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-0.47" calcext:value-type="float">
            <text:p>-0.47</text:p>
          </table:table-cell>
          <table:table-cell table:formula="of:=AVERAGE([.B285:.B289])" office:value-type="float" office:value="-0.484" calcext:value-type="float">
            <text:p>-0.484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0.33" calcext:value-type="float">
            <text:p>-0.33</text:p>
          </table:table-cell>
          <table:table-cell table:formula="of:=AVERAGE([.B286:.B290])"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-0.44" calcext:value-type="float">
            <text:p>-0.44</text:p>
          </table:table-cell>
          <table:table-cell table:formula="of:=AVERAGE([.B287:.B291])" office:value-type="float" office:value="-0.404" calcext:value-type="float">
            <text:p>-0.404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0.45" calcext:value-type="float">
            <text:p>-0.45</text:p>
          </table:table-cell>
          <table:table-cell table:formula="of:=AVERAGE([.B288:.B292])" office:value-type="float" office:value="-0.382" calcext:value-type="float">
            <text:p>-0.382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-0.33" calcext:value-type="float">
            <text:p>-0.33</text:p>
          </table:table-cell>
          <table:table-cell table:formula="of:=AVERAGE([.B289:.B293])" office:value-type="float" office:value="-0.416" calcext:value-type="float">
            <text:p>-0.416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0.36" calcext:value-type="float">
            <text:p>-0.36</text:p>
          </table:table-cell>
          <table:table-cell table:formula="of:=AVERAGE([.B290:.B294])"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-0.5" calcext:value-type="float">
            <text:p>-0.5</text:p>
          </table:table-cell>
          <table:table-cell table:formula="of:=AVERAGE([.B291:.B295])" office:value-type="float" office:value="-0.434" calcext:value-type="float">
            <text:p>-0.434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0.51" calcext:value-type="float">
            <text:p>-0.51</text:p>
          </table:table-cell>
          <table:table-cell table:formula="of:=AVERAGE([.B292:.B296])" office:value-type="float" office:value="-0.468" calcext:value-type="float">
            <text:p>-0.468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-0.47" calcext:value-type="float">
            <text:p>-0.47</text:p>
          </table:table-cell>
          <table:table-cell table:formula="of:=AVERAGE([.B293:.B297])" office:value-type="float" office:value="-0.502" calcext:value-type="float">
            <text:p>-0.502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0.5" calcext:value-type="float">
            <text:p>-0.5</text:p>
          </table:table-cell>
          <table:table-cell table:formula="of:=AVERAGE([.B294:.B298])" office:value-type="float" office:value="-0.498" calcext:value-type="float">
            <text:p>-0.498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-0.53" calcext:value-type="float">
            <text:p>-0.53</text:p>
          </table:table-cell>
          <table:table-cell table:formula="of:=AVERAGE([.B295:.B299])" office:value-type="float" office:value="-0.496" calcext:value-type="float">
            <text:p>-0.496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0.48" calcext:value-type="float">
            <text:p>-0.48</text:p>
          </table:table-cell>
          <table:table-cell table:formula="of:=AVERAGE([.B296:.B300])" office:value-type="float" office:value="-0.51" calcext:value-type="float">
            <text:p>-0.51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-0.5" calcext:value-type="float">
            <text:p>-0.5</text:p>
          </table:table-cell>
          <table:table-cell table:formula="of:=AVERAGE([.B297:.B301])" office:value-type="float" office:value="-0.506" calcext:value-type="float">
            <text:p>-0.506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0.54" calcext:value-type="float">
            <text:p>-0.54</text:p>
          </table:table-cell>
          <table:table-cell table:formula="of:=AVERAGE([.B298:.B302])" office:value-type="float" office:value="-0.474" calcext:value-type="float">
            <text:p>-0.47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0.48" calcext:value-type="float">
            <text:p>-0.48</text:p>
          </table:table-cell>
          <table:table-cell table:formula="of:=AVERAGE([.B299:.B303])" office:value-type="float" office:value="-0.438" calcext:value-type="float">
            <text:p>-0.438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0.37" calcext:value-type="float">
            <text:p>-0.37</text:p>
          </table:table-cell>
          <table:table-cell table:formula="of:=AVERAGE([.B300:.B304])" office:value-type="float" office:value="-0.402" calcext:value-type="float">
            <text:p>-0.402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-0.3" calcext:value-type="float">
            <text:p>-0.3</text:p>
          </table:table-cell>
          <table:table-cell table:formula="of:=AVERAGE([.B301:.B305])" office:value-type="float" office:value="-0.362" calcext:value-type="float">
            <text:p>-0.362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0.32" calcext:value-type="float">
            <text:p>-0.32</text:p>
          </table:table-cell>
          <table:table-cell table:formula="of:=AVERAGE([.B302:.B306])" office:value-type="float" office:value="-0.332" calcext:value-type="float">
            <text:p>-0.332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-0.34" calcext:value-type="float">
            <text:p>-0.34</text:p>
          </table:table-cell>
          <table:table-cell table:formula="of:=AVERAGE([.B303:.B307])" office:value-type="float" office:value="-0.334" calcext:value-type="float">
            <text:p>-0.334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0.33" calcext:value-type="float">
            <text:p>-0.33</text:p>
          </table:table-cell>
          <table:table-cell table:formula="of:=AVERAGE([.B304:.B308])" office:value-type="float" office:value="-0.356" calcext:value-type="float">
            <text:p>-0.356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-0.38" calcext:value-type="float">
            <text:p>-0.38</text:p>
          </table:table-cell>
          <table:table-cell table:formula="of:=AVERAGE([.B305:.B309])" office:value-type="float" office:value="-0.362" calcext:value-type="float">
            <text:p>-0.362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0.41" calcext:value-type="float">
            <text:p>-0.41</text:p>
          </table:table-cell>
          <table:table-cell table:formula="of:=AVERAGE([.B306:.B310])" office:value-type="float" office:value="-0.352" calcext:value-type="float">
            <text:p>-0.352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-0.35" calcext:value-type="float">
            <text:p>-0.35</text:p>
          </table:table-cell>
          <table:table-cell table:formula="of:=AVERAGE([.B307:.B311])" office:value-type="float" office:value="-0.328" calcext:value-type="float">
            <text:p>-0.328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0.29" calcext:value-type="float">
            <text:p>-0.29</text:p>
          </table:table-cell>
          <table:table-cell table:formula="of:=AVERAGE([.B308:.B312])" office:value-type="float" office:value="-0.284" calcext:value-type="float">
            <text:p>-0.284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-0.21" calcext:value-type="float">
            <text:p>-0.21</text:p>
          </table:table-cell>
          <table:table-cell table:formula="of:=AVERAGE([.B309:.B313])" office:value-type="float" office:value="-0.242" calcext:value-type="float">
            <text:p>-0.242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0.16" calcext:value-type="float">
            <text:p>-0.16</text:p>
          </table:table-cell>
          <table:table-cell table:formula="of:=AVERAGE([.B310:.B314])" office:value-type="float" office:value="-0.208" calcext:value-type="float">
            <text:p>-0.208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-0.2" calcext:value-type="float">
            <text:p>-0.2</text:p>
          </table:table-cell>
          <table:table-cell table:formula="of:=AVERAGE([.B311:.B315])" office:value-type="float" office:value="-0.182" calcext:value-type="float">
            <text:p>-0.182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0.18" calcext:value-type="float">
            <text:p>-0.18</text:p>
          </table:table-cell>
          <table:table-cell table:formula="of:=AVERAGE([.B312:.B316])" office:value-type="float" office:value="-0.198" calcext:value-type="float">
            <text:p>-0.198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-0.16" calcext:value-type="float">
            <text:p>-0.16</text:p>
          </table:table-cell>
          <table:table-cell table:formula="of:=AVERAGE([.B313:.B317])"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0.29" calcext:value-type="float">
            <text:p>-0.29</text:p>
          </table:table-cell>
          <table:table-cell table:formula="of:=AVERAGE([.B314:.B318])" office:value-type="float" office:value="-0.278" calcext:value-type="float">
            <text:p>-0.278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-0.37" calcext:value-type="float">
            <text:p>-0.37</text:p>
          </table:table-cell>
          <table:table-cell table:formula="of:=AVERAGE([.B315:.B319])" office:value-type="float" office:value="-0.332" calcext:value-type="float">
            <text:p>-0.332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0.39" calcext:value-type="float">
            <text:p>-0.39</text:p>
          </table:table-cell>
          <table:table-cell table:formula="of:=AVERAGE([.B316:.B320])" office:value-type="float" office:value="-0.384" calcext:value-type="float">
            <text:p>-0.384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-0.45" calcext:value-type="float">
            <text:p>-0.45</text:p>
          </table:table-cell>
          <table:table-cell table:formula="of:=AVERAGE([.B317:.B321])" office:value-type="float" office:value="-0.378" calcext:value-type="float">
            <text:p>-0.378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0.42" calcext:value-type="float">
            <text:p>-0.42</text:p>
          </table:table-cell>
          <table:table-cell table:formula="of:=AVERAGE([.B318:.B322])"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-0.26" calcext:value-type="float">
            <text:p>-0.26</text:p>
          </table:table-cell>
          <table:table-cell table:formula="of:=AVERAGE([.B319:.B323])" office:value-type="float" office:value="-0.318" calcext:value-type="float">
            <text:p>-0.318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0.18" calcext:value-type="float">
            <text:p>-0.18</text:p>
          </table:table-cell>
          <table:table-cell table:formula="of:=AVERAGE([.B320:.B324])" office:value-type="float" office:value="-0.302" calcext:value-type="float">
            <text:p>-0.302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-0.28" calcext:value-type="float">
            <text:p>-0.28</text:p>
          </table:table-cell>
          <table:table-cell table:formula="of:=AVERAGE([.B321:.B325])" office:value-type="float" office:value="-0.272" calcext:value-type="float">
            <text:p>-0.272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0.37" calcext:value-type="float">
            <text:p>-0.37</text:p>
          </table:table-cell>
          <table:table-cell table:formula="of:=AVERAGE([.B322:.B326])" office:value-type="float" office:value="-0.246" calcext:value-type="float">
            <text:p>-0.246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-0.27" calcext:value-type="float">
            <text:p>-0.27</text:p>
          </table:table-cell>
          <table:table-cell table:formula="of:=AVERAGE([.B323:.B327])"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0.13" calcext:value-type="float">
            <text:p>-0.13</text:p>
          </table:table-cell>
          <table:table-cell table:formula="of:=AVERAGE([.B324:.B328])"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-0.05" calcext:value-type="float">
            <text:p>-0.05</text:p>
          </table:table-cell>
          <table:table-cell table:formula="of:=AVERAGE([.B325:.B329])" office:value-type="float" office:value="-0.154" calcext:value-type="float">
            <text:p>-0.154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0.08" calcext:value-type="float">
            <text:p>-0.08</text:p>
          </table:table-cell>
          <table:table-cell table:formula="of:=AVERAGE([.B326:.B330])" office:value-type="float" office:value="-0.156" calcext:value-type="float">
            <text:p>-0.156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-0.24" calcext:value-type="float">
            <text:p>-0.24</text:p>
          </table:table-cell>
          <table:table-cell table:formula="of:=AVERAGE([.B327:.B331])" office:value-type="float" office:value="-0.148" calcext:value-type="float">
            <text:p>-0.148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0.28" calcext:value-type="float">
            <text:p>-0.28</text:p>
          </table:table-cell>
          <table:table-cell table:formula="of:=AVERAGE([.B328:.B332])" office:value-type="float" office:value="-0.134" calcext:value-type="float">
            <text:p>-0.134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-0.09" calcext:value-type="float">
            <text:p>-0.09</text:p>
          </table:table-cell>
          <table:table-cell table:formula="of:=AVERAGE([.B329:.B333])"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0.02" calcext:value-type="float">
            <text:p>0.02</text:p>
          </table:table-cell>
          <table:table-cell table:formula="of:=AVERAGE([.B330:.B334])"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-0.01" calcext:value-type="float">
            <text:p>-0.01</text:p>
          </table:table-cell>
          <table:table-cell table:formula="of:=AVERAGE([.B331:.B335])"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0.09" calcext:value-type="float">
            <text:p>-0.09</text:p>
          </table:table-cell>
          <table:table-cell table:formula="of:=AVERAGE([.B332:.B336])" office:value-type="float" office:value="-0.144" calcext:value-type="float">
            <text:p>-0.144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-0.23" calcext:value-type="float">
            <text:p>-0.23</text:p>
          </table:table-cell>
          <table:table-cell table:formula="of:=AVERAGE([.B333:.B337])" office:value-type="float" office:value="-0.242" calcext:value-type="float">
            <text:p>-0.242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0.41" calcext:value-type="float">
            <text:p>-0.41</text:p>
          </table:table-cell>
          <table:table-cell table:formula="of:=AVERAGE([.B334:.B338])"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-0.47" calcext:value-type="float">
            <text:p>-0.47</text:p>
          </table:table-cell>
          <table:table-cell table:formula="of:=AVERAGE([.B335:.B339])" office:value-type="float" office:value="-0.412" calcext:value-type="float">
            <text:p>-0.412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0.45" calcext:value-type="float">
            <text:p>-0.45</text:p>
          </table:table-cell>
          <table:table-cell table:formula="of:=AVERAGE([.B336:.B340])" office:value-type="float" office:value="-0.454" calcext:value-type="float">
            <text:p>-0.454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-0.5" calcext:value-type="float">
            <text:p>-0.5</text:p>
          </table:table-cell>
          <table:table-cell table:formula="of:=AVERAGE([.B337:.B341])" office:value-type="float" office:value="-0.432" calcext:value-type="float">
            <text:p>-0.432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0.44" calcext:value-type="float">
            <text:p>-0.44</text:p>
          </table:table-cell>
          <table:table-cell table:formula="of:=AVERAGE([.B338:.B342])"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-0.3" calcext:value-type="float">
            <text:p>-0.3</text:p>
          </table:table-cell>
          <table:table-cell table:formula="of:=AVERAGE([.B339:.B343])" office:value-type="float" office:value="-0.294" calcext:value-type="float">
            <text:p>-0.294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0.16" calcext:value-type="float">
            <text:p>-0.16</text:p>
          </table:table-cell>
          <table:table-cell table:formula="of:=AVERAGE([.B340:.B344])"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-0.07" calcext:value-type="float">
            <text:p>-0.07</text:p>
          </table:table-cell>
          <table:table-cell table:formula="of:=AVERAGE([.B341:.B345])" office:value-type="float" office:value="-0.154" calcext:value-type="float">
            <text:p>-0.154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0.08" calcext:value-type="float">
            <text:p>-0.08</text:p>
          </table:table-cell>
          <table:table-cell table:formula="of:=AVERAGE([.B342:.B346])" office:value-type="float" office:value="-0.132" calcext:value-type="float">
            <text:p>-0.132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-0.16" calcext:value-type="float">
            <text:p>-0.16</text:p>
          </table:table-cell>
          <table:table-cell table:formula="of:=AVERAGE([.B343:.B347])" office:value-type="float" office:value="-0.138" calcext:value-type="float">
            <text:p>-0.138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0.19" calcext:value-type="float">
            <text:p>-0.19</text:p>
          </table:table-cell>
          <table:table-cell table:formula="of:=AVERAGE([.B344:.B348])" office:value-type="float" office:value="-0.166" calcext:value-type="float">
            <text:p>-0.166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-0.19" calcext:value-type="float">
            <text:p>-0.19</text:p>
          </table:table-cell>
          <table:table-cell table:formula="of:=AVERAGE([.B345:.B349])" office:value-type="float" office:value="-0.194" calcext:value-type="float">
            <text:p>-0.194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0.21" calcext:value-type="float">
            <text:p>-0.21</text:p>
          </table:table-cell>
          <table:table-cell table:formula="of:=AVERAGE([.B346:.B350])"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-0.22" calcext:value-type="float">
            <text:p>-0.22</text:p>
          </table:table-cell>
          <table:table-cell table:formula="of:=AVERAGE([.B347:.B351])" office:value-type="float" office:value="-0.238" calcext:value-type="float">
            <text:p>-0.238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0.24" calcext:value-type="float">
            <text:p>-0.24</text:p>
          </table:table-cell>
          <table:table-cell table:formula="of:=AVERAGE([.B348:.B352])" office:value-type="float" office:value="-0.272" calcext:value-type="float">
            <text:p>-0.27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0.33" calcext:value-type="float">
            <text:p>-0.33</text:p>
          </table:table-cell>
          <table:table-cell table:formula="of:=AVERAGE([.B349:.B353])" office:value-type="float" office:value="-0.268" calcext:value-type="float">
            <text:p>-0.268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0.36" calcext:value-type="float">
            <text:p>-0.36</text:p>
          </table:table-cell>
          <table:table-cell table:formula="of:=AVERAGE([.B350:.B354])" office:value-type="float" office:value="-0.244" calcext:value-type="float">
            <text:p>-0.244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-0.19" calcext:value-type="float">
            <text:p>-0.19</text:p>
          </table:table-cell>
          <table:table-cell table:formula="of:=AVERAGE([.B351:.B355])" office:value-type="float" office:value="-0.222" calcext:value-type="float">
            <text:p>-0.222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0.1" calcext:value-type="float">
            <text:p>-0.1</text:p>
          </table:table-cell>
          <table:table-cell table:formula="of:=AVERAGE([.B352:.B356])" office:value-type="float" office:value="-0.164" calcext:value-type="float">
            <text:p>-0.164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-0.13" calcext:value-type="float">
            <text:p>-0.13</text:p>
          </table:table-cell>
          <table:table-cell table:formula="of:=AVERAGE([.B353:.B357])"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0.04" calcext:value-type="float">
            <text:p>-0.04</text:p>
          </table:table-cell>
          <table:table-cell table:formula="of:=AVERAGE([.B354:.B358])" office:value-type="float" office:value="-0.014" calcext:value-type="float">
            <text:p>-0.014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.11" calcext:value-type="float">
            <text:p>0.11</text:p>
          </table:table-cell>
          <table:table-cell table:formula="of:=AVERAGE([.B355:.B359])" office:value-type="float" office:value="-0.002" calcext:value-type="float">
            <text:p>-0.002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.09" calcext:value-type="float">
            <text:p>0.09</text:p>
          </table:table-cell>
          <table:table-cell table:formula="of:=AVERAGE([.B356:.B360])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-0.04" calcext:value-type="float">
            <text:p>-0.04</text:p>
          </table:table-cell>
          <table:table-cell table:formula="of:=AVERAGE([.B357:.B361])" office:value-type="float" office:value="-0.024" calcext:value-type="float">
            <text:p>-0.024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0.1" calcext:value-type="float">
            <text:p>-0.1</text:p>
          </table:table-cell>
          <table:table-cell table:formula="of:=AVERAGE([.B358:.B362])" office:value-type="float" office:value="-0.106" calcext:value-type="float">
            <text:p>-0.106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-0.18" calcext:value-type="float">
            <text:p>-0.18</text:p>
          </table:table-cell>
          <table:table-cell table:formula="of:=AVERAGE([.B359:.B363])" office:value-type="float" office:value="-0.186" calcext:value-type="float">
            <text:p>-0.186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0.3" calcext:value-type="float">
            <text:p>-0.3</text:p>
          </table:table-cell>
          <table:table-cell table:formula="of:=AVERAGE([.B360:.B364])" office:value-type="float" office:value="-0.224" calcext:value-type="float">
            <text:p>-0.224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-0.31" calcext:value-type="float">
            <text:p>-0.31</text:p>
          </table:table-cell>
          <table:table-cell table:formula="of:=AVERAGE([.B361:.B365])" office:value-type="float" office:value="-0.256" calcext:value-type="float">
            <text:p>-0.256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0.23" calcext:value-type="float">
            <text:p>-0.23</text:p>
          </table:table-cell>
          <table:table-cell table:formula="of:=AVERAGE([.B362:.B366])"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-0.26" calcext:value-type="float">
            <text:p>-0.26</text:p>
          </table:table-cell>
          <table:table-cell table:formula="of:=AVERAGE([.B363:.B367])" office:value-type="float" office:value="-0.256" calcext:value-type="float">
            <text:p>-0.256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0.3" calcext:value-type="float">
            <text:p>-0.3</text:p>
          </table:table-cell>
          <table:table-cell table:formula="of:=AVERAGE([.B364:.B368])" office:value-type="float" office:value="-0.202" calcext:value-type="float">
            <text:p>-0.202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-0.18" calcext:value-type="float">
            <text:p>-0.18</text:p>
          </table:table-cell>
          <table:table-cell table:formula="of:=AVERAGE([.B365:.B369])" office:value-type="float" office:value="-0.166" calcext:value-type="float">
            <text:p>-0.166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0.04" calcext:value-type="float">
            <text:p>-0.04</text:p>
          </table:table-cell>
          <table:table-cell table:formula="of:=AVERAGE([.B366:.B370])" office:value-type="float" office:value="-0.146" calcext:value-type="float">
            <text:p>-0.146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-0.05" calcext:value-type="float">
            <text:p>-0.05</text:p>
          </table:table-cell>
          <table:table-cell table:formula="of:=AVERAGE([.B367:.B371])" office:value-type="float" office:value="-0.134" calcext:value-type="float">
            <text:p>-0.134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0.16" calcext:value-type="float">
            <text:p>-0.16</text:p>
          </table:table-cell>
          <table:table-cell table:formula="of:=AVERAGE([.B368:.B372])" office:value-type="float" office:value="-0.168" calcext:value-type="float">
            <text:p>-0.168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-0.24" calcext:value-type="float">
            <text:p>-0.24</text:p>
          </table:table-cell>
          <table:table-cell table:formula="of:=AVERAGE([.B369:.B373])" office:value-type="float" office:value="-0.234" calcext:value-type="float">
            <text:p>-0.234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0.35" calcext:value-type="float">
            <text:p>-0.35</text:p>
          </table:table-cell>
          <table:table-cell table:formula="of:=AVERAGE([.B370:.B374])"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-0.37" calcext:value-type="float">
            <text:p>-0.37</text:p>
          </table:table-cell>
          <table:table-cell table:formula="of:=AVERAGE([.B371:.B375])" office:value-type="float" office:value="-0.264" calcext:value-type="float">
            <text:p>-0.264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0.23" calcext:value-type="float">
            <text:p>-0.23</text:p>
          </table:table-cell>
          <table:table-cell table:formula="of:=AVERAGE([.B372:.B376])" office:value-type="float" office:value="-0.252" calcext:value-type="float">
            <text:p>-0.252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-0.13" calcext:value-type="float">
            <text:p>-0.13</text:p>
          </table:table-cell>
          <table:table-cell table:formula="of:=AVERAGE([.B373:.B377])" office:value-type="float" office:value="-0.246" calcext:value-type="float">
            <text:p>-0.246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0.18" calcext:value-type="float">
            <text:p>-0.18</text:p>
          </table:table-cell>
          <table:table-cell table:formula="of:=AVERAGE([.B374:.B378])" office:value-type="float" office:value="-0.258" calcext:value-type="float">
            <text:p>-0.258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-0.32" calcext:value-type="float">
            <text:p>-0.32</text:p>
          </table:table-cell>
          <table:table-cell table:formula="of:=AVERAGE([.B375:.B379])"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0.43" calcext:value-type="float">
            <text:p>-0.43</text:p>
          </table:table-cell>
          <table:table-cell table:formula="of:=AVERAGE([.B376:.B380])" office:value-type="float" office:value="-0.362" calcext:value-type="float">
            <text:p>-0.362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-0.44" calcext:value-type="float">
            <text:p>-0.44</text:p>
          </table:table-cell>
          <table:table-cell table:formula="of:=AVERAGE([.B377:.B381])" office:value-type="float" office:value="-0.402" calcext:value-type="float">
            <text:p>-0.402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0.44" calcext:value-type="float">
            <text:p>-0.44</text:p>
          </table:table-cell>
          <table:table-cell table:formula="of:=AVERAGE([.B378:.B382])" office:value-type="float" office:value="-0.402" calcext:value-type="float">
            <text:p>-0.402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-0.38" calcext:value-type="float">
            <text:p>-0.38</text:p>
          </table:table-cell>
          <table:table-cell table:formula="of:=AVERAGE([.B379:.B383])" office:value-type="float" office:value="-0.378" calcext:value-type="float">
            <text:p>-0.378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0.32" calcext:value-type="float">
            <text:p>-0.32</text:p>
          </table:table-cell>
          <table:table-cell table:formula="of:=AVERAGE([.B380:.B384])" office:value-type="float" office:value="-0.334" calcext:value-type="float">
            <text:p>-0.334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-0.31" calcext:value-type="float">
            <text:p>-0.31</text:p>
          </table:table-cell>
          <table:table-cell table:formula="of:=AVERAGE([.B381:.B385])" office:value-type="float" office:value="-0.264" calcext:value-type="float">
            <text:p>-0.264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0.22" calcext:value-type="float">
            <text:p>-0.22</text:p>
          </table:table-cell>
          <table:table-cell table:formula="of:=AVERAGE([.B382:.B386])"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-0.09" calcext:value-type="float">
            <text:p>-0.09</text:p>
          </table:table-cell>
          <table:table-cell table:formula="of:=AVERAGE([.B383:.B387])" office:value-type="float" office:value="-0.136" calcext:value-type="float">
            <text:p>-0.136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0.01" calcext:value-type="float">
            <text:p>-0.01</text:p>
          </table:table-cell>
          <table:table-cell table:formula="of:=AVERAGE([.B384:.B388])" office:value-type="float" office:value="-0.098" calcext:value-type="float">
            <text:p>-0.098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-0.05" calcext:value-type="float">
            <text:p>-0.05</text:p>
          </table:table-cell>
          <table:table-cell table:formula="of:=AVERAGE([.B385:.B389])"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0.12" calcext:value-type="float">
            <text:p>-0.12</text:p>
          </table:table-cell>
          <table:table-cell table:formula="of:=AVERAGE([.B386:.B390])"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-0.13" calcext:value-type="float">
            <text:p>-0.13</text:p>
          </table:table-cell>
          <table:table-cell table:formula="of:=AVERAGE([.B387:.B391])" office:value-type="float" office:value="-0.152" calcext:value-type="float">
            <text:p>-0.152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0.19" calcext:value-type="float">
            <text:p>-0.19</text:p>
          </table:table-cell>
          <table:table-cell table:formula="of:=AVERAGE([.B388:.B392])" office:value-type="float" office:value="-0.188" calcext:value-type="float">
            <text:p>-0.188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-0.27" calcext:value-type="float">
            <text:p>-0.27</text:p>
          </table:table-cell>
          <table:table-cell table:formula="of:=AVERAGE([.B389:.B393])" office:value-type="float" office:value="-0.202" calcext:value-type="float">
            <text:p>-0.202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0.23" calcext:value-type="float">
            <text:p>-0.23</text:p>
          </table:table-cell>
          <table:table-cell table:formula="of:=AVERAGE([.B390:.B394])" office:value-type="float" office:value="-0.206" calcext:value-type="float">
            <text:p>-0.206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-0.19" calcext:value-type="float">
            <text:p>-0.19</text:p>
          </table:table-cell>
          <table:table-cell table:formula="of:=AVERAGE([.B391:.B395])" office:value-type="float" office:value="-0.188" calcext:value-type="float">
            <text:p>-0.188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0.15" calcext:value-type="float">
            <text:p>-0.15</text:p>
          </table:table-cell>
          <table:table-cell table:formula="of:=AVERAGE([.B392:.B396])"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-0.1" calcext:value-type="float">
            <text:p>-0.1</text:p>
          </table:table-cell>
          <table:table-cell table:formula="of:=AVERAGE([.B393:.B397])" office:value-type="float" office:value="-0.188" calcext:value-type="float">
            <text:p>-0.188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0.18" calcext:value-type="float">
            <text:p>-0.18</text:p>
          </table:table-cell>
          <table:table-cell table:formula="of:=AVERAGE([.B394:.B398])"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-0.32" calcext:value-type="float">
            <text:p>-0.32</text:p>
          </table:table-cell>
          <table:table-cell table:formula="of:=AVERAGE([.B395:.B399])" office:value-type="float" office:value="-0.258" calcext:value-type="float">
            <text:p>-0.258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0.35" calcext:value-type="float">
            <text:p>-0.35</text:p>
          </table:table-cell>
          <table:table-cell table:formula="of:=AVERAGE([.B396:.B400])" office:value-type="float" office:value="-0.312" calcext:value-type="float">
            <text:p>-0.312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-0.34" calcext:value-type="float">
            <text:p>-0.34</text:p>
          </table:table-cell>
          <table:table-cell table:formula="of:=AVERAGE([.B397:.B401])" office:value-type="float" office:value="-0.354" calcext:value-type="float">
            <text:p>-0.354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0.37" calcext:value-type="float">
            <text:p>-0.37</text:p>
          </table:table-cell>
          <table:table-cell table:formula="of:=AVERAGE([.B398:.B402])" office:value-type="float" office:value="-0.362" calcext:value-type="float">
            <text:p>-0.36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-0.39" calcext:value-type="float">
            <text:p>-0.39</text:p>
          </table:table-cell>
          <table:table-cell table:formula="of:=AVERAGE([.B399:.B403])"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0.36" calcext:value-type="float">
            <text:p>-0.36</text:p>
          </table:table-cell>
          <table:table-cell table:formula="of:=AVERAGE([.B400:.B404])" office:value-type="float" office:value="-0.332" calcext:value-type="float">
            <text:p>-0.332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-0.29" calcext:value-type="float">
            <text:p>-0.29</text:p>
          </table:table-cell>
          <table:table-cell table:formula="of:=AVERAGE([.B401:.B405])"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0.25" calcext:value-type="float">
            <text:p>-0.25</text:p>
          </table:table-cell>
          <table:table-cell table:formula="of:=AVERAGE([.B402:.B406])" office:value-type="float" office:value="-0.214" calcext:value-type="float">
            <text:p>-0.214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-0.16" calcext:value-type="float">
            <text:p>-0.16</text:p>
          </table:table-cell>
          <table:table-cell table:formula="of:=AVERAGE([.B403:.B407])" office:value-type="float" office:value="-0.138" calcext:value-type="float">
            <text:p>-0.138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0.01" calcext:value-type="float">
            <text:p>-0.01</text:p>
          </table:table-cell>
          <table:table-cell table:formula="of:=AVERAGE([.B404:.B408])" office:value-type="float" office:value="-0.104" calcext:value-type="float">
            <text:p>-0.104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0.02" calcext:value-type="float">
            <text:p>0.02</text:p>
          </table:table-cell>
          <table:table-cell table:formula="of:=AVERAGE([.B405:.B409])" office:value-type="float" office:value="-0.084" calcext:value-type="float">
            <text:p>-0.084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0.12" calcext:value-type="float">
            <text:p>-0.12</text:p>
          </table:table-cell>
          <table:table-cell table:formula="of:=AVERAGE([.B406:.B410])" office:value-type="float" office:value="-0.072" calcext:value-type="float">
            <text:p>-0.072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-0.15" calcext:value-type="float">
            <text:p>-0.15</text:p>
          </table:table-cell>
          <table:table-cell table:formula="of:=AVERAGE([.B407:.B411])"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0.1" calcext:value-type="float">
            <text:p>-0.1</text:p>
          </table:table-cell>
          <table:table-cell table:formula="of:=AVERAGE([.B408:.B412])" office:value-type="float" office:value="-0.112" calcext:value-type="float">
            <text:p>-0.112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-0.1" calcext:value-type="float">
            <text:p>-0.1</text:p>
          </table:table-cell>
          <table:table-cell table:formula="of:=AVERAGE([.B409:.B413])"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0.09" calcext:value-type="float">
            <text:p>-0.09</text:p>
          </table:table-cell>
          <table:table-cell table:formula="of:=AVERAGE([.B410:.B414])" office:value-type="float" office:value="-0.128" calcext:value-type="float">
            <text:p>-0.128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-0.11" calcext:value-type="float">
            <text:p>-0.11</text:p>
          </table:table-cell>
          <table:table-cell table:formula="of:=AVERAGE([.B411:.B415])" office:value-type="float" office:value="-0.168" calcext:value-type="float">
            <text:p>-0.168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0.24" calcext:value-type="float">
            <text:p>-0.24</text:p>
          </table:table-cell>
          <table:table-cell table:formula="of:=AVERAGE([.B412:.B416])" office:value-type="float" office:value="-0.194" calcext:value-type="float">
            <text:p>-0.194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-0.3" calcext:value-type="float">
            <text:p>-0.3</text:p>
          </table:table-cell>
          <table:table-cell table:formula="of:=AVERAGE([.B413:.B417])"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0.23" calcext:value-type="float">
            <text:p>-0.23</text:p>
          </table:table-cell>
          <table:table-cell table:formula="of:=AVERAGE([.B414:.B418])" office:value-type="float" office:value="-0.152" calcext:value-type="float">
            <text:p>-0.152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-0.07" calcext:value-type="float">
            <text:p>-0.07</text:p>
          </table:table-cell>
          <table:table-cell table:formula="of:=AVERAGE([.B415:.B419])" office:value-type="float" office:value="-0.088" calcext:value-type="float">
            <text:p>-0.088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.08" calcext:value-type="float">
            <text:p>0.08</text:p>
          </table:table-cell>
          <table:table-cell table:formula="of:=AVERAGE([.B416:.B420])"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0.08" calcext:value-type="float">
            <text:p>0.08</text:p>
          </table:table-cell>
          <table:table-cell table:formula="of:=AVERAGE([.B417:.B4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0.01" calcext:value-type="float">
            <text:p>-0.01</text:p>
          </table:table-cell>
          <table:table-cell table:formula="of:=AVERAGE([.B418:.B422])"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-0.08" calcext:value-type="float">
            <text:p>-0.08</text:p>
          </table:table-cell>
          <table:table-cell table:formula="of:=AVERAGE([.B419:.B423])" office:value-type="float" office:value="-0.036" calcext:value-type="float">
            <text:p>-0.036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0.12" calcext:value-type="float">
            <text:p>-0.12</text:p>
          </table:table-cell>
          <table:table-cell table:formula="of:=AVERAGE([.B420:.B424])"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-0.05" calcext:value-type="float">
            <text:p>-0.05</text:p>
          </table:table-cell>
          <table:table-cell table:formula="of:=AVERAGE([.B421:.B425])"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0.1" calcext:value-type="float">
            <text:p>0.1</text:p>
          </table:table-cell>
          <table:table-cell table:formula="of:=AVERAGE([.B422:.B426])" office:value-type="float" office:value="-0.004" calcext:value-type="float">
            <text:p>-0.004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0.1" calcext:value-type="float">
            <text:p>0.1</text:p>
          </table:table-cell>
          <table:table-cell table:formula="of:=AVERAGE([.B423:.B427])" office:value-type="float" office:value="-0.004" calcext:value-type="float">
            <text:p>-0.004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0.05" calcext:value-type="float">
            <text:p>-0.05</text:p>
          </table:table-cell>
          <table:table-cell table:formula="of:=AVERAGE([.B424:.B428])"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-0.12" calcext:value-type="float">
            <text:p>-0.12</text:p>
          </table:table-cell>
          <table:table-cell table:formula="of:=AVERAGE([.B425:.B4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  <table:table-cell table:formula="of:=AVERAGE([.B426:.B430])" office:value-type="float" office:value="-0.024" calcext:value-type="float">
            <text:p>-0.024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0.07" calcext:value-type="float">
            <text:p>0.07</text:p>
          </table:table-cell>
          <table:table-cell table:formula="of:=AVERAGE([.B427:.B431])"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0.02" calcext:value-type="float">
            <text:p>-0.02</text:p>
          </table:table-cell>
          <table:table-cell table:formula="of:=AVERAGE([.B428:.B432])" office:value-type="float" office:value="-0.056" calcext:value-type="float">
            <text:p>-0.056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-0.13" calcext:value-type="float">
            <text:p>-0.13</text:p>
          </table:table-cell>
          <table:table-cell table:formula="of:=AVERAGE([.B429:.B433])"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0.2" calcext:value-type="float">
            <text:p>-0.2</text:p>
          </table:table-cell>
          <table:table-cell table:formula="of:=AVERAGE([.B430:.B434])"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-0.22" calcext:value-type="float">
            <text:p>-0.22</text:p>
          </table:table-cell>
          <table:table-cell table:formula="of:=AVERAGE([.B431:.B435])" office:value-type="float" office:value="-0.232" calcext:value-type="float">
            <text:p>-0.232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0.28" calcext:value-type="float">
            <text:p>-0.28</text:p>
          </table:table-cell>
          <table:table-cell table:formula="of:=AVERAGE([.B432:.B436])" office:value-type="float" office:value="-0.248" calcext:value-type="float">
            <text:p>-0.248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-0.33" calcext:value-type="float">
            <text:p>-0.33</text:p>
          </table:table-cell>
          <table:table-cell table:formula="of:=AVERAGE([.B433:.B437])" office:value-type="float" office:value="-0.232" calcext:value-type="float">
            <text:p>-0.232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0.21" calcext:value-type="float">
            <text:p>-0.21</text:p>
          </table:table-cell>
          <table:table-cell table:formula="of:=AVERAGE([.B434:.B438])"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-0.12" calcext:value-type="float">
            <text:p>-0.12</text:p>
          </table:table-cell>
          <table:table-cell table:formula="of:=AVERAGE([.B435:.B439])" office:value-type="float" office:value="-0.232" calcext:value-type="float">
            <text:p>-0.232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0.21" calcext:value-type="float">
            <text:p>-0.21</text:p>
          </table:table-cell>
          <table:table-cell table:formula="of:=AVERAGE([.B436:.B440])"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-0.29" calcext:value-type="float">
            <text:p>-0.29</text:p>
          </table:table-cell>
          <table:table-cell table:formula="of:=AVERAGE([.B437:.B441])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0.22" calcext:value-type="float">
            <text:p>-0.22</text:p>
          </table:table-cell>
          <table:table-cell table:formula="of:=AVERAGE([.B438:.B442])" office:value-type="float" office:value="-0.222" calcext:value-type="float">
            <text:p>-0.22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-0.16" calcext:value-type="float">
            <text:p>-0.16</text:p>
          </table:table-cell>
          <table:table-cell table:formula="of:=AVERAGE([.B439:.B443])" office:value-type="float" office:value="-0.228" calcext:value-type="float">
            <text:p>-0.228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0.23" calcext:value-type="float">
            <text:p>-0.23</text:p>
          </table:table-cell>
          <table:table-cell table:formula="of:=AVERAGE([.B440:.B444])" office:value-type="float" office:value="-0.192" calcext:value-type="float">
            <text:p>-0.192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-0.24" calcext:value-type="float">
            <text:p>-0.24</text:p>
          </table:table-cell>
          <table:table-cell table:formula="of:=AVERAGE([.B441:.B445])" office:value-type="float" office:value="-0.17" calcext:value-type="float">
            <text:p>-0.17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0.11" calcext:value-type="float">
            <text:p>-0.11</text:p>
          </table:table-cell>
          <table:table-cell table:formula="of:=AVERAGE([.B442:.B446])" office:value-type="float" office:value="-0.188" calcext:value-type="float">
            <text:p>-0.188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-0.11" calcext:value-type="float">
            <text:p>-0.11</text:p>
          </table:table-cell>
          <table:table-cell table:formula="of:=AVERAGE([.B443:.B447])" office:value-type="float" office:value="-0.214" calcext:value-type="float">
            <text:p>-0.214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0.25" calcext:value-type="float">
            <text:p>-0.25</text:p>
          </table:table-cell>
          <table:table-cell table:formula="of:=AVERAGE([.B444:.B448])" office:value-type="float" office:value="-0.256" calcext:value-type="float">
            <text:p>-0.256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-0.36" calcext:value-type="float">
            <text:p>-0.36</text:p>
          </table:table-cell>
          <table:table-cell table:formula="of:=AVERAGE([.B445:.B449])" office:value-type="float" office:value="-0.342" calcext:value-type="float">
            <text:p>-0.342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0.45" calcext:value-type="float">
            <text:p>-0.45</text:p>
          </table:table-cell>
          <table:table-cell table:formula="of:=AVERAGE([.B446:.B450])" office:value-type="float" office:value="-0.442" calcext:value-type="float">
            <text:p>-0.442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-0.54" calcext:value-type="float">
            <text:p>-0.54</text:p>
          </table:table-cell>
          <table:table-cell table:formula="of:=AVERAGE([.B447:.B451])" office:value-type="float" office:value="-0.518" calcext:value-type="float">
            <text:p>-0.518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0.61" calcext:value-type="float">
            <text:p>-0.61</text:p>
          </table:table-cell>
          <table:table-cell table:formula="of:=AVERAGE([.B448:.B452])" office:value-type="float" office:value="-0.558" calcext:value-type="float">
            <text:p>-0.558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-0.63" calcext:value-type="float">
            <text:p>-0.63</text:p>
          </table:table-cell>
          <table:table-cell table:formula="of:=AVERAGE([.B449:.B453])" office:value-type="float" office:value="-0.572" calcext:value-type="float">
            <text:p>-0.572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0.56" calcext:value-type="float">
            <text:p>-0.56</text:p>
          </table:table-cell>
          <table:table-cell table:formula="of:=AVERAGE([.B450:.B454])" office:value-type="float" office:value="-0.562" calcext:value-type="float">
            <text:p>-0.562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-0.52" calcext:value-type="float">
            <text:p>-0.52</text:p>
          </table:table-cell>
          <table:table-cell table:formula="of:=AVERAGE([.B451:.B455])" office:value-type="float" office:value="-0.534" calcext:value-type="float">
            <text:p>-0.534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0.49" calcext:value-type="float">
            <text:p>-0.49</text:p>
          </table:table-cell>
          <table:table-cell table:formula="of:=AVERAGE([.B452:.B456])" office:value-type="float" office:value="-0.524" calcext:value-type="float">
            <text:p>-0.524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-0.47" calcext:value-type="float">
            <text:p>-0.47</text:p>
          </table:table-cell>
          <table:table-cell table:formula="of:=AVERAGE([.B453:.B457])"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0.58" calcext:value-type="float">
            <text:p>-0.58</text:p>
          </table:table-cell>
          <table:table-cell table:formula="of:=AVERAGE([.B454:.B458])" office:value-type="float" office:value="-0.598" calcext:value-type="float">
            <text:p>-0.598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-0.74" calcext:value-type="float">
            <text:p>-0.74</text:p>
          </table:table-cell>
          <table:table-cell table:formula="of:=AVERAGE([.B455:.B459])" office:value-type="float" office:value="-0.598" calcext:value-type="float">
            <text:p>-0.598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0.71" calcext:value-type="float">
            <text:p>-0.71</text:p>
          </table:table-cell>
          <table:table-cell table:formula="of:=AVERAGE([.B456:.B460])"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-0.49" calcext:value-type="float">
            <text:p>-0.49</text:p>
          </table:table-cell>
          <table:table-cell table:formula="of:=AVERAGE([.B457:.B461])" office:value-type="float" office:value="-0.558" calcext:value-type="float">
            <text:p>-0.558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0.38" calcext:value-type="float">
            <text:p>-0.38</text:p>
          </table:table-cell>
          <table:table-cell table:formula="of:=AVERAGE([.B458:.B462])" office:value-type="float" office:value="-0.522" calcext:value-type="float">
            <text:p>-0.522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-0.47" calcext:value-type="float">
            <text:p>-0.47</text:p>
          </table:table-cell>
          <table:table-cell table:formula="of:=AVERAGE([.B459:.B463])" office:value-type="float" office:value="-0.482" calcext:value-type="float">
            <text:p>-0.482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0.56" calcext:value-type="float">
            <text:p>-0.56</text:p>
          </table:table-cell>
          <table:table-cell table:formula="of:=AVERAGE([.B460:.B464])" office:value-type="float" office:value="-0.482" calcext:value-type="float">
            <text:p>-0.482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-0.51" calcext:value-type="float">
            <text:p>-0.51</text:p>
          </table:table-cell>
          <table:table-cell table:formula="of:=AVERAGE([.B461:.B465])" office:value-type="float" office:value="-0.528" calcext:value-type="float">
            <text:p>-0.528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0.49" calcext:value-type="float">
            <text:p>-0.49</text:p>
          </table:table-cell>
          <table:table-cell table:formula="of:=AVERAGE([.B462:.B466])" office:value-type="float" office:value="-0.556" calcext:value-type="float">
            <text:p>-0.556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-0.61" calcext:value-type="float">
            <text:p>-0.61</text:p>
          </table:table-cell>
          <table:table-cell table:formula="of:=AVERAGE([.B463:.B467])" office:value-type="float" office:value="-0.54" calcext:value-type="float">
            <text:p>-0.54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0.61" calcext:value-type="float">
            <text:p>-0.61</text:p>
          </table:table-cell>
          <table:table-cell table:formula="of:=AVERAGE([.B464:.B468])"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-0.48" calcext:value-type="float">
            <text:p>-0.48</text:p>
          </table:table-cell>
          <table:table-cell table:formula="of:=AVERAGE([.B465:.B469])" office:value-type="float" office:value="-0.534" calcext:value-type="float">
            <text:p>-0.534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0.46" calcext:value-type="float">
            <text:p>-0.46</text:p>
          </table:table-cell>
          <table:table-cell table:formula="of:=AVERAGE([.B466:.B470])" office:value-type="float" office:value="-0.488" calcext:value-type="float">
            <text:p>-0.488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-0.51" calcext:value-type="float">
            <text:p>-0.51</text:p>
          </table:table-cell>
          <table:table-cell table:formula="of:=AVERAGE([.B467:.B471])" office:value-type="float" office:value="-0.41" calcext:value-type="float">
            <text:p>-0.41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0.38" calcext:value-type="float">
            <text:p>-0.38</text:p>
          </table:table-cell>
          <table:table-cell table:formula="of:=AVERAGE([.B468:.B472])" office:value-type="float" office:value="-0.362" calcext:value-type="float">
            <text:p>-0.362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-0.22" calcext:value-type="float">
            <text:p>-0.22</text:p>
          </table:table-cell>
          <table:table-cell table:formula="of:=AVERAGE([.B469:.B473])" office:value-type="float" office:value="-0.336" calcext:value-type="float">
            <text:p>-0.336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0.24" calcext:value-type="float">
            <text:p>-0.24</text:p>
          </table:table-cell>
          <table:table-cell table:formula="of:=AVERAGE([.B470:.B474])" office:value-type="float" office:value="-0.318" calcext:value-type="float">
            <text:p>-0.318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-0.33" calcext:value-type="float">
            <text:p>-0.33</text:p>
          </table:table-cell>
          <table:table-cell table:formula="of:=AVERAGE([.B471:.B475])" office:value-type="float" office:value="-0.352" calcext:value-type="float">
            <text:p>-0.352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0.42" calcext:value-type="float">
            <text:p>-0.42</text:p>
          </table:table-cell>
          <table:table-cell table:formula="of:=AVERAGE([.B472:.B476])" office:value-type="float" office:value="-0.428" calcext:value-type="float">
            <text:p>-0.428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-0.55" calcext:value-type="float">
            <text:p>-0.55</text:p>
          </table:table-cell>
          <table:table-cell table:formula="of:=AVERAGE([.B473:.B477])" office:value-type="float" office:value="-0.472" calcext:value-type="float">
            <text:p>-0.472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0.6" calcext:value-type="float">
            <text:p>-0.6</text:p>
          </table:table-cell>
          <table:table-cell table:formula="of:=AVERAGE([.B474:.B478])" office:value-type="float" office:value="-0.468" calcext:value-type="float">
            <text:p>-0.468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-0.46" calcext:value-type="float">
            <text:p>-0.46</text:p>
          </table:table-cell>
          <table:table-cell table:formula="of:=AVERAGE([.B475:.B479])" office:value-type="float" office:value="-0.458" calcext:value-type="float">
            <text:p>-0.458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0.31" calcext:value-type="float">
            <text:p>-0.31</text:p>
          </table:table-cell>
          <table:table-cell table:formula="of:=AVERAGE([.B476:.B480])" office:value-type="float" office:value="-0.448" calcext:value-type="float">
            <text:p>-0.448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-0.37" calcext:value-type="float">
            <text:p>-0.37</text:p>
          </table:table-cell>
          <table:table-cell table:formula="of:=AVERAGE([.B477:.B481])" office:value-type="float" office:value="-0.422" calcext:value-type="float">
            <text:p>-0.422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0.5" calcext:value-type="float">
            <text:p>-0.5</text:p>
          </table:table-cell>
          <table:table-cell table:formula="of:=AVERAGE([.B478:.B482])" office:value-type="float" office:value="-0.414" calcext:value-type="float">
            <text:p>-0.414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-0.47" calcext:value-type="float">
            <text:p>-0.47</text:p>
          </table:table-cell>
          <table:table-cell table:formula="of:=AVERAGE([.B479:.B483])" office:value-type="float" office:value="-0.446" calcext:value-type="float">
            <text:p>-0.446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0.42" calcext:value-type="float">
            <text:p>-0.42</text:p>
          </table:table-cell>
          <table:table-cell table:formula="of:=AVERAGE([.B480:.B484])" office:value-type="float" office:value="-0.442" calcext:value-type="float">
            <text:p>-0.442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-0.47" calcext:value-type="float">
            <text:p>-0.47</text:p>
          </table:table-cell>
          <table:table-cell table:formula="of:=AVERAGE([.B481:.B485])" office:value-type="float" office:value="-0.362" calcext:value-type="float">
            <text:p>-0.362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0.35" calcext:value-type="float">
            <text:p>-0.35</text:p>
          </table:table-cell>
          <table:table-cell table:formula="of:=AVERAGE([.B482:.B486])"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-0.1" calcext:value-type="float">
            <text:p>-0.1</text:p>
          </table:table-cell>
          <table:table-cell table:formula="of:=AVERAGE([.B483:.B487])" office:value-type="float" office:value="-0.188" calcext:value-type="float">
            <text:p>-0.188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0.01" calcext:value-type="float">
            <text:p>-0.01</text:p>
          </table:table-cell>
          <table:table-cell table:formula="of:=AVERAGE([.B484:.B488])" office:value-type="float" office:value="-0.098" calcext:value-type="float">
            <text:p>-0.098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-0.01" calcext:value-type="float">
            <text:p>-0.01</text:p>
          </table:table-cell>
          <table:table-cell table:formula="of:=AVERAGE([.B485:.B489])"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0.02" calcext:value-type="float">
            <text:p>-0.02</text:p>
          </table:table-cell>
          <table:table-cell table:formula="of:=AVERAGE([.B486:.B490])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-0.02" calcext:value-type="float">
            <text:p>-0.02</text:p>
          </table:table-cell>
          <table:table-cell table:formula="of:=AVERAGE([.B487:.B491])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.08" calcext:value-type="float">
            <text:p>0.08</text:p>
          </table:table-cell>
          <table:table-cell table:formula="of:=AVERAGE([.B488:.B492])"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.07" calcext:value-type="float">
            <text:p>0.07</text:p>
          </table:table-cell>
          <table:table-cell table:formula="of:=AVERAGE([.B489:.B493])" office:value-type="float" office:value="-0.112" calcext:value-type="float">
            <text:p>-0.112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0.21" calcext:value-type="float">
            <text:p>-0.21</text:p>
          </table:table-cell>
          <table:table-cell table:formula="of:=AVERAGE([.B490:.B494])" office:value-type="float" office:value="-0.184" calcext:value-type="float">
            <text:p>-0.184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-0.48" calcext:value-type="float">
            <text:p>-0.48</text:p>
          </table:table-cell>
          <table:table-cell table:formula="of:=AVERAGE([.B491:.B495])" office:value-type="float" office:value="-0.248" calcext:value-type="float">
            <text:p>-0.248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0.38" calcext:value-type="float">
            <text:p>-0.38</text:p>
          </table:table-cell>
          <table:table-cell table:formula="of:=AVERAGE([.B492:.B496])" office:value-type="float" office:value="-0.336" calcext:value-type="float">
            <text:p>-0.336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-0.24" calcext:value-type="float">
            <text:p>-0.24</text:p>
          </table:table-cell>
          <table:table-cell table:formula="of:=AVERAGE([.B493:.B497])" office:value-type="float" office:value="-0.418" calcext:value-type="float">
            <text:p>-0.418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0.37" calcext:value-type="float">
            <text:p>-0.37</text:p>
          </table:table-cell>
          <table:table-cell table:formula="of:=AVERAGE([.B494:.B498])" office:value-type="float" office:value="-0.458" calcext:value-type="float">
            <text:p>-0.458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-0.62" calcext:value-type="float">
            <text:p>-0.62</text:p>
          </table:table-cell>
          <table:table-cell table:formula="of:=AVERAGE([.B495:.B499])" office:value-type="float" office:value="-0.488" calcext:value-type="float">
            <text:p>-0.488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0.68" calcext:value-type="float">
            <text:p>-0.68</text:p>
          </table:table-cell>
          <table:table-cell table:formula="of:=AVERAGE([.B496:.B500])" office:value-type="float" office:value="-0.54" calcext:value-type="float">
            <text:p>-0.54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-0.53" calcext:value-type="float">
            <text:p>-0.53</text:p>
          </table:table-cell>
          <table:table-cell table:formula="of:=AVERAGE([.B497:.B501])" office:value-type="float" office:value="-0.584" calcext:value-type="float">
            <text:p>-0.584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0.5" calcext:value-type="float">
            <text:p>-0.5</text:p>
          </table:table-cell>
          <table:table-cell table:formula="of:=AVERAGE([.B498:.B502])" office:value-type="float" office:value="-0.558" calcext:value-type="float">
            <text:p>-0.55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0.59" calcext:value-type="float">
            <text:p>-0.59</text:p>
          </table:table-cell>
          <table:table-cell table:formula="of:=AVERAGE([.B499:.B503])" office:value-type="float" office:value="-0.492" calcext:value-type="float">
            <text:p>-0.492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0.49" calcext:value-type="float">
            <text:p>-0.49</text:p>
          </table:table-cell>
          <table:table-cell table:formula="of:=AVERAGE([.B500:.B504])" office:value-type="float" office:value="-0.458" calcext:value-type="float">
            <text:p>-0.458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-0.35" calcext:value-type="float">
            <text:p>-0.35</text:p>
          </table:table-cell>
          <table:table-cell table:formula="of:=AVERAGE([.B501:.B505])" office:value-type="float" office:value="-0.444" calcext:value-type="float">
            <text:p>-0.444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0.36" calcext:value-type="float">
            <text:p>-0.36</text:p>
          </table:table-cell>
          <table:table-cell table:formula="of:=AVERAGE([.B502:.B506])" office:value-type="float" office:value="-0.422" calcext:value-type="float">
            <text:p>-0.422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-0.43" calcext:value-type="float">
            <text:p>-0.43</text:p>
          </table:table-cell>
          <table:table-cell table:formula="of:=AVERAGE([.B503:.B507])"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0.48" calcext:value-type="float">
            <text:p>-0.48</text:p>
          </table:table-cell>
          <table:table-cell table:formula="of:=AVERAGE([.B504:.B508])" office:value-type="float" office:value="-0.438" calcext:value-type="float">
            <text:p>-0.438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-0.48" calcext:value-type="float">
            <text:p>-0.48</text:p>
          </table:table-cell>
          <table:table-cell table:formula="of:=AVERAGE([.B505:.B509])" office:value-type="float" office:value="-0.442" calcext:value-type="float">
            <text:p>-0.442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0.44" calcext:value-type="float">
            <text:p>-0.44</text:p>
          </table:table-cell>
          <table:table-cell table:formula="of:=AVERAGE([.B506:.B510])" office:value-type="float" office:value="-0.412" calcext:value-type="float">
            <text:p>-0.412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-0.38" calcext:value-type="float">
            <text:p>-0.38</text:p>
          </table:table-cell>
          <table:table-cell table:formula="of:=AVERAGE([.B507:.B511])" office:value-type="float" office:value="-0.364" calcext:value-type="float">
            <text:p>-0.364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0.28" calcext:value-type="float">
            <text:p>-0.28</text:p>
          </table:table-cell>
          <table:table-cell table:formula="of:=AVERAGE([.B508:.B512])" office:value-type="float" office:value="-0.332" calcext:value-type="float">
            <text:p>-0.332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-0.24" calcext:value-type="float">
            <text:p>-0.24</text:p>
          </table:table-cell>
          <table:table-cell table:formula="of:=AVERAGE([.B509:.B513])" office:value-type="float" office:value="-0.334" calcext:value-type="float">
            <text:p>-0.334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0.32" calcext:value-type="float">
            <text:p>-0.32</text:p>
          </table:table-cell>
          <table:table-cell table:formula="of:=AVERAGE([.B510:.B514])" office:value-type="float" office:value="-0.358" calcext:value-type="float">
            <text:p>-0.358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-0.45" calcext:value-type="float">
            <text:p>-0.45</text:p>
          </table:table-cell>
          <table:table-cell table:formula="of:=AVERAGE([.B511:.B515])"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0.5" calcext:value-type="float">
            <text:p>-0.5</text:p>
          </table:table-cell>
          <table:table-cell table:formula="of:=AVERAGE([.B512:.B516])" office:value-type="float" office:value="-0.446" calcext:value-type="float">
            <text:p>-0.446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-0.49" calcext:value-type="float">
            <text:p>-0.49</text:p>
          </table:table-cell>
          <table:table-cell table:formula="of:=AVERAGE([.B513:.B517])" office:value-type="float" office:value="-0.464" calcext:value-type="float">
            <text:p>-0.464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0.47" calcext:value-type="float">
            <text:p>-0.47</text:p>
          </table:table-cell>
          <table:table-cell table:formula="of:=AVERAGE([.B514:.B518])" office:value-type="float" office:value="-0.448" calcext:value-type="float">
            <text:p>-0.448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-0.41" calcext:value-type="float">
            <text:p>-0.41</text:p>
          </table:table-cell>
          <table:table-cell table:formula="of:=AVERAGE([.B515:.B519])" office:value-type="float" office:value="-0.416" calcext:value-type="float">
            <text:p>-0.416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0.37" calcext:value-type="float">
            <text:p>-0.37</text:p>
          </table:table-cell>
          <table:table-cell table:formula="of:=AVERAGE([.B516:.B520])" office:value-type="float" office:value="-0.372" calcext:value-type="float">
            <text:p>-0.372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-0.34" calcext:value-type="float">
            <text:p>-0.34</text:p>
          </table:table-cell>
          <table:table-cell table:formula="of:=AVERAGE([.B517:.B521])" office:value-type="float" office:value="-0.342" calcext:value-type="float">
            <text:p>-0.342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0.27" calcext:value-type="float">
            <text:p>-0.27</text:p>
          </table:table-cell>
          <table:table-cell table:formula="of:=AVERAGE([.B518:.B522])" office:value-type="float" office:value="-0.376" calcext:value-type="float">
            <text:p>-0.376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-0.32" calcext:value-type="float">
            <text:p>-0.32</text:p>
          </table:table-cell>
          <table:table-cell table:formula="of:=AVERAGE([.B519:.B523])"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0.58" calcext:value-type="float">
            <text:p>-0.58</text:p>
          </table:table-cell>
          <table:table-cell table:formula="of:=AVERAGE([.B520:.B524])" office:value-type="float" office:value="-0.576" calcext:value-type="float">
            <text:p>-0.576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-0.84" calcext:value-type="float">
            <text:p>-0.84</text:p>
          </table:table-cell>
          <table:table-cell table:formula="of:=AVERAGE([.B521:.B525])" office:value-type="float" office:value="-0.66" calcext:value-type="float">
            <text:p>-0.66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0.87" calcext:value-type="float">
            <text:p>-0.87</text:p>
          </table:table-cell>
          <table:table-cell table:formula="of:=AVERAGE([.B522:.B526])" office:value-type="float" office:value="-0.704" calcext:value-type="float">
            <text:p>-0.704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-0.69" calcext:value-type="float">
            <text:p>-0.69</text:p>
          </table:table-cell>
          <table:table-cell table:formula="of:=AVERAGE([.B523:.B527])" office:value-type="float" office:value="-0.686" calcext:value-type="float">
            <text:p>-0.686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0.54" calcext:value-type="float">
            <text:p>-0.54</text:p>
          </table:table-cell>
          <table:table-cell table:formula="of:=AVERAGE([.B524:.B528])" office:value-type="float" office:value="-0.632" calcext:value-type="float">
            <text:p>-0.632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-0.49" calcext:value-type="float">
            <text:p>-0.49</text:p>
          </table:table-cell>
          <table:table-cell table:formula="of:=AVERAGE([.B525:.B529])" office:value-type="float" office:value="-0.61" calcext:value-type="float">
            <text:p>-0.61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0.57" calcext:value-type="float">
            <text:p>-0.57</text:p>
          </table:table-cell>
          <table:table-cell table:formula="of:=AVERAGE([.B526:.B530])" office:value-type="float" office:value="-0.64" calcext:value-type="float">
            <text:p>-0.64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-0.76" calcext:value-type="float">
            <text:p>-0.76</text:p>
          </table:table-cell>
          <table:table-cell table:formula="of:=AVERAGE([.B527:.B531])" office:value-type="float" office:value="-0.69" calcext:value-type="float">
            <text:p>-0.69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0.84" calcext:value-type="float">
            <text:p>-0.84</text:p>
          </table:table-cell>
          <table:table-cell table:formula="of:=AVERAGE([.B528:.B532])" office:value-type="float" office:value="-0.738" calcext:value-type="float">
            <text:p>-0.738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-0.79" calcext:value-type="float">
            <text:p>-0.79</text:p>
          </table:table-cell>
          <table:table-cell table:formula="of:=AVERAGE([.B529:.B533])" office:value-type="float" office:value="-0.764" calcext:value-type="float">
            <text:p>-0.764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0.73" calcext:value-type="float">
            <text:p>-0.73</text:p>
          </table:table-cell>
          <table:table-cell table:formula="of:=AVERAGE([.B530:.B534])"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-0.7" calcext:value-type="float">
            <text:p>-0.7</text:p>
          </table:table-cell>
          <table:table-cell table:formula="of:=AVERAGE([.B531:.B535])" office:value-type="float" office:value="-0.696" calcext:value-type="float">
            <text:p>-0.696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0.69" calcext:value-type="float">
            <text:p>-0.69</text:p>
          </table:table-cell>
          <table:table-cell table:formula="of:=AVERAGE([.B532:.B536])" office:value-type="float" office:value="-0.618" calcext:value-type="float">
            <text:p>-0.618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-0.57" calcext:value-type="float">
            <text:p>-0.57</text:p>
          </table:table-cell>
          <table:table-cell table:formula="of:=AVERAGE([.B533:.B537])" office:value-type="float" office:value="-0.538" calcext:value-type="float">
            <text:p>-0.538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0.4" calcext:value-type="float">
            <text:p>-0.4</text:p>
          </table:table-cell>
          <table:table-cell table:formula="of:=AVERAGE([.B534:.B538])"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-0.33" calcext:value-type="float">
            <text:p>-0.33</text:p>
          </table:table-cell>
          <table:table-cell table:formula="of:=AVERAGE([.B535:.B539])" office:value-type="float" office:value="-0.404" calcext:value-type="float">
            <text:p>-0.404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0.36" calcext:value-type="float">
            <text:p>-0.36</text:p>
          </table:table-cell>
          <table:table-cell table:formula="of:=AVERAGE([.B536:.B540])" office:value-type="float" office:value="-0.352" calcext:value-type="float">
            <text:p>-0.352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-0.36" calcext:value-type="float">
            <text:p>-0.36</text:p>
          </table:table-cell>
          <table:table-cell table:formula="of:=AVERAGE([.B537:.B541])" office:value-type="float" office:value="-0.366" calcext:value-type="float">
            <text:p>-0.366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0.31" calcext:value-type="float">
            <text:p>-0.31</text:p>
          </table:table-cell>
          <table:table-cell table:formula="of:=AVERAGE([.B538:.B542])" office:value-type="float" office:value="-0.468" calcext:value-type="float">
            <text:p>-0.468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-0.47" calcext:value-type="float">
            <text:p>-0.47</text:p>
          </table:table-cell>
          <table:table-cell table:formula="of:=AVERAGE([.B539:.B543])" office:value-type="float" office:value="-0.592" calcext:value-type="float">
            <text:p>-0.592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0.84" calcext:value-type="float">
            <text:p>-0.84</text:p>
          </table:table-cell>
          <table:table-cell table:formula="of:=AVERAGE([.B540:.B544])" office:value-type="float" office:value="-0.696" calcext:value-type="float">
            <text:p>-0.696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-0.98" calcext:value-type="float">
            <text:p>-0.98</text:p>
          </table:table-cell>
          <table:table-cell table:formula="of:=AVERAGE([.B541:.B545])" office:value-type="float" office:value="-0.808" calcext:value-type="float">
            <text:p>-0.808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0.88" calcext:value-type="float">
            <text:p>-0.88</text:p>
          </table:table-cell>
          <table:table-cell table:formula="of:=AVERAGE([.B542:.B546])" office:value-type="float" office:value="-0.89" calcext:value-type="float">
            <text:p>-0.89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-0.87" calcext:value-type="float">
            <text:p>-0.87</text:p>
          </table:table-cell>
          <table:table-cell table:formula="of:=AVERAGE([.B543:.B547])" office:value-type="float" office:value="-0.886" calcext:value-type="float">
            <text:p>-0.886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0.88" calcext:value-type="float">
            <text:p>-0.88</text:p>
          </table:table-cell>
          <table:table-cell table:formula="of:=AVERAGE([.B544:.B548])" office:value-type="float" office:value="-0.842" calcext:value-type="float">
            <text:p>-0.842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-0.82" calcext:value-type="float">
            <text:p>-0.82</text:p>
          </table:table-cell>
          <table:table-cell table:formula="of:=AVERAGE([.B545:.B549])" office:value-type="float" office:value="-0.796" calcext:value-type="float">
            <text:p>-0.796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0.76" calcext:value-type="float">
            <text:p>-0.76</text:p>
          </table:table-cell>
          <table:table-cell table:formula="of:=AVERAGE([.B546:.B550])" office:value-type="float" office:value="-0.716" calcext:value-type="float">
            <text:p>-0.716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-0.65" calcext:value-type="float">
            <text:p>-0.65</text:p>
          </table:table-cell>
          <table:table-cell table:formula="of:=AVERAGE([.B547:.B551])" office:value-type="float" office:value="-0.616" calcext:value-type="float">
            <text:p>-0.616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0.47" calcext:value-type="float">
            <text:p>-0.47</text:p>
          </table:table-cell>
          <table:table-cell table:formula="of:=AVERAGE([.B548:.B552])"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-0.38" calcext:value-type="float">
            <text:p>-0.38</text:p>
          </table:table-cell>
          <table:table-cell table:formula="of:=AVERAGE([.B549:.B553])" office:value-type="float" office:value="-0.448" calcext:value-type="float">
            <text:p>-0.448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0.39" calcext:value-type="float">
            <text:p>-0.39</text:p>
          </table:table-cell>
          <table:table-cell table:formula="of:=AVERAGE([.B550:.B554])" office:value-type="float" office:value="-0.376" calcext:value-type="float">
            <text:p>-0.376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-0.35" calcext:value-type="float">
            <text:p>-0.35</text:p>
          </table:table-cell>
          <table:table-cell table:formula="of:=AVERAGE([.B551:.B555])" office:value-type="float" office:value="-0.354" calcext:value-type="float">
            <text:p>-0.354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0.29" calcext:value-type="float">
            <text:p>-0.29</text:p>
          </table:table-cell>
          <table:table-cell table:formula="of:=AVERAGE([.B552:.B556])"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-0.36" calcext:value-type="float">
            <text:p>-0.36</text:p>
          </table:table-cell>
          <table:table-cell table:formula="of:=AVERAGE([.B553:.B557])" office:value-type="float" office:value="-0.354" calcext:value-type="float">
            <text:p>-0.354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0.41" calcext:value-type="float">
            <text:p>-0.41</text:p>
          </table:table-cell>
          <table:table-cell table:formula="of:=AVERAGE([.B554:.B558])" office:value-type="float" office:value="-0.366" calcext:value-type="float">
            <text:p>-0.366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-0.36" calcext:value-type="float">
            <text:p>-0.36</text:p>
          </table:table-cell>
          <table:table-cell table:formula="of:=AVERAGE([.B555:.B559])" office:value-type="float" office:value="-0.416" calcext:value-type="float">
            <text:p>-0.416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0.41" calcext:value-type="float">
            <text:p>-0.41</text:p>
          </table:table-cell>
          <table:table-cell table:formula="of:=AVERAGE([.B556:.B560])" office:value-type="float" office:value="-0.454" calcext:value-type="float">
            <text:p>-0.454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-0.54" calcext:value-type="float">
            <text:p>-0.54</text:p>
          </table:table-cell>
          <table:table-cell table:formula="of:=AVERAGE([.B557:.B561])"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0.55" calcext:value-type="float">
            <text:p>-0.55</text:p>
          </table:table-cell>
          <table:table-cell table:formula="of:=AVERAGE([.B558:.B562])" office:value-type="float" office:value="-0.456" calcext:value-type="float">
            <text:p>-0.456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-0.44" calcext:value-type="float">
            <text:p>-0.44</text:p>
          </table:table-cell>
          <table:table-cell table:formula="of:=AVERAGE([.B559:.B563])" office:value-type="float" office:value="-0.432" calcext:value-type="float">
            <text:p>-0.432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0.34" calcext:value-type="float">
            <text:p>-0.34</text:p>
          </table:table-cell>
          <table:table-cell table:formula="of:=AVERAGE([.B560:.B564])"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-0.29" calcext:value-type="float">
            <text:p>-0.29</text:p>
          </table:table-cell>
          <table:table-cell table:formula="of:=AVERAGE([.B561:.B565])" office:value-type="float" office:value="-0.324" calcext:value-type="float">
            <text:p>-0.324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0.28" calcext:value-type="float">
            <text:p>-0.28</text:p>
          </table:table-cell>
          <table:table-cell table:formula="of:=AVERAGE([.B562:.B566])" office:value-type="float" office:value="-0.306" calcext:value-type="float">
            <text:p>-0.306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-0.27" calcext:value-type="float">
            <text:p>-0.27</text:p>
          </table:table-cell>
          <table:table-cell table:formula="of:=AVERAGE([.B563:.B567])"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0.35" calcext:value-type="float">
            <text:p>-0.35</text:p>
          </table:table-cell>
          <table:table-cell table:formula="of:=AVERAGE([.B564:.B568])" office:value-type="float" office:value="-0.332" calcext:value-type="float">
            <text:p>-0.332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-0.41" calcext:value-type="float">
            <text:p>-0.41</text:p>
          </table:table-cell>
          <table:table-cell table:formula="of:=AVERAGE([.B565:.B569])" office:value-type="float" office:value="-0.342" calcext:value-type="float">
            <text:p>-0.342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0.35" calcext:value-type="float">
            <text:p>-0.35</text:p>
          </table:table-cell>
          <table:table-cell table:formula="of:=AVERAGE([.B566:.B570])" office:value-type="float" office:value="-0.372" calcext:value-type="float">
            <text:p>-0.372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-0.33" calcext:value-type="float">
            <text:p>-0.33</text:p>
          </table:table-cell>
          <table:table-cell table:formula="of:=AVERAGE([.B567:.B571])" office:value-type="float" office:value="-0.418" calcext:value-type="float">
            <text:p>-0.418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0.42" calcext:value-type="float">
            <text:p>-0.42</text:p>
          </table:table-cell>
          <table:table-cell table:formula="of:=AVERAGE([.B568:.B572])" office:value-type="float" office:value="-0.476" calcext:value-type="float">
            <text:p>-0.476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-0.58" calcext:value-type="float">
            <text:p>-0.58</text:p>
          </table:table-cell>
          <table:table-cell table:formula="of:=AVERAGE([.B569:.B573])" office:value-type="float" office:value="-0.534" calcext:value-type="float">
            <text:p>-0.534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0.7" calcext:value-type="float">
            <text:p>-0.7</text:p>
          </table:table-cell>
          <table:table-cell table:formula="of:=AVERAGE([.B570:.B574])"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-0.64" calcext:value-type="float">
            <text:p>-0.64</text:p>
          </table:table-cell>
          <table:table-cell table:formula="of:=AVERAGE([.B571:.B575])" office:value-type="float" office:value="-0.608" calcext:value-type="float">
            <text:p>-0.608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0.56" calcext:value-type="float">
            <text:p>-0.56</text:p>
          </table:table-cell>
          <table:table-cell table:formula="of:=AVERAGE([.B572:.B576])" office:value-type="float" office:value="-0.624" calcext:value-type="float">
            <text:p>-0.624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-0.56" calcext:value-type="float">
            <text:p>-0.56</text:p>
          </table:table-cell>
          <table:table-cell table:formula="of:=AVERAGE([.B573:.B577])" office:value-type="float" office:value="-0.63" calcext:value-type="float">
            <text:p>-0.63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0.66" calcext:value-type="float">
            <text:p>-0.66</text:p>
          </table:table-cell>
          <table:table-cell table:formula="of:=AVERAGE([.B574:.B578])"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-0.73" calcext:value-type="float">
            <text:p>-0.73</text:p>
          </table:table-cell>
          <table:table-cell table:formula="of:=AVERAGE([.B575:.B579])" office:value-type="float" office:value="-0.716" calcext:value-type="float">
            <text:p>-0.716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0.74" calcext:value-type="float">
            <text:p>-0.74</text:p>
          </table:table-cell>
          <table:table-cell table:formula="of:=AVERAGE([.B576:.B580])" office:value-type="float" office:value="-0.836" calcext:value-type="float">
            <text:p>-0.836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-0.89" calcext:value-type="float">
            <text:p>-0.89</text:p>
          </table:table-cell>
          <table:table-cell table:formula="of:=AVERAGE([.B577:.B581])" office:value-type="float" office:value="-0.93" calcext:value-type="float">
            <text:p>-0.93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.16" calcext:value-type="float">
            <text:p>-1.16</text:p>
          </table:table-cell>
          <table:table-cell table:formula="of:=AVERAGE([.B578:.B582])" office:value-type="float" office:value="-0.936" calcext:value-type="float">
            <text:p>-0.936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-1.13" calcext:value-type="float">
            <text:p>-1.13</text:p>
          </table:table-cell>
          <table:table-cell table:formula="of:=AVERAGE([.B579:.B583])" office:value-type="float" office:value="-0.892" calcext:value-type="float">
            <text:p>-0.892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0.76" calcext:value-type="float">
            <text:p>-0.76</text:p>
          </table:table-cell>
          <table:table-cell table:formula="of:=AVERAGE([.B580:.B584])" office:value-type="float" office:value="-0.82" calcext:value-type="float">
            <text:p>-0.82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-0.52" calcext:value-type="float">
            <text:p>-0.52</text:p>
          </table:table-cell>
          <table:table-cell table:formula="of:=AVERAGE([.B581:.B585])" office:value-type="float" office:value="-0.718" calcext:value-type="float">
            <text:p>-0.718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0.53" calcext:value-type="float">
            <text:p>-0.53</text:p>
          </table:table-cell>
          <table:table-cell table:formula="of:=AVERAGE([.B582:.B586])" office:value-type="float" office:value="-0.64" calcext:value-type="float">
            <text:p>-0.64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-0.65" calcext:value-type="float">
            <text:p>-0.65</text:p>
          </table:table-cell>
          <table:table-cell table:formula="of:=AVERAGE([.B583:.B587])" office:value-type="float" office:value="-0.624" calcext:value-type="float">
            <text:p>-0.624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0.74" calcext:value-type="float">
            <text:p>-0.74</text:p>
          </table:table-cell>
          <table:table-cell table:formula="of:=AVERAGE([.B584:.B588])" office:value-type="float" office:value="-0.634" calcext:value-type="float">
            <text:p>-0.634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-0.68" calcext:value-type="float">
            <text:p>-0.68</text:p>
          </table:table-cell>
          <table:table-cell table:formula="of:=AVERAGE([.B585:.B589])" office:value-type="float" office:value="-0.644" calcext:value-type="float">
            <text:p>-0.644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0.57" calcext:value-type="float">
            <text:p>-0.57</text:p>
          </table:table-cell>
          <table:table-cell table:formula="of:=AVERAGE([.B586:.B590])" office:value-type="float" office:value="-0.66" calcext:value-type="float">
            <text:p>-0.66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-0.58" calcext:value-type="float">
            <text:p>-0.58</text:p>
          </table:table-cell>
          <table:table-cell table:formula="of:=AVERAGE([.B587:.B591])" office:value-type="float" office:value="-0.684" calcext:value-type="float">
            <text:p>-0.684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0.73" calcext:value-type="float">
            <text:p>-0.73</text:p>
          </table:table-cell>
          <table:table-cell table:formula="of:=AVERAGE([.B588:.B592])" office:value-type="float" office:value="-0.716" calcext:value-type="float">
            <text:p>-0.71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-0.86" calcext:value-type="float">
            <text:p>-0.86</text:p>
          </table:table-cell>
          <table:table-cell table:formula="of:=AVERAGE([.B589:.B593])" office:value-type="float" office:value="-0.766" calcext:value-type="float">
            <text:p>-0.766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0.84" calcext:value-type="float">
            <text:p>-0.84</text:p>
          </table:table-cell>
          <table:table-cell table:formula="of:=AVERAGE([.B590:.B594])" office:value-type="float" office:value="-0.79" calcext:value-type="float">
            <text:p>-0.79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-0.82" calcext:value-type="float">
            <text:p>-0.82</text:p>
          </table:table-cell>
          <table:table-cell table:formula="of:=AVERAGE([.B591:.B595])"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0.7" calcext:value-type="float">
            <text:p>-0.7</text:p>
          </table:table-cell>
          <table:table-cell table:formula="of:=AVERAGE([.B592:.B596])" office:value-type="float" office:value="-0.682" calcext:value-type="float">
            <text:p>-0.682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-0.53" calcext:value-type="float">
            <text:p>-0.53</text:p>
          </table:table-cell>
          <table:table-cell table:formula="of:=AVERAGE([.B593:.B597])" office:value-type="float" office:value="-0.624" calcext:value-type="float">
            <text:p>-0.624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0.52" calcext:value-type="float">
            <text:p>-0.52</text:p>
          </table:table-cell>
          <table:table-cell table:formula="of:=AVERAGE([.B594:.B598])" office:value-type="float" office:value="-0.562" calcext:value-type="float">
            <text:p>-0.562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-0.55" calcext:value-type="float">
            <text:p>-0.55</text:p>
          </table:table-cell>
          <table:table-cell table:formula="of:=AVERAGE([.B595:.B599])" office:value-type="float" office:value="-0.518" calcext:value-type="float">
            <text:p>-0.518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0.51" calcext:value-type="float">
            <text:p>-0.51</text:p>
          </table:table-cell>
          <table:table-cell table:formula="of:=AVERAGE([.B596:.B600])" office:value-type="float" office:value="-0.534" calcext:value-type="float">
            <text:p>-0.534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-0.48" calcext:value-type="float">
            <text:p>-0.48</text:p>
          </table:table-cell>
          <table:table-cell table:formula="of:=AVERAGE([.B597:.B601])" office:value-type="float" office:value="-0.584" calcext:value-type="float">
            <text:p>-0.584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0.61" calcext:value-type="float">
            <text:p>-0.61</text:p>
          </table:table-cell>
          <table:table-cell table:formula="of:=AVERAGE([.B598:.B602])" office:value-type="float" office:value="-0.61" calcext:value-type="float">
            <text:p>-0.6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-0.77" calcext:value-type="float">
            <text:p>-0.77</text:p>
          </table:table-cell>
          <table:table-cell table:formula="of:=AVERAGE([.B599:.B603])" office:value-type="float" office:value="-0.618" calcext:value-type="float">
            <text:p>-0.618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0.68" calcext:value-type="float">
            <text:p>-0.68</text:p>
          </table:table-cell>
          <table:table-cell table:formula="of:=AVERAGE([.B600:.B604])" office:value-type="float" office:value="-0.63" calcext:value-type="float">
            <text:p>-0.63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-0.55" calcext:value-type="float">
            <text:p>-0.55</text:p>
          </table:table-cell>
          <table:table-cell table:formula="of:=AVERAGE([.B601:.B605])" office:value-type="float" office:value="-0.616" calcext:value-type="float">
            <text:p>-0.616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0.54" calcext:value-type="float">
            <text:p>-0.54</text:p>
          </table:table-cell>
          <table:table-cell table:formula="of:=AVERAGE([.B602:.B606])" office:value-type="float" office:value="-0.568" calcext:value-type="float">
            <text:p>-0.568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-0.54" calcext:value-type="float">
            <text:p>-0.54</text:p>
          </table:table-cell>
          <table:table-cell table:formula="of:=AVERAGE([.B603:.B607])" office:value-type="float" office:value="-0.548" calcext:value-type="float">
            <text:p>-0.548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0.53" calcext:value-type="float">
            <text:p>-0.53</text:p>
          </table:table-cell>
          <table:table-cell table:formula="of:=AVERAGE([.B604:.B608])" office:value-type="float" office:value="-0.57" calcext:value-type="float">
            <text:p>-0.57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-0.58" calcext:value-type="float">
            <text:p>-0.58</text:p>
          </table:table-cell>
          <table:table-cell table:formula="of:=AVERAGE([.B605:.B609])" office:value-type="float" office:value="-0.592" calcext:value-type="float">
            <text:p>-0.592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0.66" calcext:value-type="float">
            <text:p>-0.66</text:p>
          </table:table-cell>
          <table:table-cell table:formula="of:=AVERAGE([.B606:.B610])" office:value-type="float" office:value="-0.59" calcext:value-type="float">
            <text:p>-0.59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-0.65" calcext:value-type="float">
            <text:p>-0.65</text:p>
          </table:table-cell>
          <table:table-cell table:formula="of:=AVERAGE([.B607:.B611])" office:value-type="float" office:value="-0.574" calcext:value-type="float">
            <text:p>-0.574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0.53" calcext:value-type="float">
            <text:p>-0.53</text:p>
          </table:table-cell>
          <table:table-cell table:formula="of:=AVERAGE([.B608:.B612])" office:value-type="float" office:value="-0.552" calcext:value-type="float">
            <text:p>-0.552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-0.45" calcext:value-type="float">
            <text:p>-0.45</text:p>
          </table:table-cell>
          <table:table-cell table:formula="of:=AVERAGE([.B609:.B613])" office:value-type="float" office:value="-0.532" calcext:value-type="float">
            <text:p>-0.532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0.47" calcext:value-type="float">
            <text:p>-0.47</text:p>
          </table:table-cell>
          <table:table-cell table:formula="of:=AVERAGE([.B610:.B614])" office:value-type="float" office:value="-0.524" calcext:value-type="float">
            <text:p>-0.524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-0.56" calcext:value-type="float">
            <text:p>-0.56</text:p>
          </table:table-cell>
          <table:table-cell table:formula="of:=AVERAGE([.B611:.B615])" office:value-type="float" office:value="-0.526" calcext:value-type="float">
            <text:p>-0.526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0.61" calcext:value-type="float">
            <text:p>-0.61</text:p>
          </table:table-cell>
          <table:table-cell table:formula="of:=AVERAGE([.B612:.B616])" office:value-type="float" office:value="-0.512" calcext:value-type="float">
            <text:p>-0.512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-0.54" calcext:value-type="float">
            <text:p>-0.54</text:p>
          </table:table-cell>
          <table:table-cell table:formula="of:=AVERAGE([.B613:.B617])" office:value-type="float" office:value="-0.474" calcext:value-type="float">
            <text:p>-0.474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0.38" calcext:value-type="float">
            <text:p>-0.38</text:p>
          </table:table-cell>
          <table:table-cell table:formula="of:=AVERAGE([.B614:.B618])" office:value-type="float" office:value="-0.426" calcext:value-type="float">
            <text:p>-0.426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-0.28" calcext:value-type="float">
            <text:p>-0.28</text:p>
          </table:table-cell>
          <table:table-cell table:formula="of:=AVERAGE([.B615:.B619])" office:value-type="float" office:value="-0.388" calcext:value-type="float">
            <text:p>-0.388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0.32" calcext:value-type="float">
            <text:p>-0.32</text:p>
          </table:table-cell>
          <table:table-cell table:formula="of:=AVERAGE([.B616:.B620])" office:value-type="float" office:value="-0.364" calcext:value-type="float">
            <text:p>-0.364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-0.42" calcext:value-type="float">
            <text:p>-0.42</text:p>
          </table:table-cell>
          <table:table-cell table:formula="of:=AVERAGE([.B617:.B621])" office:value-type="float" office:value="-0.362" calcext:value-type="float">
            <text:p>-0.362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0.42" calcext:value-type="float">
            <text:p>-0.42</text:p>
          </table:table-cell>
          <table:table-cell table:formula="of:=AVERAGE([.B618:.B622])"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-0.37" calcext:value-type="float">
            <text:p>-0.37</text:p>
          </table:table-cell>
          <table:table-cell table:formula="of:=AVERAGE([.B619:.B623])" office:value-type="float" office:value="-0.428" calcext:value-type="float">
            <text:p>-0.428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0.42" calcext:value-type="float">
            <text:p>-0.42</text:p>
          </table:table-cell>
          <table:table-cell table:formula="of:=AVERAGE([.B620:.B624])"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-0.51" calcext:value-type="float">
            <text:p>-0.51</text:p>
          </table:table-cell>
          <table:table-cell table:formula="of:=AVERAGE([.B621:.B625])" office:value-type="float" office:value="-0.462" calcext:value-type="float">
            <text:p>-0.462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0.53" calcext:value-type="float">
            <text:p>-0.53</text:p>
          </table:table-cell>
          <table:table-cell table:formula="of:=AVERAGE([.B622:.B626])" office:value-type="float" office:value="-0.476" calcext:value-type="float">
            <text:p>-0.476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-0.48" calcext:value-type="float">
            <text:p>-0.48</text:p>
          </table:table-cell>
          <table:table-cell table:formula="of:=AVERAGE([.B623:.B627])" office:value-type="float" office:value="-0.498" calcext:value-type="float">
            <text:p>-0.498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0.44" calcext:value-type="float">
            <text:p>-0.44</text:p>
          </table:table-cell>
          <table:table-cell table:formula="of:=AVERAGE([.B624:.B628])" office:value-type="float" office:value="-0.498" calcext:value-type="float">
            <text:p>-0.498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-0.53" calcext:value-type="float">
            <text:p>-0.53</text:p>
          </table:table-cell>
          <table:table-cell table:formula="of:=AVERAGE([.B625:.B629])" office:value-type="float" office:value="-0.478" calcext:value-type="float">
            <text:p>-0.478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0.51" calcext:value-type="float">
            <text:p>-0.51</text:p>
          </table:table-cell>
          <table:table-cell table:formula="of:=AVERAGE([.B626:.B630])"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-0.43" calcext:value-type="float">
            <text:p>-0.43</text:p>
          </table:table-cell>
          <table:table-cell table:formula="of:=AVERAGE([.B627:.B631])" office:value-type="float" office:value="-0.496" calcext:value-type="float">
            <text:p>-0.496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0.44" calcext:value-type="float">
            <text:p>-0.44</text:p>
          </table:table-cell>
          <table:table-cell table:formula="of:=AVERAGE([.B628:.B632])" office:value-type="float" office:value="-0.54" calcext:value-type="float">
            <text:p>-0.54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-0.57" calcext:value-type="float">
            <text:p>-0.57</text:p>
          </table:table-cell>
          <table:table-cell table:formula="of:=AVERAGE([.B629:.B633])" office:value-type="float" office:value="-0.592" calcext:value-type="float">
            <text:p>-0.592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0.75" calcext:value-type="float">
            <text:p>-0.75</text:p>
          </table:table-cell>
          <table:table-cell table:formula="of:=AVERAGE([.B630:.B634])" office:value-type="float" office:value="-0.622" calcext:value-type="float">
            <text:p>-0.622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-0.77" calcext:value-type="float">
            <text:p>-0.77</text:p>
          </table:table-cell>
          <table:table-cell table:formula="of:=AVERAGE([.B631:.B635])" office:value-type="float" office:value="-0.618" calcext:value-type="float">
            <text:p>-0.618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0.58" calcext:value-type="float">
            <text:p>-0.58</text:p>
          </table:table-cell>
          <table:table-cell table:formula="of:=AVERAGE([.B632:.B636])" office:value-type="float" office:value="-0.576" calcext:value-type="float">
            <text:p>-0.576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-0.42" calcext:value-type="float">
            <text:p>-0.42</text:p>
          </table:table-cell>
          <table:table-cell table:formula="of:=AVERAGE([.B633:.B637]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0.36" calcext:value-type="float">
            <text:p>-0.36</text:p>
          </table:table-cell>
          <table:table-cell table:formula="of:=AVERAGE([.B634:.B638])" office:value-type="float" office:value="-0.436" calcext:value-type="float">
            <text:p>-0.436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-0.37" calcext:value-type="float">
            <text:p>-0.37</text:p>
          </table:table-cell>
          <table:table-cell table:formula="of:=AVERAGE([.B635:.B639])" office:value-type="float" office:value="-0.41" calcext:value-type="float">
            <text:p>-0.41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0.45" calcext:value-type="float">
            <text:p>-0.45</text:p>
          </table:table-cell>
          <table:table-cell table:formula="of:=AVERAGE([.B636:.B640])" office:value-type="float" office:value="-0.392" calcext:value-type="float">
            <text:p>-0.392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-0.45" calcext:value-type="float">
            <text:p>-0.45</text:p>
          </table:table-cell>
          <table:table-cell table:formula="of:=AVERAGE([.B637:.B641])" office:value-type="float" office:value="-0.388" calcext:value-type="float">
            <text:p>-0.388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0.33" calcext:value-type="float">
            <text:p>-0.33</text:p>
          </table:table-cell>
          <table:table-cell table:formula="of:=AVERAGE([.B638:.B642])" office:value-type="float" office:value="-0.436" calcext:value-type="float">
            <text:p>-0.436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-0.34" calcext:value-type="float">
            <text:p>-0.34</text:p>
          </table:table-cell>
          <table:table-cell table:formula="of:=AVERAGE([.B639:.B643])" office:value-type="float" office:value="-0.506" calcext:value-type="float">
            <text:p>-0.506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0.61" calcext:value-type="float">
            <text:p>-0.61</text:p>
          </table:table-cell>
          <table:table-cell table:formula="of:=AVERAGE([.B640:.B644])" office:value-type="float" office:value="-0.564" calcext:value-type="float">
            <text:p>-0.564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-0.8" calcext:value-type="float">
            <text:p>-0.8</text:p>
          </table:table-cell>
          <table:table-cell table:formula="of:=AVERAGE([.B641:.B645])" office:value-type="float" office:value="-0.626" calcext:value-type="float">
            <text:p>-0.626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0.74" calcext:value-type="float">
            <text:p>-0.74</text:p>
          </table:table-cell>
          <table:table-cell table:formula="of:=AVERAGE([.B642:.B646])" office:value-type="float" office:value="-0.682" calcext:value-type="float">
            <text:p>-0.682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-0.64" calcext:value-type="float">
            <text:p>-0.64</text:p>
          </table:table-cell>
          <table:table-cell table:formula="of:=AVERAGE([.B643:.B647])" office:value-type="float" office:value="-0.688" calcext:value-type="float">
            <text:p>-0.688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0.62" calcext:value-type="float">
            <text:p>-0.62</text:p>
          </table:table-cell>
          <table:table-cell table:formula="of:=AVERAGE([.B644:.B648])" office:value-type="float" office:value="-0.644" calcext:value-type="float">
            <text:p>-0.644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-0.64" calcext:value-type="float">
            <text:p>-0.64</text:p>
          </table:table-cell>
          <table:table-cell table:formula="of:=AVERAGE([.B645:.B649])" office:value-type="float" office:value="-0.576" calcext:value-type="float">
            <text:p>-0.576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0.58" calcext:value-type="float">
            <text:p>-0.58</text:p>
          </table:table-cell>
          <table:table-cell table:formula="of:=AVERAGE([.B646:.B650])" office:value-type="float" office:value="-0.506" calcext:value-type="float">
            <text:p>-0.506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-0.4" calcext:value-type="float">
            <text:p>-0.4</text:p>
          </table:table-cell>
          <table:table-cell table:formula="of:=AVERAGE([.B647:.B651])" office:value-type="float" office:value="-0.438" calcext:value-type="float">
            <text:p>-0.438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0.29" calcext:value-type="float">
            <text:p>-0.29</text:p>
          </table:table-cell>
          <table:table-cell table:formula="of:=AVERAGE([.B648:.B652])" office:value-type="float" office:value="-0.382" calcext:value-type="float">
            <text:p>-0.382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-0.28" calcext:value-type="float">
            <text:p>-0.28</text:p>
          </table:table-cell>
          <table:table-cell table:formula="of:=AVERAGE([.B649:.B653])"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0.36" calcext:value-type="float">
            <text:p>-0.36</text:p>
          </table:table-cell>
          <table:table-cell table:formula="of:=AVERAGE([.B650:.B654])" office:value-type="float" office:value="-0.414" calcext:value-type="float">
            <text:p>-0.414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-0.52" calcext:value-type="float">
            <text:p>-0.52</text:p>
          </table:table-cell>
          <table:table-cell table:formula="of:=AVERAGE([.B651:.B655])" office:value-type="float" office:value="-0.494" calcext:value-type="float">
            <text:p>-0.494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0.62" calcext:value-type="float">
            <text:p>-0.62</text:p>
          </table:table-cell>
          <table:table-cell table:formula="of:=AVERAGE([.B652:.B656])"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-0.69" calcext:value-type="float">
            <text:p>-0.69</text:p>
          </table:table-cell>
          <table:table-cell table:formula="of:=AVERAGE([.B653:.B657])" office:value-type="float" office:value="-0.628" calcext:value-type="float">
            <text:p>-0.628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0.71" calcext:value-type="float">
            <text:p>-0.71</text:p>
          </table:table-cell>
          <table:table-cell table:formula="of:=AVERAGE([.B654:.B658])" office:value-type="float" office:value="-0.618" calcext:value-type="float">
            <text:p>-0.618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-0.6" calcext:value-type="float">
            <text:p>-0.6</text:p>
          </table:table-cell>
          <table:table-cell table:formula="of:=AVERAGE([.B655:.B659])" office:value-type="float" office:value="-0.584" calcext:value-type="float">
            <text:p>-0.584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-0.47" calcext:value-type="float">
            <text:p>-0.47</text:p>
          </table:table-cell>
          <table:table-cell table:formula="of:=AVERAGE([.B656:.B660])" office:value-type="float" office:value="-0.536" calcext:value-type="float">
            <text:p>-0.536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-0.45" calcext:value-type="float">
            <text:p>-0.45</text:p>
          </table:table-cell>
          <table:table-cell table:formula="of:=AVERAGE([.B657:.B661])" office:value-type="float" office:value="-0.476" calcext:value-type="float">
            <text:p>-0.476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0.45" calcext:value-type="float">
            <text:p>-0.45</text:p>
          </table:table-cell>
          <table:table-cell table:formula="of:=AVERAGE([.B658:.B662])" office:value-type="float" office:value="-0.434" calcext:value-type="float">
            <text:p>-0.434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-0.41" calcext:value-type="float">
            <text:p>-0.41</text:p>
          </table:table-cell>
          <table:table-cell table:formula="of:=AVERAGE([.B659:.B663])" office:value-type="float" office:value="-0.428" calcext:value-type="float">
            <text:p>-0.428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0.39" calcext:value-type="float">
            <text:p>-0.39</text:p>
          </table:table-cell>
          <table:table-cell table:formula="of:=AVERAGE([.B660:.B664])" office:value-type="float" office:value="-0.434" calcext:value-type="float">
            <text:p>-0.434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-0.44" calcext:value-type="float">
            <text:p>-0.44</text:p>
          </table:table-cell>
          <table:table-cell table:formula="of:=AVERAGE([.B661:.B665])" office:value-type="float" office:value="-0.444" calcext:value-type="float">
            <text:p>-0.444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0.48" calcext:value-type="float">
            <text:p>-0.48</text:p>
          </table:table-cell>
          <table:table-cell table:formula="of:=AVERAGE([.B662:.B666])" office:value-type="float" office:value="-0.462" calcext:value-type="float">
            <text:p>-0.462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-0.5" calcext:value-type="float">
            <text:p>-0.5</text:p>
          </table:table-cell>
          <table:table-cell table:formula="of:=AVERAGE([.B663:.B667])"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0.5" calcext:value-type="float">
            <text:p>-0.5</text:p>
          </table:table-cell>
          <table:table-cell table:formula="of:=AVERAGE([.B664:.B668])" office:value-type="float" office:value="-0.484" calcext:value-type="float">
            <text:p>-0.484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-0.43" calcext:value-type="float">
            <text:p>-0.43</text:p>
          </table:table-cell>
          <table:table-cell table:formula="of:=AVERAGE([.B665:.B669])" office:value-type="float" office:value="-0.532" calcext:value-type="float">
            <text:p>-0.532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0.51" calcext:value-type="float">
            <text:p>-0.51</text:p>
          </table:table-cell>
          <table:table-cell table:formula="of:=AVERAGE([.B666:.B670])" office:value-type="float" office:value="-0.582" calcext:value-type="float">
            <text:p>-0.582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-0.72" calcext:value-type="float">
            <text:p>-0.72</text:p>
          </table:table-cell>
          <table:table-cell table:formula="of:=AVERAGE([.B667:.B671])" office:value-type="float" office:value="-0.598" calcext:value-type="float">
            <text:p>-0.598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0.75" calcext:value-type="float">
            <text:p>-0.75</text:p>
          </table:table-cell>
          <table:table-cell table:formula="of:=AVERAGE([.B668:.B672])" office:value-type="float" office:value="-0.59" calcext:value-type="float">
            <text:p>-0.59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-0.58" calcext:value-type="float">
            <text:p>-0.58</text:p>
          </table:table-cell>
          <table:table-cell table:formula="of:=AVERAGE([.B669:.B673])" office:value-type="float" office:value="-0.556" calcext:value-type="float">
            <text:p>-0.556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0.39" calcext:value-type="float">
            <text:p>-0.39</text:p>
          </table:table-cell>
          <table:table-cell table:formula="of:=AVERAGE([.B670:.B674])" office:value-type="float" office:value="-0.494" calcext:value-type="float">
            <text:p>-0.494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-0.34" calcext:value-type="float">
            <text:p>-0.34</text:p>
          </table:table-cell>
          <table:table-cell table:formula="of:=AVERAGE([.B671:.B675])" office:value-type="float" office:value="-0.446" calcext:value-type="float">
            <text:p>-0.446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0.41" calcext:value-type="float">
            <text:p>-0.41</text:p>
          </table:table-cell>
          <table:table-cell table:formula="of:=AVERAGE([.B672:.B676])" office:value-type="float" office:value="-0.452" calcext:value-type="float">
            <text:p>-0.452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-0.51" calcext:value-type="float">
            <text:p>-0.51</text:p>
          </table:table-cell>
          <table:table-cell table:formula="of:=AVERAGE([.B673:.B677])" office:value-type="float" office:value="-0.502" calcext:value-type="float">
            <text:p>-0.502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0.61" calcext:value-type="float">
            <text:p>-0.61</text:p>
          </table:table-cell>
          <table:table-cell table:formula="of:=AVERAGE([.B674:.B678])" office:value-type="float" office:value="-0.554" calcext:value-type="float">
            <text:p>-0.554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-0.64" calcext:value-type="float">
            <text:p>-0.64</text:p>
          </table:table-cell>
          <table:table-cell table:formula="of:=AVERAGE([.B675:.B679])" office:value-type="float" office:value="-0.584" calcext:value-type="float">
            <text:p>-0.584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0.6" calcext:value-type="float">
            <text:p>-0.6</text:p>
          </table:table-cell>
          <table:table-cell table:formula="of:=AVERAGE([.B676:.B680])" office:value-type="float" office:value="-0.592" calcext:value-type="float">
            <text:p>-0.592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-0.56" calcext:value-type="float">
            <text:p>-0.56</text:p>
          </table:table-cell>
          <table:table-cell table:formula="of:=AVERAGE([.B677:.B681])" office:value-type="float" office:value="-0.588" calcext:value-type="float">
            <text:p>-0.588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0.55" calcext:value-type="float">
            <text:p>-0.55</text:p>
          </table:table-cell>
          <table:table-cell table:formula="of:=AVERAGE([.B678:.B682])" office:value-type="float" office:value="-0.576" calcext:value-type="float">
            <text:p>-0.576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-0.59" calcext:value-type="float">
            <text:p>-0.59</text:p>
          </table:table-cell>
          <table:table-cell table:formula="of:=AVERAGE([.B679:.B683])" office:value-type="float" office:value="-0.544" calcext:value-type="float">
            <text:p>-0.544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0.58" calcext:value-type="float">
            <text:p>-0.58</text:p>
          </table:table-cell>
          <table:table-cell table:formula="of:=AVERAGE([.B680:.B684])"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-0.44" calcext:value-type="float">
            <text:p>-0.44</text:p>
          </table:table-cell>
          <table:table-cell table:formula="of:=AVERAGE([.B681:.B685])" office:value-type="float" office:value="-0.536" calcext:value-type="float">
            <text:p>-0.536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0.44" calcext:value-type="float">
            <text:p>-0.44</text:p>
          </table:table-cell>
          <table:table-cell table:formula="of:=AVERAGE([.B682:.B686])" office:value-type="float" office:value="-0.57" calcext:value-type="float">
            <text:p>-0.57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-0.63" calcext:value-type="float">
            <text:p>-0.63</text:p>
          </table:table-cell>
          <table:table-cell table:formula="of:=AVERAGE([.B683:.B687])" office:value-type="float" office:value="-0.602" calcext:value-type="float">
            <text:p>-0.602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0.76" calcext:value-type="float">
            <text:p>-0.76</text:p>
          </table:table-cell>
          <table:table-cell table:formula="of:=AVERAGE([.B684:.B688])" office:value-type="float" office:value="-0.632" calcext:value-type="float">
            <text:p>-0.632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-0.74" calcext:value-type="float">
            <text:p>-0.74</text:p>
          </table:table-cell>
          <table:table-cell table:formula="of:=AVERAGE([.B685:.B689])"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0.59" calcext:value-type="float">
            <text:p>-0.59</text:p>
          </table:table-cell>
          <table:table-cell table:formula="of:=AVERAGE([.B686:.B690])" office:value-type="float" office:value="-0.656" calcext:value-type="float">
            <text:p>-0.656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-0.53" calcext:value-type="float">
            <text:p>-0.53</text:p>
          </table:table-cell>
          <table:table-cell table:formula="of:=AVERAGE([.B687:.B691])" office:value-type="float" office:value="-0.652" calcext:value-type="float">
            <text:p>-0.652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0.66" calcext:value-type="float">
            <text:p>-0.66</text:p>
          </table:table-cell>
          <table:table-cell table:formula="of:=AVERAGE([.B688:.B692])" office:value-type="float" office:value="-0.63" calcext:value-type="float">
            <text:p>-0.63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-0.74" calcext:value-type="float">
            <text:p>-0.74</text:p>
          </table:table-cell>
          <table:table-cell table:formula="of:=AVERAGE([.B689:.B693])" office:value-type="float" office:value="-0.62" calcext:value-type="float">
            <text:p>-0.62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0.63" calcext:value-type="float">
            <text:p>-0.63</text:p>
          </table:table-cell>
          <table:table-cell table:formula="of:=AVERAGE([.B690:.B694])" office:value-type="float" office:value="-0.618" calcext:value-type="float">
            <text:p>-0.618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-0.54" calcext:value-type="float">
            <text:p>-0.54</text:p>
          </table:table-cell>
          <table:table-cell table:formula="of:=AVERAGE([.B691:.B695])" office:value-type="float" office:value="-0.586" calcext:value-type="float">
            <text:p>-0.586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0.52" calcext:value-type="float">
            <text:p>-0.52</text:p>
          </table:table-cell>
          <table:table-cell table:formula="of:=AVERAGE([.B692:.B696])" office:value-type="float" office:value="-0.542" calcext:value-type="float">
            <text:p>-0.542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-0.5" calcext:value-type="float">
            <text:p>-0.5</text:p>
          </table:table-cell>
          <table:table-cell table:formula="of:=AVERAGE([.B693:.B697])" office:value-type="float" office:value="-0.538" calcext:value-type="float">
            <text:p>-0.538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0.52" calcext:value-type="float">
            <text:p>-0.52</text:p>
          </table:table-cell>
          <table:table-cell table:formula="of:=AVERAGE([.B694:.B698])" office:value-type="float" office:value="-0.568" calcext:value-type="float">
            <text:p>-0.568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-0.61" calcext:value-type="float">
            <text:p>-0.61</text:p>
          </table:table-cell>
          <table:table-cell table:formula="of:=AVERAGE([.B695:.B699])" office:value-type="float" office:value="-0.61" calcext:value-type="float">
            <text:p>-0.61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0.69" calcext:value-type="float">
            <text:p>-0.69</text:p>
          </table:table-cell>
          <table:table-cell table:formula="of:=AVERAGE([.B696:.B700])"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-0.73" calcext:value-type="float">
            <text:p>-0.73</text:p>
          </table:table-cell>
          <table:table-cell table:formula="of:=AVERAGE([.B697:.B701])" office:value-type="float" office:value="-0.66" calcext:value-type="float">
            <text:p>-0.66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0.7" calcext:value-type="float">
            <text:p>-0.7</text:p>
          </table:table-cell>
          <table:table-cell table:formula="of:=AVERAGE([.B698:.B702])" office:value-type="float" office:value="-0.634" calcext:value-type="float">
            <text:p>-0.63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-0.57" calcext:value-type="float">
            <text:p>-0.57</text:p>
          </table:table-cell>
          <table:table-cell table:formula="of:=AVERAGE([.B699:.B703])" office:value-type="float" office:value="-0.596" calcext:value-type="float">
            <text:p>-0.596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0.48" calcext:value-type="float">
            <text:p>-0.48</text:p>
          </table:table-cell>
          <table:table-cell table:formula="of:=AVERAGE([.B700:.B704])" office:value-type="float" office:value="-0.566" calcext:value-type="float">
            <text:p>-0.566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-0.5" calcext:value-type="float">
            <text:p>-0.5</text:p>
          </table:table-cell>
          <table:table-cell table:formula="of:=AVERAGE([.B701:.B705])" office:value-type="float" office:value="-0.532" calcext:value-type="float">
            <text:p>-0.532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-0.58" calcext:value-type="float">
            <text:p>-0.58</text:p>
          </table:table-cell>
          <table:table-cell table:formula="of:=AVERAGE([.B702:.B706])" office:value-type="float" office:value="-0.498" calcext:value-type="float">
            <text:p>-0.498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-0.53" calcext:value-type="float">
            <text:p>-0.53</text:p>
          </table:table-cell>
          <table:table-cell table:formula="of:=AVERAGE([.B703:.B707])" office:value-type="float" office:value="-0.496" calcext:value-type="float">
            <text:p>-0.496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0.4" calcext:value-type="float">
            <text:p>-0.4</text:p>
          </table:table-cell>
          <table:table-cell table:formula="of:=AVERAGE([.B704:.B708])" office:value-type="float" office:value="-0.54" calcext:value-type="float">
            <text:p>-0.54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-0.47" calcext:value-type="float">
            <text:p>-0.47</text:p>
          </table:table-cell>
          <table:table-cell table:formula="of:=AVERAGE([.B705:.B709])"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0.72" calcext:value-type="float">
            <text:p>-0.72</text:p>
          </table:table-cell>
          <table:table-cell table:formula="of:=AVERAGE([.B706:.B710])" office:value-type="float" office:value="-0.598" calcext:value-type="float">
            <text:p>-0.598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-0.78" calcext:value-type="float">
            <text:p>-0.78</text:p>
          </table:table-cell>
          <table:table-cell table:formula="of:=AVERAGE([.B707:.B711])" office:value-type="float" office:value="-0.616" calcext:value-type="float">
            <text:p>-0.616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0.62" calcext:value-type="float">
            <text:p>-0.62</text:p>
          </table:table-cell>
          <table:table-cell table:formula="of:=AVERAGE([.B708:.B712])" office:value-type="float" office:value="-0.614" calcext:value-type="float">
            <text:p>-0.614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-0.49" calcext:value-type="float">
            <text:p>-0.49</text:p>
          </table:table-cell>
          <table:table-cell table:formula="of:=AVERAGE([.B709:.B713])" office:value-type="float" office:value="-0.562" calcext:value-type="float">
            <text:p>-0.562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0.46" calcext:value-type="float">
            <text:p>-0.46</text:p>
          </table:table-cell>
          <table:table-cell table:formula="of:=AVERAGE([.B710:.B714]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-0.46" calcext:value-type="float">
            <text:p>-0.46</text:p>
          </table:table-cell>
          <table:table-cell table:formula="of:=AVERAGE([.B711:.B715])" office:value-type="float" office:value="-0.474" calcext:value-type="float">
            <text:p>-0.474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0.47" calcext:value-type="float">
            <text:p>-0.47</text:p>
          </table:table-cell>
          <table:table-cell table:formula="of:=AVERAGE([.B712:.B716])"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-0.49" calcext:value-type="float">
            <text:p>-0.49</text:p>
          </table:table-cell>
          <table:table-cell table:formula="of:=AVERAGE([.B713:.B717])" office:value-type="float" office:value="-0.498" calcext:value-type="float">
            <text:p>-0.498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0.52" calcext:value-type="float">
            <text:p>-0.52</text:p>
          </table:table-cell>
          <table:table-cell table:formula="of:=AVERAGE([.B714:.B718])" office:value-type="float" office:value="-0.512" calcext:value-type="float">
            <text:p>-0.512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-0.55" calcext:value-type="float">
            <text:p>-0.55</text:p>
          </table:table-cell>
          <table:table-cell table:formula="of:=AVERAGE([.B715:.B719])" office:value-type="float" office:value="-0.51" calcext:value-type="float">
            <text:p>-0.51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0.53" calcext:value-type="float">
            <text:p>-0.53</text:p>
          </table:table-cell>
          <table:table-cell table:formula="of:=AVERAGE([.B716:.B720])"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-0.46" calcext:value-type="float">
            <text:p>-0.46</text:p>
          </table:table-cell>
          <table:table-cell table:formula="of:=AVERAGE([.B717:.B721])"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0.34" calcext:value-type="float">
            <text:p>-0.34</text:p>
          </table:table-cell>
          <table:table-cell table:formula="of:=AVERAGE([.B718:.B722])" office:value-type="float" office:value="-0.368" calcext:value-type="float">
            <text:p>-0.368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-0.22" calcext:value-type="float">
            <text:p>-0.22</text:p>
          </table:table-cell>
          <table:table-cell table:formula="of:=AVERAGE([.B719:.B723])"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0.29" calcext:value-type="float">
            <text:p>-0.29</text:p>
          </table:table-cell>
          <table:table-cell table:formula="of:=AVERAGE([.B720:.B724])" office:value-type="float" office:value="-0.374" calcext:value-type="float">
            <text:p>-0.374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-0.49" calcext:value-type="float">
            <text:p>-0.49</text:p>
          </table:table-cell>
          <table:table-cell table:formula="of:=AVERAGE([.B721:.B725])" office:value-type="float" office:value="-0.384" calcext:value-type="float">
            <text:p>-0.384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0.53" calcext:value-type="float">
            <text:p>-0.53</text:p>
          </table:table-cell>
          <table:table-cell table:formula="of:=AVERAGE([.B722:.B726])" office:value-type="float" office:value="-0.386" calcext:value-type="float">
            <text:p>-0.386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-0.39" calcext:value-type="float">
            <text:p>-0.39</text:p>
          </table:table-cell>
          <table:table-cell table:formula="of:=AVERAGE([.B723:.B727])" office:value-type="float" office:value="-0.348" calcext:value-type="float">
            <text:p>-0.348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0.23" calcext:value-type="float">
            <text:p>-0.23</text:p>
          </table:table-cell>
          <table:table-cell table:formula="of:=AVERAGE([.B724:.B728])" office:value-type="float" office:value="-0.268" calcext:value-type="float">
            <text:p>-0.268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-0.1" calcext:value-type="float">
            <text:p>-0.1</text:p>
          </table:table-cell>
          <table:table-cell table:formula="of:=AVERAGE([.B725:.B729])"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0.09" calcext:value-type="float">
            <text:p>-0.09</text:p>
          </table:table-cell>
          <table:table-cell table:formula="of:=AVERAGE([.B726:.B730])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-0.29" calcext:value-type="float">
            <text:p>-0.29</text:p>
          </table:table-cell>
          <table:table-cell table:formula="of:=AVERAGE([.B727:.B731])" office:value-type="float" office:value="-0.318" calcext:value-type="float">
            <text:p>-0.318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0.54" calcext:value-type="float">
            <text:p>-0.54</text:p>
          </table:table-cell>
          <table:table-cell table:formula="of:=AVERAGE([.B728:.B732])"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-0.57" calcext:value-type="float">
            <text:p>-0.57</text:p>
          </table:table-cell>
          <table:table-cell table:formula="of:=AVERAGE([.B729:.B733])" office:value-type="float" office:value="-0.488" calcext:value-type="float">
            <text:p>-0.488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0.51" calcext:value-type="float">
            <text:p>-0.51</text:p>
          </table:table-cell>
          <table:table-cell table:formula="of:=AVERAGE([.B730:.B734])" office:value-type="float" office:value="-0.546" calcext:value-type="float">
            <text:p>-0.546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-0.53" calcext:value-type="float">
            <text:p>-0.53</text:p>
          </table:table-cell>
          <table:table-cell table:formula="of:=AVERAGE([.B731:.B735])" office:value-type="float" office:value="-0.572" calcext:value-type="float">
            <text:p>-0.572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0.58" calcext:value-type="float">
            <text:p>-0.58</text:p>
          </table:table-cell>
          <table:table-cell table:formula="of:=AVERAGE([.B732:.B736])" office:value-type="float" office:value="-0.606" calcext:value-type="float">
            <text:p>-0.606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-0.67" calcext:value-type="float">
            <text:p>-0.67</text:p>
          </table:table-cell>
          <table:table-cell table:formula="of:=AVERAGE([.B733:.B737])" office:value-type="float" office:value="-0.632" calcext:value-type="float">
            <text:p>-0.632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0.74" calcext:value-type="float">
            <text:p>-0.74</text:p>
          </table:table-cell>
          <table:table-cell table:formula="of:=AVERAGE([.B734:.B738])" office:value-type="float" office:value="-0.646" calcext:value-type="float">
            <text:p>-0.646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-0.64" calcext:value-type="float">
            <text:p>-0.64</text:p>
          </table:table-cell>
          <table:table-cell table:formula="of:=AVERAGE([.B735:.B739])" office:value-type="float" office:value="-0.662" calcext:value-type="float">
            <text:p>-0.662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0.6" calcext:value-type="float">
            <text:p>-0.6</text:p>
          </table:table-cell>
          <table:table-cell table:formula="of:=AVERAGE([.B736:.B740])" office:value-type="float" office:value="-0.664" calcext:value-type="float">
            <text:p>-0.664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-0.66" calcext:value-type="float">
            <text:p>-0.66</text:p>
          </table:table-cell>
          <table:table-cell table:formula="of:=AVERAGE([.B737:.B741])" office:value-type="float" office:value="-0.636" calcext:value-type="float">
            <text:p>-0.636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0.68" calcext:value-type="float">
            <text:p>-0.68</text:p>
          </table:table-cell>
          <table:table-cell table:formula="of:=AVERAGE([.B738:.B742])" office:value-type="float" office:value="-0.61" calcext:value-type="float">
            <text:p>-0.6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-0.6" calcext:value-type="float">
            <text:p>-0.6</text:p>
          </table:table-cell>
          <table:table-cell table:formula="of:=AVERAGE([.B739:.B743])" office:value-type="float" office:value="-0.588" calcext:value-type="float">
            <text:p>-0.588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0.51" calcext:value-type="float">
            <text:p>-0.51</text:p>
          </table:table-cell>
          <table:table-cell table:formula="of:=AVERAGE([.B740:.B744])" office:value-type="float" office:value="-0.544" calcext:value-type="float">
            <text:p>-0.544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-0.49" calcext:value-type="float">
            <text:p>-0.49</text:p>
          </table:table-cell>
          <table:table-cell table:formula="of:=AVERAGE([.B741:.B745])" office:value-type="float" office:value="-0.492" calcext:value-type="float">
            <text:p>-0.492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-0.44" calcext:value-type="float">
            <text:p>-0.44</text:p>
          </table:table-cell>
          <table:table-cell table:formula="of:=AVERAGE([.B742:.B746])" office:value-type="float" office:value="-0.446" calcext:value-type="float">
            <text:p>-0.446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-0.42" calcext:value-type="float">
            <text:p>-0.42</text:p>
          </table:table-cell>
          <table:table-cell table:formula="of:=AVERAGE([.B743:.B747])" office:value-type="float" office:value="-0.382" calcext:value-type="float">
            <text:p>-0.382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0.37" calcext:value-type="float">
            <text:p>-0.37</text:p>
          </table:table-cell>
          <table:table-cell table:formula="of:=AVERAGE([.B744:.B748])" office:value-type="float" office:value="-0.308" calcext:value-type="float">
            <text:p>-0.308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-0.19" calcext:value-type="float">
            <text:p>-0.19</text:p>
          </table:table-cell>
          <table:table-cell table:formula="of:=AVERAGE([.B745:.B749])"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0.12" calcext:value-type="float">
            <text:p>-0.12</text:p>
          </table:table-cell>
          <table:table-cell table:formula="of:=AVERAGE([.B746:.B750])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-0.25" calcext:value-type="float">
            <text:p>-0.25</text:p>
          </table:table-cell>
          <table:table-cell table:formula="of:=AVERAGE([.B747:.B751])" office:value-type="float" office:value="-0.236" calcext:value-type="float">
            <text:p>-0.236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0.32" calcext:value-type="float">
            <text:p>-0.32</text:p>
          </table:table-cell>
          <table:table-cell table:formula="of:=AVERAGE([.B748:.B752])" office:value-type="float" office:value="-0.276" calcext:value-type="float">
            <text:p>-0.276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0.3" calcext:value-type="float">
            <text:p>-0.3</text:p>
          </table:table-cell>
          <table:table-cell table:formula="of:=AVERAGE([.B749:.B753])" office:value-type="float" office:value="-0.372" calcext:value-type="float">
            <text:p>-0.372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0.39" calcext:value-type="float">
            <text:p>-0.39</text:p>
          </table:table-cell>
          <table:table-cell table:formula="of:=AVERAGE([.B750:.B754])"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-0.6" calcext:value-type="float">
            <text:p>-0.6</text:p>
          </table:table-cell>
          <table:table-cell table:formula="of:=AVERAGE([.B751:.B755])" office:value-type="float" office:value="-0.502" calcext:value-type="float">
            <text:p>-0.502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0.69" calcext:value-type="float">
            <text:p>-0.69</text:p>
          </table:table-cell>
          <table:table-cell table:formula="of:=AVERAGE([.B752:.B756])" office:value-type="float" office:value="-0.514" calcext:value-type="float">
            <text:p>-0.514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-0.53" calcext:value-type="float">
            <text:p>-0.53</text:p>
          </table:table-cell>
          <table:table-cell table:formula="of:=AVERAGE([.B753:.B757]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0.36" calcext:value-type="float">
            <text:p>-0.36</text:p>
          </table:table-cell>
          <table:table-cell table:formula="of:=AVERAGE([.B754:.B758])" office:value-type="float" office:value="-0.442" calcext:value-type="float">
            <text:p>-0.442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-0.32" calcext:value-type="float">
            <text:p>-0.32</text:p>
          </table:table-cell>
          <table:table-cell table:formula="of:=AVERAGE([.B755:.B759])" office:value-type="float" office:value="-0.362" calcext:value-type="float">
            <text:p>-0.362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0.31" calcext:value-type="float">
            <text:p>-0.31</text:p>
          </table:table-cell>
          <table:table-cell table:formula="of:=AVERAGE([.B756:.B760])"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-0.29" calcext:value-type="float">
            <text:p>-0.29</text:p>
          </table:table-cell>
          <table:table-cell table:formula="of:=AVERAGE([.B757:.B761])"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0.27" calcext:value-type="float">
            <text:p>-0.27</text:p>
          </table:table-cell>
          <table:table-cell table:formula="of:=AVERAGE([.B758:.B762])" office:value-type="float" office:value="-0.226" calcext:value-type="float">
            <text:p>-0.226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-0.16" calcext:value-type="float">
            <text:p>-0.16</text:p>
          </table:table-cell>
          <table:table-cell table:formula="of:=AVERAGE([.B759:.B763])" office:value-type="float" office:value="-0.204" calcext:value-type="float">
            <text:p>-0.204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0.1" calcext:value-type="float">
            <text:p>-0.1</text:p>
          </table:table-cell>
          <table:table-cell table:formula="of:=AVERAGE([.B760:.B764])"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-0.2" calcext:value-type="float">
            <text:p>-0.2</text:p>
          </table:table-cell>
          <table:table-cell table:formula="of:=AVERAGE([.B761:.B765])" office:value-type="float" office:value="-0.218" calcext:value-type="float">
            <text:p>-0.218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0.32" calcext:value-type="float">
            <text:p>-0.32</text:p>
          </table:table-cell>
          <table:table-cell table:formula="of:=AVERAGE([.B762:.B766])" office:value-type="float" office:value="-0.234" calcext:value-type="float">
            <text:p>-0.234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-0.31" calcext:value-type="float">
            <text:p>-0.31</text:p>
          </table:table-cell>
          <table:table-cell table:formula="of:=AVERAGE([.B763:.B767])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0.24" calcext:value-type="float">
            <text:p>-0.24</text:p>
          </table:table-cell>
          <table:table-cell table:formula="of:=AVERAGE([.B764:.B768])" office:value-type="float" office:value="-0.242" calcext:value-type="float">
            <text:p>-0.242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-0.18" calcext:value-type="float">
            <text:p>-0.18</text:p>
          </table:table-cell>
          <table:table-cell table:formula="of:=AVERAGE([.B765:.B769])" office:value-type="float" office:value="-0.224" calcext:value-type="float">
            <text:p>-0.224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0.16" calcext:value-type="float">
            <text:p>-0.16</text:p>
          </table:table-cell>
          <table:table-cell table:formula="of:=AVERAGE([.B766:.B770])" office:value-type="float" office:value="-0.222" calcext:value-type="float">
            <text:p>-0.222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-0.23" calcext:value-type="float">
            <text:p>-0.23</text:p>
          </table:table-cell>
          <table:table-cell table:formula="of:=AVERAGE([.B767:.B771])" office:value-type="float" office:value="-0.236" calcext:value-type="float">
            <text:p>-0.236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0.3" calcext:value-type="float">
            <text:p>-0.3</text:p>
          </table:table-cell>
          <table:table-cell table:formula="of:=AVERAGE([.B768:.B772])" office:value-type="float" office:value="-0.262" calcext:value-type="float">
            <text:p>-0.262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-0.31" calcext:value-type="float">
            <text:p>-0.31</text:p>
          </table:table-cell>
          <table:table-cell table:formula="of:=AVERAGE([.B769:.B773])" office:value-type="float" office:value="-0.294" calcext:value-type="float">
            <text:p>-0.294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0.31" calcext:value-type="float">
            <text:p>-0.31</text:p>
          </table:table-cell>
          <table:table-cell table:formula="of:=AVERAGE([.B770:.B774])"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-0.32" calcext:value-type="float">
            <text:p>-0.32</text:p>
          </table:table-cell>
          <table:table-cell table:formula="of:=AVERAGE([.B771:.B775])" office:value-type="float" office:value="-0.304" calcext:value-type="float">
            <text:p>-0.304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0.31" calcext:value-type="float">
            <text:p>-0.31</text:p>
          </table:table-cell>
          <table:table-cell table:formula="of:=AVERAGE([.B772:.B776])" office:value-type="float" office:value="-0.286" calcext:value-type="float">
            <text:p>-0.286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-0.27" calcext:value-type="float">
            <text:p>-0.27</text:p>
          </table:table-cell>
          <table:table-cell table:formula="of:=AVERAGE([.B773:.B777])"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0.22" calcext:value-type="float">
            <text:p>-0.22</text:p>
          </table:table-cell>
          <table:table-cell table:formula="of:=AVERAGE([.B774:.B778])" office:value-type="float" office:value="-0.288" calcext:value-type="float">
            <text:p>-0.288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-0.28" calcext:value-type="float">
            <text:p>-0.28</text:p>
          </table:table-cell>
          <table:table-cell table:formula="of:=AVERAGE([.B775:.B779])"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0.36" calcext:value-type="float">
            <text:p>-0.36</text:p>
          </table:table-cell>
          <table:table-cell table:formula="of:=AVERAGE([.B776:.B780])" office:value-type="float" office:value="-0.266" calcext:value-type="float">
            <text:p>-0.266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-0.27" calcext:value-type="float">
            <text:p>-0.27</text:p>
          </table:table-cell>
          <table:table-cell table:formula="of:=AVERAGE([.B777:.B781])" office:value-type="float" office:value="-0.284" calcext:value-type="float">
            <text:p>-0.284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0.2" calcext:value-type="float">
            <text:p>-0.2</text:p>
          </table:table-cell>
          <table:table-cell table:formula="of:=AVERAGE([.B778:.B782])" office:value-type="float" office:value="-0.336" calcext:value-type="float">
            <text:p>-0.336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-0.31" calcext:value-type="float">
            <text:p>-0.31</text:p>
          </table:table-cell>
          <table:table-cell table:formula="of:=AVERAGE([.B779:.B783])" office:value-type="float" office:value="-0.406" calcext:value-type="float">
            <text:p>-0.406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0.54" calcext:value-type="float">
            <text:p>-0.54</text:p>
          </table:table-cell>
          <table:table-cell table:formula="of:=AVERAGE([.B780:.B784])" office:value-type="float" office:value="-0.472" calcext:value-type="float">
            <text:p>-0.472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-0.71" calcext:value-type="float">
            <text:p>-0.71</text:p>
          </table:table-cell>
          <table:table-cell table:formula="of:=AVERAGE([.B781:.B785])" office:value-type="float" office:value="-0.51" calcext:value-type="float">
            <text:p>-0.51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0.6" calcext:value-type="float">
            <text:p>-0.6</text:p>
          </table:table-cell>
          <table:table-cell table:formula="of:=AVERAGE([.B782:.B786])" office:value-type="float" office:value="-0.514" calcext:value-type="float">
            <text:p>-0.514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-0.39" calcext:value-type="float">
            <text:p>-0.39</text:p>
          </table:table-cell>
          <table:table-cell table:formula="of:=AVERAGE([.B783:.B787])"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0.33" calcext:value-type="float">
            <text:p>-0.33</text:p>
          </table:table-cell>
          <table:table-cell table:formula="of:=AVERAGE([.B784:.B788])" office:value-type="float" office:value="-0.416" calcext:value-type="float">
            <text:p>-0.416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-0.37" calcext:value-type="float">
            <text:p>-0.37</text:p>
          </table:table-cell>
          <table:table-cell table:formula="of:=AVERAGE([.B785:.B789])" office:value-type="float" office:value="-0.374" calcext:value-type="float">
            <text:p>-0.374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0.39" calcext:value-type="float">
            <text:p>-0.39</text:p>
          </table:table-cell>
          <table:table-cell table:formula="of:=AVERAGE([.B786:.B790])" office:value-type="float" office:value="-0.368" calcext:value-type="float">
            <text:p>-0.368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-0.39" calcext:value-type="float">
            <text:p>-0.39</text:p>
          </table:table-cell>
          <table:table-cell table:formula="of:=AVERAGE([.B787:.B791])" office:value-type="float" office:value="-0.362" calcext:value-type="float">
            <text:p>-0.362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0.36" calcext:value-type="float">
            <text:p>-0.36</text:p>
          </table:table-cell>
          <table:table-cell table:formula="of:=AVERAGE([.B788:.B792])" office:value-type="float" office:value="-0.336" calcext:value-type="float">
            <text:p>-0.336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-0.3" calcext:value-type="float">
            <text:p>-0.3</text:p>
          </table:table-cell>
          <table:table-cell table:formula="of:=AVERAGE([.B789:.B793])" office:value-type="float" office:value="-0.302" calcext:value-type="float">
            <text:p>-0.302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0.24" calcext:value-type="float">
            <text:p>-0.24</text:p>
          </table:table-cell>
          <table:table-cell table:formula="of:=AVERAGE([.B790:.B794])" office:value-type="float" office:value="-0.278" calcext:value-type="float">
            <text:p>-0.278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-0.22" calcext:value-type="float">
            <text:p>-0.22</text:p>
          </table:table-cell>
          <table:table-cell table:formula="of:=AVERAGE([.B791:.B795])" office:value-type="float" office:value="-0.286" calcext:value-type="float">
            <text:p>-0.286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0.27" calcext:value-type="float">
            <text:p>-0.27</text:p>
          </table:table-cell>
          <table:table-cell table:formula="of:=AVERAGE([.B792:.B796])" office:value-type="float" office:value="-0.326" calcext:value-type="float">
            <text:p>-0.326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-0.4" calcext:value-type="float">
            <text:p>-0.4</text:p>
          </table:table-cell>
          <table:table-cell table:formula="of:=AVERAGE([.B793:.B797])"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0.5" calcext:value-type="float">
            <text:p>-0.5</text:p>
          </table:table-cell>
          <table:table-cell table:formula="of:=AVERAGE([.B794:.B798])" office:value-type="float" office:value="-0.358" calcext:value-type="float">
            <text:p>-0.358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-0.36" calcext:value-type="float">
            <text:p>-0.36</text:p>
          </table:table-cell>
          <table:table-cell table:formula="of:=AVERAGE([.B795:.B799])"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0.26" calcext:value-type="float">
            <text:p>-0.26</text:p>
          </table:table-cell>
          <table:table-cell table:formula="of:=AVERAGE([.B796:.B800])" office:value-type="float" office:value="-0.332" calcext:value-type="float">
            <text:p>-0.332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-0.28" calcext:value-type="float">
            <text:p>-0.28</text:p>
          </table:table-cell>
          <table:table-cell table:formula="of:=AVERAGE([.B797:.B801])" office:value-type="float" office:value="-0.288" calcext:value-type="float">
            <text:p>-0.288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0.26" calcext:value-type="float">
            <text:p>-0.26</text:p>
          </table:table-cell>
          <table:table-cell table:formula="of:=AVERAGE([.B798:.B802])"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-0.28" calcext:value-type="float">
            <text:p>-0.28</text:p>
          </table:table-cell>
          <table:table-cell table:formula="of:=AVERAGE([.B799:.B803])"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0.32" calcext:value-type="float">
            <text:p>-0.32</text:p>
          </table:table-cell>
          <table:table-cell table:formula="of:=AVERAGE([.B800:.B804])" office:value-type="float" office:value="-0.248" calcext:value-type="float">
            <text:p>-0.248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-0.21" calcext:value-type="float">
            <text:p>-0.21</text:p>
          </table:table-cell>
          <table:table-cell table:formula="of:=AVERAGE([.B801:.B805])" office:value-type="float" office:value="-0.246" calcext:value-type="float">
            <text:p>-0.246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0.17" calcext:value-type="float">
            <text:p>-0.17</text:p>
          </table:table-cell>
          <table:table-cell table:formula="of:=AVERAGE([.B802:.B806])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-0.25" calcext:value-type="float">
            <text:p>-0.25</text:p>
          </table:table-cell>
          <table:table-cell table:formula="of:=AVERAGE([.B803:.B807])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0.3" calcext:value-type="float">
            <text:p>-0.3</text:p>
          </table:table-cell>
          <table:table-cell table:formula="of:=AVERAGE([.B804:.B808])" office:value-type="float" office:value="-0.272" calcext:value-type="float">
            <text:p>-0.272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-0.32" calcext:value-type="float">
            <text:p>-0.32</text:p>
          </table:table-cell>
          <table:table-cell table:formula="of:=AVERAGE([.B805:.B809])" office:value-type="float" office:value="-0.294" calcext:value-type="float">
            <text:p>-0.294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0.32" calcext:value-type="float">
            <text:p>-0.32</text:p>
          </table:table-cell>
          <table:table-cell table:formula="of:=AVERAGE([.B806:.B810])"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-0.28" calcext:value-type="float">
            <text:p>-0.28</text:p>
          </table:table-cell>
          <table:table-cell table:formula="of:=AVERAGE([.B807:.B811])" office:value-type="float" office:value="-0.282" calcext:value-type="float">
            <text:p>-0.282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0.23" calcext:value-type="float">
            <text:p>-0.23</text:p>
          </table:table-cell>
          <table:table-cell table:formula="of:=AVERAGE([.B808:.B812])" office:value-type="float" office:value="-0.306" calcext:value-type="float">
            <text:p>-0.306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-0.26" calcext:value-type="float">
            <text:p>-0.26</text:p>
          </table:table-cell>
          <table:table-cell table:formula="of:=AVERAGE([.B809:.B813])"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0.44" calcext:value-type="float">
            <text:p>-0.44</text:p>
          </table:table-cell>
          <table:table-cell table:formula="of:=AVERAGE([.B810:.B814])" office:value-type="float" office:value="-0.51" calcext:value-type="float">
            <text:p>-0.51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-0.74" calcext:value-type="float">
            <text:p>-0.74</text:p>
          </table:table-cell>
          <table:table-cell table:formula="of:=AVERAGE([.B811:.B815])" office:value-type="float" office:value="-0.616" calcext:value-type="float">
            <text:p>-0.616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0.88" calcext:value-type="float">
            <text:p>-0.88</text:p>
          </table:table-cell>
          <table:table-cell table:formula="of:=AVERAGE([.B812:.B816])" office:value-type="float" office:value="-0.692" calcext:value-type="float">
            <text:p>-0.692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-0.76" calcext:value-type="float">
            <text:p>-0.76</text:p>
          </table:table-cell>
          <table:table-cell table:formula="of:=AVERAGE([.B813:.B817])" office:value-type="float" office:value="-0.718" calcext:value-type="float">
            <text:p>-0.718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0.64" calcext:value-type="float">
            <text:p>-0.64</text:p>
          </table:table-cell>
          <table:table-cell table:formula="of:=AVERAGE([.B814:.B818])" office:value-type="float" office:value="-0.664" calcext:value-type="float">
            <text:p>-0.664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-0.57" calcext:value-type="float">
            <text:p>-0.57</text:p>
          </table:table-cell>
          <table:table-cell table:formula="of:=AVERAGE([.B815:.B819])" office:value-type="float" office:value="-0.582" calcext:value-type="float">
            <text:p>-0.582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0.47" calcext:value-type="float">
            <text:p>-0.47</text:p>
          </table:table-cell>
          <table:table-cell table:formula="of:=AVERAGE([.B816:.B820])" office:value-type="float" office:value="-0.536" calcext:value-type="float">
            <text:p>-0.536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-0.47" calcext:value-type="float">
            <text:p>-0.47</text:p>
          </table:table-cell>
          <table:table-cell table:formula="of:=AVERAGE([.B817:.B821])" office:value-type="float" office:value="-0.506" calcext:value-type="float">
            <text:p>-0.506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0.53" calcext:value-type="float">
            <text:p>-0.53</text:p>
          </table:table-cell>
          <table:table-cell table:formula="of:=AVERAGE([.B818:.B822])" office:value-type="float" office:value="-0.478" calcext:value-type="float">
            <text:p>-0.478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-0.49" calcext:value-type="float">
            <text:p>-0.49</text:p>
          </table:table-cell>
          <table:table-cell table:formula="of:=AVERAGE([.B819:.B823])" office:value-type="float" office:value="-0.484" calcext:value-type="float">
            <text:p>-0.484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0.43" calcext:value-type="float">
            <text:p>-0.43</text:p>
          </table:table-cell>
          <table:table-cell table:formula="of:=AVERAGE([.B820:.B824])" office:value-type="float" office:value="-0.51" calcext:value-type="float">
            <text:p>-0.51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-0.5" calcext:value-type="float">
            <text:p>-0.5</text:p>
          </table:table-cell>
          <table:table-cell table:formula="of:=AVERAGE([.B821:.B825])" office:value-type="float" office:value="-0.524" calcext:value-type="float">
            <text:p>-0.524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0.6" calcext:value-type="float">
            <text:p>-0.6</text:p>
          </table:table-cell>
          <table:table-cell table:formula="of:=AVERAGE([.B822:.B826])"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-0.6" calcext:value-type="float">
            <text:p>-0.6</text:p>
          </table:table-cell>
          <table:table-cell table:formula="of:=AVERAGE([.B823:.B827])" office:value-type="float" office:value="-0.494" calcext:value-type="float">
            <text:p>-0.494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0.47" calcext:value-type="float">
            <text:p>-0.47</text:p>
          </table:table-cell>
          <table:table-cell table:formula="of:=AVERAGE([.B824:.B828])" office:value-type="float" office:value="-0.432" calcext:value-type="float">
            <text:p>-0.432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-0.3" calcext:value-type="float">
            <text:p>-0.3</text:p>
          </table:table-cell>
          <table:table-cell table:formula="of:=AVERAGE([.B825:.B829])" office:value-type="float" office:value="-0.352" calcext:value-type="float">
            <text:p>-0.352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0.19" calcext:value-type="float">
            <text:p>-0.19</text:p>
          </table:table-cell>
          <table:table-cell table:formula="of:=AVERAGE([.B826:.B830])" office:value-type="float" office:value="-0.286" calcext:value-type="float">
            <text:p>-0.286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-0.2" calcext:value-type="float">
            <text:p>-0.2</text:p>
          </table:table-cell>
          <table:table-cell table:formula="of:=AVERAGE([.B827:.B831])" office:value-type="float" office:value="-0.248" calcext:value-type="float">
            <text:p>-0.248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0.27" calcext:value-type="float">
            <text:p>-0.27</text:p>
          </table:table-cell>
          <table:table-cell table:formula="of:=AVERAGE([.B828:.B832])" office:value-type="float" office:value="-0.252" calcext:value-type="float">
            <text:p>-0.252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-0.28" calcext:value-type="float">
            <text:p>-0.28</text:p>
          </table:table-cell>
          <table:table-cell table:formula="of:=AVERAGE([.B829:.B833])" office:value-type="float" office:value="-0.288" calcext:value-type="float">
            <text:p>-0.288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0.32" calcext:value-type="float">
            <text:p>-0.32</text:p>
          </table:table-cell>
          <table:table-cell table:formula="of:=AVERAGE([.B830:.B834])" office:value-type="float" office:value="-0.324" calcext:value-type="float">
            <text:p>-0.324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-0.37" calcext:value-type="float">
            <text:p>-0.37</text:p>
          </table:table-cell>
          <table:table-cell table:formula="of:=AVERAGE([.B831:.B835])" office:value-type="float" office:value="-0.366" calcext:value-type="float">
            <text:p>-0.366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0.38" calcext:value-type="float">
            <text:p>-0.38</text:p>
          </table:table-cell>
          <table:table-cell table:formula="of:=AVERAGE([.B832:.B836])" office:value-type="float" office:value="-0.436" calcext:value-type="float">
            <text:p>-0.436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-0.48" calcext:value-type="float">
            <text:p>-0.48</text:p>
          </table:table-cell>
          <table:table-cell table:formula="of:=AVERAGE([.B833:.B837])" office:value-type="float" office:value="-0.508" calcext:value-type="float">
            <text:p>-0.508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0.63" calcext:value-type="float">
            <text:p>-0.63</text:p>
          </table:table-cell>
          <table:table-cell table:formula="of:=AVERAGE([.B834:.B838])" office:value-type="float" office:value="-0.548" calcext:value-type="float">
            <text:p>-0.548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-0.68" calcext:value-type="float">
            <text:p>-0.68</text:p>
          </table:table-cell>
          <table:table-cell table:formula="of:=AVERAGE([.B835:.B839])" office:value-type="float" office:value="-0.552" calcext:value-type="float">
            <text:p>-0.552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0.57" calcext:value-type="float">
            <text:p>-0.57</text:p>
          </table:table-cell>
          <table:table-cell table:formula="of:=AVERAGE([.B836:.B840])"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-0.4" calcext:value-type="float">
            <text:p>-0.4</text:p>
          </table:table-cell>
          <table:table-cell table:formula="of:=AVERAGE([.B837:.B841])" office:value-type="float" office:value="-0.464" calcext:value-type="float">
            <text:p>-0.464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0.32" calcext:value-type="float">
            <text:p>-0.32</text:p>
          </table:table-cell>
          <table:table-cell table:formula="of:=AVERAGE([.B838:.B842])"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-0.35" calcext:value-type="float">
            <text:p>-0.35</text:p>
          </table:table-cell>
          <table:table-cell table:formula="of:=AVERAGE([.B839:.B843])" office:value-type="float" office:value="-0.41" calcext:value-type="float">
            <text:p>-0.41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0.46" calcext:value-type="float">
            <text:p>-0.46</text:p>
          </table:table-cell>
          <table:table-cell table:formula="of:=AVERAGE([.B840:.B844])"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-0.52" calcext:value-type="float">
            <text:p>-0.52</text:p>
          </table:table-cell>
          <table:table-cell table:formula="of:=AVERAGE([.B841:.B845])" office:value-type="float" office:value="-0.472" calcext:value-type="float">
            <text:p>-0.472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0.5" calcext:value-type="float">
            <text:p>-0.5</text:p>
          </table:table-cell>
          <table:table-cell table:formula="of:=AVERAGE([.B842:.B846])" office:value-type="float" office:value="-0.502" calcext:value-type="float">
            <text:p>-0.502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-0.53" calcext:value-type="float">
            <text:p>-0.53</text:p>
          </table:table-cell>
          <table:table-cell table:formula="of:=AVERAGE([.B843:.B847])" office:value-type="float" office:value="-0.488" calcext:value-type="float">
            <text:p>-0.488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0.5" calcext:value-type="float">
            <text:p>-0.5</text:p>
          </table:table-cell>
          <table:table-cell table:formula="of:=AVERAGE([.B844:.B848])" office:value-type="float" office:value="-0.448" calcext:value-type="float">
            <text:p>-0.448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-0.39" calcext:value-type="float">
            <text:p>-0.39</text:p>
          </table:table-cell>
          <table:table-cell table:formula="of:=AVERAGE([.B845:.B849])" office:value-type="float" office:value="-0.402" calcext:value-type="float">
            <text:p>-0.402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0.32" calcext:value-type="float">
            <text:p>-0.32</text:p>
          </table:table-cell>
          <table:table-cell table:formula="of:=AVERAGE([.B846:.B850])" office:value-type="float" office:value="-0.346" calcext:value-type="float">
            <text:p>-0.346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-0.27" calcext:value-type="float">
            <text:p>-0.27</text:p>
          </table:table-cell>
          <table:table-cell table:formula="of:=AVERAGE([.B847:.B851])" office:value-type="float" office:value="-0.308" calcext:value-type="float">
            <text:p>-0.308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0.25" calcext:value-type="float">
            <text:p>-0.25</text:p>
          </table:table-cell>
          <table:table-cell table:formula="of:=AVERAGE([.B848:.B852])" office:value-type="float" office:value="-0.292" calcext:value-type="float">
            <text:p>-0.292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-0.31" calcext:value-type="float">
            <text:p>-0.31</text:p>
          </table:table-cell>
          <table:table-cell table:formula="of:=AVERAGE([.B849:.B853])" office:value-type="float" office:value="-0.278" calcext:value-type="float">
            <text:p>-0.278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0.31" calcext:value-type="float">
            <text:p>-0.31</text:p>
          </table:table-cell>
          <table:table-cell table:formula="of:=AVERAGE([.B850:.B854])" office:value-type="float" office:value="-0.256" calcext:value-type="float">
            <text:p>-0.256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-0.25" calcext:value-type="float">
            <text:p>-0.25</text:p>
          </table:table-cell>
          <table:table-cell table:formula="of:=AVERAGE([.B851:.B855])" office:value-type="float" office:value="-0.218" calcext:value-type="float">
            <text:p>-0.218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0.16" calcext:value-type="float">
            <text:p>-0.16</text:p>
          </table:table-cell>
          <table:table-cell table:formula="of:=AVERAGE([.B852:.B856])" office:value-type="float" office:value="-0.188" calcext:value-type="float">
            <text:p>-0.188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-0.06" calcext:value-type="float">
            <text:p>-0.06</text:p>
          </table:table-cell>
          <table:table-cell table:formula="of:=AVERAGE([.B853:.B857])" office:value-type="float" office:value="-0.214" calcext:value-type="float">
            <text:p>-0.214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0.16" calcext:value-type="float">
            <text:p>-0.16</text:p>
          </table:table-cell>
          <table:table-cell table:formula="of:=AVERAGE([.B854:.B858])"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-0.44" calcext:value-type="float">
            <text:p>-0.44</text:p>
          </table:table-cell>
          <table:table-cell table:formula="of:=AVERAGE([.B855:.B859])" office:value-type="float" office:value="-0.294" calcext:value-type="float">
            <text:p>-0.294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0.48" calcext:value-type="float">
            <text:p>-0.48</text:p>
          </table:table-cell>
          <table:table-cell table:formula="of:=AVERAGE([.B856:.B860])" office:value-type="float" office:value="-0.322" calcext:value-type="float">
            <text:p>-0.322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-0.33" calcext:value-type="float">
            <text:p>-0.33</text:p>
          </table:table-cell>
          <table:table-cell table:formula="of:=AVERAGE([.B857:.B861])" office:value-type="float" office:value="-0.312" calcext:value-type="float">
            <text:p>-0.312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0.2" calcext:value-type="float">
            <text:p>-0.2</text:p>
          </table:table-cell>
          <table:table-cell table:formula="of:=AVERAGE([.B858:.B862])" office:value-type="float" office:value="-0.246" calcext:value-type="float">
            <text:p>-0.246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-0.11" calcext:value-type="float">
            <text:p>-0.11</text:p>
          </table:table-cell>
          <table:table-cell table:formula="of:=AVERAGE([.B859:.B863])" office:value-type="float" office:value="-0.186" calcext:value-type="float">
            <text:p>-0.186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0.11" calcext:value-type="float">
            <text:p>-0.11</text:p>
          </table:table-cell>
          <table:table-cell table:formula="of:=AVERAGE([.B860:.B864])" office:value-type="float" office:value="-0.172" calcext:value-type="float">
            <text:p>-0.172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-0.18" calcext:value-type="float">
            <text:p>-0.18</text:p>
          </table:table-cell>
          <table:table-cell table:formula="of:=AVERAGE([.B861:.B865])" office:value-type="float" office:value="-0.194" calcext:value-type="float">
            <text:p>-0.194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0.26" calcext:value-type="float">
            <text:p>-0.26</text:p>
          </table:table-cell>
          <table:table-cell table:formula="of:=AVERAGE([.B862:.B866])"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-0.31" calcext:value-type="float">
            <text:p>-0.31</text:p>
          </table:table-cell>
          <table:table-cell table:formula="of:=AVERAGE([.B863:.B867])"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0.34" calcext:value-type="float">
            <text:p>-0.34</text:p>
          </table:table-cell>
          <table:table-cell table:formula="of:=AVERAGE([.B864:.B868])" office:value-type="float" office:value="-0.258" calcext:value-type="float">
            <text:p>-0.258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-0.26" calcext:value-type="float">
            <text:p>-0.26</text:p>
          </table:table-cell>
          <table:table-cell table:formula="of:=AVERAGE([.B865:.B869])" office:value-type="float" office:value="-0.208" calcext:value-type="float">
            <text:p>-0.208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0.12" calcext:value-type="float">
            <text:p>-0.12</text:p>
          </table:table-cell>
          <table:table-cell table:formula="of:=AVERAGE([.B866:.B870])" office:value-type="float" office:value="-0.148" calcext:value-type="float">
            <text:p>-0.148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-0.01" calcext:value-type="float">
            <text:p>-0.01</text:p>
          </table:table-cell>
          <table:table-cell table:formula="of:=AVERAGE([.B867:.B871])" office:value-type="float" office:value="-0.092" calcext:value-type="float">
            <text:p>-0.092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0.01" calcext:value-type="float">
            <text:p>-0.01</text:p>
          </table:table-cell>
          <table:table-cell table:formula="of:=AVERAGE([.B868:.B872]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-0.06" calcext:value-type="float">
            <text:p>-0.06</text:p>
          </table:table-cell>
          <table:table-cell table:formula="of:=AVERAGE([.B869:.B873])"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0.05" calcext:value-type="float">
            <text:p>-0.05</text:p>
          </table:table-cell>
          <table:table-cell table:formula="of:=AVERAGE([.B870:.B874])" office:value-type="float" office:value="-0.068" calcext:value-type="float">
            <text:p>-0.068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-0.07" calcext:value-type="float">
            <text:p>-0.07</text:p>
          </table:table-cell>
          <table:table-cell table:formula="of:=AVERAGE([.B871:.B875])" office:value-type="float" office:value="-0.094" calcext:value-type="float">
            <text:p>-0.094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0.15" calcext:value-type="float">
            <text:p>-0.15</text:p>
          </table:table-cell>
          <table:table-cell table:formula="of:=AVERAGE([.B872:.B876])" office:value-type="float" office:value="-0.106" calcext:value-type="float">
            <text:p>-0.106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-0.14" calcext:value-type="float">
            <text:p>-0.14</text:p>
          </table:table-cell>
          <table:table-cell table:formula="of:=AVERAGE([.B873:.B877])" office:value-type="float" office:value="-0.128" calcext:value-type="float">
            <text:p>-0.128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0.12" calcext:value-type="float">
            <text:p>-0.12</text:p>
          </table:table-cell>
          <table:table-cell table:formula="of:=AVERAGE([.B874:.B878])"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-0.16" calcext:value-type="float">
            <text:p>-0.16</text:p>
          </table:table-cell>
          <table:table-cell table:formula="of:=AVERAGE([.B875:.B879])" office:value-type="float" office:value="-0.156" calcext:value-type="float">
            <text:p>-0.156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0.18" calcext:value-type="float">
            <text:p>-0.18</text:p>
          </table:table-cell>
          <table:table-cell table:formula="of:=AVERAGE([.B876:.B880])" office:value-type="float" office:value="-0.178" calcext:value-type="float">
            <text:p>-0.178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-0.18" calcext:value-type="float">
            <text:p>-0.18</text:p>
          </table:table-cell>
          <table:table-cell table:formula="of:=AVERAGE([.B877:.B881])" office:value-type="float" office:value="-0.188166666666667" calcext:value-type="float">
            <text:p>-0.188166666666667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0.25" calcext:value-type="float">
            <text:p>-0.25</text:p>
          </table:table-cell>
          <table:table-cell table:formula="of:=AVERAGE([.B878:.B882])" office:value-type="float" office:value="-0.173333333333333" calcext:value-type="float">
            <text:p>-0.173333333333333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-0.170833333333333" calcext:value-type="float">
            <text:p>-0.170833333333333</text:p>
          </table:table-cell>
          <table:table-cell table:formula="of:=AVERAGE([.B879:.B883])" office:value-type="float" office:value="-0.158833333333333" calcext:value-type="float">
            <text:p>-0.158833333333333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0.0858333333333333" calcext:value-type="float">
            <text:p>-0.085833333333333</text:p>
          </table:table-cell>
          <table:table-cell table:formula="of:=AVERAGE([.B880:.B884])" office:value-type="float" office:value="-0.157666666666667" calcext:value-type="float">
            <text:p>-0.157666666666667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-0.1075" calcext:value-type="float">
            <text:p>-0.1075</text:p>
          </table:table-cell>
          <table:table-cell table:formula="of:=AVERAGE([.B881:.B885])" office:value-type="float" office:value="-0.164833333333333" calcext:value-type="float">
            <text:p>-0.164833333333333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0.174166666666667" calcext:value-type="float">
            <text:p>-0.174166666666667</text:p>
          </table:table-cell>
          <table:table-cell table:formula="of:=AVERAGE([.B882:.B886])" office:value-type="float" office:value="-0.196166666666667" calcext:value-type="float">
            <text:p>-0.196166666666667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-0.285833333333333" calcext:value-type="float">
            <text:p>-0.285833333333333</text:p>
          </table:table-cell>
          <table:table-cell table:formula="of:=AVERAGE([.B883:.B887])" office:value-type="float" office:value="-0.240833333333333" calcext:value-type="float">
            <text:p>-0.240833333333333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0.3275" calcext:value-type="float">
            <text:p>-0.3275</text:p>
          </table:table-cell>
          <table:table-cell table:formula="of:=AVERAGE([.B884:.B888])" office:value-type="float" office:value="-0.290666666666667" calcext:value-type="float">
            <text:p>-0.290666666666667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-0.309166666666667" calcext:value-type="float">
            <text:p>-0.309166666666667</text:p>
          </table:table-cell>
          <table:table-cell table:formula="of:=AVERAGE([.B885:.B889])" office:value-type="float" office:value="-0.289666666666667" calcext:value-type="float">
            <text:p>-0.289666666666667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0.356666666666667" calcext:value-type="float">
            <text:p>-0.356666666666667</text:p>
          </table:table-cell>
          <table:table-cell table:formula="of:=AVERAGE([.B886:.B890])" office:value-type="float" office:value="-0.253166666666667" calcext:value-type="float">
            <text:p>-0.253166666666667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-0.169166666666667" calcext:value-type="float">
            <text:p>-0.169166666666667</text:p>
          </table:table-cell>
          <table:table-cell table:formula="of:=AVERAGE([.B887:.B891])" office:value-type="float" office:value="-0.258666666666667" calcext:value-type="float">
            <text:p>-0.258666666666667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0.103333333333333" calcext:value-type="float">
            <text:p>-0.103333333333333</text:p>
          </table:table-cell>
          <table:table-cell table:formula="of:=AVERAGE([.B888:.B892])" office:value-type="float" office:value="-0.241333333333333" calcext:value-type="float">
            <text:p>-0.241333333333333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-0.355" calcext:value-type="float">
            <text:p>-0.355</text:p>
          </table:table-cell>
          <table:table-cell table:formula="of:=AVERAGE([.B889:.B893])" office:value-type="float" office:value="-0.223833333333333" calcext:value-type="float">
            <text:p>-0.223833333333333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0.2225" calcext:value-type="float">
            <text:p>-0.2225</text:p>
          </table:table-cell>
          <table:table-cell table:formula="of:=AVERAGE([.B890:.B894])" office:value-type="float" office:value="-0.252666666666667" calcext:value-type="float">
            <text:p>-0.252666666666667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-0.269166666666667" calcext:value-type="float">
            <text:p>-0.269166666666667</text:p>
          </table:table-cell>
          <table:table-cell table:formula="of:=AVERAGE([.B891:.B895])" office:value-type="float" office:value="-0.291833333333333" calcext:value-type="float">
            <text:p>-0.291833333333333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0.313333333333333" calcext:value-type="float">
            <text:p>-0.313333333333333</text:p>
          </table:table-cell>
          <table:table-cell table:formula="of:=AVERAGE([.B892:.B896])" office:value-type="float" office:value="-0.265166666666667" calcext:value-type="float">
            <text:p>-0.265166666666667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-0.299166666666667" calcext:value-type="float">
            <text:p>-0.299166666666667</text:p>
          </table:table-cell>
          <table:table-cell table:formula="of:=AVERAGE([.B893:.B897])" office:value-type="float" office:value="-0.242666666666667" calcext:value-type="float">
            <text:p>-0.242666666666667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0.221666666666667" calcext:value-type="float">
            <text:p>-0.221666666666667</text:p>
          </table:table-cell>
          <table:table-cell table:formula="of:=AVERAGE([.B894:.B898])" office:value-type="float" office:value="-0.210666666666667" calcext:value-type="float">
            <text:p>-0.210666666666667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-0.11" calcext:value-type="float">
            <text:p>-0.11</text:p>
          </table:table-cell>
          <table:table-cell table:formula="of:=AVERAGE([.B895:.B899])" office:value-type="float" office:value="-0.2015" calcext:value-type="float">
            <text:p>-0.2015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0.109166666666667" calcext:value-type="float">
            <text:p>-0.109166666666667</text:p>
          </table:table-cell>
          <table:table-cell table:formula="of:=AVERAGE([.B896:.B900])" office:value-type="float" office:value="-0.177333333333333" calcext:value-type="float">
            <text:p>-0.177333333333333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-0.2675" calcext:value-type="float">
            <text:p>-0.2675</text:p>
          </table:table-cell>
          <table:table-cell table:formula="of:=AVERAGE([.B897:.B901])" office:value-type="float" office:value="-0.149" calcext:value-type="float">
            <text:p>-0.149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0.178333333333333" calcext:value-type="float">
            <text:p>-0.178333333333333</text:p>
          </table:table-cell>
          <table:table-cell table:formula="of:=AVERAGE([.B898:.B902])" office:value-type="float" office:value="-0.158833333333333" calcext:value-type="float">
            <text:p>-0.15883333333333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0.08" calcext:value-type="float">
            <text:p>-0.08</text:p>
          </table:table-cell>
          <table:table-cell table:formula="of:=AVERAGE([.B899:.B903])" office:value-type="float" office:value="-0.194" calcext:value-type="float">
            <text:p>-0.194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0.159166666666667" calcext:value-type="float">
            <text:p>-0.159166666666667</text:p>
          </table:table-cell>
          <table:table-cell table:formula="of:=AVERAGE([.B900:.B904])" office:value-type="float" office:value="-0.2155" calcext:value-type="float">
            <text:p>-0.2155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-0.285" calcext:value-type="float">
            <text:p>-0.285</text:p>
          </table:table-cell>
          <table:table-cell table:formula="of:=AVERAGE([.B901:.B905])" office:value-type="float" office:value="-0.275" calcext:value-type="float">
            <text:p>-0.275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0.375" calcext:value-type="float">
            <text:p>-0.375</text:p>
          </table:table-cell>
          <table:table-cell table:formula="of:=AVERAGE([.B902:.B906])" office:value-type="float" office:value="-0.312666666666667" calcext:value-type="float">
            <text:p>-0.312666666666667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-0.475833333333333" calcext:value-type="float">
            <text:p>-0.475833333333333</text:p>
          </table:table-cell>
          <table:table-cell table:formula="of:=AVERAGE([.B903:.B907])" office:value-type="float" office:value="-0.326833333333333" calcext:value-type="float">
            <text:p>-0.326833333333333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0.268333333333333" calcext:value-type="float">
            <text:p>-0.268333333333333</text:p>
          </table:table-cell>
          <table:table-cell table:formula="of:=AVERAGE([.B904:.B908])" office:value-type="float" office:value="-0.348833333333333" calcext:value-type="float">
            <text:p>-0.348833333333333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-0.23" calcext:value-type="float">
            <text:p>-0.23</text:p>
          </table:table-cell>
          <table:table-cell table:formula="of:=AVERAGE([.B905:.B909])" office:value-type="float" office:value="-0.3605" calcext:value-type="float">
            <text:p>-0.3605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0.395" calcext:value-type="float">
            <text:p>-0.395</text:p>
          </table:table-cell>
          <table:table-cell table:formula="of:=AVERAGE([.B906:.B910])" office:value-type="float" office:value="-0.3635" calcext:value-type="float">
            <text:p>-0.3635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-0.433333333333333" calcext:value-type="float">
            <text:p>-0.433333333333333</text:p>
          </table:table-cell>
          <table:table-cell table:formula="of:=AVERAGE([.B907:.B911])" office:value-type="float" office:value="-0.398333333333333" calcext:value-type="float">
            <text:p>-0.398333333333333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0.490833333333333" calcext:value-type="float">
            <text:p>-0.490833333333333</text:p>
          </table:table-cell>
          <table:table-cell table:formula="of:=AVERAGE([.B908:.B912])" office:value-type="float" office:value="-0.441666666666667" calcext:value-type="float">
            <text:p>-0.441666666666667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-0.4425" calcext:value-type="float">
            <text:p>-0.4425</text:p>
          </table:table-cell>
          <table:table-cell table:formula="of:=AVERAGE([.B909:.B913])" office:value-type="float" office:value="-0.436" calcext:value-type="float">
            <text:p>-0.436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0.446666666666667" calcext:value-type="float">
            <text:p>-0.446666666666667</text:p>
          </table:table-cell>
          <table:table-cell table:formula="of:=AVERAGE([.B910:.B914])" office:value-type="float" office:value="-0.419833333333333" calcext:value-type="float">
            <text:p>-0.419833333333333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-0.366666666666667" calcext:value-type="float">
            <text:p>-0.366666666666667</text:p>
          </table:table-cell>
          <table:table-cell table:formula="of:=AVERAGE([.B911:.B915])" office:value-type="float" office:value="-0.353833333333333" calcext:value-type="float">
            <text:p>-0.353833333333333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0.3525" calcext:value-type="float">
            <text:p>-0.3525</text:p>
          </table:table-cell>
          <table:table-cell table:formula="of:=AVERAGE([.B912:.B916])" office:value-type="float" office:value="-0.294333333333333" calcext:value-type="float">
            <text:p>-0.294333333333333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-0.160833333333333" calcext:value-type="float">
            <text:p>-0.160833333333333</text:p>
          </table:table-cell>
          <table:table-cell table:formula="of:=AVERAGE([.B913:.B917])" office:value-type="float" office:value="-0.277666666666667" calcext:value-type="float">
            <text:p>-0.277666666666667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0.145" calcext:value-type="float">
            <text:p>-0.145</text:p>
          </table:table-cell>
          <table:table-cell table:formula="of:=AVERAGE([.B914:.B918])" office:value-type="float" office:value="-0.297833333333333" calcext:value-type="float">
            <text:p>-0.297833333333333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-0.363333333333333" calcext:value-type="float">
            <text:p>-0.363333333333333</text:p>
          </table:table-cell>
          <table:table-cell table:formula="of:=AVERAGE([.B915:.B919])" office:value-type="float" office:value="-0.2885" calcext:value-type="float">
            <text:p>-0.2885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0.4675" calcext:value-type="float">
            <text:p>-0.4675</text:p>
          </table:table-cell>
          <table:table-cell table:formula="of:=AVERAGE([.B916:.B920])" office:value-type="float" office:value="-0.3135" calcext:value-type="float">
            <text:p>-0.3135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-0.305833333333333" calcext:value-type="float">
            <text:p>-0.305833333333333</text:p>
          </table:table-cell>
          <table:table-cell table:formula="of:=AVERAGE([.B917:.B921])" office:value-type="float" office:value="-0.341" calcext:value-type="float">
            <text:p>-0.341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0.285833333333333" calcext:value-type="float">
            <text:p>-0.285833333333333</text:p>
          </table:table-cell>
          <table:table-cell table:formula="of:=AVERAGE([.B918:.B922])" office:value-type="float" office:value="-0.307333333333333" calcext:value-type="float">
            <text:p>-0.307333333333333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-0.2825" calcext:value-type="float">
            <text:p>-0.2825</text:p>
          </table:table-cell>
          <table:table-cell table:formula="of:=AVERAGE([.B919:.B923])" office:value-type="float" office:value="-0.2715" calcext:value-type="float">
            <text:p>-0.2715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0.195" calcext:value-type="float">
            <text:p>-0.195</text:p>
          </table:table-cell>
          <table:table-cell table:formula="of:=AVERAGE([.B920:.B924])" office:value-type="float" office:value="-0.264833333333333" calcext:value-type="float">
            <text:p>-0.264833333333333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-0.288333333333333" calcext:value-type="float">
            <text:p>-0.288333333333333</text:p>
          </table:table-cell>
          <table:table-cell table:formula="of:=AVERAGE([.B921:.B925])" office:value-type="float" office:value="-0.2635" calcext:value-type="float">
            <text:p>-0.2635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0.2725" calcext:value-type="float">
            <text:p>-0.2725</text:p>
          </table:table-cell>
          <table:table-cell table:formula="of:=AVERAGE([.B922:.B926])" office:value-type="float" office:value="-0.252333333333333" calcext:value-type="float">
            <text:p>-0.252333333333333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-0.279166666666667" calcext:value-type="float">
            <text:p>-0.279166666666667</text:p>
          </table:table-cell>
          <table:table-cell table:formula="of:=AVERAGE([.B923:.B927])" office:value-type="float" office:value="-0.236333333333333" calcext:value-type="float">
            <text:p>-0.236333333333333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0.226666666666667" calcext:value-type="float">
            <text:p>-0.226666666666667</text:p>
          </table:table-cell>
          <table:table-cell table:formula="of:=AVERAGE([.B924:.B928])" office:value-type="float" office:value="-0.223666666666667" calcext:value-type="float">
            <text:p>-0.223666666666667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-0.115" calcext:value-type="float">
            <text:p>-0.115</text:p>
          </table:table-cell>
          <table:table-cell table:formula="of:=AVERAGE([.B925:.B929])" office:value-type="float" office:value="-0.210333333333333" calcext:value-type="float">
            <text:p>-0.210333333333333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0.225" calcext:value-type="float">
            <text:p>-0.225</text:p>
          </table:table-cell>
          <table:table-cell table:formula="of:=AVERAGE([.B926:.B930])" office:value-type="float" office:value="-0.228" calcext:value-type="float">
            <text:p>-0.228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-0.205833333333333" calcext:value-type="float">
            <text:p>-0.205833333333333</text:p>
          </table:table-cell>
          <table:table-cell table:formula="of:=AVERAGE([.B927:.B931])" office:value-type="float" office:value="-0.2155" calcext:value-type="float">
            <text:p>-0.2155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0.3675" calcext:value-type="float">
            <text:p>-0.3675</text:p>
          </table:table-cell>
          <table:table-cell table:formula="of:=AVERAGE([.B928:.B932])" office:value-type="float" office:value="-0.211833333333333" calcext:value-type="float">
            <text:p>-0.211833333333333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-0.164166666666667" calcext:value-type="float">
            <text:p>-0.164166666666667</text:p>
          </table:table-cell>
          <table:table-cell table:formula="of:=AVERAGE([.B929:.B933])" office:value-type="float" office:value="-0.1995" calcext:value-type="float">
            <text:p>-0.1995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0.0966666666666667" calcext:value-type="float">
            <text:p>-0.096666666666667</text:p>
          </table:table-cell>
          <table:table-cell table:formula="of:=AVERAGE([.B930:.B934])" office:value-type="float" office:value="-0.216833333333333" calcext:value-type="float">
            <text:p>-0.216833333333333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-0.163333333333333" calcext:value-type="float">
            <text:p>-0.163333333333333</text:p>
          </table:table-cell>
          <table:table-cell table:formula="of:=AVERAGE([.B931:.B935])" office:value-type="float" office:value="-0.169833333333333" calcext:value-type="float">
            <text:p>-0.169833333333333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0.2925" calcext:value-type="float">
            <text:p>-0.2925</text:p>
          </table:table-cell>
          <table:table-cell table:formula="of:=AVERAGE([.B932:.B936])" office:value-type="float" office:value="-0.178" calcext:value-type="float">
            <text:p>-0.178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-0.1325" calcext:value-type="float">
            <text:p>-0.1325</text:p>
          </table:table-cell>
          <table:table-cell table:formula="of:=AVERAGE([.B933:.B937])" office:value-type="float" office:value="-0.189666666666667" calcext:value-type="float">
            <text:p>-0.189666666666667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0.205" calcext:value-type="float">
            <text:p>-0.205</text:p>
          </table:table-cell>
          <table:table-cell table:formula="of:=AVERAGE([.B934:.B938])" office:value-type="float" office:value="-0.163666666666667" calcext:value-type="float">
            <text:p>-0.163666666666667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-0.155" calcext:value-type="float">
            <text:p>-0.155</text:p>
          </table:table-cell>
          <table:table-cell table:formula="of:=AVERAGE([.B935:.B939])" office:value-type="float" office:value="-0.107" calcext:value-type="float">
            <text:p>-0.107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0.0333333333333333" calcext:value-type="float">
            <text:p>-0.033333333333333</text:p>
          </table:table-cell>
          <table:table-cell table:formula="of:=AVERAGE([.B936:.B940])" office:value-type="float" office:value="-0.0851666666666667" calcext:value-type="float">
            <text:p>-0.085166666666667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-0.00916666666666666" calcext:value-type="float">
            <text:p>-0.009166666666667</text:p>
          </table:table-cell>
          <table:table-cell table:formula="of:=AVERAGE([.B937:.B941])" office:value-type="float" office:value="-0.0198333333333333" calcext:value-type="float">
            <text:p>-0.019833333333333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0.0233333333333333" calcext:value-type="float">
            <text:p>-0.023333333333333</text:p>
          </table:table-cell>
          <table:table-cell table:formula="of:=AVERAGE([.B938:.B942])" office:value-type="float" office:value="0.0473333333333333" calcext:value-type="float">
            <text:p>0.047333333333333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.121666666666667" calcext:value-type="float">
            <text:p>0.121666666666667</text:p>
          </table:table-cell>
          <table:table-cell table:formula="of:=AVERAGE([.B939:.B943])" office:value-type="float" office:value="0.0661666666666667" calcext:value-type="float">
            <text:p>0.066166666666667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0.180833333333333" calcext:value-type="float">
            <text:p>0.180833333333333</text:p>
          </table:table-cell>
          <table:table-cell table:formula="of:=AVERAGE([.B940:.B944])" office:value-type="float" office:value="0.0846666666666666" calcext:value-type="float">
            <text:p>0.084666666666667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0.0608333333333333" calcext:value-type="float">
            <text:p>0.060833333333333</text:p>
          </table:table-cell>
          <table:table-cell table:formula="of:=AVERAGE([.B941:.B945])" office:value-type="float" office:value="0.129166666666667" calcext:value-type="float">
            <text:p>0.129166666666667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0.0833333333333333" calcext:value-type="float">
            <text:p>0.083333333333333</text:p>
          </table:table-cell>
          <table:table-cell table:formula="of:=AVERAGE([.B942:.B946])" office:value-type="float" office:value="0.122166666666667" calcext:value-type="float">
            <text:p>0.122166666666667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0.199166666666667" calcext:value-type="float">
            <text:p>0.199166666666667</text:p>
          </table:table-cell>
          <table:table-cell table:formula="of:=AVERAGE([.B943:.B947])" office:value-type="float" office:value="0.0701666666666667" calcext:value-type="float">
            <text:p>0.070166666666667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.0866666666666667" calcext:value-type="float">
            <text:p>0.086666666666667</text:p>
          </table:table-cell>
          <table:table-cell table:formula="of:=AVERAGE([.B944:.B948])" office:value-type="float" office:value="0.0518333333333333" calcext:value-type="float">
            <text:p>0.051833333333333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-0.0791666666666667" calcext:value-type="float">
            <text:p>-0.079166666666667</text:p>
          </table:table-cell>
          <table:table-cell table:formula="of:=AVERAGE([.B945:.B949])" office:value-type="float" office:value="0.0128333333333333" calcext:value-type="float">
            <text:p>0.012833333333333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0.0308333333333333" calcext:value-type="float">
            <text:p>-0.030833333333333</text:p>
          </table:table-cell>
          <table:table-cell table:formula="of:=AVERAGE([.B946:.B950])" office:value-type="float" office:value="-0.0501666666666667" calcext:value-type="float">
            <text:p>-0.050166666666667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-0.111666666666667" calcext:value-type="float">
            <text:p>-0.111666666666667</text:p>
          </table:table-cell>
          <table:table-cell table:formula="of:=AVERAGE([.B947:.B951])" office:value-type="float" office:value="-0.103" calcext:value-type="float">
            <text:p>-0.103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0.115833333333333" calcext:value-type="float">
            <text:p>-0.115833333333333</text:p>
          </table:table-cell>
          <table:table-cell table:formula="of:=AVERAGE([.B948:.B952])" office:value-type="float" office:value="-0.101833333333333" calcext:value-type="float">
            <text:p>-0.101833333333333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-0.1775" calcext:value-type="float">
            <text:p>-0.1775</text:p>
          </table:table-cell>
          <table:table-cell table:formula="of:=AVERAGE([.B949:.B953])" office:value-type="float" office:value="-0.094" calcext:value-type="float">
            <text:p>-0.094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0.0733333333333333" calcext:value-type="float">
            <text:p>-0.073333333333333</text:p>
          </table:table-cell>
          <table:table-cell table:formula="of:=AVERAGE([.B950:.B954])" office:value-type="float" office:value="-0.0568333333333333" calcext:value-type="float">
            <text:p>-0.056833333333333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0.00833333333333333" calcext:value-type="float">
            <text:p>0.008333333333333</text:p>
          </table:table-cell>
          <table:table-cell table:formula="of:=AVERAGE([.B951:.B955])" office:value-type="float" office:value="-0.0605" calcext:value-type="float">
            <text:p>-0.0605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0.0741666666666667" calcext:value-type="float">
            <text:p>0.074166666666667</text:p>
          </table:table-cell>
          <table:table-cell table:formula="of:=AVERAGE([.B952:.B956])" office:value-type="float" office:value="-0.0535" calcext:value-type="float">
            <text:p>-0.0535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-0.134166666666667" calcext:value-type="float">
            <text:p>-0.134166666666667</text:p>
          </table:table-cell>
          <table:table-cell table:formula="of:=AVERAGE([.B953:.B957])" office:value-type="float" office:value="-0.077" calcext:value-type="float">
            <text:p>-0.077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0.1425" calcext:value-type="float">
            <text:p>-0.1425</text:p>
          </table:table-cell>
          <table:table-cell table:formula="of:=AVERAGE([.B954:.B958])" office:value-type="float" office:value="-0.0696666666666667" calcext:value-type="float">
            <text:p>-0.069666666666667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-0.190833333333333" calcext:value-type="float">
            <text:p>-0.190833333333333</text:p>
          </table:table-cell>
          <table:table-cell table:formula="of:=AVERAGE([.B955:.B959])" office:value-type="float" office:value="-0.0718333333333333" calcext:value-type="float">
            <text:p>-0.071833333333333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0.045" calcext:value-type="float">
            <text:p>0.045</text:p>
          </table:table-cell>
          <table:table-cell table:formula="of:=AVERAGE([.B956:.B960])"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0.0633333333333333" calcext:value-type="float">
            <text:p>0.063333333333333</text:p>
          </table:table-cell>
          <table:table-cell table:formula="of:=AVERAGE([.B957:.B961])" office:value-type="float" office:value="-0.0155" calcext:value-type="float">
            <text:p>-0.0155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0.03" calcext:value-type="float">
            <text:p>0.03</text:p>
          </table:table-cell>
          <table:table-cell table:formula="of:=AVERAGE([.B958:.B962])" office:value-type="float" office:value="0.0345" calcext:value-type="float">
            <text:p>0.0345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-0.025" calcext:value-type="float">
            <text:p>-0.025</text:p>
          </table:table-cell>
          <table:table-cell table:formula="of:=AVERAGE([.B959:.B963])" office:value-type="float" office:value="0.0328333333333333" calcext:value-type="float">
            <text:p>0.032833333333333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.0591666666666667" calcext:value-type="float">
            <text:p>0.059166666666667</text:p>
          </table:table-cell>
          <table:table-cell table:formula="of:=AVERAGE([.B960:.B964])"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.0366666666666667" calcext:value-type="float">
            <text:p>0.036666666666667</text:p>
          </table:table-cell>
          <table:table-cell table:formula="of:=AVERAGE([.B961:.B965])" office:value-type="float" office:value="-0.0153333333333333" calcext:value-type="float">
            <text:p>-0.015333333333333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0.0541666666666667" calcext:value-type="float">
            <text:p>0.054166666666667</text:p>
          </table:table-cell>
          <table:table-cell table:formula="of:=AVERAGE([.B962:.B966])"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-0.201666666666667" calcext:value-type="float">
            <text:p>-0.201666666666667</text:p>
          </table:table-cell>
          <table:table-cell table:formula="of:=AVERAGE([.B963:.B967])" office:value-type="float" office:value="-0.0556666666666667" calcext:value-type="float">
            <text:p>-0.055666666666667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0.108333333333333" calcext:value-type="float">
            <text:p>-0.108333333333333</text:p>
          </table:table-cell>
          <table:table-cell table:formula="of:=AVERAGE([.B964:.B968])" office:value-type="float" office:value="-0.0675" calcext:value-type="float">
            <text:p>-0.0675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-0.0591666666666667" calcext:value-type="float">
            <text:p>-0.059166666666667</text:p>
          </table:table-cell>
          <table:table-cell table:formula="of:=AVERAGE([.B965:.B969])" office:value-type="float" office:value="-0.094" calcext:value-type="float">
            <text:p>-0.094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0.0225" calcext:value-type="float">
            <text:p>-0.0225</text:p>
          </table:table-cell>
          <table:table-cell table:formula="of:=AVERAGE([.B966:.B970])" office:value-type="float" office:value="-0.0426666666666667" calcext:value-type="float">
            <text:p>-0.042666666666667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-0.0783333333333334" calcext:value-type="float">
            <text:p>-0.078333333333333</text:p>
          </table:table-cell>
          <table:table-cell table:formula="of:=AVERAGE([.B967:.B971])" office:value-type="float" office:value="-0.0161666666666667" calcext:value-type="float">
            <text:p>-0.016166666666667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0.055" calcext:value-type="float">
            <text:p>0.055</text:p>
          </table:table-cell>
          <table:table-cell table:formula="of:=AVERAGE([.B968:.B972])" office:value-type="float" office:value="-0.021" calcext:value-type="float">
            <text:p>-0.021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.0241666666666667" calcext:value-type="float">
            <text:p>0.024166666666667</text:p>
          </table:table-cell>
          <table:table-cell table:formula="of:=AVERAGE([.B969:.B973])" office:value-type="float" office:value="-0.0148333333333333" calcext:value-type="float">
            <text:p>-0.014833333333333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0.0833333333333334" calcext:value-type="float">
            <text:p>-0.083333333333333</text:p>
          </table:table-cell>
          <table:table-cell table:formula="of:=AVERAGE([.B970:.B974])" office:value-type="float" office:value="0.0336666666666667" calcext:value-type="float">
            <text:p>0.033666666666667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.00833333333333333" calcext:value-type="float">
            <text:p>0.008333333333333</text:p>
          </table:table-cell>
          <table:table-cell table:formula="of:=AVERAGE([.B971:.B975])" office:value-type="float" office:value="0.00916666666666666" calcext:value-type="float">
            <text:p>0.009166666666667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.164166666666667" calcext:value-type="float">
            <text:p>0.164166666666667</text:p>
          </table:table-cell>
          <table:table-cell table:formula="of:=AVERAGE([.B972:.B976])" office:value-type="float" office:value="0.00183333333333332" calcext:value-type="float">
            <text:p>0.001833333333333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-0.0675" calcext:value-type="float">
            <text:p>-0.0675</text:p>
          </table:table-cell>
          <table:table-cell table:formula="of:=AVERAGE([.B973:.B977])" office:value-type="float" office:value="-0.000833333333333342" calcext:value-type="float">
            <text:p>-0.000833333333333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0.0125" calcext:value-type="float">
            <text:p>-0.0125</text:p>
          </table:table-cell>
          <table:table-cell table:formula="of:=AVERAGE([.B974:.B978])"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-0.0966666666666667" calcext:value-type="float">
            <text:p>-0.096666666666667</text:p>
          </table:table-cell>
          <table:table-cell table:formula="of:=AVERAGE([.B975:.B979])" office:value-type="float" office:value="0.0143333333333333" calcext:value-type="float">
            <text:p>0.01433333333333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.179166666666667" calcext:value-type="float">
            <text:p>0.179166666666667</text:p>
          </table:table-cell>
          <table:table-cell table:formula="of:=AVERAGE([.B976:.B980])" office:value-type="float" office:value="0.0611666666666667" calcext:value-type="float">
            <text:p>0.06116666666666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0691666666666667" calcext:value-type="float">
            <text:p>0.069166666666667</text:p>
          </table:table-cell>
          <table:table-cell table:formula="of:=AVERAGE([.B977:.B981])" office:value-type="float" office:value="0.115833333333333" calcext:value-type="float">
            <text:p>0.115833333333333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166666666666667" calcext:value-type="float">
            <text:p>0.166666666666667</text:p>
          </table:table-cell>
          <table:table-cell table:formula="of:=AVERAGE([.B978:.B982])" office:value-type="float" office:value="0.199833333333333" calcext:value-type="float">
            <text:p>0.19983333333333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260833333333333" calcext:value-type="float">
            <text:p>0.260833333333333</text:p>
          </table:table-cell>
          <table:table-cell table:formula="of:=AVERAGE([.B979:.B983])" office:value-type="float" office:value="0.192166666666667" calcext:value-type="float">
            <text:p>0.192166666666667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323333333333333" calcext:value-type="float">
            <text:p>0.323333333333333</text:p>
          </table:table-cell>
          <table:table-cell table:formula="of:=AVERAGE([.B980:.B984])" office:value-type="float" office:value="0.240833333333333" calcext:value-type="float">
            <text:p>0.24083333333333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140833333333333" calcext:value-type="float">
            <text:p>0.140833333333333</text:p>
          </table:table-cell>
          <table:table-cell table:formula="of:=AVERAGE([.B981:.B985])" office:value-type="float" office:value="0.238833333333333" calcext:value-type="float">
            <text:p>0.238833333333333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3125" calcext:value-type="float">
            <text:p>0.3125</text:p>
          </table:table-cell>
          <table:table-cell table:formula="of:=AVERAGE([.B982:.B986])" office:value-type="float" office:value="0.210166666666667" calcext:value-type="float">
            <text:p>0.210166666666667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156666666666667" calcext:value-type="float">
            <text:p>0.156666666666667</text:p>
          </table:table-cell>
          <table:table-cell table:formula="of:=AVERAGE([.B983:.B987])" office:value-type="float" office:value="0.182333333333333" calcext:value-type="float">
            <text:p>0.182333333333333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1175" calcext:value-type="float">
            <text:p>0.1175</text:p>
          </table:table-cell>
          <table:table-cell table:formula="of:=AVERAGE([.B984:.B988])" office:value-type="float" office:value="0.218666666666667" calcext:value-type="float">
            <text:p>0.21866666666666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.184166666666667" calcext:value-type="float">
            <text:p>0.184166666666667</text:p>
          </table:table-cell>
          <table:table-cell table:formula="of:=AVERAGE([.B985:.B989])" office:value-type="float" office:value="0.233833333333333" calcext:value-type="float">
            <text:p>0.233833333333333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3225" calcext:value-type="float">
            <text:p>0.3225</text:p>
          </table:table-cell>
          <table:table-cell table:formula="of:=AVERAGE([.B986:.B990])" office:value-type="float" office:value="0.257333333333333" calcext:value-type="float">
            <text:p>0.257333333333333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388333333333333" calcext:value-type="float">
            <text:p>0.388333333333333</text:p>
          </table:table-cell>
          <table:table-cell table:formula="of:=AVERAGE([.B987:.B991])" office:value-type="float" office:value="0.324833333333333" calcext:value-type="float">
            <text:p>0.324833333333333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.274166666666667" calcext:value-type="float">
            <text:p>0.274166666666667</text:p>
          </table:table-cell>
          <table:table-cell table:formula="of:=AVERAGE([.B988:.B992])" office:value-type="float" office:value="0.369166666666667" calcext:value-type="float">
            <text:p>0.36916666666666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455" calcext:value-type="float">
            <text:p>0.455</text:p>
          </table:table-cell>
          <table:table-cell table:formula="of:=AVERAGE([.B989:.B993])" office:value-type="float" office:value="0.349" calcext:value-type="float">
            <text:p>0.349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405833333333333" calcext:value-type="float">
            <text:p>0.405833333333333</text:p>
          </table:table-cell>
          <table:table-cell table:formula="of:=AVERAGE([.B990:.B994])" office:value-type="float" office:value="0.318" calcext:value-type="float">
            <text:p>0.31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221666666666667" calcext:value-type="float">
            <text:p>0.221666666666667</text:p>
          </table:table-cell>
          <table:table-cell table:formula="of:=AVERAGE([.B991:.B995])" office:value-type="float" office:value="0.326333333333333" calcext:value-type="float">
            <text:p>0.32633333333333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233333333333333" calcext:value-type="float">
            <text:p>0.233333333333333</text:p>
          </table:table-cell>
          <table:table-cell table:formula="of:=AVERAGE([.B992:.B996])" office:value-type="float" office:value="0.3255" calcext:value-type="float">
            <text:p>0.3255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315833333333333" calcext:value-type="float">
            <text:p>0.315833333333333</text:p>
          </table:table-cell>
          <table:table-cell table:formula="of:=AVERAGE([.B993:.B997])" office:value-type="float" office:value="0.310166666666667" calcext:value-type="float">
            <text:p>0.31016666666666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450833333333333" calcext:value-type="float">
            <text:p>0.450833333333333</text:p>
          </table:table-cell>
          <table:table-cell table:formula="of:=AVERAGE([.B994:.B998])" office:value-type="float" office:value="0.359333333333333" calcext:value-type="float">
            <text:p>0.35933333333333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329166666666667" calcext:value-type="float">
            <text:p>0.329166666666667</text:p>
          </table:table-cell>
          <table:table-cell table:formula="of:=AVERAGE([.B995:.B999])" office:value-type="float" office:value="0.4355" calcext:value-type="float">
            <text:p>0.435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4675" calcext:value-type="float">
            <text:p>0.4675</text:p>
          </table:table-cell>
          <table:table-cell table:formula="of:=AVERAGE([.B996:.B1000])" office:value-type="float" office:value="0.4505" calcext:value-type="float">
            <text:p>0.450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.614166666666667" calcext:value-type="float">
            <text:p>0.614166666666667</text:p>
          </table:table-cell>
          <table:table-cell table:formula="of:=AVERAGE([.B997:.B1001])" office:value-type="float" office:value="0.4405" calcext:value-type="float">
            <text:p>0.440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390833333333333" calcext:value-type="float">
            <text:p>0.390833333333333</text:p>
          </table:table-cell>
          <table:table-cell table:formula="of:=AVERAGE([.B998:.B1002])" office:value-type="float" office:value="0.4835" calcext:value-type="float">
            <text:p>0.483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00833333333333" calcext:value-type="float">
            <text:p>0.400833333333333</text:p>
          </table:table-cell>
          <table:table-cell table:formula="of:=AVERAGE([.B999:.B1003])" office:value-type="float" office:value="0.515666666666667" calcext:value-type="float">
            <text:p>0.51566666666666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544166666666667" calcext:value-type="float">
            <text:p>0.544166666666667</text:p>
          </table:table-cell>
          <table:table-cell table:formula="of:=AVERAGE([.B1000:.B1004])" office:value-type="float" office:value="0.518" calcext:value-type="float">
            <text:p>0.51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628333333333333" calcext:value-type="float">
            <text:p>0.628333333333333</text:p>
          </table:table-cell>
          <table:table-cell table:formula="of:=AVERAGE([.B1001:.B1005])" office:value-type="float" office:value="0.549" calcext:value-type="float">
            <text:p>0.54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625833333333333" calcext:value-type="float">
            <text:p>0.625833333333333</text:p>
          </table:table-cell>
          <table:table-cell table:formula="of:=AVERAGE([.B1002:.B1006])" office:value-type="float" office:value="0.605333333333333" calcext:value-type="float">
            <text:p>0.60533333333333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545833333333333" calcext:value-type="float">
            <text:p>0.545833333333333</text:p>
          </table:table-cell>
          <table:table-cell table:formula="of:=AVERAGE([.B1003:.B1007])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6825" calcext:value-type="float">
            <text:p>0.6825</text:p>
          </table:table-cell>
          <table:table-cell table:formula="of:=AVERAGE([.B1004:.B1008])" office:value-type="float" office:value="0.632833333333333" calcext:value-type="float">
            <text:p>0.63283333333333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.6425" calcext:value-type="float">
            <text:p>0.6425</text:p>
          </table:table-cell>
          <table:table-cell table:formula="of:=AVERAGE([.B1005:.B1009])" office:value-type="float" office:value="0.617333333333333" calcext:value-type="float">
            <text:p>0.61733333333333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6675" calcext:value-type="float">
            <text:p>0.6675</text:p>
          </table:table-cell>
          <table:table-cell table:formula="of:=AVERAGE([.B1006:.B1010])" office:value-type="float" office:value="0.6405" calcext:value-type="float">
            <text:p>0.640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548333333333333" calcext:value-type="float">
            <text:p>0.548333333333333</text:p>
          </table:table-cell>
          <table:table-cell table:formula="of:=AVERAGE([.B1007:.B1011])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661666666666667" calcext:value-type="float">
            <text:p>0.661666666666667</text:p>
          </table:table-cell>
          <table:table-cell table:formula="of:=AVERAGE([.B1008:.B1012])" office:value-type="float" office:value="0.643333333333333" calcext:value-type="float">
            <text:p>0.64333333333333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73" calcext:value-type="float">
            <text:p>0.73</text:p>
          </table:table-cell>
          <table:table-cell table:formula="of:=AVERAGE([.B1009:.B1013])" office:value-type="float" office:value="0.639333333333333" calcext:value-type="float">
            <text:p>0.63933333333333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609166666666667" calcext:value-type="float">
            <text:p>0.609166666666667</text:p>
          </table:table-cell>
          <table:table-cell table:formula="of:=AVERAGE([.B1010:.B1014])" office:value-type="float" office:value="0.667666666666667" calcext:value-type="float">
            <text:p>0.66766666666666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6475" calcext:value-type="float">
            <text:p>0.6475</text:p>
          </table:table-cell>
          <table:table-cell table:formula="of:=AVERAGE([.B1011:.B1015])" office:value-type="float" office:value="0.685" calcext:value-type="float">
            <text:p>0.68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.69" calcext:value-type="float">
            <text:p>0.69</text:p>
          </table:table-cell>
          <table:table-cell table:formula="of:=AVERAGE([.B1012:.B1016])" office:value-type="float" office:value="0.7195" calcext:value-type="float">
            <text:p>0.719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748333333333333" calcext:value-type="float">
            <text:p>0.748333333333333</text:p>
          </table:table-cell>
          <table:table-cell table:formula="of:=AVERAGE([.B1013:.B1017])" office:value-type="float" office:value="0.801666666666667" calcext:value-type="float">
            <text:p>0.80166666666666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9025" calcext:value-type="float">
            <text:p>0.9025</text:p>
          </table:table-cell>
          <table:table-cell table:formula="of:=AVERAGE([.B1014:.B1018])" office:value-type="float" office:value="0.856333333333333" calcext:value-type="float">
            <text:p>0.85633333333333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.02" calcext:value-type="float">
            <text:p>1.02</text:p>
          </table:table-cell>
          <table:table-cell table:formula="of:=AVERAGE([.B1015:.B1019])" office:value-type="float" office:value="0.887833333333333" calcext:value-type="float">
            <text:p>0.88783333333333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920833333333333" calcext:value-type="float">
            <text:p>0.920833333333333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.8475" calcext:value-type="float">
            <text:p>0.8475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'Pivot Table_temperature_data_1'.A1:'Pivot Table_temperature_data_1'.B1022" table:buttons="'Pivot Table_temperature_data_1'.A1" table:show-filter-button="false" table:drill-down-on-double-click="false">
          <table:source-cell-range table:cell-range-address="temperature_data.A1:temperature_data.C256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Year" table:orientation="row" table:used-hierarchy="0" table:function="auto">
            <table:data-pilot-level table:show-empty="false" calcext:repeat-item-labels="false">
              <table:data-pilot-members>
                <table:data-pilot-member table:name="1000" table:display="true" table:show-details="true"/>
                <table:data-pilot-member table:name="1001" table:display="true" table:show-details="true"/>
                <table:data-pilot-member table:name="1002" table:display="true" table:show-details="true"/>
                <table:data-pilot-member table:name="1003" table:display="true" table:show-details="true"/>
                <table:data-pilot-member table:name="1004" table:display="true" table:show-details="true"/>
                <table:data-pilot-member table:name="1005" table:display="true" table:show-details="true"/>
                <table:data-pilot-member table:name="1006" table:display="true" table:show-details="true"/>
                <table:data-pilot-member table:name="1007" table:display="true" table:show-details="true"/>
                <table:data-pilot-member table:name="1008" table:display="true" table:show-details="true"/>
                <table:data-pilot-member table:name="1009" table:display="true" table:show-details="true"/>
                <table:data-pilot-member table:name="1010" table:display="true" table:show-details="true"/>
                <table:data-pilot-member table:name="1011" table:display="true" table:show-details="true"/>
                <table:data-pilot-member table:name="1012" table:display="true" table:show-details="true"/>
                <table:data-pilot-member table:name="1013" table:display="true" table:show-details="true"/>
                <table:data-pilot-member table:name="1014" table:display="true" table:show-details="true"/>
                <table:data-pilot-member table:name="1015" table:display="true" table:show-details="true"/>
                <table:data-pilot-member table:name="1016" table:display="true" table:show-details="true"/>
                <table:data-pilot-member table:name="1017" table:display="true" table:show-details="true"/>
                <table:data-pilot-member table:name="1018" table:display="true" table:show-details="true"/>
                <table:data-pilot-member table:name="1019" table:display="true" table:show-details="true"/>
                <table:data-pilot-member table:name="1020" table:display="true" table:show-details="true"/>
                <table:data-pilot-member table:name="1021" table:display="true" table:show-details="true"/>
                <table:data-pilot-member table:name="1022" table:display="true" table:show-details="true"/>
                <table:data-pilot-member table:name="1023" table:display="true" table:show-details="true"/>
                <table:data-pilot-member table:name="1024" table:display="true" table:show-details="true"/>
                <table:data-pilot-member table:name="1025" table:display="true" table:show-details="true"/>
                <table:data-pilot-member table:name="1026" table:display="true" table:show-details="true"/>
                <table:data-pilot-member table:name="1027" table:display="true" table:show-details="true"/>
                <table:data-pilot-member table:name="1028" table:display="true" table:show-details="true"/>
                <table:data-pilot-member table:name="1029" table:display="true" table:show-details="true"/>
                <table:data-pilot-member table:name="1030" table:display="true" table:show-details="true"/>
                <table:data-pilot-member table:name="1031" table:display="true" table:show-details="true"/>
                <table:data-pilot-member table:name="1032" table:display="true" table:show-details="true"/>
                <table:data-pilot-member table:name="1033" table:display="true" table:show-details="true"/>
                <table:data-pilot-member table:name="1034" table:display="true" table:show-details="true"/>
                <table:data-pilot-member table:name="1035" table:display="true" table:show-details="true"/>
                <table:data-pilot-member table:name="1036" table:display="true" table:show-details="true"/>
                <table:data-pilot-member table:name="1037" table:display="true" table:show-details="true"/>
                <table:data-pilot-member table:name="1038" table:display="true" table:show-details="true"/>
                <table:data-pilot-member table:name="1039" table:display="true" table:show-details="true"/>
                <table:data-pilot-member table:name="1040" table:display="true" table:show-details="true"/>
                <table:data-pilot-member table:name="1041" table:display="true" table:show-details="true"/>
                <table:data-pilot-member table:name="1042" table:display="true" table:show-details="true"/>
                <table:data-pilot-member table:name="1043" table:display="true" table:show-details="true"/>
                <table:data-pilot-member table:name="1044" table:display="true" table:show-details="true"/>
                <table:data-pilot-member table:name="1045" table:display="true" table:show-details="true"/>
                <table:data-pilot-member table:name="1046" table:display="true" table:show-details="true"/>
                <table:data-pilot-member table:name="1047" table:display="true" table:show-details="true"/>
                <table:data-pilot-member table:name="1048" table:display="true" table:show-details="true"/>
                <table:data-pilot-member table:name="1049" table:display="true" table:show-details="true"/>
                <table:data-pilot-member table:name="1050" table:display="true" table:show-details="true"/>
                <table:data-pilot-member table:name="1051" table:display="true" table:show-details="true"/>
                <table:data-pilot-member table:name="1052" table:display="true" table:show-details="true"/>
                <table:data-pilot-member table:name="1053" table:display="true" table:show-details="true"/>
                <table:data-pilot-member table:name="1054" table:display="true" table:show-details="true"/>
                <table:data-pilot-member table:name="1055" table:display="true" table:show-details="true"/>
                <table:data-pilot-member table:name="1056" table:display="true" table:show-details="true"/>
                <table:data-pilot-member table:name="1057" table:display="true" table:show-details="true"/>
                <table:data-pilot-member table:name="1058" table:display="true" table:show-details="true"/>
                <table:data-pilot-member table:name="1059" table:display="true" table:show-details="true"/>
                <table:data-pilot-member table:name="1060" table:display="true" table:show-details="true"/>
                <table:data-pilot-member table:name="1061" table:display="true" table:show-details="true"/>
                <table:data-pilot-member table:name="1062" table:display="true" table:show-details="true"/>
                <table:data-pilot-member table:name="1063" table:display="true" table:show-details="true"/>
                <table:data-pilot-member table:name="1064" table:display="true" table:show-details="true"/>
                <table:data-pilot-member table:name="1065" table:display="true" table:show-details="true"/>
                <table:data-pilot-member table:name="1066" table:display="true" table:show-details="true"/>
                <table:data-pilot-member table:name="1067" table:display="true" table:show-details="true"/>
                <table:data-pilot-member table:name="1068" table:display="true" table:show-details="true"/>
                <table:data-pilot-member table:name="1069" table:display="true" table:show-details="true"/>
                <table:data-pilot-member table:name="1070" table:display="true" table:show-details="true"/>
                <table:data-pilot-member table:name="1071" table:display="true" table:show-details="true"/>
                <table:data-pilot-member table:name="1072" table:display="true" table:show-details="true"/>
                <table:data-pilot-member table:name="1073" table:display="true" table:show-details="true"/>
                <table:data-pilot-member table:name="1074" table:display="true" table:show-details="true"/>
                <table:data-pilot-member table:name="1075" table:display="true" table:show-details="true"/>
                <table:data-pilot-member table:name="1076" table:display="true" table:show-details="true"/>
                <table:data-pilot-member table:name="1077" table:display="true" table:show-details="true"/>
                <table:data-pilot-member table:name="1078" table:display="true" table:show-details="true"/>
                <table:data-pilot-member table:name="1079" table:display="true" table:show-details="true"/>
                <table:data-pilot-member table:name="1080" table:display="true" table:show-details="true"/>
                <table:data-pilot-member table:name="1081" table:display="true" table:show-details="true"/>
                <table:data-pilot-member table:name="1082" table:display="true" table:show-details="true"/>
                <table:data-pilot-member table:name="1083" table:display="true" table:show-details="true"/>
                <table:data-pilot-member table:name="1084" table:display="true" table:show-details="true"/>
                <table:data-pilot-member table:name="1085" table:display="true" table:show-details="true"/>
                <table:data-pilot-member table:name="1086" table:display="true" table:show-details="true"/>
                <table:data-pilot-member table:name="1087" table:display="true" table:show-details="true"/>
                <table:data-pilot-member table:name="1088" table:display="true" table:show-details="true"/>
                <table:data-pilot-member table:name="1089" table:display="true" table:show-details="true"/>
                <table:data-pilot-member table:name="1090" table:display="true" table:show-details="true"/>
                <table:data-pilot-member table:name="1091" table:display="true" table:show-details="true"/>
                <table:data-pilot-member table:name="1092" table:display="true" table:show-details="true"/>
                <table:data-pilot-member table:name="1093" table:display="true" table:show-details="true"/>
                <table:data-pilot-member table:name="1094" table:display="true" table:show-details="true"/>
                <table:data-pilot-member table:name="1095" table:display="true" table:show-details="true"/>
                <table:data-pilot-member table:name="1096" table:display="true" table:show-details="true"/>
                <table:data-pilot-member table:name="1097" table:display="true" table:show-details="true"/>
                <table:data-pilot-member table:name="1098" table:display="true" table:show-details="true"/>
                <table:data-pilot-member table:name="1099" table:display="true" table:show-details="true"/>
                <table:data-pilot-member table:name="1100" table:display="true" table:show-details="true"/>
                <table:data-pilot-member table:name="1101" table:display="true" table:show-details="true"/>
                <table:data-pilot-member table:name="1102" table:display="true" table:show-details="true"/>
                <table:data-pilot-member table:name="1103" table:display="true" table:show-details="true"/>
                <table:data-pilot-member table:name="1104" table:display="true" table:show-details="true"/>
                <table:data-pilot-member table:name="1105" table:display="true" table:show-details="true"/>
                <table:data-pilot-member table:name="1106" table:display="true" table:show-details="true"/>
                <table:data-pilot-member table:name="1107" table:display="true" table:show-details="true"/>
                <table:data-pilot-member table:name="1108" table:display="true" table:show-details="true"/>
                <table:data-pilot-member table:name="1109" table:display="true" table:show-details="true"/>
                <table:data-pilot-member table:name="1110" table:display="true" table:show-details="true"/>
                <table:data-pilot-member table:name="1111" table:display="true" table:show-details="true"/>
                <table:data-pilot-member table:name="1112" table:display="true" table:show-details="true"/>
                <table:data-pilot-member table:name="1113" table:display="true" table:show-details="true"/>
                <table:data-pilot-member table:name="1114" table:display="true" table:show-details="true"/>
                <table:data-pilot-member table:name="1115" table:display="true" table:show-details="true"/>
                <table:data-pilot-member table:name="1116" table:display="true" table:show-details="true"/>
                <table:data-pilot-member table:name="1117" table:display="true" table:show-details="true"/>
                <table:data-pilot-member table:name="1118" table:display="true" table:show-details="true"/>
                <table:data-pilot-member table:name="1119" table:display="true" table:show-details="true"/>
                <table:data-pilot-member table:name="1120" table:display="true" table:show-details="true"/>
                <table:data-pilot-member table:name="1121" table:display="true" table:show-details="true"/>
                <table:data-pilot-member table:name="1122" table:display="true" table:show-details="true"/>
                <table:data-pilot-member table:name="1123" table:display="true" table:show-details="true"/>
                <table:data-pilot-member table:name="1124" table:display="true" table:show-details="true"/>
                <table:data-pilot-member table:name="1125" table:display="true" table:show-details="true"/>
                <table:data-pilot-member table:name="1126" table:display="true" table:show-details="true"/>
                <table:data-pilot-member table:name="1127" table:display="true" table:show-details="true"/>
                <table:data-pilot-member table:name="1128" table:display="true" table:show-details="true"/>
                <table:data-pilot-member table:name="1129" table:display="true" table:show-details="true"/>
                <table:data-pilot-member table:name="1130" table:display="true" table:show-details="true"/>
                <table:data-pilot-member table:name="1131" table:display="true" table:show-details="true"/>
                <table:data-pilot-member table:name="1132" table:display="true" table:show-details="true"/>
                <table:data-pilot-member table:name="1133" table:display="true" table:show-details="true"/>
                <table:data-pilot-member table:name="1134" table:display="true" table:show-details="true"/>
                <table:data-pilot-member table:name="1135" table:display="true" table:show-details="true"/>
                <table:data-pilot-member table:name="1136" table:display="true" table:show-details="true"/>
                <table:data-pilot-member table:name="1137" table:display="true" table:show-details="true"/>
                <table:data-pilot-member table:name="1138" table:display="true" table:show-details="true"/>
                <table:data-pilot-member table:name="1139" table:display="true" table:show-details="true"/>
                <table:data-pilot-member table:name="1140" table:display="true" table:show-details="true"/>
                <table:data-pilot-member table:name="1141" table:display="true" table:show-details="true"/>
                <table:data-pilot-member table:name="1142" table:display="true" table:show-details="true"/>
                <table:data-pilot-member table:name="1143" table:display="true" table:show-details="true"/>
                <table:data-pilot-member table:name="1144" table:display="true" table:show-details="true"/>
                <table:data-pilot-member table:name="1145" table:display="true" table:show-details="true"/>
                <table:data-pilot-member table:name="1146" table:display="true" table:show-details="true"/>
                <table:data-pilot-member table:name="1147" table:display="true" table:show-details="true"/>
                <table:data-pilot-member table:name="1148" table:display="true" table:show-details="true"/>
                <table:data-pilot-member table:name="1149" table:display="true" table:show-details="true"/>
                <table:data-pilot-member table:name="1150" table:display="true" table:show-details="true"/>
                <table:data-pilot-member table:name="1151" table:display="true" table:show-details="true"/>
                <table:data-pilot-member table:name="1152" table:display="true" table:show-details="true"/>
                <table:data-pilot-member table:name="1153" table:display="true" table:show-details="true"/>
                <table:data-pilot-member table:name="1154" table:display="true" table:show-details="true"/>
                <table:data-pilot-member table:name="1155" table:display="true" table:show-details="true"/>
                <table:data-pilot-member table:name="1156" table:display="true" table:show-details="true"/>
                <table:data-pilot-member table:name="1157" table:display="true" table:show-details="true"/>
                <table:data-pilot-member table:name="1158" table:display="true" table:show-details="true"/>
                <table:data-pilot-member table:name="1159" table:display="true" table:show-details="true"/>
                <table:data-pilot-member table:name="1160" table:display="true" table:show-details="true"/>
                <table:data-pilot-member table:name="1161" table:display="true" table:show-details="true"/>
                <table:data-pilot-member table:name="1162" table:display="true" table:show-details="true"/>
                <table:data-pilot-member table:name="1163" table:display="true" table:show-details="true"/>
                <table:data-pilot-member table:name="1164" table:display="true" table:show-details="true"/>
                <table:data-pilot-member table:name="1165" table:display="true" table:show-details="true"/>
                <table:data-pilot-member table:name="1166" table:display="true" table:show-details="true"/>
                <table:data-pilot-member table:name="1167" table:display="true" table:show-details="true"/>
                <table:data-pilot-member table:name="1168" table:display="true" table:show-details="true"/>
                <table:data-pilot-member table:name="1169" table:display="true" table:show-details="true"/>
                <table:data-pilot-member table:name="1170" table:display="true" table:show-details="true"/>
                <table:data-pilot-member table:name="1171" table:display="true" table:show-details="true"/>
                <table:data-pilot-member table:name="1172" table:display="true" table:show-details="true"/>
                <table:data-pilot-member table:name="1173" table:display="true" table:show-details="true"/>
                <table:data-pilot-member table:name="1174" table:display="true" table:show-details="true"/>
                <table:data-pilot-member table:name="1175" table:display="true" table:show-details="true"/>
                <table:data-pilot-member table:name="1176" table:display="true" table:show-details="true"/>
                <table:data-pilot-member table:name="1177" table:display="true" table:show-details="true"/>
                <table:data-pilot-member table:name="1178" table:display="true" table:show-details="true"/>
                <table:data-pilot-member table:name="1179" table:display="true" table:show-details="true"/>
                <table:data-pilot-member table:name="1180" table:display="true" table:show-details="true"/>
                <table:data-pilot-member table:name="1181" table:display="true" table:show-details="true"/>
                <table:data-pilot-member table:name="1182" table:display="true" table:show-details="true"/>
                <table:data-pilot-member table:name="1183" table:display="true" table:show-details="true"/>
                <table:data-pilot-member table:name="1184" table:display="true" table:show-details="true"/>
                <table:data-pilot-member table:name="1185" table:display="true" table:show-details="true"/>
                <table:data-pilot-member table:name="1186" table:display="true" table:show-details="true"/>
                <table:data-pilot-member table:name="1187" table:display="true" table:show-details="true"/>
                <table:data-pilot-member table:name="1188" table:display="true" table:show-details="true"/>
                <table:data-pilot-member table:name="1189" table:display="true" table:show-details="true"/>
                <table:data-pilot-member table:name="1190" table:display="true" table:show-details="true"/>
                <table:data-pilot-member table:name="1191" table:display="true" table:show-details="true"/>
                <table:data-pilot-member table:name="1192" table:display="true" table:show-details="true"/>
                <table:data-pilot-member table:name="1193" table:display="true" table:show-details="true"/>
                <table:data-pilot-member table:name="1194" table:display="true" table:show-details="true"/>
                <table:data-pilot-member table:name="1195" table:display="true" table:show-details="true"/>
                <table:data-pilot-member table:name="1196" table:display="true" table:show-details="true"/>
                <table:data-pilot-member table:name="1197" table:display="true" table:show-details="true"/>
                <table:data-pilot-member table:name="1198" table:display="true" table:show-details="true"/>
                <table:data-pilot-member table:name="1199" table:display="true" table:show-details="true"/>
                <table:data-pilot-member table:name="1200" table:display="true" table:show-details="true"/>
                <table:data-pilot-member table:name="1201" table:display="true" table:show-details="true"/>
                <table:data-pilot-member table:name="1202" table:display="true" table:show-details="true"/>
                <table:data-pilot-member table:name="1203" table:display="true" table:show-details="true"/>
                <table:data-pilot-member table:name="1204" table:display="true" table:show-details="true"/>
                <table:data-pilot-member table:name="1205" table:display="true" table:show-details="true"/>
                <table:data-pilot-member table:name="1206" table:display="true" table:show-details="true"/>
                <table:data-pilot-member table:name="1207" table:display="true" table:show-details="true"/>
                <table:data-pilot-member table:name="1208" table:display="true" table:show-details="true"/>
                <table:data-pilot-member table:name="1209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12" table:display="true" table:show-details="true"/>
                <table:data-pilot-member table:name="1213" table:display="true" table:show-details="true"/>
                <table:data-pilot-member table:name="1214" table:display="true" table:show-details="true"/>
                <table:data-pilot-member table:name="1215" table:display="true" table:show-details="true"/>
                <table:data-pilot-member table:name="1216" table:display="true" table:show-details="true"/>
                <table:data-pilot-member table:name="1217" table:display="true" table:show-details="true"/>
                <table:data-pilot-member table:name="1218" table:display="true" table:show-details="true"/>
                <table:data-pilot-member table:name="1219" table:display="true" table:show-details="true"/>
                <table:data-pilot-member table:name="1220" table:display="true" table:show-details="true"/>
                <table:data-pilot-member table:name="1221" table:display="true" table:show-details="true"/>
                <table:data-pilot-member table:name="1222" table:display="true" table:show-details="true"/>
                <table:data-pilot-member table:name="1223" table:display="true" table:show-details="true"/>
                <table:data-pilot-member table:name="1224" table:display="true" table:show-details="true"/>
                <table:data-pilot-member table:name="1225" table:display="true" table:show-details="true"/>
                <table:data-pilot-member table:name="1226" table:display="true" table:show-details="true"/>
                <table:data-pilot-member table:name="1227" table:display="true" table:show-details="true"/>
                <table:data-pilot-member table:name="1228" table:display="true" table:show-details="true"/>
                <table:data-pilot-member table:name="1229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32" table:display="true" table:show-details="true"/>
                <table:data-pilot-member table:name="1233" table:display="true" table:show-details="true"/>
                <table:data-pilot-member table:name="1234" table:display="true" table:show-details="true"/>
                <table:data-pilot-member table:name="1235" table:display="true" table:show-details="true"/>
                <table:data-pilot-member table:name="1236" table:display="true" table:show-details="true"/>
                <table:data-pilot-member table:name="1237" table:display="true" table:show-details="true"/>
                <table:data-pilot-member table:name="1238" table:display="true" table:show-details="true"/>
                <table:data-pilot-member table:name="1239" table:display="true" table:show-details="true"/>
                <table:data-pilot-member table:name="1240" table:display="true" table:show-details="true"/>
                <table:data-pilot-member table:name="1241" table:display="true" table:show-details="true"/>
                <table:data-pilot-member table:name="1242" table:display="true" table:show-details="true"/>
                <table:data-pilot-member table:name="1243" table:display="true" table:show-details="true"/>
                <table:data-pilot-member table:name="1244" table:display="true" table:show-details="true"/>
                <table:data-pilot-member table:name="1245" table:display="true" table:show-details="true"/>
                <table:data-pilot-member table:name="1246" table:display="true" table:show-details="true"/>
                <table:data-pilot-member table:name="1247" table:display="true" table:show-details="true"/>
                <table:data-pilot-member table:name="1248" table:display="true" table:show-details="true"/>
                <table:data-pilot-member table:name="1249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54" table:display="true" table:show-details="true"/>
                <table:data-pilot-member table:name="1255" table:display="true" table:show-details="true"/>
                <table:data-pilot-member table:name="1256" table:display="true" table:show-details="true"/>
                <table:data-pilot-member table:name="1257" table:display="true" table:show-details="true"/>
                <table:data-pilot-member table:name="1258" table:display="true" table:show-details="true"/>
                <table:data-pilot-member table:name="1259" table:display="true" table:show-details="true"/>
                <table:data-pilot-member table:name="1260" table:display="true" table:show-details="true"/>
                <table:data-pilot-member table:name="1261" table:display="true" table:show-details="true"/>
                <table:data-pilot-member table:name="1262" table:display="true" table:show-details="true"/>
                <table:data-pilot-member table:name="1263" table:display="true" table:show-details="true"/>
                <table:data-pilot-member table:name="1264" table:display="true" table:show-details="true"/>
                <table:data-pilot-member table:name="1265" table:display="true" table:show-details="true"/>
                <table:data-pilot-member table:name="1266" table:display="true" table:show-details="true"/>
                <table:data-pilot-member table:name="1267" table:display="true" table:show-details="true"/>
                <table:data-pilot-member table:name="1268" table:display="true" table:show-details="true"/>
                <table:data-pilot-member table:name="1269" table:display="true" table:show-details="true"/>
                <table:data-pilot-member table:name="1270" table:display="true" table:show-details="true"/>
                <table:data-pilot-member table:name="1271" table:display="true" table:show-details="true"/>
                <table:data-pilot-member table:name="1272" table:display="true" table:show-details="true"/>
                <table:data-pilot-member table:name="1273" table:display="true" table:show-details="true"/>
                <table:data-pilot-member table:name="1274" table:display="true" table:show-details="true"/>
                <table:data-pilot-member table:name="1275" table:display="true" table:show-details="true"/>
                <table:data-pilot-member table:name="1276" table:display="true" table:show-details="true"/>
                <table:data-pilot-member table:name="1277" table:display="true" table:show-details="true"/>
                <table:data-pilot-member table:name="1278" table:display="true" table:show-details="true"/>
                <table:data-pilot-member table:name="1279" table:display="true" table:show-details="true"/>
                <table:data-pilot-member table:name="1280" table:display="true" table:show-details="true"/>
                <table:data-pilot-member table:name="1281" table:display="true" table:show-details="true"/>
                <table:data-pilot-member table:name="1282" table:display="true" table:show-details="true"/>
                <table:data-pilot-member table:name="1283" table:display="true" table:show-details="true"/>
                <table:data-pilot-member table:name="1284" table:display="true" table:show-details="true"/>
                <table:data-pilot-member table:name="1285" table:display="true" table:show-details="true"/>
                <table:data-pilot-member table:name="1286" table:display="true" table:show-details="true"/>
                <table:data-pilot-member table:name="1287" table:display="true" table:show-details="true"/>
                <table:data-pilot-member table:name="1288" table:display="true" table:show-details="true"/>
                <table:data-pilot-member table:name="1289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292" table:display="true" table:show-details="true"/>
                <table:data-pilot-member table:name="1293" table:display="true" table:show-details="true"/>
                <table:data-pilot-member table:name="1294" table:display="true" table:show-details="true"/>
                <table:data-pilot-member table:name="1295" table:display="true" table:show-details="true"/>
                <table:data-pilot-member table:name="1296" table:display="true" table:show-details="true"/>
                <table:data-pilot-member table:name="1297" table:display="true" table:show-details="true"/>
                <table:data-pilot-member table:name="1298" table:display="true" table:show-details="true"/>
                <table:data-pilot-member table:name="1299" table:display="true" table:show-details="true"/>
                <table:data-pilot-member table:name="1300" table:display="true" table:show-details="true"/>
                <table:data-pilot-member table:name="1301" table:display="true" table:show-details="true"/>
                <table:data-pilot-member table:name="1302" table:display="true" table:show-details="true"/>
                <table:data-pilot-member table:name="1303" table:display="true" table:show-details="true"/>
                <table:data-pilot-member table:name="1304" table:display="true" table:show-details="true"/>
                <table:data-pilot-member table:name="1305" table:display="true" table:show-details="true"/>
                <table:data-pilot-member table:name="1306" table:display="true" table:show-details="true"/>
                <table:data-pilot-member table:name="1307" table:display="true" table:show-details="true"/>
                <table:data-pilot-member table:name="1308" table:display="true" table:show-details="true"/>
                <table:data-pilot-member table:name="1309" table:display="true" table:show-details="true"/>
                <table:data-pilot-member table:name="1310" table:display="true" table:show-details="true"/>
                <table:data-pilot-member table:name="1311" table:display="true" table:show-details="true"/>
                <table:data-pilot-member table:name="1312" table:display="true" table:show-details="true"/>
                <table:data-pilot-member table:name="1313" table:display="true" table:show-details="true"/>
                <table:data-pilot-member table:name="1314" table:display="true" table:show-details="true"/>
                <table:data-pilot-member table:name="1315" table:display="true" table:show-details="true"/>
                <table:data-pilot-member table:name="1316" table:display="true" table:show-details="true"/>
                <table:data-pilot-member table:name="1317" table:display="true" table:show-details="true"/>
                <table:data-pilot-member table:name="1318" table:display="true" table:show-details="true"/>
                <table:data-pilot-member table:name="1319" table:display="true" table:show-details="true"/>
                <table:data-pilot-member table:name="1320" table:display="true" table:show-details="true"/>
                <table:data-pilot-member table:name="1321" table:display="true" table:show-details="true"/>
                <table:data-pilot-member table:name="1322" table:display="true" table:show-details="true"/>
                <table:data-pilot-member table:name="1323" table:display="true" table:show-details="true"/>
                <table:data-pilot-member table:name="1324" table:display="true" table:show-details="true"/>
                <table:data-pilot-member table:name="1325" table:display="true" table:show-details="true"/>
                <table:data-pilot-member table:name="1326" table:display="true" table:show-details="true"/>
                <table:data-pilot-member table:name="1327" table:display="true" table:show-details="true"/>
                <table:data-pilot-member table:name="1328" table:display="true" table:show-details="true"/>
                <table:data-pilot-member table:name="1329" table:display="true" table:show-details="true"/>
                <table:data-pilot-member table:name="1330" table:display="true" table:show-details="true"/>
                <table:data-pilot-member table:name="1331" table:display="true" table:show-details="true"/>
                <table:data-pilot-member table:name="1332" table:display="true" table:show-details="true"/>
                <table:data-pilot-member table:name="1333" table:display="true" table:show-details="true"/>
                <table:data-pilot-member table:name="1334" table:display="true" table:show-details="true"/>
                <table:data-pilot-member table:name="1335" table:display="true" table:show-details="true"/>
                <table:data-pilot-member table:name="1336" table:display="true" table:show-details="true"/>
                <table:data-pilot-member table:name="1337" table:display="true" table:show-details="true"/>
                <table:data-pilot-member table:name="1338" table:display="true" table:show-details="true"/>
                <table:data-pilot-member table:name="1339" table:display="true" table:show-details="true"/>
                <table:data-pilot-member table:name="1340" table:display="true" table:show-details="true"/>
                <table:data-pilot-member table:name="1341" table:display="true" table:show-details="true"/>
                <table:data-pilot-member table:name="1342" table:display="true" table:show-details="true"/>
                <table:data-pilot-member table:name="1343" table:display="true" table:show-details="true"/>
                <table:data-pilot-member table:name="1344" table:display="true" table:show-details="true"/>
                <table:data-pilot-member table:name="1345" table:display="true" table:show-details="true"/>
                <table:data-pilot-member table:name="1346" table:display="true" table:show-details="true"/>
                <table:data-pilot-member table:name="1347" table:display="true" table:show-details="true"/>
                <table:data-pilot-member table:name="1348" table:display="true" table:show-details="true"/>
                <table:data-pilot-member table:name="1349" table:display="true" table:show-details="true"/>
                <table:data-pilot-member table:name="1350" table:display="true" table:show-details="true"/>
                <table:data-pilot-member table:name="1351" table:display="true" table:show-details="true"/>
                <table:data-pilot-member table:name="1352" table:display="true" table:show-details="true"/>
                <table:data-pilot-member table:name="1353" table:display="true" table:show-details="true"/>
                <table:data-pilot-member table:name="1354" table:display="true" table:show-details="true"/>
                <table:data-pilot-member table:name="1355" table:display="true" table:show-details="true"/>
                <table:data-pilot-member table:name="1356" table:display="true" table:show-details="true"/>
                <table:data-pilot-member table:name="1357" table:display="true" table:show-details="true"/>
                <table:data-pilot-member table:name="1358" table:display="true" table:show-details="true"/>
                <table:data-pilot-member table:name="1359" table:display="true" table:show-details="true"/>
                <table:data-pilot-member table:name="1360" table:display="true" table:show-details="true"/>
                <table:data-pilot-member table:name="1361" table:display="true" table:show-details="true"/>
                <table:data-pilot-member table:name="1362" table:display="true" table:show-details="true"/>
                <table:data-pilot-member table:name="1363" table:display="true" table:show-details="true"/>
                <table:data-pilot-member table:name="1364" table:display="true" table:show-details="true"/>
                <table:data-pilot-member table:name="1365" table:display="true" table:show-details="true"/>
                <table:data-pilot-member table:name="1366" table:display="true" table:show-details="true"/>
                <table:data-pilot-member table:name="1367" table:display="true" table:show-details="true"/>
                <table:data-pilot-member table:name="1368" table:display="true" table:show-details="true"/>
                <table:data-pilot-member table:name="1369" table:display="true" table:show-details="true"/>
                <table:data-pilot-member table:name="1370" table:display="true" table:show-details="true"/>
                <table:data-pilot-member table:name="1371" table:display="true" table:show-details="true"/>
                <table:data-pilot-member table:name="1372" table:display="true" table:show-details="true"/>
                <table:data-pilot-member table:name="1373" table:display="true" table:show-details="true"/>
                <table:data-pilot-member table:name="1374" table:display="true" table:show-details="true"/>
                <table:data-pilot-member table:name="1375" table:display="true" table:show-details="true"/>
                <table:data-pilot-member table:name="1376" table:display="true" table:show-details="true"/>
                <table:data-pilot-member table:name="1377" table:display="true" table:show-details="true"/>
                <table:data-pilot-member table:name="1378" table:display="true" table:show-details="true"/>
                <table:data-pilot-member table:name="1379" table:display="true" table:show-details="true"/>
                <table:data-pilot-member table:name="1380" table:display="true" table:show-details="true"/>
                <table:data-pilot-member table:name="1381" table:display="true" table:show-details="true"/>
                <table:data-pilot-member table:name="1382" table:display="true" table:show-details="true"/>
                <table:data-pilot-member table:name="1383" table:display="true" table:show-details="true"/>
                <table:data-pilot-member table:name="1384" table:display="true" table:show-details="true"/>
                <table:data-pilot-member table:name="1385" table:display="true" table:show-details="true"/>
                <table:data-pilot-member table:name="1386" table:display="true" table:show-details="true"/>
                <table:data-pilot-member table:name="1387" table:display="true" table:show-details="true"/>
                <table:data-pilot-member table:name="1388" table:display="true" table:show-details="true"/>
                <table:data-pilot-member table:name="1389" table:display="true" table:show-details="true"/>
                <table:data-pilot-member table:name="1390" table:display="true" table:show-details="true"/>
                <table:data-pilot-member table:name="1391" table:display="true" table:show-details="true"/>
                <table:data-pilot-member table:name="1392" table:display="true" table:show-details="true"/>
                <table:data-pilot-member table:name="1393" table:display="true" table:show-details="true"/>
                <table:data-pilot-member table:name="1394" table:display="true" table:show-details="true"/>
                <table:data-pilot-member table:name="1395" table:display="true" table:show-details="true"/>
                <table:data-pilot-member table:name="1396" table:display="true" table:show-details="true"/>
                <table:data-pilot-member table:name="1397" table:display="true" table:show-details="true"/>
                <table:data-pilot-member table:name="1398" table:display="true" table:show-details="true"/>
                <table:data-pilot-member table:name="1399" table:display="true" table:show-details="true"/>
                <table:data-pilot-member table:name="1400" table:display="true" table:show-details="true"/>
                <table:data-pilot-member table:name="1401" table:display="true" table:show-details="true"/>
                <table:data-pilot-member table:name="1402" table:display="true" table:show-details="true"/>
                <table:data-pilot-member table:name="1403" table:display="true" table:show-details="true"/>
                <table:data-pilot-member table:name="1404" table:display="true" table:show-details="true"/>
                <table:data-pilot-member table:name="1405" table:display="true" table:show-details="true"/>
                <table:data-pilot-member table:name="1406" table:display="true" table:show-details="true"/>
                <table:data-pilot-member table:name="1407" table:display="true" table:show-details="true"/>
                <table:data-pilot-member table:name="1408" table:display="true" table:show-details="true"/>
                <table:data-pilot-member table:name="1409" table:display="true" table:show-details="true"/>
                <table:data-pilot-member table:name="1410" table:display="true" table:show-details="true"/>
                <table:data-pilot-member table:name="1411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14" table:display="true" table:show-details="true"/>
                <table:data-pilot-member table:name="1415" table:display="true" table:show-details="true"/>
                <table:data-pilot-member table:name="1416" table:display="true" table:show-details="true"/>
                <table:data-pilot-member table:name="1417" table:display="true" table:show-details="true"/>
                <table:data-pilot-member table:name="1418" table:display="true" table:show-details="true"/>
                <table:data-pilot-member table:name="1419" table:display="true" table:show-details="true"/>
                <table:data-pilot-member table:name="1420" table:display="true" table:show-details="true"/>
                <table:data-pilot-member table:name="1421" table:display="true" table:show-details="true"/>
                <table:data-pilot-member table:name="1422" table:display="true" table:show-details="true"/>
                <table:data-pilot-member table:name="1423" table:display="true" table:show-details="true"/>
                <table:data-pilot-member table:name="1424" table:display="true" table:show-details="true"/>
                <table:data-pilot-member table:name="1425" table:display="true" table:show-details="true"/>
                <table:data-pilot-member table:name="1426" table:display="true" table:show-details="true"/>
                <table:data-pilot-member table:name="1427" table:display="true" table:show-details="true"/>
                <table:data-pilot-member table:name="1428" table:display="true" table:show-details="true"/>
                <table:data-pilot-member table:name="1429" table:display="true" table:show-details="true"/>
                <table:data-pilot-member table:name="1430" table:display="true" table:show-details="true"/>
                <table:data-pilot-member table:name="1431" table:display="true" table:show-details="true"/>
                <table:data-pilot-member table:name="1432" table:display="true" table:show-details="true"/>
                <table:data-pilot-member table:name="1433" table:display="true" table:show-details="true"/>
                <table:data-pilot-member table:name="1434" table:display="true" table:show-details="true"/>
                <table:data-pilot-member table:name="1435" table:display="true" table:show-details="true"/>
                <table:data-pilot-member table:name="1436" table:display="true" table:show-details="true"/>
                <table:data-pilot-member table:name="1437" table:display="true" table:show-details="true"/>
                <table:data-pilot-member table:name="1438" table:display="true" table:show-details="true"/>
                <table:data-pilot-member table:name="1439" table:display="true" table:show-details="true"/>
                <table:data-pilot-member table:name="1440" table:display="true" table:show-details="true"/>
                <table:data-pilot-member table:name="1441" table:display="true" table:show-details="true"/>
                <table:data-pilot-member table:name="1442" table:display="true" table:show-details="true"/>
                <table:data-pilot-member table:name="1443" table:display="true" table:show-details="true"/>
                <table:data-pilot-member table:name="1444" table:display="true" table:show-details="true"/>
                <table:data-pilot-member table:name="1445" table:display="true" table:show-details="true"/>
                <table:data-pilot-member table:name="1446" table:display="true" table:show-details="true"/>
                <table:data-pilot-member table:name="1447" table:display="true" table:show-details="true"/>
                <table:data-pilot-member table:name="1448" table:display="true" table:show-details="true"/>
                <table:data-pilot-member table:name="1449" table:display="true" table:show-details="true"/>
                <table:data-pilot-member table:name="1450" table:display="true" table:show-details="true"/>
                <table:data-pilot-member table:name="1451" table:display="true" table:show-details="true"/>
                <table:data-pilot-member table:name="1452" table:display="true" table:show-details="true"/>
                <table:data-pilot-member table:name="1453" table:display="true" table:show-details="true"/>
                <table:data-pilot-member table:name="1454" table:display="true" table:show-details="true"/>
                <table:data-pilot-member table:name="1455" table:display="true" table:show-details="true"/>
                <table:data-pilot-member table:name="1456" table:display="true" table:show-details="true"/>
                <table:data-pilot-member table:name="1457" table:display="true" table:show-details="true"/>
                <table:data-pilot-member table:name="1458" table:display="true" table:show-details="true"/>
                <table:data-pilot-member table:name="1459" table:display="true" table:show-details="true"/>
                <table:data-pilot-member table:name="1460" table:display="true" table:show-details="true"/>
                <table:data-pilot-member table:name="1461" table:display="true" table:show-details="true"/>
                <table:data-pilot-member table:name="1462" table:display="true" table:show-details="true"/>
                <table:data-pilot-member table:name="1463" table:display="true" table:show-details="true"/>
                <table:data-pilot-member table:name="1464" table:display="true" table:show-details="true"/>
                <table:data-pilot-member table:name="1465" table:display="true" table:show-details="true"/>
                <table:data-pilot-member table:name="1466" table:display="true" table:show-details="true"/>
                <table:data-pilot-member table:name="1467" table:display="true" table:show-details="true"/>
                <table:data-pilot-member table:name="1468" table:display="true" table:show-details="true"/>
                <table:data-pilot-member table:name="1469" table:display="true" table:show-details="true"/>
                <table:data-pilot-member table:name="1470" table:display="true" table:show-details="true"/>
                <table:data-pilot-member table:name="1471" table:display="true" table:show-details="true"/>
                <table:data-pilot-member table:name="1472" table:display="true" table:show-details="true"/>
                <table:data-pilot-member table:name="1473" table:display="true" table:show-details="true"/>
                <table:data-pilot-member table:name="1474" table:display="true" table:show-details="true"/>
                <table:data-pilot-member table:name="1475" table:display="true" table:show-details="true"/>
                <table:data-pilot-member table:name="1476" table:display="true" table:show-details="true"/>
                <table:data-pilot-member table:name="1477" table:display="true" table:show-details="true"/>
                <table:data-pilot-member table:name="1478" table:display="true" table:show-details="true"/>
                <table:data-pilot-member table:name="1479" table:display="true" table:show-details="true"/>
                <table:data-pilot-member table:name="1480" table:display="true" table:show-details="true"/>
                <table:data-pilot-member table:name="1481" table:display="true" table:show-details="true"/>
                <table:data-pilot-member table:name="1482" table:display="true" table:show-details="true"/>
                <table:data-pilot-member table:name="1483" table:display="true" table:show-details="true"/>
                <table:data-pilot-member table:name="1484" table:display="true" table:show-details="true"/>
                <table:data-pilot-member table:name="1485" table:display="true" table:show-details="true"/>
                <table:data-pilot-member table:name="1486" table:display="true" table:show-details="true"/>
                <table:data-pilot-member table:name="1487" table:display="true" table:show-details="true"/>
                <table:data-pilot-member table:name="1488" table:display="true" table:show-details="true"/>
                <table:data-pilot-member table:name="1489" table:display="true" table:show-details="true"/>
                <table:data-pilot-member table:name="1490" table:display="true" table:show-details="true"/>
                <table:data-pilot-member table:name="1491" table:display="true" table:show-details="true"/>
                <table:data-pilot-member table:name="1492" table:display="true" table:show-details="true"/>
                <table:data-pilot-member table:name="1493" table:display="true" table:show-details="true"/>
                <table:data-pilot-member table:name="1494" table:display="true" table:show-details="true"/>
                <table:data-pilot-member table:name="1495" table:display="true" table:show-details="true"/>
                <table:data-pilot-member table:name="1496" table:display="true" table:show-details="true"/>
                <table:data-pilot-member table:name="1497" table:display="true" table:show-details="true"/>
                <table:data-pilot-member table:name="1498" table:display="true" table:show-details="true"/>
                <table:data-pilot-member table:name="1499" table:display="true" table:show-details="true"/>
                <table:data-pilot-member table:name="1500" table:display="true" table:show-details="true"/>
                <table:data-pilot-member table:name="1501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8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11" table:display="true" table:show-details="true"/>
                <table:data-pilot-member table:name="1512" table:display="true" table:show-details="true"/>
                <table:data-pilot-member table:name="1513" table:display="true" table:show-details="true"/>
                <table:data-pilot-member table:name="1514" table:display="true" table:show-details="true"/>
                <table:data-pilot-member table:name="1515" table:display="true" table:show-details="true"/>
                <table:data-pilot-member table:name="1516" table:display="true" table:show-details="true"/>
                <table:data-pilot-member table:name="1517" table:display="true" table:show-details="true"/>
                <table:data-pilot-member table:name="1518" table:display="true" table:show-details="true"/>
                <table:data-pilot-member table:name="1519" table:display="true" table:show-details="true"/>
                <table:data-pilot-member table:name="1520" table:display="true" table:show-details="true"/>
                <table:data-pilot-member table:name="1521" table:display="true" table:show-details="true"/>
                <table:data-pilot-member table:name="1522" table:display="true" table:show-details="true"/>
                <table:data-pilot-member table:name="1523" table:display="true" table:show-details="true"/>
                <table:data-pilot-member table:name="1524" table:display="true" table:show-details="true"/>
                <table:data-pilot-member table:name="1525" table:display="true" table:show-details="true"/>
                <table:data-pilot-member table:name="1526" table:display="true" table:show-details="true"/>
                <table:data-pilot-member table:name="1527" table:display="true" table:show-details="true"/>
                <table:data-pilot-member table:name="1528" table:display="true" table:show-details="true"/>
                <table:data-pilot-member table:name="1529" table:display="true" table:show-details="true"/>
                <table:data-pilot-member table:name="1530" table:display="true" table:show-details="true"/>
                <table:data-pilot-member table:name="1531" table:display="true" table:show-details="true"/>
                <table:data-pilot-member table:name="1532" table:display="true" table:show-details="true"/>
                <table:data-pilot-member table:name="1533" table:display="true" table:show-details="true"/>
                <table:data-pilot-member table:name="1534" table:display="true" table:show-details="true"/>
                <table:data-pilot-member table:name="1535" table:display="true" table:show-details="true"/>
                <table:data-pilot-member table:name="1536" table:display="true" table:show-details="true"/>
                <table:data-pilot-member table:name="1537" table:display="true" table:show-details="true"/>
                <table:data-pilot-member table:name="1538" table:display="true" table:show-details="true"/>
                <table:data-pilot-member table:name="1539" table:display="true" table:show-details="true"/>
                <table:data-pilot-member table:name="1540" table:display="true" table:show-details="true"/>
                <table:data-pilot-member table:name="1541" table:display="true" table:show-details="true"/>
                <table:data-pilot-member table:name="1542" table:display="true" table:show-details="true"/>
                <table:data-pilot-member table:name="1543" table:display="true" table:show-details="true"/>
                <table:data-pilot-member table:name="1544" table:display="true" table:show-details="true"/>
                <table:data-pilot-member table:name="1545" table:display="true" table:show-details="true"/>
                <table:data-pilot-member table:name="1546" table:display="true" table:show-details="true"/>
                <table:data-pilot-member table:name="1547" table:display="true" table:show-details="true"/>
                <table:data-pilot-member table:name="1548" table:display="true" table:show-details="true"/>
                <table:data-pilot-member table:name="1549" table:display="true" table:show-details="true"/>
                <table:data-pilot-member table:name="1550" table:display="true" table:show-details="true"/>
                <table:data-pilot-member table:name="1551" table:display="true" table:show-details="true"/>
                <table:data-pilot-member table:name="1552" table:display="true" table:show-details="true"/>
                <table:data-pilot-member table:name="1553" table:display="true" table:show-details="true"/>
                <table:data-pilot-member table:name="1554" table:display="true" table:show-details="true"/>
                <table:data-pilot-member table:name="1555" table:display="true" table:show-details="true"/>
                <table:data-pilot-member table:name="1556" table:display="true" table:show-details="true"/>
                <table:data-pilot-member table:name="1557" table:display="true" table:show-details="true"/>
                <table:data-pilot-member table:name="1558" table:display="true" table:show-details="true"/>
                <table:data-pilot-member table:name="1559" table:display="true" table:show-details="true"/>
                <table:data-pilot-member table:name="1560" table:display="true" table:show-details="true"/>
                <table:data-pilot-member table:name="1561" table:display="true" table:show-details="true"/>
                <table:data-pilot-member table:name="1562" table:display="true" table:show-details="true"/>
                <table:data-pilot-member table:name="1563" table:display="true" table:show-details="true"/>
                <table:data-pilot-member table:name="1564" table:display="true" table:show-details="true"/>
                <table:data-pilot-member table:name="1565" table:display="true" table:show-details="true"/>
                <table:data-pilot-member table:name="1566" table:display="true" table:show-details="true"/>
                <table:data-pilot-member table:name="1567" table:display="true" table:show-details="true"/>
                <table:data-pilot-member table:name="1568" table:display="true" table:show-details="true"/>
                <table:data-pilot-member table:name="1569" table:display="true" table:show-details="true"/>
                <table:data-pilot-member table:name="1570" table:display="true" table:show-details="true"/>
                <table:data-pilot-member table:name="1571" table:display="true" table:show-details="true"/>
                <table:data-pilot-member table:name="1572" table:display="true" table:show-details="true"/>
                <table:data-pilot-member table:name="1573" table:display="true" table:show-details="true"/>
                <table:data-pilot-member table:name="1574" table:display="true" table:show-details="true"/>
                <table:data-pilot-member table:name="1575" table:display="true" table:show-details="true"/>
                <table:data-pilot-member table:name="1576" table:display="true" table:show-details="true"/>
                <table:data-pilot-member table:name="1577" table:display="true" table:show-details="true"/>
                <table:data-pilot-member table:name="1578" table:display="true" table:show-details="true"/>
                <table:data-pilot-member table:name="1579" table:display="true" table:show-details="true"/>
                <table:data-pilot-member table:name="1580" table:display="true" table:show-details="true"/>
                <table:data-pilot-member table:name="1581" table:display="true" table:show-details="true"/>
                <table:data-pilot-member table:name="1582" table:display="true" table:show-details="true"/>
                <table:data-pilot-member table:name="1583" table:display="true" table:show-details="true"/>
                <table:data-pilot-member table:name="1584" table:display="true" table:show-details="true"/>
                <table:data-pilot-member table:name="1585" table:display="true" table:show-details="true"/>
                <table:data-pilot-member table:name="1586" table:display="true" table:show-details="true"/>
                <table:data-pilot-member table:name="1587" table:display="true" table:show-details="true"/>
                <table:data-pilot-member table:name="1588" table:display="true" table:show-details="true"/>
                <table:data-pilot-member table:name="1589" table:display="true" table:show-details="true"/>
                <table:data-pilot-member table:name="1590" table:display="true" table:show-details="true"/>
                <table:data-pilot-member table:name="1591" table:display="true" table:show-details="true"/>
                <table:data-pilot-member table:name="1592" table:display="true" table:show-details="true"/>
                <table:data-pilot-member table:name="1593" table:display="true" table:show-details="true"/>
                <table:data-pilot-member table:name="1594" table:display="true" table:show-details="true"/>
                <table:data-pilot-member table:name="1595" table:display="true" table:show-details="true"/>
                <table:data-pilot-member table:name="1596" table:display="true" table:show-details="true"/>
                <table:data-pilot-member table:name="1597" table:display="true" table:show-details="true"/>
                <table:data-pilot-member table:name="1598" table:display="true" table:show-details="true"/>
                <table:data-pilot-member table:name="1599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02" table:display="true" table:show-details="true"/>
                <table:data-pilot-member table:name="1603" table:display="true" table:show-details="true"/>
                <table:data-pilot-member table:name="1604" table:display="true" table:show-details="true"/>
                <table:data-pilot-member table:name="1605" table:display="true" table:show-details="true"/>
                <table:data-pilot-member table:name="1606" table:display="true" table:show-details="true"/>
                <table:data-pilot-member table:name="1607" table:display="true" table:show-details="true"/>
                <table:data-pilot-member table:name="1608" table:display="true" table:show-details="true"/>
                <table:data-pilot-member table:name="1609" table:display="true" table:show-details="true"/>
                <table:data-pilot-member table:name="1610" table:display="true" table:show-details="true"/>
                <table:data-pilot-member table:name="1611" table:display="true" table:show-details="true"/>
                <table:data-pilot-member table:name="1612" table:display="true" table:show-details="true"/>
                <table:data-pilot-member table:name="1613" table:display="true" table:show-details="true"/>
                <table:data-pilot-member table:name="1614" table:display="true" table:show-details="true"/>
                <table:data-pilot-member table:name="1615" table:display="true" table:show-details="true"/>
                <table:data-pilot-member table:name="1616" table:display="true" table:show-details="true"/>
                <table:data-pilot-member table:name="1617" table:display="true" table:show-details="true"/>
                <table:data-pilot-member table:name="1618" table:display="true" table:show-details="true"/>
                <table:data-pilot-member table:name="1619" table:display="true" table:show-details="true"/>
                <table:data-pilot-member table:name="1620" table:display="true" table:show-details="true"/>
                <table:data-pilot-member table:name="1621" table:display="true" table:show-details="true"/>
                <table:data-pilot-member table:name="1622" table:display="true" table:show-details="true"/>
                <table:data-pilot-member table:name="1623" table:display="true" table:show-details="true"/>
                <table:data-pilot-member table:name="1624" table:display="true" table:show-details="true"/>
                <table:data-pilot-member table:name="1625" table:display="true" table:show-details="true"/>
                <table:data-pilot-member table:name="1626" table:display="true" table:show-details="true"/>
                <table:data-pilot-member table:name="1627" table:display="true" table:show-details="true"/>
                <table:data-pilot-member table:name="1628" table:display="true" table:show-details="true"/>
                <table:data-pilot-member table:name="1629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32" table:display="true" table:show-details="true"/>
                <table:data-pilot-member table:name="1633" table:display="true" table:show-details="true"/>
                <table:data-pilot-member table:name="1634" table:display="true" table:show-details="true"/>
                <table:data-pilot-member table:name="1635" table:display="true" table:show-details="true"/>
                <table:data-pilot-member table:name="1636" table:display="true" table:show-details="true"/>
                <table:data-pilot-member table:name="1637" table:display="true" table:show-details="true"/>
                <table:data-pilot-member table:name="1638" table:display="true" table:show-details="true"/>
                <table:data-pilot-member table:name="1639" table:display="true" table:show-details="true"/>
                <table:data-pilot-member table:name="1640" table:display="true" table:show-details="true"/>
                <table:data-pilot-member table:name="1641" table:display="true" table:show-details="true"/>
                <table:data-pilot-member table:name="1642" table:display="true" table:show-details="true"/>
                <table:data-pilot-member table:name="1643" table:display="true" table:show-details="true"/>
                <table:data-pilot-member table:name="1644" table:display="true" table:show-details="true"/>
                <table:data-pilot-member table:name="1645" table:display="true" table:show-details="true"/>
                <table:data-pilot-member table:name="1646" table:display="true" table:show-details="true"/>
                <table:data-pilot-member table:name="1647" table:display="true" table:show-details="true"/>
                <table:data-pilot-member table:name="1648" table:display="true" table:show-details="true"/>
                <table:data-pilot-member table:name="1649" table:display="true" table:show-details="true"/>
                <table:data-pilot-member table:name="1650" table:display="true" table:show-details="true"/>
                <table:data-pilot-member table:name="1651" table:display="true" table:show-details="true"/>
                <table:data-pilot-member table:name="1652" table:display="true" table:show-details="true"/>
                <table:data-pilot-member table:name="1653" table:display="true" table:show-details="true"/>
                <table:data-pilot-member table:name="1654" table:display="true" table:show-details="true"/>
                <table:data-pilot-member table:name="1655" table:display="true" table:show-details="true"/>
                <table:data-pilot-member table:name="1656" table:display="true" table:show-details="true"/>
                <table:data-pilot-member table:name="1657" table:display="true" table:show-details="true"/>
                <table:data-pilot-member table:name="1658" table:display="true" table:show-details="true"/>
                <table:data-pilot-member table:name="1659" table:display="true" table:show-details="true"/>
                <table:data-pilot-member table:name="1660" table:display="true" table:show-details="true"/>
                <table:data-pilot-member table:name="1661" table:display="true" table:show-details="true"/>
                <table:data-pilot-member table:name="1662" table:display="true" table:show-details="true"/>
                <table:data-pilot-member table:name="1663" table:display="true" table:show-details="true"/>
                <table:data-pilot-member table:name="1664" table:display="true" table:show-details="true"/>
                <table:data-pilot-member table:name="1665" table:display="true" table:show-details="true"/>
                <table:data-pilot-member table:name="1666" table:display="true" table:show-details="true"/>
                <table:data-pilot-member table:name="1667" table:display="true" table:show-details="true"/>
                <table:data-pilot-member table:name="1668" table:display="true" table:show-details="true"/>
                <table:data-pilot-member table:name="1669" table:display="true" table:show-details="true"/>
                <table:data-pilot-member table:name="1670" table:display="true" table:show-details="true"/>
                <table:data-pilot-member table:name="1671" table:display="true" table:show-details="true"/>
                <table:data-pilot-member table:name="1672" table:display="true" table:show-details="true"/>
                <table:data-pilot-member table:name="1673" table:display="true" table:show-details="true"/>
                <table:data-pilot-member table:name="1674" table:display="true" table:show-details="true"/>
                <table:data-pilot-member table:name="1675" table:display="true" table:show-details="true"/>
                <table:data-pilot-member table:name="1676" table:display="true" table:show-details="true"/>
                <table:data-pilot-member table:name="1677" table:display="true" table:show-details="true"/>
                <table:data-pilot-member table:name="1678" table:display="true" table:show-details="true"/>
                <table:data-pilot-member table:name="1679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2" table:display="true" table:show-details="true"/>
                <table:data-pilot-member table:name="1683" table:display="true" table:show-details="true"/>
                <table:data-pilot-member table:name="1684" table:display="true" table:show-details="true"/>
                <table:data-pilot-member table:name="1685" table:display="true" table:show-details="true"/>
                <table:data-pilot-member table:name="1686" table:display="true" table:show-details="true"/>
                <table:data-pilot-member table:name="1687" table:display="true" table:show-details="true"/>
                <table:data-pilot-member table:name="1688" table:display="true" table:show-details="true"/>
                <table:data-pilot-member table:name="1689" table:display="true" table:show-details="true"/>
                <table:data-pilot-member table:name="1690" table:display="true" table:show-details="true"/>
                <table:data-pilot-member table:name="1691" table:display="true" table:show-details="true"/>
                <table:data-pilot-member table:name="1692" table:display="true" table:show-details="true"/>
                <table:data-pilot-member table:name="1693" table:display="true" table:show-details="true"/>
                <table:data-pilot-member table:name="1694" table:display="true" table:show-details="true"/>
                <table:data-pilot-member table:name="1695" table:display="true" table:show-details="true"/>
                <table:data-pilot-member table:name="1696" table:display="true" table:show-details="true"/>
                <table:data-pilot-member table:name="1697" table:display="true" table:show-details="true"/>
                <table:data-pilot-member table:name="1698" table:display="true" table:show-details="true"/>
                <table:data-pilot-member table:name="1699" table:display="true" table:show-details="true"/>
                <table:data-pilot-member table:name="1700" table:display="true" table:show-details="true"/>
                <table:data-pilot-member table:name="1701" table:display="true" table:show-details="true"/>
                <table:data-pilot-member table:name="1702" table:display="true" table:show-details="true"/>
                <table:data-pilot-member table:name="1703" table:display="true" table:show-details="true"/>
                <table:data-pilot-member table:name="1704" table:display="true" table:show-details="true"/>
                <table:data-pilot-member table:name="1705" table:display="true" table:show-details="true"/>
                <table:data-pilot-member table:name="1706" table:display="true" table:show-details="true"/>
                <table:data-pilot-member table:name="1707" table:display="true" table:show-details="true"/>
                <table:data-pilot-member table:name="1708" table:display="true" table:show-details="true"/>
                <table:data-pilot-member table:name="1709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3" table:display="true" table:show-details="true"/>
                <table:data-pilot-member table:name="1714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17" table:display="true" table:show-details="true"/>
                <table:data-pilot-member table:name="1718" table:display="true" table:show-details="true"/>
                <table:data-pilot-member table:name="1719" table:display="true" table:show-details="true"/>
                <table:data-pilot-member table:name="1720" table:display="true" table:show-details="true"/>
                <table:data-pilot-member table:name="1721" table:display="true" table:show-details="true"/>
                <table:data-pilot-member table:name="1722" table:display="true" table:show-details="true"/>
                <table:data-pilot-member table:name="1723" table:display="true" table:show-details="true"/>
                <table:data-pilot-member table:name="1724" table:display="true" table:show-details="true"/>
                <table:data-pilot-member table:name="1725" table:display="true" table:show-details="true"/>
                <table:data-pilot-member table:name="1726" table:display="true" table:show-details="true"/>
                <table:data-pilot-member table:name="1727" table:display="true" table:show-details="true"/>
                <table:data-pilot-member table:name="1728" table:display="true" table:show-details="true"/>
                <table:data-pilot-member table:name="1729" table:display="true" table:show-details="true"/>
                <table:data-pilot-member table:name="1730" table:display="true" table:show-details="true"/>
                <table:data-pilot-member table:name="1731" table:display="true" table:show-details="true"/>
                <table:data-pilot-member table:name="1732" table:display="true" table:show-details="true"/>
                <table:data-pilot-member table:name="1733" table:display="true" table:show-details="true"/>
                <table:data-pilot-member table:name="1734" table:display="true" table:show-details="true"/>
                <table:data-pilot-member table:name="1735" table:display="true" table:show-details="true"/>
                <table:data-pilot-member table:name="1736" table:display="true" table:show-details="true"/>
                <table:data-pilot-member table:name="1737" table:display="true" table:show-details="true"/>
                <table:data-pilot-member table:name="1738" table:display="true" table:show-details="true"/>
                <table:data-pilot-member table:name="1739" table:display="true" table:show-details="true"/>
                <table:data-pilot-member table:name="1740" table:display="true" table:show-details="true"/>
                <table:data-pilot-member table:name="1741" table:display="true" table:show-details="true"/>
                <table:data-pilot-member table:name="1742" table:display="true" table:show-details="true"/>
                <table:data-pilot-member table:name="1743" table:display="true" table:show-details="true"/>
                <table:data-pilot-member table:name="1744" table:display="true" table:show-details="true"/>
                <table:data-pilot-member table:name="1745" table:display="true" table:show-details="true"/>
                <table:data-pilot-member table:name="1746" table:display="true" table:show-details="true"/>
                <table:data-pilot-member table:name="1747" table:display="true" table:show-details="true"/>
                <table:data-pilot-member table:name="1748" table:display="true" table:show-details="true"/>
                <table:data-pilot-member table:name="1749" table:display="true" table:show-details="true"/>
                <table:data-pilot-member table:name="1750" table:display="true" table:show-details="true"/>
                <table:data-pilot-member table:name="1751" table:display="true" table:show-details="true"/>
                <table:data-pilot-member table:name="1752" table:display="true" table:show-details="true"/>
                <table:data-pilot-member table:name="1753" table:display="true" table:show-details="true"/>
                <table:data-pilot-member table:name="1754" table:display="true" table:show-details="true"/>
                <table:data-pilot-member table:name="1755" table:display="true" table:show-details="true"/>
                <table:data-pilot-member table:name="1756" table:display="true" table:show-details="true"/>
                <table:data-pilot-member table:name="1757" table:display="true" table:show-details="true"/>
                <table:data-pilot-member table:name="1758" table:display="true" table:show-details="true"/>
                <table:data-pilot-member table:name="1759" table:display="true" table:show-details="true"/>
                <table:data-pilot-member table:name="1760" table:display="true" table:show-details="true"/>
                <table:data-pilot-member table:name="1761" table:display="true" table:show-details="true"/>
                <table:data-pilot-member table:name="1762" table:display="true" table:show-details="true"/>
                <table:data-pilot-member table:name="1763" table:display="true" table:show-details="true"/>
                <table:data-pilot-member table:name="1764" table:display="true" table:show-details="true"/>
                <table:data-pilot-member table:name="1765" table:display="true" table:show-details="true"/>
                <table:data-pilot-member table:name="1766" table:display="true" table:show-details="true"/>
                <table:data-pilot-member table:name="1767" table:display="true" table:show-details="true"/>
                <table:data-pilot-member table:name="1768" table:display="true" table:show-details="true"/>
                <table:data-pilot-member table:name="1769" table:display="true" table:show-details="true"/>
                <table:data-pilot-member table:name="1770" table:display="true" table:show-details="true"/>
                <table:data-pilot-member table:name="1771" table:display="true" table:show-details="true"/>
                <table:data-pilot-member table:name="1772" table:display="true" table:show-details="true"/>
                <table:data-pilot-member table:name="1773" table:display="true" table:show-details="true"/>
                <table:data-pilot-member table:name="1774" table:display="true" table:show-details="true"/>
                <table:data-pilot-member table:name="1775" table:display="true" table:show-details="true"/>
                <table:data-pilot-member table:name="1776" table:display="true" table:show-details="true"/>
                <table:data-pilot-member table:name="1777" table:display="true" table:show-details="true"/>
                <table:data-pilot-member table:name="1778" table:display="true" table:show-details="true"/>
                <table:data-pilot-member table:name="1779" table:display="true" table:show-details="true"/>
                <table:data-pilot-member table:name="1780" table:display="true" table:show-details="true"/>
                <table:data-pilot-member table:name="1781" table:display="true" table:show-details="true"/>
                <table:data-pilot-member table:name="1782" table:display="true" table:show-details="true"/>
                <table:data-pilot-member table:name="1783" table:display="true" table:show-details="true"/>
                <table:data-pilot-member table:name="1784" table:display="true" table:show-details="true"/>
                <table:data-pilot-member table:name="1785" table:display="true" table:show-details="true"/>
                <table:data-pilot-member table:name="1786" table:display="true" table:show-details="true"/>
                <table:data-pilot-member table:name="1787" table:display="true" table:show-details="true"/>
                <table:data-pilot-member table:name="1788" table:display="true" table:show-details="true"/>
                <table:data-pilot-member table:name="1789" table:display="true" table:show-details="true"/>
                <table:data-pilot-member table:name="1790" table:display="true" table:show-details="true"/>
                <table:data-pilot-member table:name="1791" table:display="true" table:show-details="true"/>
                <table:data-pilot-member table:name="1792" table:display="true" table:show-details="true"/>
                <table:data-pilot-member table:name="1793" table:display="true" table:show-details="true"/>
                <table:data-pilot-member table:name="1794" table:display="true" table:show-details="true"/>
                <table:data-pilot-member table:name="1795" table:display="true" table:show-details="true"/>
                <table:data-pilot-member table:name="1796" table:display="true" table:show-details="true"/>
                <table:data-pilot-member table:name="1797" table:display="true" table:show-details="true"/>
                <table:data-pilot-member table:name="1798" table:display="true" table:show-details="true"/>
                <table:data-pilot-member table:name="1799" table:display="true" table:show-details="true"/>
                <table:data-pilot-member table:name="1800" table:display="true" table:show-details="true"/>
                <table:data-pilot-member table:name="1801" table:display="true" table:show-details="true"/>
                <table:data-pilot-member table:name="1802" table:display="true" table:show-details="true"/>
                <table:data-pilot-member table:name="1803" table:display="true" table:show-details="true"/>
                <table:data-pilot-member table:name="1804" table:display="true" table:show-details="true"/>
                <table:data-pilot-member table:name="1805" table:display="true" table:show-details="true"/>
                <table:data-pilot-member table:name="1806" table:display="true" table:show-details="true"/>
                <table:data-pilot-member table:name="1807" table:display="true" table:show-details="true"/>
                <table:data-pilot-member table:name="1808" table:display="true" table:show-details="true"/>
                <table:data-pilot-member table:name="1809" table:display="true" table:show-details="true"/>
                <table:data-pilot-member table:name="1810" table:display="true" table:show-details="true"/>
                <table:data-pilot-member table:name="1811" table:display="true" table:show-details="true"/>
                <table:data-pilot-member table:name="1812" table:display="true" table:show-details="true"/>
                <table:data-pilot-member table:name="1813" table:display="true" table:show-details="true"/>
                <table:data-pilot-member table:name="1814" table:display="true" table:show-details="true"/>
                <table:data-pilot-member table:name="1815" table:display="true" table:show-details="true"/>
                <table:data-pilot-member table:name="1816" table:display="true" table:show-details="true"/>
                <table:data-pilot-member table:name="1817" table:display="true" table:show-details="true"/>
                <table:data-pilot-member table:name="1818" table:display="true" table:show-details="true"/>
                <table:data-pilot-member table:name="1819" table:display="true" table:show-details="true"/>
                <table:data-pilot-member table:name="1820" table:display="true" table:show-details="true"/>
                <table:data-pilot-member table:name="1821" table:display="true" table:show-details="true"/>
                <table:data-pilot-member table:name="1822" table:display="true" table:show-details="true"/>
                <table:data-pilot-member table:name="1823" table:display="true" table:show-details="true"/>
                <table:data-pilot-member table:name="1824" table:display="true" table:show-details="true"/>
                <table:data-pilot-member table:name="1825" table:display="true" table:show-details="true"/>
                <table:data-pilot-member table:name="1826" table:display="true" table:show-details="true"/>
                <table:data-pilot-member table:name="1827" table:display="true" table:show-details="true"/>
                <table:data-pilot-member table:name="1828" table:display="true" table:show-details="true"/>
                <table:data-pilot-member table:name="1829" table:display="true" table:show-details="true"/>
                <table:data-pilot-member table:name="1830" table:display="true" table:show-details="true"/>
                <table:data-pilot-member table:name="1831" table:display="true" table:show-details="true"/>
                <table:data-pilot-member table:name="1832" table:display="true" table:show-details="true"/>
                <table:data-pilot-member table:name="1833" table:display="true" table:show-details="true"/>
                <table:data-pilot-member table:name="1834" table:display="true" table:show-details="true"/>
                <table:data-pilot-member table:name="1835" table:display="true" table:show-details="true"/>
                <table:data-pilot-member table:name="1836" table:display="true" table:show-details="true"/>
                <table:data-pilot-member table:name="1837" table:display="true" table:show-details="true"/>
                <table:data-pilot-member table:name="1838" table:display="true" table:show-details="true"/>
                <table:data-pilot-member table:name="1839" table:display="true" table:show-details="true"/>
                <table:data-pilot-member table:name="1840" table:display="true" table:show-details="true"/>
                <table:data-pilot-member table:name="1841" table:display="true" table:show-details="true"/>
                <table:data-pilot-member table:name="1842" table:display="true" table:show-details="true"/>
                <table:data-pilot-member table:name="1843" table:display="true" table:show-details="true"/>
                <table:data-pilot-member table:name="1844" table:display="true" table:show-details="true"/>
                <table:data-pilot-member table:name="1845" table:display="true" table:show-details="true"/>
                <table:data-pilot-member table:name="1846" table:display="true" table:show-details="true"/>
                <table:data-pilot-member table:name="1847" table:display="true" table:show-details="true"/>
                <table:data-pilot-member table:name="1848" table:display="true" table:show-details="true"/>
                <table:data-pilot-member table:name="1849" table:display="true" table:show-details="true"/>
                <table:data-pilot-member table:name="1850" table:display="true" table:show-details="true"/>
                <table:data-pilot-member table:name="1851" table:display="true" table:show-details="true"/>
                <table:data-pilot-member table:name="1852" table:display="true" table:show-details="true"/>
                <table:data-pilot-member table:name="1853" table:display="true" table:show-details="true"/>
                <table:data-pilot-member table:name="1854" table:display="true" table:show-details="true"/>
                <table:data-pilot-member table:name="1855" table:display="true" table:show-details="true"/>
                <table:data-pilot-member table:name="1856" table:display="true" table:show-details="true"/>
                <table:data-pilot-member table:name="1857" table:display="true" table:show-details="true"/>
                <table:data-pilot-member table:name="1858" table:display="true" table:show-details="true"/>
                <table:data-pilot-member table:name="1859" table:display="true" table:show-details="true"/>
                <table:data-pilot-member table:name="1860" table:display="true" table:show-details="true"/>
                <table:data-pilot-member table:name="1861" table:display="true" table:show-details="true"/>
                <table:data-pilot-member table:name="1862" table:display="true" table:show-details="true"/>
                <table:data-pilot-member table:name="1863" table:display="true" table:show-details="true"/>
                <table:data-pilot-member table:name="1864" table:display="true" table:show-details="true"/>
                <table:data-pilot-member table:name="1865" table:display="true" table:show-details="true"/>
                <table:data-pilot-member table:name="1866" table:display="true" table:show-details="true"/>
                <table:data-pilot-member table:name="1867" table:display="true" table:show-details="true"/>
                <table:data-pilot-member table:name="1868" table:display="true" table:show-details="true"/>
                <table:data-pilot-member table:name="1869" table:display="true" table:show-details="true"/>
                <table:data-pilot-member table:name="1870" table:display="true" table:show-details="true"/>
                <table:data-pilot-member table:name="1871" table:display="true" table:show-details="true"/>
                <table:data-pilot-member table:name="1872" table:display="true" table:show-details="true"/>
                <table:data-pilot-member table:name="1873" table:display="true" table:show-details="true"/>
                <table:data-pilot-member table:name="1874" table:display="true" table:show-details="true"/>
                <table:data-pilot-member table:name="1875" table:display="true" table:show-details="true"/>
                <table:data-pilot-member table:name="1876" table:display="true" table:show-details="true"/>
                <table:data-pilot-member table:name="1877" table:display="true" table:show-details="true"/>
                <table:data-pilot-member table:name="1878" table:display="true" table:show-details="true"/>
                <table:data-pilot-member table:name="1879" table:display="true" table:show-details="true"/>
                <table:data-pilot-member table:name="1880" table:display="true" table:show-details="true"/>
                <table:data-pilot-member table:name="1881" table:display="true" table:show-details="true"/>
                <table:data-pilot-member table:name="1882" table:display="true" table:show-details="true"/>
                <table:data-pilot-member table:name="1883" table:display="true" table:show-details="true"/>
                <table:data-pilot-member table:name="1884" table:display="true" table:show-details="true"/>
                <table:data-pilot-member table:name="1885" table:display="true" table:show-details="true"/>
                <table:data-pilot-member table:name="1886" table:display="true" table:show-details="true"/>
                <table:data-pilot-member table:name="1887" table:display="true" table:show-details="true"/>
                <table:data-pilot-member table:name="1888" table:display="true" table:show-details="true"/>
                <table:data-pilot-member table:name="1889" table:display="true" table:show-details="true"/>
                <table:data-pilot-member table:name="1890" table:display="true" table:show-details="true"/>
                <table:data-pilot-member table:name="1891" table:display="true" table:show-details="true"/>
                <table:data-pilot-member table:name="1892" table:display="true" table:show-details="true"/>
                <table:data-pilot-member table:name="1893" table:display="true" table:show-details="true"/>
                <table:data-pilot-member table:name="1894" table:display="true" table:show-details="true"/>
                <table:data-pilot-member table:name="1895" table:display="true" table:show-details="true"/>
                <table:data-pilot-member table:name="1896" table:display="true" table:show-details="true"/>
                <table:data-pilot-member table:name="1897" table:display="true" table:show-details="true"/>
                <table:data-pilot-member table:name="1898" table:display="true" table:show-details="true"/>
                <table:data-pilot-member table:name="1899" table:display="true" table:show-details="true"/>
                <table:data-pilot-member table:name="1900" table:display="true" table:show-details="true"/>
                <table:data-pilot-member table:name="1901" table:display="true" table:show-details="true"/>
                <table:data-pilot-member table:name="1902" table:display="true" table:show-details="true"/>
                <table:data-pilot-member table:name="1903" table:display="true" table:show-details="true"/>
                <table:data-pilot-member table:name="1904" table:display="true" table:show-details="true"/>
                <table:data-pilot-member table:name="1905" table:display="true" table:show-details="true"/>
                <table:data-pilot-member table:name="1906" table:display="true" table:show-details="true"/>
                <table:data-pilot-member table:name="1907" table:display="true" table:show-details="true"/>
                <table:data-pilot-member table:name="1908" table:display="true" table:show-details="true"/>
                <table:data-pilot-member table:name="1909" table:display="true" table:show-details="true"/>
                <table:data-pilot-member table:name="1910" table:display="true" table:show-details="true"/>
                <table:data-pilot-member table:name="1911" table:display="true" table:show-details="true"/>
                <table:data-pilot-member table:name="1912" table:display="true" table:show-details="true"/>
                <table:data-pilot-member table:name="1913" table:display="true" table:show-details="true"/>
                <table:data-pilot-member table:name="1914" table:display="true" table:show-details="true"/>
                <table:data-pilot-member table:name="1915" table:display="true" table:show-details="true"/>
                <table:data-pilot-member table:name="1916" table:display="true" table:show-details="true"/>
                <table:data-pilot-member table:name="1917" table:display="true" table:show-details="true"/>
                <table:data-pilot-member table:name="1918" table:display="true" table:show-details="true"/>
                <table:data-pilot-member table:name="1919" table:display="true" table:show-details="true"/>
                <table:data-pilot-member table:name="1920" table:display="true" table:show-details="true"/>
                <table:data-pilot-member table:name="1921" table:display="true" table:show-details="true"/>
                <table:data-pilot-member table:name="1922" table:display="true" table:show-details="true"/>
                <table:data-pilot-member table:name="1923" table:display="true" table:show-details="true"/>
                <table:data-pilot-member table:name="1924" table:display="true" table:show-details="true"/>
                <table:data-pilot-member table:name="1925" table:display="true" table:show-details="true"/>
                <table:data-pilot-member table:name="1926" table:display="true" table:show-details="true"/>
                <table:data-pilot-member table:name="1927" table:display="true" table:show-details="true"/>
                <table:data-pilot-member table:name="1928" table:display="true" table:show-details="true"/>
                <table:data-pilot-member table:name="1929" table:display="true" table:show-details="true"/>
                <table:data-pilot-member table:name="1930" table:display="true" table:show-details="true"/>
                <table:data-pilot-member table:name="1931" table:display="true" table:show-details="true"/>
                <table:data-pilot-member table:name="1932" table:display="true" table:show-details="true"/>
                <table:data-pilot-member table:name="1933" table:display="true" table:show-details="true"/>
                <table:data-pilot-member table:name="1934" table:display="true" table:show-details="true"/>
                <table:data-pilot-member table:name="1935" table:display="true" table:show-details="true"/>
                <table:data-pilot-member table:name="1936" table:display="true" table:show-details="true"/>
                <table:data-pilot-member table:name="1937" table:display="true" table:show-details="true"/>
                <table:data-pilot-member table:name="1938" table:display="true" table:show-details="true"/>
                <table:data-pilot-member table:name="1939" table:display="true" table:show-details="true"/>
                <table:data-pilot-member table:name="1940" table:display="true" table:show-details="true"/>
                <table:data-pilot-member table:name="1941" table:display="true" table:show-details="true"/>
                <table:data-pilot-member table:name="1942" table:display="true" table:show-details="true"/>
                <table:data-pilot-member table:name="1943" table:display="true" table:show-details="true"/>
                <table:data-pilot-member table:name="1944" table:display="true" table:show-details="true"/>
                <table:data-pilot-member table:name="1945" table:display="true" table:show-details="true"/>
                <table:data-pilot-member table:name="1946" table:display="true" table:show-details="true"/>
                <table:data-pilot-member table:name="1947" table:display="true" table:show-details="true"/>
                <table:data-pilot-member table:name="1948" table:display="true" table:show-details="true"/>
                <table:data-pilot-member table:name="1949" table:display="true" table:show-details="true"/>
                <table:data-pilot-member table:name="1950" table:display="true" table:show-details="true"/>
                <table:data-pilot-member table:name="1951" table:display="true" table:show-details="true"/>
                <table:data-pilot-member table:name="1952" table:display="true" table:show-details="true"/>
                <table:data-pilot-member table:name="1953" table:display="true" table:show-details="true"/>
                <table:data-pilot-member table:name="1954" table:display="true" table:show-details="true"/>
                <table:data-pilot-member table:name="1955" table:display="true" table:show-details="true"/>
                <table:data-pilot-member table:name="1956" table:display="true" table:show-details="true"/>
                <table:data-pilot-member table:name="1957" table:display="true" table:show-details="true"/>
                <table:data-pilot-member table:name="1958" table:display="true" table:show-details="true"/>
                <table:data-pilot-member table:name="1959" table:display="true" table:show-details="true"/>
                <table:data-pilot-member table:name="1960" table:display="true" table:show-details="true"/>
                <table:data-pilot-member table:name="1961" table:display="true" table:show-details="true"/>
                <table:data-pilot-member table:name="1962" table:display="true" table:show-details="true"/>
                <table:data-pilot-member table:name="1963" table:display="true" table:show-details="true"/>
                <table:data-pilot-member table:name="1964" table:display="true" table:show-details="true"/>
                <table:data-pilot-member table:name="1965" table:display="true" table:show-details="true"/>
                <table:data-pilot-member table:name="1966" table:display="true" table:show-details="true"/>
                <table:data-pilot-member table:name="1967" table:display="true" table:show-details="true"/>
                <table:data-pilot-member table:name="1968" table:display="true" table:show-details="true"/>
                <table:data-pilot-member table:name="1969" table:display="true" table:show-details="true"/>
                <table:data-pilot-member table:name="1970" table:display="true" table:show-details="true"/>
                <table:data-pilot-member table:name="1971" table:display="true" table:show-details="true"/>
                <table:data-pilot-member table:name="1972" table:display="true" table:show-details="true"/>
                <table:data-pilot-member table:name="1973" table:display="true" table:show-details="true"/>
                <table:data-pilot-member table:name="1974" table:display="true" table:show-details="true"/>
                <table:data-pilot-member table:name="1975" table:display="true" table:show-details="true"/>
                <table:data-pilot-member table:name="1976" table:display="true" table:show-details="true"/>
                <table:data-pilot-member table:name="1977" table:display="true" table:show-details="true"/>
                <table:data-pilot-member table:name="1978" table:display="true" table:show-details="true"/>
                <table:data-pilot-member table:name="1979" table:display="true" table:show-details="true"/>
                <table:data-pilot-member table:name="1980" table:display="true" table:show-details="true"/>
                <table:data-pilot-member table:name="1981" table:display="true" table:show-details="true"/>
                <table:data-pilot-member table:name="1982" table:display="true" table:show-details="true"/>
                <table:data-pilot-member table:name="1983" table:display="true" table:show-details="true"/>
                <table:data-pilot-member table:name="1984" table:display="true" table:show-details="true"/>
                <table:data-pilot-member table:name="1985" table:display="true" table:show-details="true"/>
                <table:data-pilot-member table:name="1986" table:display="true" table:show-details="true"/>
                <table:data-pilot-member table:name="1987" table:display="true" table:show-details="true"/>
                <table:data-pilot-member table:name="1988" table:display="true" table:show-details="true"/>
                <table:data-pilot-member table:name="1989" table:display="true" table:show-details="true"/>
                <table:data-pilot-member table:name="1990" table:display="true" table:show-details="true"/>
                <table:data-pilot-member table:name="1991" table:display="true" table:show-details="true"/>
                <table:data-pilot-member table:name="1992" table:display="true" table:show-details="true"/>
                <table:data-pilot-member table:name="1993" table:display="true" table:show-details="true"/>
                <table:data-pilot-member table:name="1994" table:display="true" table:show-details="true"/>
                <table:data-pilot-member table:name="1995" table:display="true" table:show-details="true"/>
                <table:data-pilot-member table:name="1996" table:display="true" table:show-details="true"/>
                <table:data-pilot-member table:name="1997" table:display="true" table:show-details="true"/>
                <table:data-pilot-member table:name="1998" table:display="true" table:show-details="true"/>
                <table:data-pilot-member table:name="1999" table:display="true" table:show-details="true"/>
                <table:data-pilot-member table:name="2000" table:display="true" table:show-details="true"/>
                <table:data-pilot-member table:name="2001" table:display="true" table:show-details="true"/>
                <table:data-pilot-member table:name="2002" table:display="true" table:show-details="true"/>
                <table:data-pilot-member table:name="2003" table:display="true" table:show-details="true"/>
                <table:data-pilot-member table:name="2004" table:display="true" table:show-details="true"/>
                <table:data-pilot-member table:name="2005" table:display="true" table:show-details="true"/>
                <table:data-pilot-member table:name="2006" table:display="true" table:show-details="true"/>
                <table:data-pilot-member table:name="2007" table:display="true" table:show-details="true"/>
                <table:data-pilot-member table:name="2008" table:display="true" table:show-details="true"/>
                <table:data-pilot-member table:name="2009" table:display="true" table:show-details="true"/>
                <table:data-pilot-member table:name="2010" table:display="true" table:show-details="true"/>
                <table:data-pilot-member table:name="2011" table:display="true" table:show-details="true"/>
                <table:data-pilot-member table:name="2012" table:display="true" table:show-details="true"/>
                <table:data-pilot-member table:name="2013" table:display="true" table:show-details="true"/>
                <table:data-pilot-member table:name="2014" table:display="true" table:show-details="true"/>
                <table:data-pilot-member table:name="2015" table:display="true" table:show-details="true"/>
                <table:data-pilot-member table:name="2016" table:display="true" table:show-details="true"/>
                <table:data-pilot-member table:name="2017" table:display="true" table:show-details="true"/>
                <table:data-pilot-member table:name="2018" table:display="true" table:show-details="true"/>
                <table:data-pilot-member table:name="20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mp" table:orientation="data" table:used-hierarchy="0" table:function="average">
            <table:data-pilot-level table:show-empty="false" calcext:repeat-item-labels="false">
              <table:data-pilot-members>
                <table:data-pilot-member table:name="-1.16" table:display="true" table:show-details="true"/>
                <table:data-pilot-member table:name="-1.13" table:display="true" table:show-details="true"/>
                <table:data-pilot-member table:name="-0.98" table:display="true" table:show-details="true"/>
                <table:data-pilot-member table:name="-0.89" table:display="true" table:show-details="true"/>
                <table:data-pilot-member table:name="-0.88" table:display="true" table:show-details="true"/>
                <table:data-pilot-member table:name="-0.87" table:display="true" table:show-details="true"/>
                <table:data-pilot-member table:name="-0.86" table:display="true" table:show-details="true"/>
                <table:data-pilot-member table:name="-0.84" table:display="true" table:show-details="true"/>
                <table:data-pilot-member table:name="-0.82" table:display="true" table:show-details="true"/>
                <table:data-pilot-member table:name="-0.8" table:display="true" table:show-details="true"/>
                <table:data-pilot-member table:name="-0.79" table:display="true" table:show-details="true"/>
                <table:data-pilot-member table:name="-0.78" table:display="true" table:show-details="true"/>
                <table:data-pilot-member table:name="-0.77" table:display="true" table:show-details="true"/>
                <table:data-pilot-member table:name="-0.76" table:display="true" table:show-details="true"/>
                <table:data-pilot-member table:name="-0.75" table:display="true" table:show-details="true"/>
                <table:data-pilot-member table:name="-0.74" table:display="true" table:show-details="true"/>
                <table:data-pilot-member table:name="-0.73" table:display="true" table:show-details="true"/>
                <table:data-pilot-member table:name="-0.72" table:display="true" table:show-details="true"/>
                <table:data-pilot-member table:name="-0.71" table:display="true" table:show-details="true"/>
                <table:data-pilot-member table:name="-0.7" table:display="true" table:show-details="true"/>
                <table:data-pilot-member table:name="-0.69" table:display="true" table:show-details="true"/>
                <table:data-pilot-member table:name="-0.68" table:display="true" table:show-details="true"/>
                <table:data-pilot-member table:name="-0.67" table:display="true" table:show-details="true"/>
                <table:data-pilot-member table:name="-0.66" table:display="true" table:show-details="true"/>
                <table:data-pilot-member table:name="-0.65" table:display="true" table:show-details="true"/>
                <table:data-pilot-member table:name="-0.64" table:display="true" table:show-details="true"/>
                <table:data-pilot-member table:name="-0.63" table:display="true" table:show-details="true"/>
                <table:data-pilot-member table:name="-0.62" table:display="true" table:show-details="true"/>
                <table:data-pilot-member table:name="-0.61" table:display="true" table:show-details="true"/>
                <table:data-pilot-member table:name="-0.6" table:display="true" table:show-details="true"/>
                <table:data-pilot-member table:name="-0.59" table:display="true" table:show-details="true"/>
                <table:data-pilot-member table:name="-0.58" table:display="true" table:show-details="true"/>
                <table:data-pilot-member table:name="-0.57" table:display="true" table:show-details="true"/>
                <table:data-pilot-member table:name="-0.56" table:display="true" table:show-details="true"/>
                <table:data-pilot-member table:name="-0.55" table:display="true" table:show-details="true"/>
                <table:data-pilot-member table:name="-0.54" table:display="true" table:show-details="true"/>
                <table:data-pilot-member table:name="-0.53" table:display="true" table:show-details="true"/>
                <table:data-pilot-member table:name="-0.52" table:display="true" table:show-details="true"/>
                <table:data-pilot-member table:name="-0.51" table:display="true" table:show-details="true"/>
                <table:data-pilot-member table:name="-0.5" table:display="true" table:show-details="true"/>
                <table:data-pilot-member table:name="-0.49" table:display="true" table:show-details="true"/>
                <table:data-pilot-member table:name="-0.48" table:display="true" table:show-details="true"/>
                <table:data-pilot-member table:name="-0.47" table:display="true" table:show-details="true"/>
                <table:data-pilot-member table:name="-0.46" table:display="true" table:show-details="true"/>
                <table:data-pilot-member table:name="-0.45" table:display="true" table:show-details="true"/>
                <table:data-pilot-member table:name="-0.44" table:display="true" table:show-details="true"/>
                <table:data-pilot-member table:name="-0.43" table:display="true" table:show-details="true"/>
                <table:data-pilot-member table:name="-0.42" table:display="true" table:show-details="true"/>
                <table:data-pilot-member table:name="-0.41" table:display="true" table:show-details="true"/>
                <table:data-pilot-member table:name="-0.4" table:display="true" table:show-details="true"/>
                <table:data-pilot-member table:name="-0.39" table:display="true" table:show-details="true"/>
                <table:data-pilot-member table:name="-0.38" table:display="true" table:show-details="true"/>
                <table:data-pilot-member table:name="-0.37" table:display="true" table:show-details="true"/>
                <table:data-pilot-member table:name="-0.36" table:display="true" table:show-details="true"/>
                <table:data-pilot-member table:name="-0.35" table:display="true" table:show-details="true"/>
                <table:data-pilot-member table:name="-0.34" table:display="true" table:show-details="true"/>
                <table:data-pilot-member table:name="-0.33" table:display="true" table:show-details="true"/>
                <table:data-pilot-member table:name="-0.32" table:display="true" table:show-details="true"/>
                <table:data-pilot-member table:name="-0.31" table:display="true" table:show-details="true"/>
                <table:data-pilot-member table:name="-0.3" table:display="true" table:show-details="true"/>
                <table:data-pilot-member table:name="-0.29" table:display="true" table:show-details="true"/>
                <table:data-pilot-member table:name="-0.28" table:display="true" table:show-details="true"/>
                <table:data-pilot-member table:name="-0.27" table:display="true" table:show-details="true"/>
                <table:data-pilot-member table:name="-0.26" table:display="true" table:show-details="true"/>
                <table:data-pilot-member table:name="-0.25" table:display="true" table:show-details="true"/>
                <table:data-pilot-member table:name="-0.24" table:display="true" table:show-details="true"/>
                <table:data-pilot-member table:name="-0.23" table:display="true" table:show-details="true"/>
                <table:data-pilot-member table:name="-0.22" table:display="true" table:show-details="true"/>
                <table:data-pilot-member table:name="-0.21" table:display="true" table:show-details="true"/>
                <table:data-pilot-member table:name="-0.2" table:display="true" table:show-details="true"/>
                <table:data-pilot-member table:name="-0.19" table:display="true" table:show-details="true"/>
                <table:data-pilot-member table:name="-0.18" table:display="true" table:show-details="true"/>
                <table:data-pilot-member table:name="-0.17" table:display="true" table:show-details="true"/>
                <table:data-pilot-member table:name="-0.16" table:display="true" table:show-details="true"/>
                <table:data-pilot-member table:name="-0.15" table:display="true" table:show-details="true"/>
                <table:data-pilot-member table:name="-0.14" table:display="true" table:show-details="true"/>
                <table:data-pilot-member table:name="-0.13" table:display="true" table:show-details="true"/>
                <table:data-pilot-member table:name="-0.12" table:display="true" table:show-details="true"/>
                <table:data-pilot-member table:name="-0.11" table:display="true" table:show-details="true"/>
                <table:data-pilot-member table:name="-0.1" table:display="true" table:show-details="true"/>
                <table:data-pilot-member table:name="-0.09" table:display="true" table:show-details="true"/>
                <table:data-pilot-member table:name="-0.08" table:display="true" table:show-details="true"/>
                <table:data-pilot-member table:name="-0.07" table:display="true" table:show-details="true"/>
                <table:data-pilot-member table:name="-0.06" table:display="true" table:show-details="true"/>
                <table:data-pilot-member table:name="-0.05" table:display="true" table:show-details="true"/>
                <table:data-pilot-member table:name="-0.04" table:display="true" table:show-details="true"/>
                <table:data-pilot-member table:name="-0.03" table:display="true" table:show-details="true"/>
                <table:data-pilot-member table:name="-0.02" table:display="true" table:show-details="true"/>
                <table:data-pilot-member table:name="-0.01" table:display="true" table:show-details="true"/>
                <table:data-pilot-member table:name="0" table:display="true" table:show-details="true"/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" table:display="true" table:show-details="true"/>
                <table:data-pilot-member table:name="0.11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4" table:display="true" table:show-details="true"/>
                <table:data-pilot-member table:name="0.15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19" table:display="true" table:show-details="true"/>
                <table:data-pilot-member table:name="0.2" table:display="true" table:show-details="true"/>
                <table:data-pilot-member table:name="0.21" table:display="true" table:show-details="true"/>
                <table:data-pilot-member table:name="0.22" table:display="true" table:show-details="true"/>
                <table:data-pilot-member table:name="0.23" table:display="true" table:show-details="true"/>
                <table:data-pilot-member table:name="0.24" table:display="true" table:show-details="true"/>
                <table:data-pilot-member table:name="0.25" table:display="true" table:show-details="true"/>
                <table:data-pilot-member table:name="0.26" table:display="true" table:show-details="true"/>
                <table:data-pilot-member table:name="0.27" table:display="true" table:show-details="true"/>
                <table:data-pilot-member table:name="0.28" table:display="true" table:show-details="true"/>
                <table:data-pilot-member table:name="0.29" table:display="true" table:show-details="true"/>
                <table:data-pilot-member table:name="0.3" table:display="true" table:show-details="true"/>
                <table:data-pilot-member table:name="0.31" table:display="true" table:show-details="true"/>
                <table:data-pilot-member table:name="0.32" table:display="true" table:show-details="true"/>
                <table:data-pilot-member table:name="0.33" table:display="true" table:show-details="true"/>
                <table:data-pilot-member table:name="0.34" table:display="true" table:show-details="true"/>
                <table:data-pilot-member table:name="0.35" table:display="true" table:show-details="true"/>
                <table:data-pilot-member table:name="0.36" table:display="true" table:show-details="true"/>
                <table:data-pilot-member table:name="0.37" table:display="true" table:show-details="true"/>
                <table:data-pilot-member table:name="0.38" table:display="true" table:show-details="true"/>
                <table:data-pilot-member table:name="0.39" table:display="true" table:show-details="true"/>
                <table:data-pilot-member table:name="0.4" table:display="true" table:show-details="true"/>
                <table:data-pilot-member table:name="0.41" table:display="true" table:show-details="true"/>
                <table:data-pilot-member table:name="0.42" table:display="true" table:show-details="true"/>
                <table:data-pilot-member table:name="0.43" table:display="true" table:show-details="true"/>
                <table:data-pilot-member table:name="0.44" table:display="true" table:show-details="true"/>
                <table:data-pilot-member table:name="0.45" table:display="true" table:show-details="true"/>
                <table:data-pilot-member table:name="0.46" table:display="true" table:show-details="true"/>
                <table:data-pilot-member table:name="0.47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" table:display="true" table:show-details="true"/>
                <table:data-pilot-member table:name="0.51" table:display="true" table:show-details="true"/>
                <table:data-pilot-member table:name="0.52" table:display="true" table:show-details="true"/>
                <table:data-pilot-member table:name="0.53" table:display="true" table:show-details="true"/>
                <table:data-pilot-member table:name="0.54" table:display="true" table:show-details="true"/>
                <table:data-pilot-member table:name="0.55" table:display="true" table:show-details="true"/>
                <table:data-pilot-member table:name="0.56" table:display="true" table:show-details="true"/>
                <table:data-pilot-member table:name="0.57" table:display="true" table:show-details="true"/>
                <table:data-pilot-member table:name="0.58" table:display="true" table:show-details="true"/>
                <table:data-pilot-member table:name="0.59" table:display="true" table:show-details="true"/>
                <table:data-pilot-member table:name="0.6" table:display="true" table:show-details="true"/>
                <table:data-pilot-member table:name="0.61" table:display="true" table:show-details="true"/>
                <table:data-pilot-member table:name="0.62" table:display="true" table:show-details="true"/>
                <table:data-pilot-member table:name="0.63" table:display="true" table:show-details="true"/>
                <table:data-pilot-member table:name="0.64" table:display="true" table:show-details="true"/>
                <table:data-pilot-member table:name="0.65" table:display="true" table:show-details="true"/>
                <table:data-pilot-member table:name="0.66" table:display="true" table:show-details="true"/>
                <table:data-pilot-member table:name="0.67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" table:display="true" table:show-details="true"/>
                <table:data-pilot-member table:name="0.71" table:display="true" table:show-details="true"/>
                <table:data-pilot-member table:name="0.72" table:display="true" table:show-details="true"/>
                <table:data-pilot-member table:name="0.73" table:display="true" table:show-details="true"/>
                <table:data-pilot-member table:name="0.74" table:display="true" table:show-details="true"/>
                <table:data-pilot-member table:name="0.75" table:display="true" table:show-details="true"/>
                <table:data-pilot-member table:name="0.76" table:display="true" table:show-details="true"/>
                <table:data-pilot-member table:name="0.77" table:display="true" table:show-details="true"/>
                <table:data-pilot-member table:name="0.78" table:display="true" table:show-details="true"/>
                <table:data-pilot-member table:name="0.79" table:display="true" table:show-details="true"/>
                <table:data-pilot-member table:name="0.8" table:display="true" table:show-details="true"/>
                <table:data-pilot-member table:name="0.81" table:display="true" table:show-details="true"/>
                <table:data-pilot-member table:name="0.82" table:display="true" table:show-details="true"/>
                <table:data-pilot-member table:name="0.83" table:display="true" table:show-details="true"/>
                <table:data-pilot-member table:name="0.84" table:display="true" table:show-details="true"/>
                <table:data-pilot-member table:name="0.85" table:display="true" table:show-details="true"/>
                <table:data-pilot-member table:name="0.86" table:display="true" table:show-details="true"/>
                <table:data-pilot-member table:name="0.88" table:display="true" table:show-details="true"/>
                <table:data-pilot-member table:name="0.89" table:display="true" table:show-details="true"/>
                <table:data-pilot-member table:name="0.9" table:display="true" table:show-details="true"/>
                <table:data-pilot-member table:name="0.91" table:display="true" table:show-details="true"/>
                <table:data-pilot-member table:name="0.92" table:display="true" table:show-details="true"/>
                <table:data-pilot-member table:name="0.93" table:display="true" table:show-details="true"/>
                <table:data-pilot-member table:name="0.94" table:display="true" table:show-details="true"/>
                <table:data-pilot-member table:name="0.95" table:display="true" table:show-details="true"/>
                <table:data-pilot-member table:name="0.96" table:display="true" table:show-details="true"/>
                <table:data-pilot-member table:name="1" table:display="true" table:show-details="true"/>
                <table:data-pilot-member table:name="1.02" table:display="true" table:show-details="true"/>
                <table:data-pilot-member table:name="1.03" table:display="true" table:show-details="true"/>
                <table:data-pilot-member table:name="1.06" table:display="true" table:show-details="true"/>
                <table:data-pilot-member table:name="1.09" table:display="true" table:show-details="true"/>
                <table:data-pilot-member table:name="1.12" table:display="true" table:show-details="true"/>
                <table:data-pilot-member table:name="1.13" table:display="true" table:show-details="true"/>
                <table:data-pilot-member table:name="1.15" table:display="true" table:show-details="true"/>
                <table:data-pilot-member table:name="1.16" table:display="true" table:show-details="true"/>
                <table:data-pilot-member table:name="1.17" table:display="true" table:show-details="true"/>
                <table:data-pilot-member table:name="1.18" table:display="true" table:show-details="true"/>
                <table:data-pilot-member table:name="1.36" table:display="true" table:show-details="true"/>
                <table:data-pilot-member table:name="1.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1T18:34:22.606144253</dc:date>
    <dc:creator>Vincent Lefoulon</dc:creator>
    <meta:editing-duration>PT10M22S</meta:editing-duration>
    <meta:editing-cycles>2</meta:editing-cycles>
    <meta:generator>LibreOffice/6.2.8.2$Linux_X86_64 LibreOffice_project/20$Build-2</meta:generator>
    <meta:document-statistic meta:table-count="3" meta:cell-count="12777" meta:object-count="0"/>
  </office:meta>
</office:document-meta>
</file>